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2.48087763786" calcext:value-type="float">
            <text:p>2.4808776379</text:p>
          </table:table-cell>
          <table:table-cell office:value-type="float" office:value="-0.92750364542" calcext:value-type="float">
            <text:p>-0.9275036454</text:p>
          </table:table-cell>
          <table:table-cell office:value-type="float" office:value="3.31518264826" calcext:value-type="float">
            <text:p>3.3151826483</text:p>
          </table:table-cell>
          <table:table-cell office:value-type="float" office:value="-0.866171913707" calcext:value-type="float">
            <text:p>-0.8661719137</text:p>
          </table:table-cell>
          <table:table-cell office:value-type="float" office:value="3.31748505592" calcext:value-type="float">
            <text:p>3.3174850559</text:p>
          </table:table-cell>
          <table:table-cell office:value-type="float" office:value="-0.925374925137" calcext:value-type="float">
            <text:p>-0.9253749251</text:p>
          </table:table-cell>
        </table:table-row>
        <table:table-row table:style-name="ro1">
          <table:table-cell office:value-type="float" office:value="2.48050332069" calcext:value-type="float">
            <text:p>2.4805033207</text:p>
          </table:table-cell>
          <table:table-cell office:value-type="float" office:value="-0.928052783012" calcext:value-type="float">
            <text:p>-0.928052783</text:p>
          </table:table-cell>
          <table:table-cell office:value-type="float" office:value="3.31553448639" calcext:value-type="float">
            <text:p>3.3155344864</text:p>
          </table:table-cell>
          <table:table-cell office:value-type="float" office:value="-0.866175747929" calcext:value-type="float">
            <text:p>-0.8661757479</text:p>
          </table:table-cell>
          <table:table-cell office:value-type="float" office:value="3.31748767853" calcext:value-type="float">
            <text:p>3.3174876785</text:p>
          </table:table-cell>
          <table:table-cell office:value-type="float" office:value="-0.9259775877" calcext:value-type="float">
            <text:p>-0.9259775877</text:p>
          </table:table-cell>
        </table:table-row>
        <table:table-row table:style-name="ro1">
          <table:table-cell office:value-type="float" office:value="2.48038077354" calcext:value-type="float">
            <text:p>2.4803807735</text:p>
          </table:table-cell>
          <table:table-cell office:value-type="float" office:value="-0.928251922131" calcext:value-type="float">
            <text:p>-0.9282519221</text:p>
          </table:table-cell>
          <table:table-cell office:value-type="float" office:value="3.31599929781" calcext:value-type="float">
            <text:p>3.3159992978</text:p>
          </table:table-cell>
          <table:table-cell office:value-type="float" office:value="-0.866346152633" calcext:value-type="float">
            <text:p>-0.8663461526</text:p>
          </table:table-cell>
          <table:table-cell office:value-type="float" office:value="3.31697340965" calcext:value-type="float">
            <text:p>3.3169734097</text:p>
          </table:table-cell>
          <table:table-cell office:value-type="float" office:value="-0.926041543484" calcext:value-type="float">
            <text:p>-0.9260415435</text:p>
          </table:table-cell>
        </table:table-row>
        <table:table-row table:style-name="ro1">
          <table:table-cell office:value-type="float" office:value="2.47986388206" calcext:value-type="float">
            <text:p>2.4798638821</text:p>
          </table:table-cell>
          <table:table-cell office:value-type="float" office:value="-0.928034245968" calcext:value-type="float">
            <text:p>-0.928034246</text:p>
          </table:table-cell>
          <table:table-cell office:value-type="float" office:value="3.31674494384" calcext:value-type="float">
            <text:p>3.3167449438</text:p>
          </table:table-cell>
          <table:table-cell office:value-type="float" office:value="-0.866506349678" calcext:value-type="float">
            <text:p>-0.8665063497</text:p>
          </table:table-cell>
          <table:table-cell office:value-type="float" office:value="3.31648608208" calcext:value-type="float">
            <text:p>3.3164860821</text:p>
          </table:table-cell>
          <table:table-cell office:value-type="float" office:value="-0.926317155361" calcext:value-type="float">
            <text:p>-0.9263171554</text:p>
          </table:table-cell>
        </table:table-row>
        <table:table-row table:style-name="ro1">
          <table:table-cell office:value-type="float" office:value="2.47989487648" calcext:value-type="float">
            <text:p>2.4798948765</text:p>
          </table:table-cell>
          <table:table-cell office:value-type="float" office:value="-0.928117990494" calcext:value-type="float">
            <text:p>-0.9281179905</text:p>
          </table:table-cell>
          <table:table-cell office:value-type="float" office:value="3.31627709176" calcext:value-type="float">
            <text:p>3.3162770918</text:p>
          </table:table-cell>
          <table:table-cell office:value-type="float" office:value="-0.866381056689" calcext:value-type="float">
            <text:p>-0.8663810567</text:p>
          </table:table-cell>
          <table:table-cell office:value-type="float" office:value="3.31617637634" calcext:value-type="float">
            <text:p>3.3161763763</text:p>
          </table:table-cell>
          <table:table-cell office:value-type="float" office:value="-0.927072227001" calcext:value-type="float">
            <text:p>-0.927072227</text:p>
          </table:table-cell>
        </table:table-row>
        <table:table-row table:style-name="ro1">
          <table:table-cell office:value-type="float" office:value="2.47961401939" calcext:value-type="float">
            <text:p>2.4796140194</text:p>
          </table:table-cell>
          <table:table-cell office:value-type="float" office:value="-0.928285837173" calcext:value-type="float">
            <text:p>-0.9282858372</text:p>
          </table:table-cell>
          <table:table-cell office:value-type="float" office:value="3.31671565117" calcext:value-type="float">
            <text:p>3.3167156512</text:p>
          </table:table-cell>
          <table:table-cell office:value-type="float" office:value="-0.866750714493" calcext:value-type="float">
            <text:p>-0.8667507145</text:p>
          </table:table-cell>
          <table:table-cell office:value-type="float" office:value="3.31585689545" calcext:value-type="float">
            <text:p>3.3158568955</text:p>
          </table:table-cell>
          <table:table-cell office:value-type="float" office:value="-0.926927089691" calcext:value-type="float">
            <text:p>-0.9269270897</text:p>
          </table:table-cell>
        </table:table-row>
        <table:table-row table:style-name="ro1">
          <table:table-cell office:value-type="float" office:value="2.47972464561" calcext:value-type="float">
            <text:p>2.4797246456</text:p>
          </table:table-cell>
          <table:table-cell office:value-type="float" office:value="-0.928155243397" calcext:value-type="float">
            <text:p>-0.9281552434</text:p>
          </table:table-cell>
          <table:table-cell office:value-type="float" office:value="3.31659695064" calcext:value-type="float">
            <text:p>3.3165969506</text:p>
          </table:table-cell>
          <table:table-cell office:value-type="float" office:value="-0.866471071774" calcext:value-type="float">
            <text:p>-0.8664710718</text:p>
          </table:table-cell>
          <table:table-cell office:value-type="float" office:value="3.31581445694" calcext:value-type="float">
            <text:p>3.3158144569</text:p>
          </table:table-cell>
          <table:table-cell office:value-type="float" office:value="-0.927077889442" calcext:value-type="float">
            <text:p>-0.9270778894</text:p>
          </table:table-cell>
        </table:table-row>
        <table:table-row table:style-name="ro1">
          <table:table-cell office:value-type="float" office:value="2.48006367683" calcext:value-type="float">
            <text:p>2.4800636768</text:p>
          </table:table-cell>
          <table:table-cell office:value-type="float" office:value="-0.927988469601" calcext:value-type="float">
            <text:p>-0.9279884696</text:p>
          </table:table-cell>
          <table:table-cell office:value-type="float" office:value="3.31648667933" calcext:value-type="float">
            <text:p>3.3164866793</text:p>
          </table:table-cell>
          <table:table-cell office:value-type="float" office:value="-0.866411363739" calcext:value-type="float">
            <text:p>-0.8664113637</text:p>
          </table:table-cell>
          <table:table-cell office:value-type="float" office:value="3.3163079834" calcext:value-type="float">
            <text:p>3.3163079834</text:p>
          </table:table-cell>
          <table:table-cell office:value-type="float" office:value="-0.92725288868" calcext:value-type="float">
            <text:p>-0.9272528887</text:p>
          </table:table-cell>
        </table:table-row>
        <table:table-row table:style-name="ro1">
          <table:table-cell office:value-type="float" office:value="2.48015379906" calcext:value-type="float">
            <text:p>2.4801537991</text:p>
          </table:table-cell>
          <table:table-cell office:value-type="float" office:value="-0.928201794624" calcext:value-type="float">
            <text:p>-0.9282017946</text:p>
          </table:table-cell>
          <table:table-cell office:value-type="float" office:value="3.31611936341" calcext:value-type="float">
            <text:p>3.3161193634</text:p>
          </table:table-cell>
          <table:table-cell office:value-type="float" office:value="-0.866367371571" calcext:value-type="float">
            <text:p>-0.8663673716</text:p>
          </table:table-cell>
          <table:table-cell office:value-type="float" office:value="3.31664486885" calcext:value-type="float">
            <text:p>3.3166448689</text:p>
          </table:table-cell>
          <table:table-cell office:value-type="float" office:value="-0.9269053936" calcext:value-type="float">
            <text:p>-0.9269053936</text:p>
          </table:table-cell>
        </table:table-row>
        <table:table-row table:style-name="ro1">
          <table:table-cell office:value-type="float" office:value="2.47965979576" calcext:value-type="float">
            <text:p>2.4796597958</text:p>
          </table:table-cell>
          <table:table-cell office:value-type="float" office:value="-0.92825114727" calcext:value-type="float">
            <text:p>-0.9282511473</text:p>
          </table:table-cell>
          <table:table-cell office:value-type="float" office:value="3.31610311607" calcext:value-type="float">
            <text:p>3.3161031161</text:p>
          </table:table-cell>
          <table:table-cell office:value-type="float" office:value="-0.866366548987" calcext:value-type="float">
            <text:p>-0.866366549</text:p>
          </table:table-cell>
          <table:table-cell office:value-type="float" office:value="3.31653233528" calcext:value-type="float">
            <text:p>3.3165323353</text:p>
          </table:table-cell>
          <table:table-cell office:value-type="float" office:value="-0.926726400852" calcext:value-type="float">
            <text:p>-0.9267264009</text:p>
          </table:table-cell>
        </table:table-row>
        <table:table-row table:style-name="ro1">
          <table:table-cell office:value-type="float" office:value="2.47940278053" calcext:value-type="float">
            <text:p>2.4794027805</text:p>
          </table:table-cell>
          <table:table-cell office:value-type="float" office:value="-0.928280234337" calcext:value-type="float">
            <text:p>-0.9282802343</text:p>
          </table:table-cell>
          <table:table-cell office:value-type="float" office:value="3.31619967588" calcext:value-type="float">
            <text:p>3.3161996759</text:p>
          </table:table-cell>
          <table:table-cell office:value-type="float" office:value="-0.866363575424" calcext:value-type="float">
            <text:p>-0.8663635754</text:p>
          </table:table-cell>
          <table:table-cell office:value-type="float" office:value="3.31694861412" calcext:value-type="float">
            <text:p>3.3169486141</text:p>
          </table:table-cell>
          <table:table-cell office:value-type="float" office:value="-0.92717641592" calcext:value-type="float">
            <text:p>-0.9271764159</text:p>
          </table:table-cell>
        </table:table-row>
        <table:table-row table:style-name="ro1">
          <table:table-cell office:value-type="float" office:value="2.47961592674" calcext:value-type="float">
            <text:p>2.4796159267</text:p>
          </table:table-cell>
          <table:table-cell office:value-type="float" office:value="-0.928412258625" calcext:value-type="float">
            <text:p>-0.9284122586</text:p>
          </table:table-cell>
          <table:table-cell office:value-type="float" office:value="3.31652671428" calcext:value-type="float">
            <text:p>3.3165267143</text:p>
          </table:table-cell>
          <table:table-cell office:value-type="float" office:value="-0.8663238672" calcext:value-type="float">
            <text:p>-0.8663238672</text:p>
          </table:table-cell>
          <table:table-cell office:value-type="float" office:value="3.31730886459" calcext:value-type="float">
            <text:p>3.3173088646</text:p>
          </table:table-cell>
          <table:table-cell office:value-type="float" office:value="-0.92669993639" calcext:value-type="float">
            <text:p>-0.9266999364</text:p>
          </table:table-cell>
        </table:table-row>
        <table:table-row table:style-name="ro1">
          <table:table-cell office:value-type="float" office:value="2.47987341881" calcext:value-type="float">
            <text:p>2.4798734188</text:p>
          </table:table-cell>
          <table:table-cell office:value-type="float" office:value="-0.928154826164" calcext:value-type="float">
            <text:p>-0.9281548262</text:p>
          </table:table-cell>
          <table:table-cell office:value-type="float" office:value="3.31667229252" calcext:value-type="float">
            <text:p>3.3166722925</text:p>
          </table:table-cell>
          <table:table-cell office:value-type="float" office:value="-0.866296262019" calcext:value-type="float">
            <text:p>-0.866296262</text:p>
          </table:table-cell>
          <table:table-cell office:value-type="float" office:value="3.31795211792" calcext:value-type="float">
            <text:p>3.3179521179</text:p>
          </table:table-cell>
          <table:table-cell office:value-type="float" office:value="-0.926052331924" calcext:value-type="float">
            <text:p>-0.9260523319</text:p>
          </table:table-cell>
        </table:table-row>
        <table:table-row table:style-name="ro1">
          <table:table-cell office:value-type="float" office:value="2.47998094559" calcext:value-type="float">
            <text:p>2.4799809456</text:p>
          </table:table-cell>
          <table:table-cell office:value-type="float" office:value="-0.928464591503" calcext:value-type="float">
            <text:p>-0.9284645915</text:p>
          </table:table-cell>
          <table:table-cell office:value-type="float" office:value="3.31640067492" calcext:value-type="float">
            <text:p>3.3164006749</text:p>
          </table:table-cell>
          <table:table-cell office:value-type="float" office:value="-0.866257322033" calcext:value-type="float">
            <text:p>-0.866257322</text:p>
          </table:table-cell>
          <table:table-cell office:value-type="float" office:value="3.31866737366" calcext:value-type="float">
            <text:p>3.3186673737</text:p>
          </table:table-cell>
          <table:table-cell office:value-type="float" office:value="-0.925556898117" calcext:value-type="float">
            <text:p>-0.9255568981</text:p>
          </table:table-cell>
        </table:table-row>
        <table:table-row table:style-name="ro1">
          <table:table-cell office:value-type="float" office:value="2.47973632812" calcext:value-type="float">
            <text:p>2.4797363281</text:p>
          </table:table-cell>
          <table:table-cell office:value-type="float" office:value="-0.928310751915" calcext:value-type="float">
            <text:p>-0.9283107519</text:p>
          </table:table-cell>
          <table:table-cell office:value-type="float" office:value="3.31623423051" calcext:value-type="float">
            <text:p>3.3162342305</text:p>
          </table:table-cell>
          <table:table-cell office:value-type="float" office:value="-0.866195381053" calcext:value-type="float">
            <text:p>-0.8661953811</text:p>
          </table:table-cell>
          <table:table-cell office:value-type="float" office:value="3.31783815384" calcext:value-type="float">
            <text:p>3.3178381538</text:p>
          </table:table-cell>
          <table:table-cell office:value-type="float" office:value="-0.92591458559" calcext:value-type="float">
            <text:p>-0.9259145856</text:p>
          </table:table-cell>
        </table:table-row>
        <table:table-row table:style-name="ro1">
          <table:table-cell office:value-type="float" office:value="2.47953510284" calcext:value-type="float">
            <text:p>2.4795351028</text:p>
          </table:table-cell>
          <table:table-cell office:value-type="float" office:value="-0.927818357944" calcext:value-type="float">
            <text:p>-0.9278183579</text:p>
          </table:table-cell>
          <table:table-cell office:value-type="float" office:value="3.31625296693" calcext:value-type="float">
            <text:p>3.3162529669</text:p>
          </table:table-cell>
          <table:table-cell office:value-type="float" office:value="-0.866289881348" calcext:value-type="float">
            <text:p>-0.8662898813</text:p>
          </table:table-cell>
          <table:table-cell office:value-type="float" office:value="3.31624051094" calcext:value-type="float">
            <text:p>3.3162405109</text:p>
          </table:table-cell>
          <table:table-cell office:value-type="float" office:value="-0.926138162613" calcext:value-type="float">
            <text:p>-0.9261381626</text:p>
          </table:table-cell>
        </table:table-row>
        <table:table-row table:style-name="ro1">
          <table:table-cell office:value-type="float" office:value="2.47966814041" calcext:value-type="float">
            <text:p>2.4796681404</text:p>
          </table:table-cell>
          <table:table-cell office:value-type="float" office:value="-0.927943348885" calcext:value-type="float">
            <text:p>-0.9279433489</text:p>
          </table:table-cell>
          <table:table-cell office:value-type="float" office:value="3.31639586281" calcext:value-type="float">
            <text:p>3.3163958628</text:p>
          </table:table-cell>
          <table:table-cell office:value-type="float" office:value="-0.866223835742" calcext:value-type="float">
            <text:p>-0.8662238357</text:p>
          </table:table-cell>
          <table:table-cell office:value-type="float" office:value="3.31607624054" calcext:value-type="float">
            <text:p>3.3160762405</text:p>
          </table:table-cell>
          <table:table-cell office:value-type="float" office:value="-0.926527142525" calcext:value-type="float">
            <text:p>-0.9265271425</text:p>
          </table:table-cell>
        </table:table-row>
        <table:table-row table:style-name="ro1">
          <table:table-cell office:value-type="float" office:value="2.48015618324" calcext:value-type="float">
            <text:p>2.4801561832</text:p>
          </table:table-cell>
          <table:table-cell office:value-type="float" office:value="-0.927661001682" calcext:value-type="float">
            <text:p>-0.9276610017</text:p>
          </table:table-cell>
          <table:table-cell office:value-type="float" office:value="3.31650833406" calcext:value-type="float">
            <text:p>3.3165083341</text:p>
          </table:table-cell>
          <table:table-cell office:value-type="float" office:value="-0.866122388202" calcext:value-type="float">
            <text:p>-0.8661223882</text:p>
          </table:table-cell>
          <table:table-cell office:value-type="float" office:value="3.31708403587" calcext:value-type="float">
            <text:p>3.3170840359</text:p>
          </table:table-cell>
          <table:table-cell office:value-type="float" office:value="-0.926674604416" calcext:value-type="float">
            <text:p>-0.9266746044</text:p>
          </table:table-cell>
        </table:table-row>
        <table:table-row table:style-name="ro1">
          <table:table-cell office:value-type="float" office:value="2.47985839844" calcext:value-type="float">
            <text:p>2.4798583984</text:p>
          </table:table-cell>
          <table:table-cell office:value-type="float" office:value="-0.928163290024" calcext:value-type="float">
            <text:p>-0.92816329</text:p>
          </table:table-cell>
          <table:table-cell office:value-type="float" office:value="3.31662032635" calcext:value-type="float">
            <text:p>3.3166203264</text:p>
          </table:table-cell>
          <table:table-cell office:value-type="float" office:value="-0.866159858181" calcext:value-type="float">
            <text:p>-0.8661598582</text:p>
          </table:table-cell>
          <table:table-cell office:value-type="float" office:value="3.31741782188" calcext:value-type="float">
            <text:p>3.3174178219</text:p>
          </table:table-cell>
          <table:table-cell office:value-type="float" office:value="-0.926397621632" calcext:value-type="float">
            <text:p>-0.9263976216</text:p>
          </table:table-cell>
        </table:table-row>
        <table:table-row table:style-name="ro1">
          <table:table-cell office:value-type="float" office:value="2.47974634171" calcext:value-type="float">
            <text:p>2.4797463417</text:p>
          </table:table-cell>
          <table:table-cell office:value-type="float" office:value="-0.928027451038" calcext:value-type="float">
            <text:p>-0.928027451</text:p>
          </table:table-cell>
          <table:table-cell office:value-type="float" office:value="3.31641462436" calcext:value-type="float">
            <text:p>3.3164146244</text:p>
          </table:table-cell>
          <table:table-cell office:value-type="float" office:value="-0.866228743262" calcext:value-type="float">
            <text:p>-0.8662287433</text:p>
          </table:table-cell>
          <table:table-cell office:value-type="float" office:value="3.31729408264" calcext:value-type="float">
            <text:p>3.3172940826</text:p>
          </table:table-cell>
          <table:table-cell office:value-type="float" office:value="-0.926897644997" calcext:value-type="float">
            <text:p>-0.926897645</text:p>
          </table:table-cell>
        </table:table-row>
        <table:table-row table:style-name="ro1">
          <table:table-cell office:value-type="float" office:value="2.47964429855" calcext:value-type="float">
            <text:p>2.4796442986</text:p>
          </table:table-cell>
          <table:table-cell office:value-type="float" office:value="-0.927832067013" calcext:value-type="float">
            <text:p>-0.927832067</text:p>
          </table:table-cell>
          <table:table-cell office:value-type="float" office:value="3.31576937922" calcext:value-type="float">
            <text:p>3.3157693792</text:p>
          </table:table-cell>
          <table:table-cell office:value-type="float" office:value="-0.86608787708" calcext:value-type="float">
            <text:p>-0.8660878771</text:p>
          </table:table-cell>
          <table:table-cell office:value-type="float" office:value="3.31665655136" calcext:value-type="float">
            <text:p>3.3166565514</text:p>
          </table:table-cell>
          <table:table-cell office:value-type="float" office:value="-0.92752546072" calcext:value-type="float">
            <text:p>-0.9275254607</text:p>
          </table:table-cell>
        </table:table-row>
        <table:table-row table:style-name="ro1">
          <table:table-cell office:value-type="float" office:value="2.47902154922" calcext:value-type="float">
            <text:p>2.4790215492</text:p>
          </table:table-cell>
          <table:table-cell office:value-type="float" office:value="-0.927624702454" calcext:value-type="float">
            <text:p>-0.9276247025</text:p>
          </table:table-cell>
          <table:table-cell office:value-type="float" office:value="3.31590789642" calcext:value-type="float">
            <text:p>3.3159078964</text:p>
          </table:table-cell>
          <table:table-cell office:value-type="float" office:value="-0.866368690013" calcext:value-type="float">
            <text:p>-0.86636869</text:p>
          </table:table-cell>
          <table:table-cell office:value-type="float" office:value="3.31607600212" calcext:value-type="float">
            <text:p>3.3160760021</text:p>
          </table:table-cell>
          <table:table-cell office:value-type="float" office:value="-0.927748560905" calcext:value-type="float">
            <text:p>-0.9277485609</text:p>
          </table:table-cell>
        </table:table-row>
        <table:table-row table:style-name="ro1">
          <table:table-cell office:value-type="float" office:value="2.47944712639" calcext:value-type="float">
            <text:p>2.4794471264</text:p>
          </table:table-cell>
          <table:table-cell office:value-type="float" office:value="-0.927927434444" calcext:value-type="float">
            <text:p>-0.9279274344</text:p>
          </table:table-cell>
          <table:table-cell office:value-type="float" office:value="3.31612952383" calcext:value-type="float">
            <text:p>3.3161295238</text:p>
          </table:table-cell>
          <table:table-cell office:value-type="float" office:value="-0.866573234692" calcext:value-type="float">
            <text:p>-0.8665732347</text:p>
          </table:table-cell>
          <table:table-cell office:value-type="float" office:value="3.31586953163" calcext:value-type="float">
            <text:p>3.3158695316</text:p>
          </table:table-cell>
          <table:table-cell office:value-type="float" office:value="-0.927608132362" calcext:value-type="float">
            <text:p>-0.9276081324</text:p>
          </table:table-cell>
        </table:table-row>
        <table:table-row table:style-name="ro1">
          <table:table-cell office:value-type="float" office:value="2.47940421104" calcext:value-type="float">
            <text:p>2.479404211</text:p>
          </table:table-cell>
          <table:table-cell office:value-type="float" office:value="-0.927800178528" calcext:value-type="float">
            <text:p>-0.9278001785</text:p>
          </table:table-cell>
          <table:table-cell office:value-type="float" office:value="3.31537561238" calcext:value-type="float">
            <text:p>3.3153756124</text:p>
          </table:table-cell>
          <table:table-cell office:value-type="float" office:value="-0.866059791093" calcext:value-type="float">
            <text:p>-0.8660597911</text:p>
          </table:table-cell>
          <table:table-cell office:value-type="float" office:value="3.31617899895" calcext:value-type="float">
            <text:p>3.316178999</text:p>
          </table:table-cell>
          <table:table-cell office:value-type="float" office:value="-0.927456438541" calcext:value-type="float">
            <text:p>-0.9274564385</text:p>
          </table:table-cell>
        </table:table-row>
        <table:table-row table:style-name="ro1">
          <table:table-cell office:value-type="float" office:value="2.47950601578" calcext:value-type="float">
            <text:p>2.4795060158</text:p>
          </table:table-cell>
          <table:table-cell office:value-type="float" office:value="-0.927973628044" calcext:value-type="float">
            <text:p>-0.927973628</text:p>
          </table:table-cell>
          <table:table-cell office:value-type="float" office:value="3.31536939547" calcext:value-type="float">
            <text:p>3.3153693955</text:p>
          </table:table-cell>
          <table:table-cell office:value-type="float" office:value="-0.866538461308" calcext:value-type="float">
            <text:p>-0.8665384613</text:p>
          </table:table-cell>
          <table:table-cell office:value-type="float" office:value="3.31628437996" calcext:value-type="float">
            <text:p>3.31628438</text:p>
          </table:table-cell>
          <table:table-cell office:value-type="float" office:value="-0.927288293839" calcext:value-type="float">
            <text:p>-0.9272882938</text:p>
          </table:table-cell>
        </table:table-row>
        <table:table-row table:style-name="ro1">
          <table:table-cell office:value-type="float" office:value="2.47958898544" calcext:value-type="float">
            <text:p>2.4795889854</text:p>
          </table:table-cell>
          <table:table-cell office:value-type="float" office:value="-0.928150594234" calcext:value-type="float">
            <text:p>-0.9281505942</text:p>
          </table:table-cell>
          <table:table-cell office:value-type="float" office:value="3.31483171368" calcext:value-type="float">
            <text:p>3.3148317137</text:p>
          </table:table-cell>
          <table:table-cell office:value-type="float" office:value="-0.866275252199" calcext:value-type="float">
            <text:p>-0.8662752522</text:p>
          </table:table-cell>
          <table:table-cell office:value-type="float" office:value="3.31613894463" calcext:value-type="float">
            <text:p>3.3161389446</text:p>
          </table:table-cell>
          <table:table-cell office:value-type="float" office:value="-0.927156925201" calcext:value-type="float">
            <text:p>-0.9271569252</text:p>
          </table:table-cell>
        </table:table-row>
        <table:table-row table:style-name="ro1">
          <table:table-cell office:value-type="float" office:value="2.47948360443" calcext:value-type="float">
            <text:p>2.4794836044</text:p>
          </table:table-cell>
          <table:table-cell office:value-type="float" office:value="-0.927939355373" calcext:value-type="float">
            <text:p>-0.9279393554</text:p>
          </table:table-cell>
          <table:table-cell office:value-type="float" office:value="3.31432778479" calcext:value-type="float">
            <text:p>3.3143277848</text:p>
          </table:table-cell>
          <table:table-cell office:value-type="float" office:value="-0.866319968843" calcext:value-type="float">
            <text:p>-0.8663199688</text:p>
          </table:table-cell>
          <table:table-cell office:value-type="float" office:value="3.31596466064" calcext:value-type="float">
            <text:p>3.3159646606</text:p>
          </table:table-cell>
          <table:table-cell office:value-type="float" office:value="-0.92773681879" calcext:value-type="float">
            <text:p>-0.9277368188</text:p>
          </table:table-cell>
        </table:table-row>
        <table:table-row table:style-name="ro1">
          <table:table-cell office:value-type="float" office:value="2.47948980331" calcext:value-type="float">
            <text:p>2.4794898033</text:p>
          </table:table-cell>
          <table:table-cell office:value-type="float" office:value="-0.927790224552" calcext:value-type="float">
            <text:p>-0.9277902246</text:p>
          </table:table-cell>
          <table:table-cell office:value-type="float" office:value="3.31398273571" calcext:value-type="float">
            <text:p>3.3139827357</text:p>
          </table:table-cell>
          <table:table-cell office:value-type="float" office:value="-0.866586427277" calcext:value-type="float">
            <text:p>-0.8665864273</text:p>
          </table:table-cell>
          <table:table-cell office:value-type="float" office:value="3.31580515862" calcext:value-type="float">
            <text:p>3.3158051586</text:p>
          </table:table-cell>
          <table:table-cell office:value-type="float" office:value="-0.928315162659" calcext:value-type="float">
            <text:p>-0.9283151627</text:p>
          </table:table-cell>
        </table:table-row>
        <table:table-row table:style-name="ro1">
          <table:table-cell office:value-type="float" office:value="2.47937679291" calcext:value-type="float">
            <text:p>2.4793767929</text:p>
          </table:table-cell>
          <table:table-cell office:value-type="float" office:value="-0.927519142628" calcext:value-type="float">
            <text:p>-0.9275191426</text:p>
          </table:table-cell>
          <table:table-cell office:value-type="float" office:value="3.31366663626" calcext:value-type="float">
            <text:p>3.3136666363</text:p>
          </table:table-cell>
          <table:table-cell office:value-type="float" office:value="-0.866487865909" calcext:value-type="float">
            <text:p>-0.8664878659</text:p>
          </table:table-cell>
          <table:table-cell office:value-type="float" office:value="3.31522294044" calcext:value-type="float">
            <text:p>3.3152229404</text:p>
          </table:table-cell>
          <table:table-cell office:value-type="float" office:value="-0.928041040897" calcext:value-type="float">
            <text:p>-0.9280410409</text:p>
          </table:table-cell>
        </table:table-row>
        <table:table-row table:style-name="ro1">
          <table:table-cell office:value-type="float" office:value="2.47957801819" calcext:value-type="float">
            <text:p>2.4795780182</text:p>
          </table:table-cell>
          <table:table-cell office:value-type="float" office:value="-0.928008437157" calcext:value-type="float">
            <text:p>-0.9280084372</text:p>
          </table:table-cell>
          <table:table-cell office:value-type="float" office:value="3.31362530823" calcext:value-type="float">
            <text:p>3.3136253082</text:p>
          </table:table-cell>
          <table:table-cell office:value-type="float" office:value="-0.866653969226" calcext:value-type="float">
            <text:p>-0.8666539692</text:p>
          </table:table-cell>
          <table:table-cell office:value-type="float" office:value="3.31565400124" calcext:value-type="float">
            <text:p>3.3156540012</text:p>
          </table:table-cell>
          <table:table-cell office:value-type="float" office:value="-0.928111612797" calcext:value-type="float">
            <text:p>-0.9281116128</text:p>
          </table:table-cell>
        </table:table-row>
        <table:table-row table:style-name="ro1">
          <table:table-cell office:value-type="float" office:value="2.47966337204" calcext:value-type="float">
            <text:p>2.479663372</text:p>
          </table:table-cell>
          <table:table-cell office:value-type="float" office:value="-0.92801874876" calcext:value-type="float">
            <text:p>-0.9280187488</text:p>
          </table:table-cell>
          <table:table-cell office:value-type="float" office:value="3.31411215148" calcext:value-type="float">
            <text:p>3.3141121515</text:p>
          </table:table-cell>
          <table:table-cell office:value-type="float" office:value="-0.866736925588" calcext:value-type="float">
            <text:p>-0.8667369256</text:p>
          </table:table-cell>
          <table:table-cell office:value-type="float" office:value="3.31588097572" calcext:value-type="float">
            <text:p>3.3158809757</text:p>
          </table:table-cell>
          <table:table-cell office:value-type="float" office:value="-0.928508937359" calcext:value-type="float">
            <text:p>-0.9285089374</text:p>
          </table:table-cell>
        </table:table-row>
        <table:table-row table:style-name="ro1">
          <table:table-cell office:value-type="float" office:value="2.47957849503" calcext:value-type="float">
            <text:p>2.479578495</text:p>
          </table:table-cell>
          <table:table-cell office:value-type="float" office:value="-0.927886128426" calcext:value-type="float">
            <text:p>-0.9278861284</text:p>
          </table:table-cell>
          <table:table-cell office:value-type="float" office:value="3.31446743542" calcext:value-type="float">
            <text:p>3.3144674354</text:p>
          </table:table-cell>
          <table:table-cell office:value-type="float" office:value="-0.866643160123" calcext:value-type="float">
            <text:p>-0.8666431601</text:p>
          </table:table-cell>
          <table:table-cell office:value-type="float" office:value="3.31585522652" calcext:value-type="float">
            <text:p>3.3158552265</text:p>
          </table:table-cell>
          <table:table-cell office:value-type="float" office:value="-0.928293049335" calcext:value-type="float">
            <text:p>-0.9282930493</text:p>
          </table:table-cell>
        </table:table-row>
        <table:table-row table:style-name="ro1">
          <table:table-cell office:value-type="float" office:value="2.47962379456" calcext:value-type="float">
            <text:p>2.4796237946</text:p>
          </table:table-cell>
          <table:table-cell office:value-type="float" office:value="-0.92788541317" calcext:value-type="float">
            <text:p>-0.9278854132</text:p>
          </table:table-cell>
          <table:table-cell office:value-type="float" office:value="3.31435915271" calcext:value-type="float">
            <text:p>3.3143591527</text:p>
          </table:table-cell>
          <table:table-cell office:value-type="float" office:value="-0.866522942953" calcext:value-type="float">
            <text:p>-0.866522943</text:p>
          </table:table-cell>
          <table:table-cell office:value-type="float" office:value="3.31597276688" calcext:value-type="float">
            <text:p>3.3159727669</text:p>
          </table:table-cell>
          <table:table-cell office:value-type="float" office:value="-0.928565204144" calcext:value-type="float">
            <text:p>-0.9285652041</text:p>
          </table:table-cell>
        </table:table-row>
        <table:table-row table:style-name="ro1">
          <table:table-cell office:value-type="float" office:value="2.47958827019" calcext:value-type="float">
            <text:p>2.4795882702</text:p>
          </table:table-cell>
          <table:table-cell office:value-type="float" office:value="-0.927885949612" calcext:value-type="float">
            <text:p>-0.9278859496</text:p>
          </table:table-cell>
          <table:table-cell office:value-type="float" office:value="3.31476909384" calcext:value-type="float">
            <text:p>3.3147690938</text:p>
          </table:table-cell>
          <table:table-cell office:value-type="float" office:value="-0.86688534925" calcext:value-type="float">
            <text:p>-0.8668853493</text:p>
          </table:table-cell>
          <table:table-cell office:value-type="float" office:value="3.31617756844" calcext:value-type="float">
            <text:p>3.3161775684</text:p>
          </table:table-cell>
          <table:table-cell office:value-type="float" office:value="-0.928506314754" calcext:value-type="float">
            <text:p>-0.9285063148</text:p>
          </table:table-cell>
        </table:table-row>
        <table:table-row table:style-name="ro1">
          <table:table-cell office:value-type="float" office:value="2.47948336601" calcext:value-type="float">
            <text:p>2.479483366</text:p>
          </table:table-cell>
          <table:table-cell office:value-type="float" office:value="-0.927695393562" calcext:value-type="float">
            <text:p>-0.9276953936</text:p>
          </table:table-cell>
          <table:table-cell office:value-type="float" office:value="3.31514933681" calcext:value-type="float">
            <text:p>3.3151493368</text:p>
          </table:table-cell>
          <table:table-cell office:value-type="float" office:value="-0.866685671349" calcext:value-type="float">
            <text:p>-0.8666856713</text:p>
          </table:table-cell>
          <table:table-cell office:value-type="float" office:value="3.31623073578" calcext:value-type="float">
            <text:p>3.3162307358</text:p>
          </table:table-cell>
          <table:table-cell office:value-type="float" office:value="-0.92880833149" calcext:value-type="float">
            <text:p>-0.9288083315</text:p>
          </table:table-cell>
        </table:table-row>
        <table:table-row table:style-name="ro1">
          <table:table-cell office:value-type="float" office:value="2.47955489159" calcext:value-type="float">
            <text:p>2.4795548916</text:p>
          </table:table-cell>
          <table:table-cell office:value-type="float" office:value="-0.927726209164" calcext:value-type="float">
            <text:p>-0.9277262092</text:p>
          </table:table-cell>
          <table:table-cell office:value-type="float" office:value="3.31583929256" calcext:value-type="float">
            <text:p>3.3158392926</text:p>
          </table:table-cell>
          <table:table-cell office:value-type="float" office:value="-0.866689730171" calcext:value-type="float">
            <text:p>-0.8666897302</text:p>
          </table:table-cell>
          <table:table-cell office:value-type="float" office:value="3.31578680038" calcext:value-type="float">
            <text:p>3.3157868004</text:p>
          </table:table-cell>
          <table:table-cell office:value-type="float" office:value="-0.929097056389" calcext:value-type="float">
            <text:p>-0.9290970564</text:p>
          </table:table-cell>
        </table:table-row>
        <table:table-row table:style-name="ro1">
          <table:table-cell office:value-type="float" office:value="2.47942495346" calcext:value-type="float">
            <text:p>2.4794249535</text:p>
          </table:table-cell>
          <table:table-cell office:value-type="float" office:value="-0.927607536316" calcext:value-type="float">
            <text:p>-0.9276075363</text:p>
          </table:table-cell>
          <table:table-cell office:value-type="float" office:value="3.3165865036" calcext:value-type="float">
            <text:p>3.3165865036</text:p>
          </table:table-cell>
          <table:table-cell office:value-type="float" office:value="-0.866644360085" calcext:value-type="float">
            <text:p>-0.8666443601</text:p>
          </table:table-cell>
          <table:table-cell office:value-type="float" office:value="3.31541129112" calcext:value-type="float">
            <text:p>3.3154112911</text:p>
          </table:table-cell>
          <table:table-cell office:value-type="float" office:value="-0.928873538971" calcext:value-type="float">
            <text:p>-0.928873539</text:p>
          </table:table-cell>
        </table:table-row>
        <table:table-row table:style-name="ro1">
          <table:table-cell office:value-type="float" office:value="2.47943258286" calcext:value-type="float">
            <text:p>2.4794325829</text:p>
          </table:table-cell>
          <table:table-cell office:value-type="float" office:value="-0.92762607336" calcext:value-type="float">
            <text:p>-0.9276260734</text:p>
          </table:table-cell>
          <table:table-cell office:value-type="float" office:value="3.31574120266" calcext:value-type="float">
            <text:p>3.3157412027</text:p>
          </table:table-cell>
          <table:table-cell office:value-type="float" office:value="-0.866775128107" calcext:value-type="float">
            <text:p>-0.8667751281</text:p>
          </table:table-cell>
          <table:table-cell office:value-type="float" office:value="3.31550928116" calcext:value-type="float">
            <text:p>3.3155092812</text:p>
          </table:table-cell>
          <table:table-cell office:value-type="float" office:value="-0.92868745327" calcext:value-type="float">
            <text:p>-0.9286874533</text:p>
          </table:table-cell>
        </table:table-row>
        <table:table-row table:style-name="ro1">
          <table:table-cell office:value-type="float" office:value="2.47963857651" calcext:value-type="float">
            <text:p>2.4796385765</text:p>
          </table:table-cell>
          <table:table-cell office:value-type="float" office:value="-0.928085803986" calcext:value-type="float">
            <text:p>-0.928085804</text:p>
          </table:table-cell>
          <table:table-cell office:value-type="float" office:value="3.31411238631" calcext:value-type="float">
            <text:p>3.3141123863</text:p>
          </table:table-cell>
          <table:table-cell office:value-type="float" office:value="-0.866561293135" calcext:value-type="float">
            <text:p>-0.8665612931</text:p>
          </table:table-cell>
          <table:table-cell office:value-type="float" office:value="3.31565948486" calcext:value-type="float">
            <text:p>3.3156594849</text:p>
          </table:table-cell>
          <table:table-cell office:value-type="float" office:value="-0.928310990334" calcext:value-type="float">
            <text:p>-0.9283109903</text:p>
          </table:table-cell>
        </table:table-row>
        <table:table-row table:style-name="ro1">
          <table:table-cell office:value-type="float" office:value="2.47944521904" calcext:value-type="float">
            <text:p>2.479445219</text:p>
          </table:table-cell>
          <table:table-cell office:value-type="float" office:value="-0.927723824978" calcext:value-type="float">
            <text:p>-0.927723825</text:p>
          </table:table-cell>
          <table:table-cell office:value-type="float" office:value="3.31391986021" calcext:value-type="float">
            <text:p>3.3139198602</text:p>
          </table:table-cell>
          <table:table-cell office:value-type="float" office:value="-0.866556571937" calcext:value-type="float">
            <text:p>-0.8665565719</text:p>
          </table:table-cell>
          <table:table-cell office:value-type="float" office:value="3.31556674004" calcext:value-type="float">
            <text:p>3.31556674</text:p>
          </table:table-cell>
          <table:table-cell office:value-type="float" office:value="-0.928371727467" calcext:value-type="float">
            <text:p>-0.9283717275</text:p>
          </table:table-cell>
        </table:table-row>
        <table:table-row table:style-name="ro1">
          <table:table-cell office:value-type="float" office:value="2.47918367386" calcext:value-type="float">
            <text:p>2.4791836739</text:p>
          </table:table-cell>
          <table:table-cell office:value-type="float" office:value="-0.927538573742" calcext:value-type="float">
            <text:p>-0.9275385737</text:p>
          </table:table-cell>
          <table:table-cell office:value-type="float" office:value="3.31494206931" calcext:value-type="float">
            <text:p>3.3149420693</text:p>
          </table:table-cell>
          <table:table-cell office:value-type="float" office:value="-0.866904542471" calcext:value-type="float">
            <text:p>-0.8669045425</text:p>
          </table:table-cell>
          <table:table-cell office:value-type="float" office:value="3.31503077507" calcext:value-type="float">
            <text:p>3.3150307751</text:p>
          </table:table-cell>
          <table:table-cell office:value-type="float" office:value="-0.928268909454" calcext:value-type="float">
            <text:p>-0.9282689095</text:p>
          </table:table-cell>
        </table:table-row>
        <table:table-row table:style-name="ro1">
          <table:table-cell office:value-type="float" office:value="2.47940135002" calcext:value-type="float">
            <text:p>2.47940135</text:p>
          </table:table-cell>
          <table:table-cell office:value-type="float" office:value="-0.927879810333" calcext:value-type="float">
            <text:p>-0.9278798103</text:p>
          </table:table-cell>
          <table:table-cell office:value-type="float" office:value="3.31529692614" calcext:value-type="float">
            <text:p>3.3152969261</text:p>
          </table:table-cell>
          <table:table-cell office:value-type="float" office:value="-0.866921896676" calcext:value-type="float">
            <text:p>-0.8669218967</text:p>
          </table:table-cell>
          <table:table-cell office:value-type="float" office:value="3.3148746109" calcext:value-type="float">
            <text:p>3.3148746109</text:p>
          </table:table-cell>
          <table:table-cell office:value-type="float" office:value="-0.927890002728" calcext:value-type="float">
            <text:p>-0.9278900027</text:p>
          </table:table-cell>
        </table:table-row>
        <table:table-row table:style-name="ro1">
          <table:table-cell office:value-type="float" office:value="2.47944760323" calcext:value-type="float">
            <text:p>2.4794476032</text:p>
          </table:table-cell>
          <table:table-cell office:value-type="float" office:value="-0.927833259106" calcext:value-type="float">
            <text:p>-0.9278332591</text:p>
          </table:table-cell>
          <table:table-cell office:value-type="float" office:value="3.31514918622" calcext:value-type="float">
            <text:p>3.3151491862</text:p>
          </table:table-cell>
          <table:table-cell office:value-type="float" office:value="-0.867086771277" calcext:value-type="float">
            <text:p>-0.8670867713</text:p>
          </table:table-cell>
          <table:table-cell office:value-type="float" office:value="3.31587763786" calcext:value-type="float">
            <text:p>3.3158776379</text:p>
          </table:table-cell>
          <table:table-cell office:value-type="float" office:value="-0.92750364542" calcext:value-type="float">
            <text:p>-0.9275036454</text:p>
          </table:table-cell>
        </table:table-row>
        <table:table-row table:style-name="ro1">
          <table:table-cell office:value-type="float" office:value="2.4795601368" calcext:value-type="float">
            <text:p>2.4795601368</text:p>
          </table:table-cell>
          <table:table-cell office:value-type="float" office:value="-0.928060173988" calcext:value-type="float">
            <text:p>-0.928060174</text:p>
          </table:table-cell>
          <table:table-cell office:value-type="float" office:value="3.31446862547" calcext:value-type="float">
            <text:p>3.3144686255</text:p>
          </table:table-cell>
          <table:table-cell office:value-type="float" office:value="-0.867118396628" calcext:value-type="float">
            <text:p>-0.8671183966</text:p>
          </table:table-cell>
          <table:table-cell office:value-type="float" office:value="3.31550332069" calcext:value-type="float">
            <text:p>3.3155033207</text:p>
          </table:table-cell>
          <table:table-cell office:value-type="float" office:value="-0.928052783012" calcext:value-type="float">
            <text:p>-0.928052783</text:p>
          </table:table-cell>
        </table:table-row>
        <table:table-row table:style-name="ro1">
          <table:table-cell office:value-type="float" office:value="2.47944951057" calcext:value-type="float">
            <text:p>2.4794495106</text:p>
          </table:table-cell>
          <table:table-cell office:value-type="float" office:value="-0.927882790565" calcext:value-type="float">
            <text:p>-0.9278827906</text:p>
          </table:table-cell>
          <table:table-cell office:value-type="float" office:value="3.31386630445" calcext:value-type="float">
            <text:p>3.3138663045</text:p>
          </table:table-cell>
          <table:table-cell office:value-type="float" office:value="-0.867042082503" calcext:value-type="float">
            <text:p>-0.8670420825</text:p>
          </table:table-cell>
          <table:table-cell office:value-type="float" office:value="3.31538077354" calcext:value-type="float">
            <text:p>3.3153807735</text:p>
          </table:table-cell>
          <table:table-cell office:value-type="float" office:value="-0.928251922131" calcext:value-type="float">
            <text:p>-0.9282519221</text:p>
          </table:table-cell>
        </table:table-row>
        <table:table-row table:style-name="ro1">
          <table:table-cell office:value-type="float" office:value="2.47943067551" calcext:value-type="float">
            <text:p>2.4794306755</text:p>
          </table:table-cell>
          <table:table-cell office:value-type="float" office:value="-0.927861869335" calcext:value-type="float">
            <text:p>-0.9278618693</text:p>
          </table:table-cell>
          <table:table-cell office:value-type="float" office:value="3.31366233915" calcext:value-type="float">
            <text:p>3.3136623392</text:p>
          </table:table-cell>
          <table:table-cell office:value-type="float" office:value="-0.866936030761" calcext:value-type="float">
            <text:p>-0.8669360308</text:p>
          </table:table-cell>
          <table:table-cell office:value-type="float" office:value="3.31486388206" calcext:value-type="float">
            <text:p>3.3148638821</text:p>
          </table:table-cell>
          <table:table-cell office:value-type="float" office:value="-0.928034245968" calcext:value-type="float">
            <text:p>-0.928034246</text:p>
          </table:table-cell>
        </table:table-row>
        <table:table-row table:style-name="ro1">
          <table:table-cell office:value-type="float" office:value="2.47949433327" calcext:value-type="float">
            <text:p>2.4794943333</text:p>
          </table:table-cell>
          <table:table-cell office:value-type="float" office:value="-0.927979171276" calcext:value-type="float">
            <text:p>-0.9279791713</text:p>
          </table:table-cell>
          <table:table-cell office:value-type="float" office:value="3.31397736131" calcext:value-type="float">
            <text:p>3.3139773613</text:p>
          </table:table-cell>
          <table:table-cell office:value-type="float" office:value="-0.866860631628" calcext:value-type="float">
            <text:p>-0.8668606316</text:p>
          </table:table-cell>
          <table:table-cell office:value-type="float" office:value="3.31489487648" calcext:value-type="float">
            <text:p>3.3148948765</text:p>
          </table:table-cell>
          <table:table-cell office:value-type="float" office:value="-0.928117990494" calcext:value-type="float">
            <text:p>-0.9281179905</text:p>
          </table:table-cell>
        </table:table-row>
        <table:table-row table:style-name="ro1">
          <table:table-cell office:value-type="float" office:value="2.47943282127" calcext:value-type="float">
            <text:p>2.4794328213</text:p>
          </table:table-cell>
          <table:table-cell office:value-type="float" office:value="-0.927926719189" calcext:value-type="float">
            <text:p>-0.9279267192</text:p>
          </table:table-cell>
          <table:table-cell office:value-type="float" office:value="3.31408563001" calcext:value-type="float">
            <text:p>3.31408563</text:p>
          </table:table-cell>
          <table:table-cell office:value-type="float" office:value="-0.866732186978" calcext:value-type="float">
            <text:p>-0.866732187</text:p>
          </table:table-cell>
          <table:table-cell office:value-type="float" office:value="3.31461401939" calcext:value-type="float">
            <text:p>3.3146140194</text:p>
          </table:table-cell>
          <table:table-cell office:value-type="float" office:value="-0.928285837173" calcext:value-type="float">
            <text:p>-0.9282858372</text:p>
          </table:table-cell>
        </table:table-row>
        <table:table-row table:style-name="ro1">
          <table:table-cell office:value-type="float" office:value="2.47918081284" calcext:value-type="float">
            <text:p>2.4791808128</text:p>
          </table:table-cell>
          <table:table-cell office:value-type="float" office:value="-0.927708983421" calcext:value-type="float">
            <text:p>-0.9277089834</text:p>
          </table:table-cell>
          <table:table-cell office:value-type="float" office:value="3.31393580593" calcext:value-type="float">
            <text:p>3.3139358059</text:p>
          </table:table-cell>
          <table:table-cell office:value-type="float" office:value="-0.866540492057" calcext:value-type="float">
            <text:p>-0.8665404921</text:p>
          </table:table-cell>
          <table:table-cell office:value-type="float" office:value="3.31472464561" calcext:value-type="float">
            <text:p>3.3147246456</text:p>
          </table:table-cell>
          <table:table-cell office:value-type="float" office:value="-0.928155243397" calcext:value-type="float">
            <text:p>-0.9281552434</text:p>
          </table:table-cell>
        </table:table-row>
        <table:table-row table:style-name="ro1">
          <table:table-cell office:value-type="float" office:value="2.47909545898" calcext:value-type="float">
            <text:p>2.479095459</text:p>
          </table:table-cell>
          <table:table-cell office:value-type="float" office:value="-0.928062021732" calcext:value-type="float">
            <text:p>-0.9280620217</text:p>
          </table:table-cell>
          <table:table-cell office:value-type="float" office:value="3.31373751673" calcext:value-type="float">
            <text:p>3.3137375167</text:p>
          </table:table-cell>
          <table:table-cell office:value-type="float" office:value="-0.866791479931" calcext:value-type="float">
            <text:p>-0.8667914799</text:p>
          </table:table-cell>
          <table:table-cell office:value-type="float" office:value="3.31506367683" calcext:value-type="float">
            <text:p>3.3150636768</text:p>
          </table:table-cell>
          <table:table-cell office:value-type="float" office:value="-0.927988469601" calcext:value-type="float">
            <text:p>-0.9279884696</text:p>
          </table:table-cell>
        </table:table-row>
        <table:table-row table:style-name="ro1">
          <table:table-cell office:value-type="float" office:value="2.4789853096" calcext:value-type="float">
            <text:p>2.4789853096</text:p>
          </table:table-cell>
          <table:table-cell office:value-type="float" office:value="-0.928037405014" calcext:value-type="float">
            <text:p>-0.928037405</text:p>
          </table:table-cell>
          <table:table-cell office:value-type="float" office:value="3.31355476069" calcext:value-type="float">
            <text:p>3.3135547607</text:p>
          </table:table-cell>
          <table:table-cell office:value-type="float" office:value="-0.867052903414" calcext:value-type="float">
            <text:p>-0.8670529034</text:p>
          </table:table-cell>
          <table:table-cell office:value-type="float" office:value="3.31515379906" calcext:value-type="float">
            <text:p>3.3151537991</text:p>
          </table:table-cell>
          <table:table-cell office:value-type="float" office:value="-0.928201794624" calcext:value-type="float">
            <text:p>-0.9282017946</text:p>
          </table:table-cell>
        </table:table-row>
        <table:table-row table:style-name="ro1">
          <table:table-cell office:value-type="float" office:value="2.47909975052" calcext:value-type="float">
            <text:p>2.4790997505</text:p>
          </table:table-cell>
          <table:table-cell office:value-type="float" office:value="-0.928047955036" calcext:value-type="float">
            <text:p>-0.928047955</text:p>
          </table:table-cell>
          <table:table-cell office:value-type="float" office:value="3.31298165345" calcext:value-type="float">
            <text:p>3.3129816535</text:p>
          </table:table-cell>
          <table:table-cell office:value-type="float" office:value="-0.866902754353" calcext:value-type="float">
            <text:p>-0.8669027544</text:p>
          </table:table-cell>
          <table:table-cell office:value-type="float" office:value="3.31465979576" calcext:value-type="float">
            <text:p>3.3146597958</text:p>
          </table:table-cell>
          <table:table-cell office:value-type="float" office:value="-0.92825114727" calcext:value-type="float">
            <text:p>-0.9282511473</text:p>
          </table:table-cell>
        </table:table-row>
        <table:table-row table:style-name="ro1">
          <table:table-cell office:value-type="float" office:value="2.47930669785" calcext:value-type="float">
            <text:p>2.4793066979</text:p>
          </table:table-cell>
          <table:table-cell office:value-type="float" office:value="-0.927739560604" calcext:value-type="float">
            <text:p>-0.9277395606</text:p>
          </table:table-cell>
          <table:table-cell office:value-type="float" office:value="3.31340903297" calcext:value-type="float">
            <text:p>3.313409033</text:p>
          </table:table-cell>
          <table:table-cell office:value-type="float" office:value="-0.866923204747" calcext:value-type="float">
            <text:p>-0.8669232047</text:p>
          </table:table-cell>
          <table:table-cell office:value-type="float" office:value="3.31440278053" calcext:value-type="float">
            <text:p>3.3144027805</text:p>
          </table:table-cell>
          <table:table-cell office:value-type="float" office:value="-0.928280234337" calcext:value-type="float">
            <text:p>-0.9282802343</text:p>
          </table:table-cell>
        </table:table-row>
        <table:table-row table:style-name="ro1">
          <table:table-cell office:value-type="float" office:value="2.47987055779" calcext:value-type="float">
            <text:p>2.4798705578</text:p>
          </table:table-cell>
          <table:table-cell office:value-type="float" office:value="-0.927225112915" calcext:value-type="float">
            <text:p>-0.9272251129</text:p>
          </table:table-cell>
          <table:table-cell office:value-type="float" office:value="3.31363727833" calcext:value-type="float">
            <text:p>3.3136372783</text:p>
          </table:table-cell>
          <table:table-cell office:value-type="float" office:value="-0.867337827857" calcext:value-type="float">
            <text:p>-0.8673378279</text:p>
          </table:table-cell>
          <table:table-cell office:value-type="float" office:value="3.31461592674" calcext:value-type="float">
            <text:p>3.3146159267</text:p>
          </table:table-cell>
          <table:table-cell office:value-type="float" office:value="-0.928412258625" calcext:value-type="float">
            <text:p>-0.9284122586</text:p>
          </table:table-cell>
        </table:table-row>
        <table:table-row table:style-name="ro1">
          <table:table-cell office:value-type="float" office:value="2.48057723045" calcext:value-type="float">
            <text:p>2.4805772305</text:p>
          </table:table-cell>
          <table:table-cell office:value-type="float" office:value="-0.926087498665" calcext:value-type="float">
            <text:p>-0.9260874987</text:p>
          </table:table-cell>
          <table:table-cell office:value-type="float" office:value="3.3136141349" calcext:value-type="float">
            <text:p>3.3136141349</text:p>
          </table:table-cell>
          <table:table-cell office:value-type="float" office:value="-0.867157424116" calcext:value-type="float">
            <text:p>-0.8671574241</text:p>
          </table:table-cell>
          <table:table-cell office:value-type="float" office:value="3.31487341881" calcext:value-type="float">
            <text:p>3.3148734188</text:p>
          </table:table-cell>
          <table:table-cell office:value-type="float" office:value="-0.928154826164" calcext:value-type="float">
            <text:p>-0.9281548262</text:p>
          </table:table-cell>
        </table:table-row>
        <table:table-row table:style-name="ro1">
          <table:table-cell office:value-type="float" office:value="2.48167729378" calcext:value-type="float">
            <text:p>2.4816772938</text:p>
          </table:table-cell>
          <table:table-cell office:value-type="float" office:value="-0.926442682743" calcext:value-type="float">
            <text:p>-0.9264426827</text:p>
          </table:table-cell>
          <table:table-cell office:value-type="float" office:value="3.31372657629" calcext:value-type="float">
            <text:p>3.3137265763</text:p>
          </table:table-cell>
          <table:table-cell office:value-type="float" office:value="-0.8673601629" calcext:value-type="float">
            <text:p>-0.8673601629</text:p>
          </table:table-cell>
          <table:table-cell office:value-type="float" office:value="3.31498094559" calcext:value-type="float">
            <text:p>3.3149809456</text:p>
          </table:table-cell>
          <table:table-cell office:value-type="float" office:value="-0.928464591503" calcext:value-type="float">
            <text:p>-0.9284645915</text:p>
          </table:table-cell>
        </table:table-row>
        <table:table-row table:style-name="ro1">
          <table:table-cell office:value-type="float" office:value="2.48127007484" calcext:value-type="float">
            <text:p>2.4812700748</text:p>
          </table:table-cell>
          <table:table-cell office:value-type="float" office:value="-0.926322758198" calcext:value-type="float">
            <text:p>-0.9263227582</text:p>
          </table:table-cell>
          <table:table-cell office:value-type="float" office:value="3.31393294237" calcext:value-type="float">
            <text:p>3.3139329424</text:p>
          </table:table-cell>
          <table:table-cell office:value-type="float" office:value="-0.867322564003" calcext:value-type="float">
            <text:p>-0.867322564</text:p>
          </table:table-cell>
          <table:table-cell office:value-type="float" office:value="3.31473632812" calcext:value-type="float">
            <text:p>3.3147363281</text:p>
          </table:table-cell>
          <table:table-cell office:value-type="float" office:value="-0.928310751915" calcext:value-type="float">
            <text:p>-0.9283107519</text:p>
          </table:table-cell>
        </table:table-row>
        <table:table-row table:style-name="ro1">
          <table:table-cell office:value-type="float" office:value="2.48094964027" calcext:value-type="float">
            <text:p>2.4809496403</text:p>
          </table:table-cell>
          <table:table-cell office:value-type="float" office:value="-0.926606118679" calcext:value-type="float">
            <text:p>-0.9266061187</text:p>
          </table:table-cell>
          <table:table-cell office:value-type="float" office:value="3.31397757976" calcext:value-type="float">
            <text:p>3.3139775798</text:p>
          </table:table-cell>
          <table:table-cell office:value-type="float" office:value="-0.867508592393" calcext:value-type="float">
            <text:p>-0.8675085924</text:p>
          </table:table-cell>
          <table:table-cell office:value-type="float" office:value="3.31453510284" calcext:value-type="float">
            <text:p>3.3145351028</text:p>
          </table:table-cell>
          <table:table-cell office:value-type="float" office:value="-0.927818357944" calcext:value-type="float">
            <text:p>-0.9278183579</text:p>
          </table:table-cell>
        </table:table-row>
        <table:table-row table:style-name="ro1">
          <table:table-cell office:value-type="float" office:value="2.48070406914" calcext:value-type="float">
            <text:p>2.4807040691</text:p>
          </table:table-cell>
          <table:table-cell office:value-type="float" office:value="-0.92701292038" calcext:value-type="float">
            <text:p>-0.9270129204</text:p>
          </table:table-cell>
          <table:table-cell office:value-type="float" office:value="3.31352532723" calcext:value-type="float">
            <text:p>3.3135253272</text:p>
          </table:table-cell>
          <table:table-cell office:value-type="float" office:value="-0.86768443494" calcext:value-type="float">
            <text:p>-0.8676844349</text:p>
          </table:table-cell>
          <table:table-cell office:value-type="float" office:value="3.31466814041" calcext:value-type="float">
            <text:p>3.3146681404</text:p>
          </table:table-cell>
          <table:table-cell office:value-type="float" office:value="-0.927943348885" calcext:value-type="float">
            <text:p>-0.9279433489</text:p>
          </table:table-cell>
        </table:table-row>
        <table:table-row table:style-name="ro1">
          <table:table-cell office:value-type="float" office:value="2.48109817505" calcext:value-type="float">
            <text:p>2.4810981751</text:p>
          </table:table-cell>
          <table:table-cell office:value-type="float" office:value="-0.926945567131" calcext:value-type="float">
            <text:p>-0.9269455671</text:p>
          </table:table-cell>
          <table:table-cell office:value-type="float" office:value="3.31314639845" calcext:value-type="float">
            <text:p>3.3131463985</text:p>
          </table:table-cell>
          <table:table-cell office:value-type="float" office:value="-0.867414567334" calcext:value-type="float">
            <text:p>-0.8674145673</text:p>
          </table:table-cell>
          <table:table-cell office:value-type="float" office:value="3.31515618324" calcext:value-type="float">
            <text:p>3.3151561832</text:p>
          </table:table-cell>
          <table:table-cell office:value-type="float" office:value="-0.927661001682" calcext:value-type="float">
            <text:p>-0.9276610017</text:p>
          </table:table-cell>
        </table:table-row>
        <table:table-row table:style-name="ro1">
          <table:table-cell office:value-type="float" office:value="2.48112893105" calcext:value-type="float">
            <text:p>2.4811289311</text:p>
          </table:table-cell>
          <table:table-cell office:value-type="float" office:value="-0.926588356495" calcext:value-type="float">
            <text:p>-0.9265883565</text:p>
          </table:table-cell>
          <table:table-cell office:value-type="float" office:value="3.31324437212" calcext:value-type="float">
            <text:p>3.3132443721</text:p>
          </table:table-cell>
          <table:table-cell office:value-type="float" office:value="-0.867228259862" calcext:value-type="float">
            <text:p>-0.8672282599</text:p>
          </table:table-cell>
          <table:table-cell office:value-type="float" office:value="3.31485839844" calcext:value-type="float">
            <text:p>3.3148583984</text:p>
          </table:table-cell>
          <table:table-cell office:value-type="float" office:value="-0.928163290024" calcext:value-type="float">
            <text:p>-0.92816329</text:p>
          </table:table-cell>
        </table:table-row>
        <table:table-row table:style-name="ro1">
          <table:table-cell office:value-type="float" office:value="2.4813644886" calcext:value-type="float">
            <text:p>2.4813644886</text:p>
          </table:table-cell>
          <table:table-cell office:value-type="float" office:value="-0.926714599133" calcext:value-type="float">
            <text:p>-0.9267145991</text:p>
          </table:table-cell>
          <table:table-cell office:value-type="float" office:value="3.31339724295" calcext:value-type="float">
            <text:p>3.313397243</text:p>
          </table:table-cell>
          <table:table-cell office:value-type="float" office:value="-0.86688794562" calcext:value-type="float">
            <text:p>-0.8668879456</text:p>
          </table:table-cell>
          <table:table-cell office:value-type="float" office:value="3.31474634171" calcext:value-type="float">
            <text:p>3.3147463417</text:p>
          </table:table-cell>
          <table:table-cell office:value-type="float" office:value="-0.928027451038" calcext:value-type="float">
            <text:p>-0.928027451</text:p>
          </table:table-cell>
        </table:table-row>
        <table:table-row table:style-name="ro1">
          <table:table-cell office:value-type="float" office:value="2.48111701012" calcext:value-type="float">
            <text:p>2.4811170101</text:p>
          </table:table-cell>
          <table:table-cell office:value-type="float" office:value="-0.926524102688" calcext:value-type="float">
            <text:p>-0.9265241027</text:p>
          </table:table-cell>
          <table:table-cell office:value-type="float" office:value="3.31330660781" calcext:value-type="float">
            <text:p>3.3133066078</text:p>
          </table:table-cell>
          <table:table-cell office:value-type="float" office:value="-0.86697729131" calcext:value-type="float">
            <text:p>-0.8669772913</text:p>
          </table:table-cell>
          <table:table-cell office:value-type="float" office:value="3.31464429855" calcext:value-type="float">
            <text:p>3.3146442986</text:p>
          </table:table-cell>
          <table:table-cell office:value-type="float" office:value="-0.927832067013" calcext:value-type="float">
            <text:p>-0.927832067</text:p>
          </table:table-cell>
        </table:table-row>
        <table:table-row table:style-name="ro1">
          <table:table-cell office:value-type="float" office:value="2.48114562035" calcext:value-type="float">
            <text:p>2.4811456204</text:p>
          </table:table-cell>
          <table:table-cell office:value-type="float" office:value="-0.926722168922" calcext:value-type="float">
            <text:p>-0.9267221689</text:p>
          </table:table-cell>
          <table:table-cell office:value-type="float" office:value="3.31276879488" calcext:value-type="float">
            <text:p>3.3127687949</text:p>
          </table:table-cell>
          <table:table-cell office:value-type="float" office:value="-0.866849413085" calcext:value-type="float">
            <text:p>-0.8668494131</text:p>
          </table:table-cell>
          <table:table-cell office:value-type="float" office:value="3.31402154922" calcext:value-type="float">
            <text:p>3.3140215492</text:p>
          </table:table-cell>
          <table:table-cell office:value-type="float" office:value="-0.927624702454" calcext:value-type="float">
            <text:p>-0.9276247025</text:p>
          </table:table-cell>
        </table:table-row>
        <table:table-row table:style-name="ro1">
          <table:table-cell office:value-type="float" office:value="2.480864048" calcext:value-type="float">
            <text:p>2.480864048</text:p>
          </table:table-cell>
          <table:table-cell office:value-type="float" office:value="-0.926567733288" calcext:value-type="float">
            <text:p>-0.9265677333</text:p>
          </table:table-cell>
          <table:table-cell office:value-type="float" office:value="3.31261305597" calcext:value-type="float">
            <text:p>3.312613056</text:p>
          </table:table-cell>
          <table:table-cell office:value-type="float" office:value="-0.86647627242" calcext:value-type="float">
            <text:p>-0.8664762724</text:p>
          </table:table-cell>
          <table:table-cell office:value-type="float" office:value="3.31444712639" calcext:value-type="float">
            <text:p>3.3144471264</text:p>
          </table:table-cell>
          <table:table-cell office:value-type="float" office:value="-0.927927434444" calcext:value-type="float">
            <text:p>-0.9279274344</text:p>
          </table:table-cell>
        </table:table-row>
        <table:table-row table:style-name="ro1">
          <table:table-cell office:value-type="float" office:value="2.48110413551" calcext:value-type="float">
            <text:p>2.4811041355</text:p>
          </table:table-cell>
          <table:table-cell office:value-type="float" office:value="-0.926576137543" calcext:value-type="float">
            <text:p>-0.9265761375</text:p>
          </table:table-cell>
          <table:table-cell office:value-type="float" office:value="3.3136225224" calcext:value-type="float">
            <text:p>3.3136225224</text:p>
          </table:table-cell>
          <table:table-cell office:value-type="float" office:value="-0.866177293487" calcext:value-type="float">
            <text:p>-0.8661772935</text:p>
          </table:table-cell>
          <table:table-cell office:value-type="float" office:value="3.31440421104" calcext:value-type="float">
            <text:p>3.314404211</text:p>
          </table:table-cell>
          <table:table-cell office:value-type="float" office:value="-0.927800178528" calcext:value-type="float">
            <text:p>-0.9278001785</text:p>
          </table:table-cell>
        </table:table-row>
        <table:table-row table:style-name="ro1">
          <table:table-cell office:value-type="float" office:value="2.48114085197" calcext:value-type="float">
            <text:p>2.481140852</text:p>
          </table:table-cell>
          <table:table-cell office:value-type="float" office:value="-0.926691055298" calcext:value-type="float">
            <text:p>-0.9266910553</text:p>
          </table:table-cell>
          <table:table-cell office:value-type="float" office:value="3.31324295955" calcext:value-type="float">
            <text:p>3.3132429596</text:p>
          </table:table-cell>
          <table:table-cell office:value-type="float" office:value="-0.866655242048" calcext:value-type="float">
            <text:p>-0.866655242</text:p>
          </table:table-cell>
          <table:table-cell office:value-type="float" office:value="3.31450601578" calcext:value-type="float">
            <text:p>3.3145060158</text:p>
          </table:table-cell>
          <table:table-cell office:value-type="float" office:value="-0.927973628044" calcext:value-type="float">
            <text:p>-0.927973628</text:p>
          </table:table-cell>
        </table:table-row>
        <table:table-row table:style-name="ro1">
          <table:table-cell office:value-type="float" office:value="2.48125219345" calcext:value-type="float">
            <text:p>2.4812521935</text:p>
          </table:table-cell>
          <table:table-cell office:value-type="float" office:value="-0.926613748074" calcext:value-type="float">
            <text:p>-0.9266137481</text:p>
          </table:table-cell>
          <table:table-cell office:value-type="float" office:value="3.31311488234" calcext:value-type="float">
            <text:p>3.3131148823</text:p>
          </table:table-cell>
          <table:table-cell office:value-type="float" office:value="-0.866779422485" calcext:value-type="float">
            <text:p>-0.8667794225</text:p>
          </table:table-cell>
          <table:table-cell office:value-type="float" office:value="3.31458898544" calcext:value-type="float">
            <text:p>3.3145889854</text:p>
          </table:table-cell>
          <table:table-cell office:value-type="float" office:value="-0.928150594234" calcext:value-type="float">
            <text:p>-0.9281505942</text:p>
          </table:table-cell>
        </table:table-row>
        <table:table-row table:style-name="ro1">
          <table:table-cell office:value-type="float" office:value="2.4812977314" calcext:value-type="float">
            <text:p>2.4812977314</text:p>
          </table:table-cell>
          <table:table-cell office:value-type="float" office:value="-0.926606953144" calcext:value-type="float">
            <text:p>-0.9266069531</text:p>
          </table:table-cell>
          <table:table-cell office:value-type="float" office:value="3.31260343917" calcext:value-type="float">
            <text:p>3.3126034392</text:p>
          </table:table-cell>
          <table:table-cell office:value-type="float" office:value="-0.866635596144" calcext:value-type="float">
            <text:p>-0.8666355961</text:p>
          </table:table-cell>
          <table:table-cell office:value-type="float" office:value="3.31448360443" calcext:value-type="float">
            <text:p>3.3144836044</text:p>
          </table:table-cell>
          <table:table-cell office:value-type="float" office:value="-0.927939355373" calcext:value-type="float">
            <text:p>-0.9279393554</text:p>
          </table:table-cell>
        </table:table-row>
        <table:table-row table:style-name="ro1">
          <table:table-cell office:value-type="float" office:value="2.48121261597" calcext:value-type="float">
            <text:p>2.481212616</text:p>
          </table:table-cell>
          <table:table-cell office:value-type="float" office:value="-0.926752209663" calcext:value-type="float">
            <text:p>-0.9267522097</text:p>
          </table:table-cell>
          <table:table-cell office:value-type="float" office:value="3.31262603752" calcext:value-type="float">
            <text:p>3.3126260375</text:p>
          </table:table-cell>
          <table:table-cell office:value-type="float" office:value="-0.866605572226" calcext:value-type="float">
            <text:p>-0.8666055722</text:p>
          </table:table-cell>
          <table:table-cell office:value-type="float" office:value="3.31448980331" calcext:value-type="float">
            <text:p>3.3144898033</text:p>
          </table:table-cell>
          <table:table-cell office:value-type="float" office:value="-0.927790224552" calcext:value-type="float">
            <text:p>-0.9277902246</text:p>
          </table:table-cell>
        </table:table-row>
        <table:table-row table:style-name="ro1">
          <table:table-cell office:value-type="float" office:value="2.48108100891" calcext:value-type="float">
            <text:p>2.4810810089</text:p>
          </table:table-cell>
          <table:table-cell office:value-type="float" office:value="-0.926816642284" calcext:value-type="float">
            <text:p>-0.9268166423</text:p>
          </table:table-cell>
          <table:table-cell office:value-type="float" office:value="3.31233885268" calcext:value-type="float">
            <text:p>3.3123388527</text:p>
          </table:table-cell>
          <table:table-cell office:value-type="float" office:value="-0.866687816117" calcext:value-type="float">
            <text:p>-0.8666878161</text:p>
          </table:table-cell>
          <table:table-cell office:value-type="float" office:value="3.31437679291" calcext:value-type="float">
            <text:p>3.3143767929</text:p>
          </table:table-cell>
          <table:table-cell office:value-type="float" office:value="-0.927519142628" calcext:value-type="float">
            <text:p>-0.9275191426</text:p>
          </table:table-cell>
        </table:table-row>
        <table:table-row table:style-name="ro1">
          <table:table-cell office:value-type="float" office:value="2.48037385941" calcext:value-type="float">
            <text:p>2.4803738594</text:p>
          </table:table-cell>
          <table:table-cell office:value-type="float" office:value="-0.92636859417" calcext:value-type="float">
            <text:p>-0.9263685942</text:p>
          </table:table-cell>
          <table:table-cell office:value-type="float" office:value="3.31245410263" calcext:value-type="float">
            <text:p>3.3124541026</text:p>
          </table:table-cell>
          <table:table-cell office:value-type="float" office:value="-0.866619761101" calcext:value-type="float">
            <text:p>-0.8666197611</text:p>
          </table:table-cell>
          <table:table-cell office:value-type="float" office:value="3.31457801819" calcext:value-type="float">
            <text:p>3.3145780182</text:p>
          </table:table-cell>
          <table:table-cell office:value-type="float" office:value="-0.928008437157" calcext:value-type="float">
            <text:p>-0.9280084372</text:p>
          </table:table-cell>
        </table:table-row>
        <table:table-row table:style-name="ro1">
          <table:table-cell office:value-type="float" office:value="2.48089289665" calcext:value-type="float">
            <text:p>2.4808928967</text:p>
          </table:table-cell>
          <table:table-cell office:value-type="float" office:value="-0.926403641701" calcext:value-type="float">
            <text:p>-0.9264036417</text:p>
          </table:table-cell>
          <table:table-cell office:value-type="float" office:value="3.31279426448" calcext:value-type="float">
            <text:p>3.3127942645</text:p>
          </table:table-cell>
          <table:table-cell office:value-type="float" office:value="-0.866468289396" calcext:value-type="float">
            <text:p>-0.8664682894</text:p>
          </table:table-cell>
          <table:table-cell office:value-type="float" office:value="3.31466337204" calcext:value-type="float">
            <text:p>3.314663372</text:p>
          </table:table-cell>
          <table:table-cell office:value-type="float" office:value="-0.92801874876" calcext:value-type="float">
            <text:p>-0.9280187488</text:p>
          </table:table-cell>
        </table:table-row>
        <table:table-row table:style-name="ro1">
          <table:table-cell office:value-type="float" office:value="2.48037099838" calcext:value-type="float">
            <text:p>2.4803709984</text:p>
          </table:table-cell>
          <table:table-cell office:value-type="float" office:value="-0.926141679287" calcext:value-type="float">
            <text:p>-0.9261416793</text:p>
          </table:table-cell>
          <table:table-cell office:value-type="float" office:value="3.31288276441" calcext:value-type="float">
            <text:p>3.3128827644</text:p>
          </table:table-cell>
          <table:table-cell office:value-type="float" office:value="-0.866659659253" calcext:value-type="float">
            <text:p>-0.8666596593</text:p>
          </table:table-cell>
          <table:table-cell office:value-type="float" office:value="3.31457849503" calcext:value-type="float">
            <text:p>3.314578495</text:p>
          </table:table-cell>
          <table:table-cell office:value-type="float" office:value="-0.927886128426" calcext:value-type="float">
            <text:p>-0.9278861284</text:p>
          </table:table-cell>
        </table:table-row>
        <table:table-row table:style-name="ro1">
          <table:table-cell office:value-type="float" office:value="2.48020505905" calcext:value-type="float">
            <text:p>2.4802050591</text:p>
          </table:table-cell>
          <table:table-cell office:value-type="float" office:value="-0.926011919975" calcext:value-type="float">
            <text:p>-0.92601192</text:p>
          </table:table-cell>
          <table:table-cell office:value-type="float" office:value="3.31238820383" calcext:value-type="float">
            <text:p>3.3123882038</text:p>
          </table:table-cell>
          <table:table-cell office:value-type="float" office:value="-0.86670147175" calcext:value-type="float">
            <text:p>-0.8667014718</text:p>
          </table:table-cell>
          <table:table-cell office:value-type="float" office:value="3.31462379456" calcext:value-type="float">
            <text:p>3.3146237946</text:p>
          </table:table-cell>
          <table:table-cell office:value-type="float" office:value="-0.92788541317" calcext:value-type="float">
            <text:p>-0.9278854132</text:p>
          </table:table-cell>
        </table:table-row>
        <table:table-row table:style-name="ro1">
          <table:table-cell office:value-type="float" office:value="2.48043036461" calcext:value-type="float">
            <text:p>2.4804303646</text:p>
          </table:table-cell>
          <table:table-cell office:value-type="float" office:value="-0.926127493382" calcext:value-type="float">
            <text:p>-0.9261274934</text:p>
          </table:table-cell>
          <table:table-cell office:value-type="float" office:value="3.31212569408" calcext:value-type="float">
            <text:p>3.3121256941</text:p>
          </table:table-cell>
          <table:table-cell office:value-type="float" office:value="-0.86665626645" calcext:value-type="float">
            <text:p>-0.8666562665</text:p>
          </table:table-cell>
          <table:table-cell office:value-type="float" office:value="3.31458827019" calcext:value-type="float">
            <text:p>3.3145882702</text:p>
          </table:table-cell>
          <table:table-cell office:value-type="float" office:value="-0.927885949612" calcext:value-type="float">
            <text:p>-0.9278859496</text:p>
          </table:table-cell>
        </table:table-row>
        <table:table-row table:style-name="ro1">
          <table:table-cell office:value-type="float" office:value="2.4803788662" calcext:value-type="float">
            <text:p>2.4803788662</text:p>
          </table:table-cell>
          <table:table-cell office:value-type="float" office:value="-0.926113307476" calcext:value-type="float">
            <text:p>-0.9261133075</text:p>
          </table:table-cell>
          <table:table-cell office:value-type="float" office:value="3.3123410389" calcext:value-type="float">
            <text:p>3.3123410389</text:p>
          </table:table-cell>
          <table:table-cell office:value-type="float" office:value="-0.866818007626" calcext:value-type="float">
            <text:p>-0.8668180076</text:p>
          </table:table-cell>
          <table:table-cell office:value-type="float" office:value="3.31448336601" calcext:value-type="float">
            <text:p>3.314483366</text:p>
          </table:table-cell>
          <table:table-cell office:value-type="float" office:value="-0.927695393562" calcext:value-type="float">
            <text:p>-0.9276953936</text:p>
          </table:table-cell>
        </table:table-row>
        <table:table-row table:style-name="ro1">
          <table:table-cell office:value-type="float" office:value="2.48072767258" calcext:value-type="float">
            <text:p>2.4807276726</text:p>
          </table:table-cell>
          <table:table-cell office:value-type="float" office:value="-0.926422059536" calcext:value-type="float">
            <text:p>-0.9264220595</text:p>
          </table:table-cell>
          <table:table-cell office:value-type="float" office:value="3.31260194162" calcext:value-type="float">
            <text:p>3.3126019416</text:p>
          </table:table-cell>
          <table:table-cell office:value-type="float" office:value="-0.866606703028" calcext:value-type="float">
            <text:p>-0.866606703</text:p>
          </table:table-cell>
          <table:table-cell office:value-type="float" office:value="3.31455489159" calcext:value-type="float">
            <text:p>3.3145548916</text:p>
          </table:table-cell>
          <table:table-cell office:value-type="float" office:value="-0.927726209164" calcext:value-type="float">
            <text:p>-0.9277262092</text:p>
          </table:table-cell>
        </table:table-row>
        <table:table-row table:style-name="ro1">
          <table:table-cell office:value-type="float" office:value="2.48104429245" calcext:value-type="float">
            <text:p>2.4810442925</text:p>
          </table:table-cell>
          <table:table-cell office:value-type="float" office:value="-0.926649391651" calcext:value-type="float">
            <text:p>-0.9266493917</text:p>
          </table:table-cell>
          <table:table-cell office:value-type="float" office:value="3.31270951757" calcext:value-type="float">
            <text:p>3.3127095176</text:p>
          </table:table-cell>
          <table:table-cell office:value-type="float" office:value="-0.866917133674" calcext:value-type="float">
            <text:p>-0.8669171337</text:p>
          </table:table-cell>
          <table:table-cell office:value-type="float" office:value="3.31442495346" calcext:value-type="float">
            <text:p>3.3144249535</text:p>
          </table:table-cell>
          <table:table-cell office:value-type="float" office:value="-0.927607536316" calcext:value-type="float">
            <text:p>-0.9276075363</text:p>
          </table:table-cell>
        </table:table-row>
        <table:table-row table:style-name="ro1">
          <table:table-cell office:value-type="float" office:value="2.48105764389" calcext:value-type="float">
            <text:p>2.4810576439</text:p>
          </table:table-cell>
          <table:table-cell office:value-type="float" office:value="-0.926381289959" calcext:value-type="float">
            <text:p>-0.92638129</text:p>
          </table:table-cell>
          <table:table-cell office:value-type="float" office:value="3.31246552293" calcext:value-type="float">
            <text:p>3.3124655229</text:p>
          </table:table-cell>
          <table:table-cell office:value-type="float" office:value="-0.866771721312" calcext:value-type="float">
            <text:p>-0.8667717213</text:p>
          </table:table-cell>
          <table:table-cell office:value-type="float" office:value="3.31443258286" calcext:value-type="float">
            <text:p>3.3144325829</text:p>
          </table:table-cell>
          <table:table-cell office:value-type="float" office:value="-0.92762607336" calcext:value-type="float">
            <text:p>-0.9276260734</text:p>
          </table:table-cell>
        </table:table-row>
        <table:table-row table:style-name="ro1">
          <table:table-cell office:value-type="float" office:value="2.48029875755" calcext:value-type="float">
            <text:p>2.4802987576</text:p>
          </table:table-cell>
          <table:table-cell office:value-type="float" office:value="-0.926305532455" calcext:value-type="float">
            <text:p>-0.9263055325</text:p>
          </table:table-cell>
          <table:table-cell office:value-type="float" office:value="3.31226306832" calcext:value-type="float">
            <text:p>3.3122630683</text:p>
          </table:table-cell>
          <table:table-cell office:value-type="float" office:value="-0.866262694664" calcext:value-type="float">
            <text:p>-0.8662626947</text:p>
          </table:table-cell>
          <table:table-cell office:value-type="float" office:value="3.31463857651" calcext:value-type="float">
            <text:p>3.3146385765</text:p>
          </table:table-cell>
          <table:table-cell office:value-type="float" office:value="-0.928085803986" calcext:value-type="float">
            <text:p>-0.928085804</text:p>
          </table:table-cell>
        </table:table-row>
        <table:table-row table:style-name="ro1">
          <table:table-cell office:value-type="float" office:value="2.48058629036" calcext:value-type="float">
            <text:p>2.4805862904</text:p>
          </table:table-cell>
          <table:table-cell office:value-type="float" office:value="-0.926834523678" calcext:value-type="float">
            <text:p>-0.9268345237</text:p>
          </table:table-cell>
          <table:table-cell office:value-type="float" office:value="3.31239530255" calcext:value-type="float">
            <text:p>3.3123953026</text:p>
          </table:table-cell>
          <table:table-cell office:value-type="float" office:value="-0.866376818934" calcext:value-type="float">
            <text:p>-0.8663768189</text:p>
          </table:table-cell>
          <table:table-cell office:value-type="float" office:value="3.31444521904" calcext:value-type="float">
            <text:p>3.314445219</text:p>
          </table:table-cell>
          <table:table-cell office:value-type="float" office:value="-0.927723824978" calcext:value-type="float">
            <text:p>-0.927723825</text:p>
          </table:table-cell>
        </table:table-row>
        <table:table-row table:style-name="ro1">
          <table:table-cell office:value-type="float" office:value="2.4809679985" calcext:value-type="float">
            <text:p>2.4809679985</text:p>
          </table:table-cell>
          <table:table-cell office:value-type="float" office:value="-0.92676204443" calcext:value-type="float">
            <text:p>-0.9267620444</text:p>
          </table:table-cell>
          <table:table-cell office:value-type="float" office:value="3.31288826157" calcext:value-type="float">
            <text:p>3.3128882616</text:p>
          </table:table-cell>
          <table:table-cell office:value-type="float" office:value="-0.866161002526" calcext:value-type="float">
            <text:p>-0.8661610025</text:p>
          </table:table-cell>
          <table:table-cell office:value-type="float" office:value="3.31418367386" calcext:value-type="float">
            <text:p>3.3141836739</text:p>
          </table:table-cell>
          <table:table-cell office:value-type="float" office:value="-0.927538573742" calcext:value-type="float">
            <text:p>-0.9275385737</text:p>
          </table:table-cell>
        </table:table-row>
        <table:table-row table:style-name="ro1">
          <table:table-cell office:value-type="float" office:value="2.4812707901" calcext:value-type="float">
            <text:p>2.4812707901</text:p>
          </table:table-cell>
          <table:table-cell office:value-type="float" office:value="-0.926679074764" calcext:value-type="float">
            <text:p>-0.9266790748</text:p>
          </table:table-cell>
          <table:table-cell office:value-type="float" office:value="3.31258893693" calcext:value-type="float">
            <text:p>3.3125889369</text:p>
          </table:table-cell>
          <table:table-cell office:value-type="float" office:value="-0.86664244451" calcext:value-type="float">
            <text:p>-0.8666424445</text:p>
          </table:table-cell>
          <table:table-cell office:value-type="float" office:value="3.31440135002" calcext:value-type="float">
            <text:p>3.31440135</text:p>
          </table:table-cell>
          <table:table-cell office:value-type="float" office:value="-0.927879810333" calcext:value-type="float">
            <text:p>-0.9278798103</text:p>
          </table:table-cell>
        </table:table-row>
        <table:table-row table:style-name="ro1">
          <table:table-cell office:value-type="float" office:value="2.48151993752" calcext:value-type="float">
            <text:p>2.4815199375</text:p>
          </table:table-cell>
          <table:table-cell office:value-type="float" office:value="-0.926893234253" calcext:value-type="float">
            <text:p>-0.9268932343</text:p>
          </table:table-cell>
          <table:table-cell office:value-type="float" office:value="3.31247533984" calcext:value-type="float">
            <text:p>3.3124753398</text:p>
          </table:table-cell>
          <table:table-cell office:value-type="float" office:value="-0.866485759205" calcext:value-type="float">
            <text:p>-0.8664857592</text:p>
          </table:table-cell>
          <table:table-cell office:value-type="float" office:value="3.31444760323" calcext:value-type="float">
            <text:p>3.3144476032</text:p>
          </table:table-cell>
          <table:table-cell office:value-type="float" office:value="-0.927833259106" calcext:value-type="float">
            <text:p>-0.9278332591</text:p>
          </table:table-cell>
        </table:table-row>
        <table:table-row table:style-name="ro1">
          <table:table-cell office:value-type="float" office:value="2.48107600212" calcext:value-type="float">
            <text:p>2.4810760021</text:p>
          </table:table-cell>
          <table:table-cell office:value-type="float" office:value="-0.926530480385" calcext:value-type="float">
            <text:p>-0.9265304804</text:p>
          </table:table-cell>
          <table:table-cell office:value-type="float" office:value="3.31237532854" calcext:value-type="float">
            <text:p>3.3123753285</text:p>
          </table:table-cell>
          <table:table-cell office:value-type="float" office:value="-0.866317874588" calcext:value-type="float">
            <text:p>-0.8663178746</text:p>
          </table:table-cell>
          <table:table-cell office:value-type="float" office:value="3.3145601368" calcext:value-type="float">
            <text:p>3.3145601368</text:p>
          </table:table-cell>
          <table:table-cell office:value-type="float" office:value="-0.928060173988" calcext:value-type="float">
            <text:p>-0.928060174</text:p>
          </table:table-cell>
        </table:table-row>
        <table:table-row table:style-name="ro1">
          <table:table-cell office:value-type="float" office:value="2.48041033745" calcext:value-type="float">
            <text:p>2.4804103375</text:p>
          </table:table-cell>
          <table:table-cell office:value-type="float" office:value="-0.92643237114" calcext:value-type="float">
            <text:p>-0.9264323711</text:p>
          </table:table-cell>
          <table:table-cell office:value-type="float" office:value="3.31175280855" calcext:value-type="float">
            <text:p>3.3117528086</text:p>
          </table:table-cell>
          <table:table-cell office:value-type="float" office:value="-0.866113614805" calcext:value-type="float">
            <text:p>-0.8661136148</text:p>
          </table:table-cell>
          <table:table-cell office:value-type="float" office:value="3.31444951057" calcext:value-type="float">
            <text:p>3.3144495106</text:p>
          </table:table-cell>
          <table:table-cell office:value-type="float" office:value="-0.927882790565" calcext:value-type="float">
            <text:p>-0.9278827906</text:p>
          </table:table-cell>
        </table:table-row>
        <table:table-row table:style-name="ro1">
          <table:table-cell office:value-type="float" office:value="2.48080468178" calcext:value-type="float">
            <text:p>2.4808046818</text:p>
          </table:table-cell>
          <table:table-cell office:value-type="float" office:value="-0.926608800888" calcext:value-type="float">
            <text:p>-0.9266088009</text:p>
          </table:table-cell>
          <table:table-cell office:value-type="float" office:value="3.31217971242" calcext:value-type="float">
            <text:p>3.3121797124</text:p>
          </table:table-cell>
          <table:table-cell office:value-type="float" office:value="-0.86643431016" calcext:value-type="float">
            <text:p>-0.8664343102</text:p>
          </table:table-cell>
          <table:table-cell office:value-type="float" office:value="3.31443067551" calcext:value-type="float">
            <text:p>3.3144306755</text:p>
          </table:table-cell>
          <table:table-cell office:value-type="float" office:value="-0.927861869335" calcext:value-type="float">
            <text:p>-0.9278618693</text:p>
          </table:table-cell>
        </table:table-row>
        <table:table-row table:style-name="ro1">
          <table:table-cell office:value-type="float" office:value="2.48108363152" calcext:value-type="float">
            <text:p>2.4810836315</text:p>
          </table:table-cell>
          <table:table-cell office:value-type="float" office:value="-0.926805317402" calcext:value-type="float">
            <text:p>-0.9268053174</text:p>
          </table:table-cell>
          <table:table-cell office:value-type="float" office:value="3.31213394665" calcext:value-type="float">
            <text:p>3.3121339467</text:p>
          </table:table-cell>
          <table:table-cell office:value-type="float" office:value="-0.866268466311" calcext:value-type="float">
            <text:p>-0.8662684663</text:p>
          </table:table-cell>
          <table:table-cell office:value-type="float" office:value="3.31449433327" calcext:value-type="float">
            <text:p>3.3144943333</text:p>
          </table:table-cell>
          <table:table-cell office:value-type="float" office:value="-0.927979171276" calcext:value-type="float">
            <text:p>-0.9279791713</text:p>
          </table:table-cell>
        </table:table-row>
        <table:table-row table:style-name="ro1">
          <table:table-cell office:value-type="float" office:value="2.48140454292" calcext:value-type="float">
            <text:p>2.4814045429</text:p>
          </table:table-cell>
          <table:table-cell office:value-type="float" office:value="-0.927263081074" calcext:value-type="float">
            <text:p>-0.9272630811</text:p>
          </table:table-cell>
          <table:table-cell office:value-type="float" office:value="3.31223480084" calcext:value-type="float">
            <text:p>3.3122348008</text:p>
          </table:table-cell>
          <table:table-cell office:value-type="float" office:value="-0.866429053212" calcext:value-type="float">
            <text:p>-0.8664290532</text:p>
          </table:table-cell>
          <table:table-cell office:value-type="float" office:value="3.31443282127" calcext:value-type="float">
            <text:p>3.3144328213</text:p>
          </table:table-cell>
          <table:table-cell office:value-type="float" office:value="-0.927926719189" calcext:value-type="float">
            <text:p>-0.9279267192</text:p>
          </table:table-cell>
        </table:table-row>
        <table:table-row table:style-name="ro1">
          <table:table-cell office:value-type="float" office:value="2.48099589348" calcext:value-type="float">
            <text:p>2.4809958935</text:p>
          </table:table-cell>
          <table:table-cell office:value-type="float" office:value="-0.92705565691" calcext:value-type="float">
            <text:p>-0.9270556569</text:p>
          </table:table-cell>
          <table:table-cell office:value-type="float" office:value="3.31231737712" calcext:value-type="float">
            <text:p>3.3123173771</text:p>
          </table:table-cell>
          <table:table-cell office:value-type="float" office:value="-0.866600696946" calcext:value-type="float">
            <text:p>-0.8666006969</text:p>
          </table:table-cell>
          <table:table-cell office:value-type="float" office:value="3.31418081284" calcext:value-type="float">
            <text:p>3.3141808128</text:p>
          </table:table-cell>
          <table:table-cell office:value-type="float" office:value="-0.927708983421" calcext:value-type="float">
            <text:p>-0.9277089834</text:p>
          </table:table-cell>
        </table:table-row>
        <table:table-row table:style-name="ro1">
          <table:table-cell office:value-type="float" office:value="2.48100423813" calcext:value-type="float">
            <text:p>2.4810042381</text:p>
          </table:table-cell>
          <table:table-cell office:value-type="float" office:value="-0.927034199238" calcext:value-type="float">
            <text:p>-0.9270341992</text:p>
          </table:table-cell>
          <table:table-cell office:value-type="float" office:value="3.31221030745" calcext:value-type="float">
            <text:p>3.3122103075</text:p>
          </table:table-cell>
          <table:table-cell office:value-type="float" office:value="-0.866366615902" calcext:value-type="float">
            <text:p>-0.8663666159</text:p>
          </table:table-cell>
          <table:table-cell office:value-type="float" office:value="3.31409545898" calcext:value-type="float">
            <text:p>3.314095459</text:p>
          </table:table-cell>
          <table:table-cell office:value-type="float" office:value="-0.928062021732" calcext:value-type="float">
            <text:p>-0.9280620217</text:p>
          </table:table-cell>
        </table:table-row>
        <table:table-row table:style-name="ro1">
          <table:table-cell office:value-type="float" office:value="2.48123598099" calcext:value-type="float">
            <text:p>2.481235981</text:p>
          </table:table-cell>
          <table:table-cell office:value-type="float" office:value="-0.927032530308" calcext:value-type="float">
            <text:p>-0.9270325303</text:p>
          </table:table-cell>
          <table:table-cell office:value-type="float" office:value="3.31221706382" calcext:value-type="float">
            <text:p>3.3122170638</text:p>
          </table:table-cell>
          <table:table-cell office:value-type="float" office:value="-0.866225025214" calcext:value-type="float">
            <text:p>-0.8662250252</text:p>
          </table:table-cell>
          <table:table-cell office:value-type="float" office:value="3.3139853096" calcext:value-type="float">
            <text:p>3.3139853096</text:p>
          </table:table-cell>
          <table:table-cell office:value-type="float" office:value="-0.928037405014" calcext:value-type="float">
            <text:p>-0.928037405</text:p>
          </table:table-cell>
        </table:table-row>
        <table:table-row table:style-name="ro1">
          <table:table-cell office:value-type="float" office:value="2.48111057281" calcext:value-type="float">
            <text:p>2.4811105728</text:p>
          </table:table-cell>
          <table:table-cell office:value-type="float" office:value="-0.92694324255" calcext:value-type="float">
            <text:p>-0.9269432426</text:p>
          </table:table-cell>
          <table:table-cell office:value-type="float" office:value="3.31210415179" calcext:value-type="float">
            <text:p>3.3121041518</text:p>
          </table:table-cell>
          <table:table-cell office:value-type="float" office:value="-0.865955273901" calcext:value-type="float">
            <text:p>-0.8659552739</text:p>
          </table:table-cell>
          <table:table-cell office:value-type="float" office:value="3.31409975052" calcext:value-type="float">
            <text:p>3.3140997505</text:p>
          </table:table-cell>
          <table:table-cell office:value-type="float" office:value="-0.928047955036" calcext:value-type="float">
            <text:p>-0.928047955</text:p>
          </table:table-cell>
        </table:table-row>
        <table:table-row table:style-name="ro1">
          <table:table-cell office:value-type="float" office:value="2.48164081573" calcext:value-type="float">
            <text:p>2.4816408157</text:p>
          </table:table-cell>
          <table:table-cell office:value-type="float" office:value="-0.927334189415" calcext:value-type="float">
            <text:p>-0.9273341894</text:p>
          </table:table-cell>
          <table:table-cell office:value-type="float" office:value="3.31230401605" calcext:value-type="float">
            <text:p>3.3123040161</text:p>
          </table:table-cell>
          <table:table-cell office:value-type="float" office:value="-0.866426161642" calcext:value-type="float">
            <text:p>-0.8664261616</text:p>
          </table:table-cell>
          <table:table-cell office:value-type="float" office:value="3.31430669785" calcext:value-type="float">
            <text:p>3.3143066979</text:p>
          </table:table-cell>
          <table:table-cell office:value-type="float" office:value="-0.927739560604" calcext:value-type="float">
            <text:p>-0.9277395606</text:p>
          </table:table-cell>
        </table:table-row>
        <table:table-row table:style-name="ro1">
          <table:table-cell office:value-type="float" office:value="2.48155617714" calcext:value-type="float">
            <text:p>2.4815561771</text:p>
          </table:table-cell>
          <table:table-cell office:value-type="float" office:value="-0.927982568741" calcext:value-type="float">
            <text:p>-0.9279825687</text:p>
          </table:table-cell>
          <table:table-cell office:value-type="float" office:value="3.31239035381" calcext:value-type="float">
            <text:p>3.3123903538</text:p>
          </table:table-cell>
          <table:table-cell office:value-type="float" office:value="-0.866449779355" calcext:value-type="float">
            <text:p>-0.8664497794</text:p>
          </table:table-cell>
          <table:table-cell office:value-type="float" office:value="3.31487055779" calcext:value-type="float">
            <text:p>3.3148705578</text:p>
          </table:table-cell>
          <table:table-cell office:value-type="float" office:value="-0.927225112915" calcext:value-type="float">
            <text:p>-0.9272251129</text:p>
          </table:table-cell>
        </table:table-row>
        <table:table-row table:style-name="ro1">
          <table:table-cell office:value-type="float" office:value="2.48131203651" calcext:value-type="float">
            <text:p>2.4813120365</text:p>
          </table:table-cell>
          <table:table-cell office:value-type="float" office:value="-0.929264545441" calcext:value-type="float">
            <text:p>-0.9292645454</text:p>
          </table:table-cell>
          <table:table-cell office:value-type="float" office:value="3.31230436168" calcext:value-type="float">
            <text:p>3.3123043617</text:p>
          </table:table-cell>
          <table:table-cell office:value-type="float" office:value="-0.866302078764" calcext:value-type="float">
            <text:p>-0.8663020788</text:p>
          </table:table-cell>
          <table:table-cell office:value-type="float" office:value="3.31557723045" calcext:value-type="float">
            <text:p>3.3155772305</text:p>
          </table:table-cell>
          <table:table-cell office:value-type="float" office:value="-0.926087498665" calcext:value-type="float">
            <text:p>-0.9260874987</text:p>
          </table:table-cell>
        </table:table-row>
        <table:table-row table:style-name="ro1">
          <table:table-cell office:value-type="float" office:value="2.48105216026" calcext:value-type="float">
            <text:p>2.4810521603</text:p>
          </table:table-cell>
          <table:table-cell office:value-type="float" office:value="-0.930812835693" calcext:value-type="float">
            <text:p>-0.9308128357</text:p>
          </table:table-cell>
          <table:table-cell office:value-type="float" office:value="3.31234964481" calcext:value-type="float">
            <text:p>3.3123496448</text:p>
          </table:table-cell>
          <table:table-cell office:value-type="float" office:value="-0.86630114174" calcext:value-type="float">
            <text:p>-0.8663011417</text:p>
          </table:table-cell>
          <table:table-cell office:value-type="float" office:value="3.31667729378" calcext:value-type="float">
            <text:p>3.3166772938</text:p>
          </table:table-cell>
          <table:table-cell office:value-type="float" office:value="-0.926442682743" calcext:value-type="float">
            <text:p>-0.9264426827</text:p>
          </table:table-cell>
        </table:table-row>
        <table:table-row table:style-name="ro1">
          <table:table-cell office:value-type="float" office:value="2.47966051102" calcext:value-type="float">
            <text:p>2.479660511</text:p>
          </table:table-cell>
          <table:table-cell office:value-type="float" office:value="-0.932546079159" calcext:value-type="float">
            <text:p>-0.9325460792</text:p>
          </table:table-cell>
          <table:table-cell office:value-type="float" office:value="3.31231808772" calcext:value-type="float">
            <text:p>3.3123180877</text:p>
          </table:table-cell>
          <table:table-cell office:value-type="float" office:value="-0.866355346241" calcext:value-type="float">
            <text:p>-0.8663553462</text:p>
          </table:table-cell>
          <table:table-cell office:value-type="float" office:value="3.31627007484" calcext:value-type="float">
            <text:p>3.3162700748</text:p>
          </table:table-cell>
          <table:table-cell office:value-type="float" office:value="-0.926322758198" calcext:value-type="float">
            <text:p>-0.9263227582</text:p>
          </table:table-cell>
        </table:table-row>
        <table:table-row table:style-name="ro1">
          <table:table-cell office:value-type="float" office:value="2.47888684273" calcext:value-type="float">
            <text:p>2.4788868427</text:p>
          </table:table-cell>
          <table:table-cell office:value-type="float" office:value="-0.934696435928" calcext:value-type="float">
            <text:p>-0.9346964359</text:p>
          </table:table-cell>
          <table:table-cell office:value-type="float" office:value="3.31221018381" calcext:value-type="float">
            <text:p>3.3122101838</text:p>
          </table:table-cell>
          <table:table-cell office:value-type="float" office:value="-0.866124206471" calcext:value-type="float">
            <text:p>-0.8661242065</text:p>
          </table:table-cell>
          <table:table-cell office:value-type="float" office:value="3.31594964027" calcext:value-type="float">
            <text:p>3.3159496403</text:p>
          </table:table-cell>
          <table:table-cell office:value-type="float" office:value="-0.926606118679" calcext:value-type="float">
            <text:p>-0.9266061187</text:p>
          </table:table-cell>
        </table:table-row>
        <table:table-row table:style-name="ro1">
          <table:table-cell office:value-type="float" office:value="2.47799515724" calcext:value-type="float">
            <text:p>2.4779951572</text:p>
          </table:table-cell>
          <table:table-cell office:value-type="float" office:value="-0.936433494091" calcext:value-type="float">
            <text:p>-0.9364334941</text:p>
          </table:table-cell>
          <table:table-cell office:value-type="float" office:value="3.31228185696" calcext:value-type="float">
            <text:p>3.312281857</text:p>
          </table:table-cell>
          <table:table-cell office:value-type="float" office:value="-0.866157017989" calcext:value-type="float">
            <text:p>-0.866157018</text:p>
          </table:table-cell>
          <table:table-cell office:value-type="float" office:value="3.31570406914" calcext:value-type="float">
            <text:p>3.3157040691</text:p>
          </table:table-cell>
          <table:table-cell office:value-type="float" office:value="-0.92701292038" calcext:value-type="float">
            <text:p>-0.9270129204</text:p>
          </table:table-cell>
        </table:table-row>
        <table:table-row table:style-name="ro1">
          <table:table-cell office:value-type="float" office:value="2.477175951" calcext:value-type="float">
            <text:p>2.477175951</text:p>
          </table:table-cell>
          <table:table-cell office:value-type="float" office:value="-0.938436627388" calcext:value-type="float">
            <text:p>-0.9384366274</text:p>
          </table:table-cell>
          <table:table-cell office:value-type="float" office:value="3.31214834292" calcext:value-type="float">
            <text:p>3.3121483429</text:p>
          </table:table-cell>
          <table:table-cell office:value-type="float" office:value="-0.865989999689" calcext:value-type="float">
            <text:p>-0.8659899997</text:p>
          </table:table-cell>
          <table:table-cell office:value-type="float" office:value="3.31609817505" calcext:value-type="float">
            <text:p>3.3160981751</text:p>
          </table:table-cell>
          <table:table-cell office:value-type="float" office:value="-0.926945567131" calcext:value-type="float">
            <text:p>-0.9269455671</text:p>
          </table:table-cell>
        </table:table-row>
        <table:table-row table:style-name="ro1">
          <table:table-cell office:value-type="float" office:value="2.4766933918" calcext:value-type="float">
            <text:p>2.4766933918</text:p>
          </table:table-cell>
          <table:table-cell office:value-type="float" office:value="-0.940343439579" calcext:value-type="float">
            <text:p>-0.9403434396</text:p>
          </table:table-cell>
          <table:table-cell office:value-type="float" office:value="3.31215605436" calcext:value-type="float">
            <text:p>3.3121560544</text:p>
          </table:table-cell>
          <table:table-cell office:value-type="float" office:value="-0.866009645572" calcext:value-type="float">
            <text:p>-0.8660096456</text:p>
          </table:table-cell>
          <table:table-cell office:value-type="float" office:value="3.31612893105" calcext:value-type="float">
            <text:p>3.3161289311</text:p>
          </table:table-cell>
          <table:table-cell office:value-type="float" office:value="-0.926588356495" calcext:value-type="float">
            <text:p>-0.9265883565</text:p>
          </table:table-cell>
        </table:table-row>
        <table:table-row table:style-name="ro1">
          <table:table-cell office:value-type="float" office:value="2.47654795647" calcext:value-type="float">
            <text:p>2.4765479565</text:p>
          </table:table-cell>
          <table:table-cell office:value-type="float" office:value="-0.942055940628" calcext:value-type="float">
            <text:p>-0.9420559406</text:p>
          </table:table-cell>
          <table:table-cell office:value-type="float" office:value="3.31235685968" calcext:value-type="float">
            <text:p>3.3123568597</text:p>
          </table:table-cell>
          <table:table-cell office:value-type="float" office:value="-0.866399297829" calcext:value-type="float">
            <text:p>-0.8663992978</text:p>
          </table:table-cell>
          <table:table-cell office:value-type="float" office:value="3.3163644886" calcext:value-type="float">
            <text:p>3.3163644886</text:p>
          </table:table-cell>
          <table:table-cell office:value-type="float" office:value="-0.926714599133" calcext:value-type="float">
            <text:p>-0.9267145991</text:p>
          </table:table-cell>
        </table:table-row>
        <table:table-row table:style-name="ro1">
          <table:table-cell office:value-type="float" office:value="2.47622275352" calcext:value-type="float">
            <text:p>2.4762227535</text:p>
          </table:table-cell>
          <table:table-cell office:value-type="float" office:value="-0.944456934929" calcext:value-type="float">
            <text:p>-0.9444569349</text:p>
          </table:table-cell>
          <table:table-cell office:value-type="float" office:value="3.31216243426" calcext:value-type="float">
            <text:p>3.3121624343</text:p>
          </table:table-cell>
          <table:table-cell office:value-type="float" office:value="-0.866022904021" calcext:value-type="float">
            <text:p>-0.866022904</text:p>
          </table:table-cell>
          <table:table-cell office:value-type="float" office:value="3.31611701012" calcext:value-type="float">
            <text:p>3.3161170101</text:p>
          </table:table-cell>
          <table:table-cell office:value-type="float" office:value="-0.926524102688" calcext:value-type="float">
            <text:p>-0.9265241027</text:p>
          </table:table-cell>
        </table:table-row>
        <table:table-row table:style-name="ro1">
          <table:table-cell office:value-type="float" office:value="2.47542834282" calcext:value-type="float">
            <text:p>2.4754283428</text:p>
          </table:table-cell>
          <table:table-cell office:value-type="float" office:value="-0.947041928768" calcext:value-type="float">
            <text:p>-0.9470419288</text:p>
          </table:table-cell>
          <table:table-cell office:value-type="float" office:value="3.31190606221" calcext:value-type="float">
            <text:p>3.3119060622</text:p>
          </table:table-cell>
          <table:table-cell office:value-type="float" office:value="-0.865907509296" calcext:value-type="float">
            <text:p>-0.8659075093</text:p>
          </table:table-cell>
          <table:table-cell office:value-type="float" office:value="3.31614562035" calcext:value-type="float">
            <text:p>3.3161456204</text:p>
          </table:table-cell>
          <table:table-cell office:value-type="float" office:value="-0.926722168922" calcext:value-type="float">
            <text:p>-0.9267221689</text:p>
          </table:table-cell>
        </table:table-row>
        <table:table-row table:style-name="ro1">
          <table:table-cell office:value-type="float" office:value="2.47458267212" calcext:value-type="float">
            <text:p>2.4745826721</text:p>
          </table:table-cell>
          <table:table-cell office:value-type="float" office:value="-0.951690018177" calcext:value-type="float">
            <text:p>-0.9516900182</text:p>
          </table:table-cell>
          <table:table-cell office:value-type="float" office:value="3.31212519893" calcext:value-type="float">
            <text:p>3.3121251989</text:p>
          </table:table-cell>
          <table:table-cell office:value-type="float" office:value="-0.866268483202" calcext:value-type="float">
            <text:p>-0.8662684832</text:p>
          </table:table-cell>
          <table:table-cell office:value-type="float" office:value="3.315864048" calcext:value-type="float">
            <text:p>3.315864048</text:p>
          </table:table-cell>
          <table:table-cell office:value-type="float" office:value="-0.926567733288" calcext:value-type="float">
            <text:p>-0.9265677333</text:p>
          </table:table-cell>
        </table:table-row>
        <table:table-row table:style-name="ro1">
          <table:table-cell office:value-type="float" office:value="2.47346019745" calcext:value-type="float">
            <text:p>2.4734601975</text:p>
          </table:table-cell>
          <table:table-cell office:value-type="float" office:value="-0.958881318569" calcext:value-type="float">
            <text:p>-0.9588813186</text:p>
          </table:table-cell>
          <table:table-cell office:value-type="float" office:value="3.31217330587" calcext:value-type="float">
            <text:p>3.3121733059</text:p>
          </table:table-cell>
          <table:table-cell office:value-type="float" office:value="-0.866246991762" calcext:value-type="float">
            <text:p>-0.8662469918</text:p>
          </table:table-cell>
          <table:table-cell office:value-type="float" office:value="3.31610413551" calcext:value-type="float">
            <text:p>3.3161041355</text:p>
          </table:table-cell>
          <table:table-cell office:value-type="float" office:value="-0.926576137543" calcext:value-type="float">
            <text:p>-0.9265761375</text:p>
          </table:table-cell>
        </table:table-row>
        <table:table-row table:style-name="ro1">
          <table:table-cell office:value-type="float" office:value="2.4730026722" calcext:value-type="float">
            <text:p>2.4730026722</text:p>
          </table:table-cell>
          <table:table-cell office:value-type="float" office:value="-0.968884646893" calcext:value-type="float">
            <text:p>-0.9688846469</text:p>
          </table:table-cell>
          <table:table-cell office:value-type="float" office:value="3.31228754486" calcext:value-type="float">
            <text:p>3.3122875449</text:p>
          </table:table-cell>
          <table:table-cell office:value-type="float" office:value="-0.866496970568" calcext:value-type="float">
            <text:p>-0.8664969706</text:p>
          </table:table-cell>
          <table:table-cell office:value-type="float" office:value="3.31614085197" calcext:value-type="float">
            <text:p>3.316140852</text:p>
          </table:table-cell>
          <table:table-cell office:value-type="float" office:value="-0.926691055298" calcext:value-type="float">
            <text:p>-0.9266910553</text:p>
          </table:table-cell>
        </table:table-row>
        <table:table-row table:style-name="ro1">
          <table:table-cell office:value-type="float" office:value="2.47251558304" calcext:value-type="float">
            <text:p>2.472515583</text:p>
          </table:table-cell>
          <table:table-cell office:value-type="float" office:value="-0.980927169323" calcext:value-type="float">
            <text:p>-0.9809271693</text:p>
          </table:table-cell>
          <table:table-cell office:value-type="float" office:value="3.31217696783" calcext:value-type="float">
            <text:p>3.3121769678</text:p>
          </table:table-cell>
          <table:table-cell office:value-type="float" office:value="-0.866320252451" calcext:value-type="float">
            <text:p>-0.8663202525</text:p>
          </table:table-cell>
          <table:table-cell office:value-type="float" office:value="3.31625219345" calcext:value-type="float">
            <text:p>3.3162521935</text:p>
          </table:table-cell>
          <table:table-cell office:value-type="float" office:value="-0.926613748074" calcext:value-type="float">
            <text:p>-0.9266137481</text:p>
          </table:table-cell>
        </table:table-row>
        <table:table-row table:style-name="ro1">
          <table:table-cell office:value-type="float" office:value="2.47259998322" calcext:value-type="float">
            <text:p>2.4725999832</text:p>
          </table:table-cell>
          <table:table-cell office:value-type="float" office:value="-0.993770062923" calcext:value-type="float">
            <text:p>-0.9937700629</text:p>
          </table:table-cell>
          <table:table-cell office:value-type="float" office:value="3.3121588213" calcext:value-type="float">
            <text:p>3.3121588213</text:p>
          </table:table-cell>
          <table:table-cell office:value-type="float" office:value="-0.866308645512" calcext:value-type="float">
            <text:p>-0.8663086455</text:p>
          </table:table-cell>
          <table:table-cell office:value-type="float" office:value="3.3162977314" calcext:value-type="float">
            <text:p>3.3162977314</text:p>
          </table:table-cell>
          <table:table-cell office:value-type="float" office:value="-0.926606953144" calcext:value-type="float">
            <text:p>-0.9266069531</text:p>
          </table:table-cell>
        </table:table-row>
        <table:table-row table:style-name="ro1">
          <table:table-cell office:value-type="float" office:value="2.47308754921" calcext:value-type="float">
            <text:p>2.4730875492</text:p>
          </table:table-cell>
          <table:table-cell office:value-type="float" office:value="-1.00819301605" calcext:value-type="float">
            <text:p>-1.0081930161</text:p>
          </table:table-cell>
          <table:table-cell office:value-type="float" office:value="3.31222498644" calcext:value-type="float">
            <text:p>3.3122249864</text:p>
          </table:table-cell>
          <table:table-cell office:value-type="float" office:value="-0.866459878149" calcext:value-type="float">
            <text:p>-0.8664598781</text:p>
          </table:table-cell>
          <table:table-cell office:value-type="float" office:value="3.31621261597" calcext:value-type="float">
            <text:p>3.316212616</text:p>
          </table:table-cell>
          <table:table-cell office:value-type="float" office:value="-0.926752209663" calcext:value-type="float">
            <text:p>-0.9267522097</text:p>
          </table:table-cell>
        </table:table-row>
        <table:table-row table:style-name="ro1">
          <table:table-cell office:value-type="float" office:value="2.47331428528" calcext:value-type="float">
            <text:p>2.4733142853</text:p>
          </table:table-cell>
          <table:table-cell office:value-type="float" office:value="-1.0236042738" calcext:value-type="float">
            <text:p>-1.0236042738</text:p>
          </table:table-cell>
          <table:table-cell office:value-type="float" office:value="3.31216360552" calcext:value-type="float">
            <text:p>3.3121636055</text:p>
          </table:table-cell>
          <table:table-cell office:value-type="float" office:value="-0.866409200219" calcext:value-type="float">
            <text:p>-0.8664092002</text:p>
          </table:table-cell>
          <table:table-cell office:value-type="float" office:value="3.31608100891" calcext:value-type="float">
            <text:p>3.3160810089</text:p>
          </table:table-cell>
          <table:table-cell office:value-type="float" office:value="-0.926816642284" calcext:value-type="float">
            <text:p>-0.9268166423</text:p>
          </table:table-cell>
        </table:table-row>
        <table:table-row table:style-name="ro1">
          <table:table-cell office:value-type="float" office:value="2.47522830963" calcext:value-type="float">
            <text:p>2.4752283096</text:p>
          </table:table-cell>
          <table:table-cell office:value-type="float" office:value="-1.041046381" calcext:value-type="float">
            <text:p>-1.041046381</text:p>
          </table:table-cell>
          <table:table-cell office:value-type="float" office:value="3.31191269461" calcext:value-type="float">
            <text:p>3.3119126946</text:p>
          </table:table-cell>
          <table:table-cell office:value-type="float" office:value="-0.866206323026" calcext:value-type="float">
            <text:p>-0.866206323</text:p>
          </table:table-cell>
          <table:table-cell office:value-type="float" office:value="3.31537385941" calcext:value-type="float">
            <text:p>3.3153738594</text:p>
          </table:table-cell>
          <table:table-cell office:value-type="float" office:value="-0.92636859417" calcext:value-type="float">
            <text:p>-0.9263685942</text:p>
          </table:table-cell>
        </table:table-row>
        <table:table-row table:style-name="ro1">
          <table:table-cell office:value-type="float" office:value="2.47790980339" calcext:value-type="float">
            <text:p>2.4779098034</text:p>
          </table:table-cell>
          <table:table-cell office:value-type="float" office:value="-1.05725669861" calcext:value-type="float">
            <text:p>-1.0572566986</text:p>
          </table:table-cell>
          <table:table-cell office:value-type="float" office:value="3.31181755189" calcext:value-type="float">
            <text:p>3.3118175519</text:p>
          </table:table-cell>
          <table:table-cell office:value-type="float" office:value="-0.866426965474" calcext:value-type="float">
            <text:p>-0.8664269655</text:p>
          </table:table-cell>
          <table:table-cell office:value-type="float" office:value="3.31589289665" calcext:value-type="float">
            <text:p>3.3158928967</text:p>
          </table:table-cell>
          <table:table-cell office:value-type="float" office:value="-0.926403641701" calcext:value-type="float">
            <text:p>-0.9264036417</text:p>
          </table:table-cell>
        </table:table-row>
        <table:table-row table:style-name="ro1">
          <table:table-cell office:value-type="float" office:value="2.48140263557" calcext:value-type="float">
            <text:p>2.4814026356</text:p>
          </table:table-cell>
          <table:table-cell office:value-type="float" office:value="-1.07513070107" calcext:value-type="float">
            <text:p>-1.0751307011</text:p>
          </table:table-cell>
          <table:table-cell office:value-type="float" office:value="3.31171070061" calcext:value-type="float">
            <text:p>3.3117107006</text:p>
          </table:table-cell>
          <table:table-cell office:value-type="float" office:value="-0.866446924074" calcext:value-type="float">
            <text:p>-0.8664469241</text:p>
          </table:table-cell>
          <table:table-cell office:value-type="float" office:value="3.31537099838" calcext:value-type="float">
            <text:p>3.3153709984</text:p>
          </table:table-cell>
          <table:table-cell office:value-type="float" office:value="-0.926141679287" calcext:value-type="float">
            <text:p>-0.9261416793</text:p>
          </table:table-cell>
        </table:table-row>
        <table:table-row table:style-name="ro1">
          <table:table-cell office:value-type="float" office:value="2.48509764671" calcext:value-type="float">
            <text:p>2.4850976467</text:p>
          </table:table-cell>
          <table:table-cell office:value-type="float" office:value="-1.09294009209" calcext:value-type="float">
            <text:p>-1.0929400921</text:p>
          </table:table-cell>
          <table:table-cell office:value-type="float" office:value="3.31183277869" calcext:value-type="float">
            <text:p>3.3118327787</text:p>
          </table:table-cell>
          <table:table-cell office:value-type="float" office:value="-0.866560818546" calcext:value-type="float">
            <text:p>-0.8665608185</text:p>
          </table:table-cell>
          <table:table-cell office:value-type="float" office:value="3.31520505905" calcext:value-type="float">
            <text:p>3.3152050591</text:p>
          </table:table-cell>
          <table:table-cell office:value-type="float" office:value="-0.926011919975" calcext:value-type="float">
            <text:p>-0.92601192</text:p>
          </table:table-cell>
        </table:table-row>
        <table:table-row table:style-name="ro1">
          <table:table-cell office:value-type="float" office:value="2.48964262009" calcext:value-type="float">
            <text:p>2.4896426201</text:p>
          </table:table-cell>
          <table:table-cell office:value-type="float" office:value="-1.11057579517" calcext:value-type="float">
            <text:p>-1.1105757952</text:p>
          </table:table-cell>
          <table:table-cell office:value-type="float" office:value="3.31204455408" calcext:value-type="float">
            <text:p>3.3120445541</text:p>
          </table:table-cell>
          <table:table-cell office:value-type="float" office:value="-0.866317846519" calcext:value-type="float">
            <text:p>-0.8663178465</text:p>
          </table:table-cell>
          <table:table-cell office:value-type="float" office:value="3.31543036461" calcext:value-type="float">
            <text:p>3.3154303646</text:p>
          </table:table-cell>
          <table:table-cell office:value-type="float" office:value="-0.926127493382" calcext:value-type="float">
            <text:p>-0.9261274934</text:p>
          </table:table-cell>
        </table:table-row>
        <table:table-row table:style-name="ro1">
          <table:table-cell office:value-type="float" office:value="2.49506521225" calcext:value-type="float">
            <text:p>2.4950652123</text:p>
          </table:table-cell>
          <table:table-cell office:value-type="float" office:value="-1.12864887714" calcext:value-type="float">
            <text:p>-1.1286488771</text:p>
          </table:table-cell>
          <table:table-cell office:value-type="float" office:value="3.31262865203" calcext:value-type="float">
            <text:p>3.312628652</text:p>
          </table:table-cell>
          <table:table-cell office:value-type="float" office:value="-0.866078398846" calcext:value-type="float">
            <text:p>-0.8660783988</text:p>
          </table:table-cell>
          <table:table-cell office:value-type="float" office:value="3.3153788662" calcext:value-type="float">
            <text:p>3.3153788662</text:p>
          </table:table-cell>
          <table:table-cell office:value-type="float" office:value="-0.926113307476" calcext:value-type="float">
            <text:p>-0.9261133075</text:p>
          </table:table-cell>
        </table:table-row>
        <table:table-row table:style-name="ro1">
          <table:table-cell office:value-type="float" office:value="2.50151467323" calcext:value-type="float">
            <text:p>2.5015146732</text:p>
          </table:table-cell>
          <table:table-cell office:value-type="float" office:value="-1.14585840702" calcext:value-type="float">
            <text:p>-1.145858407</text:p>
          </table:table-cell>
          <table:table-cell office:value-type="float" office:value="3.31338123737" calcext:value-type="float">
            <text:p>3.3133812374</text:p>
          </table:table-cell>
          <table:table-cell office:value-type="float" office:value="-0.865569317682" calcext:value-type="float">
            <text:p>-0.8655693177</text:p>
          </table:table-cell>
          <table:table-cell office:value-type="float" office:value="3.31572767258" calcext:value-type="float">
            <text:p>3.3157276726</text:p>
          </table:table-cell>
          <table:table-cell office:value-type="float" office:value="-0.926422059536" calcext:value-type="float">
            <text:p>-0.9264220595</text:p>
          </table:table-cell>
        </table:table-row>
        <table:table-row table:style-name="ro1">
          <table:table-cell office:value-type="float" office:value="2.50800323486" calcext:value-type="float">
            <text:p>2.5080032349</text:p>
          </table:table-cell>
          <table:table-cell office:value-type="float" office:value="-1.1613047123" calcext:value-type="float">
            <text:p>-1.1613047123</text:p>
          </table:table-cell>
          <table:table-cell office:value-type="float" office:value="3.31447989829" calcext:value-type="float">
            <text:p>3.3144798983</text:p>
          </table:table-cell>
          <table:table-cell office:value-type="float" office:value="-0.865905206123" calcext:value-type="float">
            <text:p>-0.8659052061</text:p>
          </table:table-cell>
          <table:table-cell office:value-type="float" office:value="3.31604429245" calcext:value-type="float">
            <text:p>3.3160442925</text:p>
          </table:table-cell>
          <table:table-cell office:value-type="float" office:value="-0.926649391651" calcext:value-type="float">
            <text:p>-0.9266493917</text:p>
          </table:table-cell>
        </table:table-row>
        <table:table-row table:style-name="ro1">
          <table:table-cell office:value-type="float" office:value="2.51500916481" calcext:value-type="float">
            <text:p>2.5150091648</text:p>
          </table:table-cell>
          <table:table-cell office:value-type="float" office:value="-1.17739868164" calcext:value-type="float">
            <text:p>-1.1773986816</text:p>
          </table:table-cell>
          <table:table-cell office:value-type="float" office:value="3.31407403341" calcext:value-type="float">
            <text:p>3.3140740334</text:p>
          </table:table-cell>
          <table:table-cell office:value-type="float" office:value="-0.865803911848" calcext:value-type="float">
            <text:p>-0.8658039118</text:p>
          </table:table-cell>
          <table:table-cell office:value-type="float" office:value="3.31605764389" calcext:value-type="float">
            <text:p>3.3160576439</text:p>
          </table:table-cell>
          <table:table-cell office:value-type="float" office:value="-0.926381289959" calcext:value-type="float">
            <text:p>-0.92638129</text:p>
          </table:table-cell>
        </table:table-row>
        <table:table-row table:style-name="ro1">
          <table:table-cell office:value-type="float" office:value="2.52167415619" calcext:value-type="float">
            <text:p>2.5216741562</text:p>
          </table:table-cell>
          <table:table-cell office:value-type="float" office:value="-1.19010984898" calcext:value-type="float">
            <text:p>-1.190109849</text:p>
          </table:table-cell>
          <table:table-cell office:value-type="float" office:value="3.31374173678" calcext:value-type="float">
            <text:p>3.3137417368</text:p>
          </table:table-cell>
          <table:table-cell office:value-type="float" office:value="-0.865924258491" calcext:value-type="float">
            <text:p>-0.8659242585</text:p>
          </table:table-cell>
          <table:table-cell office:value-type="float" office:value="3.31529875755" calcext:value-type="float">
            <text:p>3.3152987576</text:p>
          </table:table-cell>
          <table:table-cell office:value-type="float" office:value="-0.926305532455" calcext:value-type="float">
            <text:p>-0.9263055325</text:p>
          </table:table-cell>
        </table:table-row>
        <table:table-row table:style-name="ro1">
          <table:table-cell office:value-type="float" office:value="2.52872538567" calcext:value-type="float">
            <text:p>2.5287253857</text:p>
          </table:table-cell>
          <table:table-cell office:value-type="float" office:value="-1.20395255089" calcext:value-type="float">
            <text:p>-1.2039525509</text:p>
          </table:table-cell>
          <table:table-cell office:value-type="float" office:value="3.31349126629" calcext:value-type="float">
            <text:p>3.3134912663</text:p>
          </table:table-cell>
          <table:table-cell office:value-type="float" office:value="-0.866263859245" calcext:value-type="float">
            <text:p>-0.8662638592</text:p>
          </table:table-cell>
          <table:table-cell office:value-type="float" office:value="3.31558629036" calcext:value-type="float">
            <text:p>3.3155862904</text:p>
          </table:table-cell>
          <table:table-cell office:value-type="float" office:value="-0.926834523678" calcext:value-type="float">
            <text:p>-0.9268345237</text:p>
          </table:table-cell>
        </table:table-row>
        <table:table-row table:style-name="ro1">
          <table:table-cell office:value-type="float" office:value="2.53597545624" calcext:value-type="float">
            <text:p>2.5359754562</text:p>
          </table:table-cell>
          <table:table-cell office:value-type="float" office:value="-1.21622431278" calcext:value-type="float">
            <text:p>-1.2162243128</text:p>
          </table:table-cell>
          <table:table-cell office:value-type="float" office:value="3.31389953799" calcext:value-type="float">
            <text:p>3.313899538</text:p>
          </table:table-cell>
          <table:table-cell office:value-type="float" office:value="-0.866391012789" calcext:value-type="float">
            <text:p>-0.8663910128</text:p>
          </table:table-cell>
          <table:table-cell office:value-type="float" office:value="3.3159679985" calcext:value-type="float">
            <text:p>3.3159679985</text:p>
          </table:table-cell>
          <table:table-cell office:value-type="float" office:value="-0.92676204443" calcext:value-type="float">
            <text:p>-0.9267620444</text:p>
          </table:table-cell>
        </table:table-row>
        <table:table-row table:style-name="ro1">
          <table:table-cell office:value-type="float" office:value="2.54505896568" calcext:value-type="float">
            <text:p>2.5450589657</text:p>
          </table:table-cell>
          <table:table-cell office:value-type="float" office:value="-1.23349845409" calcext:value-type="float">
            <text:p>-1.2334984541</text:p>
          </table:table-cell>
          <table:table-cell office:value-type="float" office:value="3.31393975015" calcext:value-type="float">
            <text:p>3.3139397502</text:p>
          </table:table-cell>
          <table:table-cell office:value-type="float" office:value="-0.866163992696" calcext:value-type="float">
            <text:p>-0.8661639927</text:p>
          </table:table-cell>
          <table:table-cell office:value-type="float" office:value="3.3162707901" calcext:value-type="float">
            <text:p>3.3162707901</text:p>
          </table:table-cell>
          <table:table-cell office:value-type="float" office:value="-0.926679074764" calcext:value-type="float">
            <text:p>-0.9266790748</text:p>
          </table:table-cell>
        </table:table-row>
        <table:table-row table:style-name="ro1">
          <table:table-cell office:value-type="float" office:value="2.55293250084" calcext:value-type="float">
            <text:p>2.5529325008</text:p>
          </table:table-cell>
          <table:table-cell office:value-type="float" office:value="-1.24605548382" calcext:value-type="float">
            <text:p>-1.2460554838</text:p>
          </table:table-cell>
          <table:table-cell office:value-type="float" office:value="3.31416986525" calcext:value-type="float">
            <text:p>3.3141698653</text:p>
          </table:table-cell>
          <table:table-cell office:value-type="float" office:value="-0.866215270241" calcext:value-type="float">
            <text:p>-0.8662152702</text:p>
          </table:table-cell>
          <table:table-cell office:value-type="float" office:value="3.31651993752" calcext:value-type="float">
            <text:p>3.3165199375</text:p>
          </table:table-cell>
          <table:table-cell office:value-type="float" office:value="-0.926893234253" calcext:value-type="float">
            <text:p>-0.9268932343</text:p>
          </table:table-cell>
        </table:table-row>
        <table:table-row table:style-name="ro1">
          <table:table-cell office:value-type="float" office:value="2.5610678196" calcext:value-type="float">
            <text:p>2.5610678196</text:p>
          </table:table-cell>
          <table:table-cell office:value-type="float" office:value="-1.25932574272" calcext:value-type="float">
            <text:p>-1.2593257427</text:p>
          </table:table-cell>
          <table:table-cell office:value-type="float" office:value="3.31392303119" calcext:value-type="float">
            <text:p>3.3139230312</text:p>
          </table:table-cell>
          <table:table-cell office:value-type="float" office:value="-0.866033645379" calcext:value-type="float">
            <text:p>-0.8660336454</text:p>
          </table:table-cell>
          <table:table-cell office:value-type="float" office:value="3.31607600212" calcext:value-type="float">
            <text:p>3.3160760021</text:p>
          </table:table-cell>
          <table:table-cell office:value-type="float" office:value="-0.926530480385" calcext:value-type="float">
            <text:p>-0.9265304804</text:p>
          </table:table-cell>
        </table:table-row>
        <table:table-row table:style-name="ro1">
          <table:table-cell office:value-type="float" office:value="2.56966567039" calcext:value-type="float">
            <text:p>2.5696656704</text:p>
          </table:table-cell>
          <table:table-cell office:value-type="float" office:value="-1.27283322811" calcext:value-type="float">
            <text:p>-1.2728332281</text:p>
          </table:table-cell>
          <table:table-cell office:value-type="float" office:value="3.31394503153" calcext:value-type="float">
            <text:p>3.3139450315</text:p>
          </table:table-cell>
          <table:table-cell office:value-type="float" office:value="-0.866140778213" calcext:value-type="float">
            <text:p>-0.8661407782</text:p>
          </table:table-cell>
          <table:table-cell office:value-type="float" office:value="3.31541033745" calcext:value-type="float">
            <text:p>3.3154103375</text:p>
          </table:table-cell>
          <table:table-cell office:value-type="float" office:value="-0.92643237114" calcext:value-type="float">
            <text:p>-0.9264323711</text:p>
          </table:table-cell>
        </table:table-row>
        <table:table-row table:style-name="ro1">
          <table:table-cell office:value-type="float" office:value="2.57885575294" calcext:value-type="float">
            <text:p>2.5788557529</text:p>
          </table:table-cell>
          <table:table-cell office:value-type="float" office:value="-1.2860711813" calcext:value-type="float">
            <text:p>-1.2860711813</text:p>
          </table:table-cell>
          <table:table-cell office:value-type="float" office:value="3.31366779704" calcext:value-type="float">
            <text:p>3.313667797</text:p>
          </table:table-cell>
          <table:table-cell office:value-type="float" office:value="-0.86604600368" calcext:value-type="float">
            <text:p>-0.8660460037</text:p>
          </table:table-cell>
          <table:table-cell office:value-type="float" office:value="3.31580468178" calcext:value-type="float">
            <text:p>3.3158046818</text:p>
          </table:table-cell>
          <table:table-cell office:value-type="float" office:value="-0.926608800888" calcext:value-type="float">
            <text:p>-0.9266088009</text:p>
          </table:table-cell>
        </table:table-row>
        <table:table-row table:style-name="ro1">
          <table:table-cell office:value-type="float" office:value="2.58793973923" calcext:value-type="float">
            <text:p>2.5879397392</text:p>
          </table:table-cell>
          <table:table-cell office:value-type="float" office:value="-1.29869759083" calcext:value-type="float">
            <text:p>-1.2986975908</text:p>
          </table:table-cell>
          <table:table-cell office:value-type="float" office:value="3.313915196" calcext:value-type="float">
            <text:p>3.313915196</text:p>
          </table:table-cell>
          <table:table-cell office:value-type="float" office:value="-0.866155100609" calcext:value-type="float">
            <text:p>-0.8661551006</text:p>
          </table:table-cell>
          <table:table-cell office:value-type="float" office:value="3.31608363152" calcext:value-type="float">
            <text:p>3.3160836315</text:p>
          </table:table-cell>
          <table:table-cell office:value-type="float" office:value="-0.926805317402" calcext:value-type="float">
            <text:p>-0.9268053174</text:p>
          </table:table-cell>
        </table:table-row>
        <table:table-row table:style-name="ro1">
          <table:table-cell office:value-type="float" office:value="2.59696674347" calcext:value-type="float">
            <text:p>2.5969667435</text:p>
          </table:table-cell>
          <table:table-cell office:value-type="float" office:value="-1.31109011173" calcext:value-type="float">
            <text:p>-1.3110901117</text:p>
          </table:table-cell>
          <table:table-cell office:value-type="float" office:value="3.31394597082" calcext:value-type="float">
            <text:p>3.3139459708</text:p>
          </table:table-cell>
          <table:table-cell office:value-type="float" office:value="-0.866188177775" calcext:value-type="float">
            <text:p>-0.8661881778</text:p>
          </table:table-cell>
          <table:table-cell office:value-type="float" office:value="3.31640454292" calcext:value-type="float">
            <text:p>3.3164045429</text:p>
          </table:table-cell>
          <table:table-cell office:value-type="float" office:value="-0.927263081074" calcext:value-type="float">
            <text:p>-0.9272630811</text:p>
          </table:table-cell>
        </table:table-row>
        <table:table-row table:style-name="ro1">
          <table:table-cell office:value-type="float" office:value="2.60592675209" calcext:value-type="float">
            <text:p>2.6059267521</text:p>
          </table:table-cell>
          <table:table-cell office:value-type="float" office:value="-1.32309222221" calcext:value-type="float">
            <text:p>-1.3230922222</text:p>
          </table:table-cell>
          <table:table-cell office:value-type="float" office:value="3.314061065" calcext:value-type="float">
            <text:p>3.314061065</text:p>
          </table:table-cell>
          <table:table-cell office:value-type="float" office:value="-0.866162547603" calcext:value-type="float">
            <text:p>-0.8661625476</text:p>
          </table:table-cell>
          <table:table-cell office:value-type="float" office:value="3.31599589348" calcext:value-type="float">
            <text:p>3.3159958935</text:p>
          </table:table-cell>
          <table:table-cell office:value-type="float" office:value="-0.92705565691" calcext:value-type="float">
            <text:p>-0.9270556569</text:p>
          </table:table-cell>
        </table:table-row>
        <table:table-row table:style-name="ro1">
          <table:table-cell office:value-type="float" office:value="2.6152215004" calcext:value-type="float">
            <text:p>2.6152215004</text:p>
          </table:table-cell>
          <table:table-cell office:value-type="float" office:value="-1.33495652676" calcext:value-type="float">
            <text:p>-1.3349565268</text:p>
          </table:table-cell>
          <table:table-cell office:value-type="float" office:value="3.31411104406" calcext:value-type="float">
            <text:p>3.3141110441</text:p>
          </table:table-cell>
          <table:table-cell office:value-type="float" office:value="-0.866216966993" calcext:value-type="float">
            <text:p>-0.866216967</text:p>
          </table:table-cell>
          <table:table-cell office:value-type="float" office:value="3.31600423813" calcext:value-type="float">
            <text:p>3.3160042381</text:p>
          </table:table-cell>
          <table:table-cell office:value-type="float" office:value="-0.927034199238" calcext:value-type="float">
            <text:p>-0.9270341992</text:p>
          </table:table-cell>
        </table:table-row>
        <table:table-row table:style-name="ro1">
          <table:table-cell office:value-type="float" office:value="2.62467908859" calcext:value-type="float">
            <text:p>2.6246790886</text:p>
          </table:table-cell>
          <table:table-cell office:value-type="float" office:value="-1.34679555893" calcext:value-type="float">
            <text:p>-1.3467955589</text:p>
          </table:table-cell>
          <table:table-cell office:value-type="float" office:value="3.31402309713" calcext:value-type="float">
            <text:p>3.3140230971</text:p>
          </table:table-cell>
          <table:table-cell office:value-type="float" office:value="-0.866323188256" calcext:value-type="float">
            <text:p>-0.8663231883</text:p>
          </table:table-cell>
          <table:table-cell office:value-type="float" office:value="3.31623598099" calcext:value-type="float">
            <text:p>3.316235981</text:p>
          </table:table-cell>
          <table:table-cell office:value-type="float" office:value="-0.927032530308" calcext:value-type="float">
            <text:p>-0.9270325303</text:p>
          </table:table-cell>
        </table:table-row>
        <table:table-row table:style-name="ro1">
          <table:table-cell office:value-type="float" office:value="2.63408231735" calcext:value-type="float">
            <text:p>2.6340823174</text:p>
          </table:table-cell>
          <table:table-cell office:value-type="float" office:value="-1.3588180542" calcext:value-type="float">
            <text:p>-1.3588180542</text:p>
          </table:table-cell>
          <table:table-cell office:value-type="float" office:value="3.31389411249" calcext:value-type="float">
            <text:p>3.3138941125</text:p>
          </table:table-cell>
          <table:table-cell office:value-type="float" office:value="-0.866423772842" calcext:value-type="float">
            <text:p>-0.8664237728</text:p>
          </table:table-cell>
          <table:table-cell office:value-type="float" office:value="3.31611057281" calcext:value-type="float">
            <text:p>3.3161105728</text:p>
          </table:table-cell>
          <table:table-cell office:value-type="float" office:value="-0.92694324255" calcext:value-type="float">
            <text:p>-0.9269432426</text:p>
          </table:table-cell>
        </table:table-row>
        <table:table-row table:style-name="ro1">
          <table:table-cell office:value-type="float" office:value="2.64332318306" calcext:value-type="float">
            <text:p>2.6433231831</text:p>
          </table:table-cell>
          <table:table-cell office:value-type="float" office:value="-1.36906588078" calcext:value-type="float">
            <text:p>-1.3690658808</text:p>
          </table:table-cell>
          <table:table-cell office:value-type="float" office:value="3.31319353623" calcext:value-type="float">
            <text:p>3.3131935362</text:p>
          </table:table-cell>
          <table:table-cell office:value-type="float" office:value="-0.866066437829" calcext:value-type="float">
            <text:p>-0.8660664378</text:p>
          </table:table-cell>
          <table:table-cell office:value-type="float" office:value="3.31664081573" calcext:value-type="float">
            <text:p>3.3166408157</text:p>
          </table:table-cell>
          <table:table-cell office:value-type="float" office:value="-0.927334189415" calcext:value-type="float">
            <text:p>-0.9273341894</text:p>
          </table:table-cell>
        </table:table-row>
        <table:table-row table:style-name="ro1">
          <table:table-cell office:value-type="float" office:value="2.65299773216" calcext:value-type="float">
            <text:p>2.6529977322</text:p>
          </table:table-cell>
          <table:table-cell office:value-type="float" office:value="-1.37970101833" calcext:value-type="float">
            <text:p>-1.3797010183</text:p>
          </table:table-cell>
          <table:table-cell office:value-type="float" office:value="3.31371445203" calcext:value-type="float">
            <text:p>3.313714452</text:p>
          </table:table-cell>
          <table:table-cell office:value-type="float" office:value="-0.866127435205" calcext:value-type="float">
            <text:p>-0.8661274352</text:p>
          </table:table-cell>
          <table:table-cell office:value-type="float" office:value="3.31655617714" calcext:value-type="float">
            <text:p>3.3165561771</text:p>
          </table:table-cell>
          <table:table-cell office:value-type="float" office:value="-0.927982568741" calcext:value-type="float">
            <text:p>-0.9279825687</text:p>
          </table:table-cell>
        </table:table-row>
        <table:table-row table:style-name="ro1">
          <table:table-cell office:value-type="float" office:value="2.66288900375" calcext:value-type="float">
            <text:p>2.6628890038</text:p>
          </table:table-cell>
          <table:table-cell office:value-type="float" office:value="-1.39068710804" calcext:value-type="float">
            <text:p>-1.390687108</text:p>
          </table:table-cell>
          <table:table-cell office:value-type="float" office:value="3.31319444754" calcext:value-type="float">
            <text:p>3.3131944475</text:p>
          </table:table-cell>
          <table:table-cell office:value-type="float" office:value="-0.86589164449" calcext:value-type="float">
            <text:p>-0.8658916445</text:p>
          </table:table-cell>
          <table:table-cell office:value-type="float" office:value="3.31631203651" calcext:value-type="float">
            <text:p>3.3163120365</text:p>
          </table:table-cell>
          <table:table-cell office:value-type="float" office:value="-0.929264545441" calcext:value-type="float">
            <text:p>-0.9292645454</text:p>
          </table:table-cell>
        </table:table-row>
        <table:table-row table:style-name="ro1">
          <table:table-cell office:value-type="float" office:value="2.67341446877" calcext:value-type="float">
            <text:p>2.6734144688</text:p>
          </table:table-cell>
          <table:table-cell office:value-type="float" office:value="-1.39973521233" calcext:value-type="float">
            <text:p>-1.3997352123</text:p>
          </table:table-cell>
          <table:table-cell office:value-type="float" office:value="3.31302569934" calcext:value-type="float">
            <text:p>3.3130256993</text:p>
          </table:table-cell>
          <table:table-cell office:value-type="float" office:value="-0.86572307124" calcext:value-type="float">
            <text:p>-0.8657230712</text:p>
          </table:table-cell>
          <table:table-cell office:value-type="float" office:value="3.31605216026" calcext:value-type="float">
            <text:p>3.3160521603</text:p>
          </table:table-cell>
          <table:table-cell office:value-type="float" office:value="-0.930812835693" calcext:value-type="float">
            <text:p>-0.9308128357</text:p>
          </table:table-cell>
        </table:table-row>
        <table:table-row table:style-name="ro1">
          <table:table-cell office:value-type="float" office:value="2.68369364738" calcext:value-type="float">
            <text:p>2.6836936474</text:p>
          </table:table-cell>
          <table:table-cell office:value-type="float" office:value="-1.40871930122" calcext:value-type="float">
            <text:p>-1.4087193012</text:p>
          </table:table-cell>
          <table:table-cell office:value-type="float" office:value="3.31325302747" calcext:value-type="float">
            <text:p>3.3132530275</text:p>
          </table:table-cell>
          <table:table-cell office:value-type="float" office:value="-0.865866590669" calcext:value-type="float">
            <text:p>-0.8658665907</text:p>
          </table:table-cell>
          <table:table-cell office:value-type="float" office:value="3.31466051102" calcext:value-type="float">
            <text:p>3.314660511</text:p>
          </table:table-cell>
          <table:table-cell office:value-type="float" office:value="-0.932546079159" calcext:value-type="float">
            <text:p>-0.9325460792</text:p>
          </table:table-cell>
        </table:table-row>
        <table:table-row table:style-name="ro1">
          <table:table-cell office:value-type="float" office:value="2.69386458397" calcext:value-type="float">
            <text:p>2.693864584</text:p>
          </table:table-cell>
          <table:table-cell office:value-type="float" office:value="-1.41709756851" calcext:value-type="float">
            <text:p>-1.4170975685</text:p>
          </table:table-cell>
          <table:table-cell office:value-type="float" office:value="3.31320339028" calcext:value-type="float">
            <text:p>3.3132033903</text:p>
          </table:table-cell>
          <table:table-cell office:value-type="float" office:value="-0.865878132907" calcext:value-type="float">
            <text:p>-0.8658781329</text:p>
          </table:table-cell>
          <table:table-cell office:value-type="float" office:value="3.31388684273" calcext:value-type="float">
            <text:p>3.3138868427</text:p>
          </table:table-cell>
          <table:table-cell office:value-type="float" office:value="-0.934696435928" calcext:value-type="float">
            <text:p>-0.9346964359</text:p>
          </table:table-cell>
        </table:table-row>
        <table:table-row table:style-name="ro1">
          <table:table-cell office:value-type="float" office:value="2.70388627052" calcext:value-type="float">
            <text:p>2.7038862705</text:p>
          </table:table-cell>
          <table:table-cell office:value-type="float" office:value="-1.42543327808" calcext:value-type="float">
            <text:p>-1.4254332781</text:p>
          </table:table-cell>
          <table:table-cell office:value-type="float" office:value="3.31354624116" calcext:value-type="float">
            <text:p>3.3135462412</text:p>
          </table:table-cell>
          <table:table-cell office:value-type="float" office:value="-0.866104599468" calcext:value-type="float">
            <text:p>-0.8661045995</text:p>
          </table:table-cell>
          <table:table-cell office:value-type="float" office:value="3.31299515724" calcext:value-type="float">
            <text:p>3.3129951572</text:p>
          </table:table-cell>
          <table:table-cell office:value-type="float" office:value="-0.936433494091" calcext:value-type="float">
            <text:p>-0.9364334941</text:p>
          </table:table-cell>
        </table:table-row>
        <table:table-row table:style-name="ro1">
          <table:table-cell office:value-type="float" office:value="2.71435832977" calcext:value-type="float">
            <text:p>2.7143583298</text:p>
          </table:table-cell>
          <table:table-cell office:value-type="float" office:value="-1.43364906311" calcext:value-type="float">
            <text:p>-1.4336490631</text:p>
          </table:table-cell>
          <table:table-cell office:value-type="float" office:value="3.31386019368" calcext:value-type="float">
            <text:p>3.3138601937</text:p>
          </table:table-cell>
          <table:table-cell office:value-type="float" office:value="-0.866295114003" calcext:value-type="float">
            <text:p>-0.866295114</text:p>
          </table:table-cell>
          <table:table-cell office:value-type="float" office:value="3.312175951" calcext:value-type="float">
            <text:p>3.312175951</text:p>
          </table:table-cell>
          <table:table-cell office:value-type="float" office:value="-0.938436627388" calcext:value-type="float">
            <text:p>-0.9384366274</text:p>
          </table:table-cell>
        </table:table-row>
        <table:table-row table:style-name="ro1">
          <table:table-cell office:value-type="float" office:value="2.72495722771" calcext:value-type="float">
            <text:p>2.7249572277</text:p>
          </table:table-cell>
          <table:table-cell office:value-type="float" office:value="-1.44151496887" calcext:value-type="float">
            <text:p>-1.4415149689</text:p>
          </table:table-cell>
          <table:table-cell office:value-type="float" office:value="3.31388301809" calcext:value-type="float">
            <text:p>3.3138830181</text:p>
          </table:table-cell>
          <table:table-cell office:value-type="float" office:value="-0.866157870509" calcext:value-type="float">
            <text:p>-0.8661578705</text:p>
          </table:table-cell>
          <table:table-cell office:value-type="float" office:value="3.3116933918" calcext:value-type="float">
            <text:p>3.3116933918</text:p>
          </table:table-cell>
          <table:table-cell office:value-type="float" office:value="-0.940343439579" calcext:value-type="float">
            <text:p>-0.9403434396</text:p>
          </table:table-cell>
        </table:table-row>
        <table:table-row table:style-name="ro1">
          <table:table-cell office:value-type="float" office:value="2.73572731018" calcext:value-type="float">
            <text:p>2.7357273102</text:p>
          </table:table-cell>
          <table:table-cell office:value-type="float" office:value="-1.44887363911" calcext:value-type="float">
            <text:p>-1.4488736391</text:p>
          </table:table-cell>
          <table:table-cell office:value-type="float" office:value="3.31312230299" calcext:value-type="float">
            <text:p>3.313122303</text:p>
          </table:table-cell>
          <table:table-cell office:value-type="float" office:value="-0.866056828424" calcext:value-type="float">
            <text:p>-0.8660568284</text:p>
          </table:table-cell>
          <table:table-cell office:value-type="float" office:value="3.31154795647" calcext:value-type="float">
            <text:p>3.3115479565</text:p>
          </table:table-cell>
          <table:table-cell office:value-type="float" office:value="-0.942055940628" calcext:value-type="float">
            <text:p>-0.9420559406</text:p>
          </table:table-cell>
        </table:table-row>
        <table:table-row table:style-name="ro1">
          <table:table-cell office:value-type="float" office:value="2.74706530571" calcext:value-type="float">
            <text:p>2.7470653057</text:p>
          </table:table-cell>
          <table:table-cell office:value-type="float" office:value="-1.4560136795" calcext:value-type="float">
            <text:p>-1.4560136795</text:p>
          </table:table-cell>
          <table:table-cell office:value-type="float" office:value="3.31338497546" calcext:value-type="float">
            <text:p>3.3133849755</text:p>
          </table:table-cell>
          <table:table-cell office:value-type="float" office:value="-0.866243152517" calcext:value-type="float">
            <text:p>-0.8662431525</text:p>
          </table:table-cell>
          <table:table-cell office:value-type="float" office:value="3.31122275352" calcext:value-type="float">
            <text:p>3.3112227535</text:p>
          </table:table-cell>
          <table:table-cell office:value-type="float" office:value="-0.944456934929" calcext:value-type="float">
            <text:p>-0.9444569349</text:p>
          </table:table-cell>
        </table:table-row>
        <table:table-row table:style-name="ro1">
          <table:table-cell office:value-type="float" office:value="2.75877261162" calcext:value-type="float">
            <text:p>2.7587726116</text:p>
          </table:table-cell>
          <table:table-cell office:value-type="float" office:value="-1.46323263645" calcext:value-type="float">
            <text:p>-1.4632326365</text:p>
          </table:table-cell>
          <table:table-cell office:value-type="float" office:value="3.31378918466" calcext:value-type="float">
            <text:p>3.3137891847</text:p>
          </table:table-cell>
          <table:table-cell office:value-type="float" office:value="-0.866480736678" calcext:value-type="float">
            <text:p>-0.8664807367</text:p>
          </table:table-cell>
          <table:table-cell office:value-type="float" office:value="3.31042834282" calcext:value-type="float">
            <text:p>3.3104283428</text:p>
          </table:table-cell>
          <table:table-cell office:value-type="float" office:value="-0.947041928768" calcext:value-type="float">
            <text:p>-0.9470419288</text:p>
          </table:table-cell>
        </table:table-row>
        <table:table-row table:style-name="ro1">
          <table:table-cell office:value-type="float" office:value="2.78674387932" calcext:value-type="float">
            <text:p>2.7867438793</text:p>
          </table:table-cell>
          <table:table-cell office:value-type="float" office:value="-1.48845207691" calcext:value-type="float">
            <text:p>-1.4884520769</text:p>
          </table:table-cell>
          <table:table-cell office:value-type="float" office:value="3.31409398252" calcext:value-type="float">
            <text:p>3.3140939825</text:p>
          </table:table-cell>
          <table:table-cell office:value-type="float" office:value="-0.866425491259" calcext:value-type="float">
            <text:p>-0.8664254913</text:p>
          </table:table-cell>
          <table:table-cell office:value-type="float" office:value="3.30958267212" calcext:value-type="float">
            <text:p>3.3095826721</text:p>
          </table:table-cell>
          <table:table-cell office:value-type="float" office:value="-0.951690018177" calcext:value-type="float">
            <text:p>-0.9516900182</text:p>
          </table:table-cell>
        </table:table-row>
        <table:table-row table:style-name="ro1">
          <table:table-cell office:value-type="float" office:value="2.80718445778" calcext:value-type="float">
            <text:p>2.8071844578</text:p>
          </table:table-cell>
          <table:table-cell office:value-type="float" office:value="-1.50383210182" calcext:value-type="float">
            <text:p>-1.5038321018</text:p>
          </table:table-cell>
          <table:table-cell office:value-type="float" office:value="3.31433545296" calcext:value-type="float">
            <text:p>3.314335453</text:p>
          </table:table-cell>
          <table:table-cell office:value-type="float" office:value="-0.866533633591" calcext:value-type="float">
            <text:p>-0.8665336336</text:p>
          </table:table-cell>
          <table:table-cell office:value-type="float" office:value="3.30846019745" calcext:value-type="float">
            <text:p>3.3084601975</text:p>
          </table:table-cell>
          <table:table-cell office:value-type="float" office:value="-0.958881318569" calcext:value-type="float">
            <text:p>-0.9588813186</text:p>
          </table:table-cell>
        </table:table-row>
        <table:table-row table:style-name="ro1">
          <table:table-cell office:value-type="float" office:value="2.82682490349" calcext:value-type="float">
            <text:p>2.8268249035</text:p>
          </table:table-cell>
          <table:table-cell office:value-type="float" office:value="-1.51697158813" calcext:value-type="float">
            <text:p>-1.5169715881</text:p>
          </table:table-cell>
          <table:table-cell office:value-type="float" office:value="3.31389243373" calcext:value-type="float">
            <text:p>3.3138924337</text:p>
          </table:table-cell>
          <table:table-cell office:value-type="float" office:value="-0.866183521885" calcext:value-type="float">
            <text:p>-0.8661835219</text:p>
          </table:table-cell>
          <table:table-cell office:value-type="float" office:value="3.3080026722" calcext:value-type="float">
            <text:p>3.3080026722</text:p>
          </table:table-cell>
          <table:table-cell office:value-type="float" office:value="-0.968884646893" calcext:value-type="float">
            <text:p>-0.9688846469</text:p>
          </table:table-cell>
        </table:table-row>
        <table:table-row table:style-name="ro1">
          <table:table-cell office:value-type="float" office:value="2.84253740311" calcext:value-type="float">
            <text:p>2.8425374031</text:p>
          </table:table-cell>
          <table:table-cell office:value-type="float" office:value="-1.52614665031" calcext:value-type="float">
            <text:p>-1.5261466503</text:p>
          </table:table-cell>
          <table:table-cell office:value-type="float" office:value="3.31321429601" calcext:value-type="float">
            <text:p>3.313214296</text:p>
          </table:table-cell>
          <table:table-cell office:value-type="float" office:value="-0.865913524789" calcext:value-type="float">
            <text:p>-0.8659135248</text:p>
          </table:table-cell>
          <table:table-cell office:value-type="float" office:value="3.30751558304" calcext:value-type="float">
            <text:p>3.307515583</text:p>
          </table:table-cell>
          <table:table-cell office:value-type="float" office:value="-0.980927169323" calcext:value-type="float">
            <text:p>-0.9809271693</text:p>
          </table:table-cell>
        </table:table-row>
        <table:table-row table:style-name="ro1">
          <table:table-cell office:value-type="float" office:value="2.86070561409" calcext:value-type="float">
            <text:p>2.8607056141</text:p>
          </table:table-cell>
          <table:table-cell office:value-type="float" office:value="-1.53805017471" calcext:value-type="float">
            <text:p>-1.5380501747</text:p>
          </table:table-cell>
          <table:table-cell office:value-type="float" office:value="3.31360931721" calcext:value-type="float">
            <text:p>3.3136093172</text:p>
          </table:table-cell>
          <table:table-cell office:value-type="float" office:value="-0.866099269684" calcext:value-type="float">
            <text:p>-0.8660992697</text:p>
          </table:table-cell>
          <table:table-cell office:value-type="float" office:value="3.30759998322" calcext:value-type="float">
            <text:p>3.3075999832</text:p>
          </table:table-cell>
          <table:table-cell office:value-type="float" office:value="-0.993770062923" calcext:value-type="float">
            <text:p>-0.9937700629</text:p>
          </table:table-cell>
        </table:table-row>
        <table:table-row table:style-name="ro1">
          <table:table-cell office:value-type="float" office:value="2.87658143044" calcext:value-type="float">
            <text:p>2.8765814304</text:p>
          </table:table-cell>
          <table:table-cell office:value-type="float" office:value="-1.54717361927" calcext:value-type="float">
            <text:p>-1.5471736193</text:p>
          </table:table-cell>
          <table:table-cell office:value-type="float" office:value="3.31389364595" calcext:value-type="float">
            <text:p>3.313893646</text:p>
          </table:table-cell>
          <table:table-cell office:value-type="float" office:value="-0.866369864062" calcext:value-type="float">
            <text:p>-0.8663698641</text:p>
          </table:table-cell>
          <table:table-cell office:value-type="float" office:value="3.30808754921" calcext:value-type="float">
            <text:p>3.3080875492</text:p>
          </table:table-cell>
          <table:table-cell office:value-type="float" office:value="-1.00819301605" calcext:value-type="float">
            <text:p>-1.0081930161</text:p>
          </table:table-cell>
        </table:table-row>
        <table:table-row table:style-name="ro1">
          <table:table-cell office:value-type="float" office:value="2.89247131348" calcext:value-type="float">
            <text:p>2.8924713135</text:p>
          </table:table-cell>
          <table:table-cell office:value-type="float" office:value="-1.55515909195" calcext:value-type="float">
            <text:p>-1.555159092</text:p>
          </table:table-cell>
          <table:table-cell office:value-type="float" office:value="3.31420314734" calcext:value-type="float">
            <text:p>3.3142031473</text:p>
          </table:table-cell>
          <table:table-cell office:value-type="float" office:value="-0.866670600975" calcext:value-type="float">
            <text:p>-0.866670601</text:p>
          </table:table-cell>
          <table:table-cell office:value-type="float" office:value="3.30831428528" calcext:value-type="float">
            <text:p>3.3083142853</text:p>
          </table:table-cell>
          <table:table-cell office:value-type="float" office:value="-1.0236042738" calcext:value-type="float">
            <text:p>-1.0236042738</text:p>
          </table:table-cell>
        </table:table-row>
        <table:table-row table:style-name="ro1">
          <table:table-cell office:value-type="float" office:value="2.91045475006" calcext:value-type="float">
            <text:p>2.9104547501</text:p>
          </table:table-cell>
          <table:table-cell office:value-type="float" office:value="-1.56447339058" calcext:value-type="float">
            <text:p>-1.5644733906</text:p>
          </table:table-cell>
          <table:table-cell office:value-type="float" office:value="3.31379159232" calcext:value-type="float">
            <text:p>3.3137915923</text:p>
          </table:table-cell>
          <table:table-cell office:value-type="float" office:value="-0.866423255097" calcext:value-type="float">
            <text:p>-0.8664232551</text:p>
          </table:table-cell>
          <table:table-cell office:value-type="float" office:value="3.31022830963" calcext:value-type="float">
            <text:p>3.3102283096</text:p>
          </table:table-cell>
          <table:table-cell office:value-type="float" office:value="-1.041046381" calcext:value-type="float">
            <text:p>-1.041046381</text:p>
          </table:table-cell>
        </table:table-row>
        <table:table-row table:style-name="ro1">
          <table:table-cell office:value-type="float" office:value="2.92527794838" calcext:value-type="float">
            <text:p>2.9252779484</text:p>
          </table:table-cell>
          <table:table-cell office:value-type="float" office:value="-1.56980454922" calcext:value-type="float">
            <text:p>-1.5698045492</text:p>
          </table:table-cell>
          <table:table-cell office:value-type="float" office:value="3.31380573008" calcext:value-type="float">
            <text:p>3.3138057301</text:p>
          </table:table-cell>
          <table:table-cell office:value-type="float" office:value="-0.866481419204" calcext:value-type="float">
            <text:p>-0.8664814192</text:p>
          </table:table-cell>
          <table:table-cell office:value-type="float" office:value="3.31290980339" calcext:value-type="float">
            <text:p>3.3129098034</text:p>
          </table:table-cell>
          <table:table-cell office:value-type="float" office:value="-1.05725669861" calcext:value-type="float">
            <text:p>-1.0572566986</text:p>
          </table:table-cell>
        </table:table-row>
        <table:table-row table:style-name="ro1">
          <table:table-cell office:value-type="float" office:value="2.94195079803" calcext:value-type="float">
            <text:p>2.941950798</text:p>
          </table:table-cell>
          <table:table-cell office:value-type="float" office:value="-1.57709121704" calcext:value-type="float">
            <text:p>-1.577091217</text:p>
          </table:table-cell>
          <table:table-cell office:value-type="float" office:value="3.31404022965" calcext:value-type="float">
            <text:p>3.3140402297</text:p>
          </table:table-cell>
          <table:table-cell office:value-type="float" office:value="-0.866517676162" calcext:value-type="float">
            <text:p>-0.8665176762</text:p>
          </table:table-cell>
          <table:table-cell office:value-type="float" office:value="3.31640263557" calcext:value-type="float">
            <text:p>3.3164026356</text:p>
          </table:table-cell>
          <table:table-cell office:value-type="float" office:value="-1.07513070107" calcext:value-type="float">
            <text:p>-1.0751307011</text:p>
          </table:table-cell>
        </table:table-row>
        <table:table-row table:style-name="ro1">
          <table:table-cell office:value-type="float" office:value="2.95634317398" calcext:value-type="float">
            <text:p>2.956343174</text:p>
          </table:table-cell>
          <table:table-cell office:value-type="float" office:value="-1.58197259903" calcext:value-type="float">
            <text:p>-1.581972599</text:p>
          </table:table-cell>
          <table:table-cell office:value-type="float" office:value="3.3139113229" calcext:value-type="float">
            <text:p>3.3139113229</text:p>
          </table:table-cell>
          <table:table-cell office:value-type="float" office:value="-0.866380260251" calcext:value-type="float">
            <text:p>-0.8663802603</text:p>
          </table:table-cell>
          <table:table-cell office:value-type="float" office:value="3.32009764671" calcext:value-type="float">
            <text:p>3.3200976467</text:p>
          </table:table-cell>
          <table:table-cell office:value-type="float" office:value="-1.09294009209" calcext:value-type="float">
            <text:p>-1.0929400921</text:p>
          </table:table-cell>
        </table:table-row>
        <table:table-row table:style-name="ro1">
          <table:table-cell office:value-type="float" office:value="2.97114634514" calcext:value-type="float">
            <text:p>2.9711463451</text:p>
          </table:table-cell>
          <table:table-cell office:value-type="float" office:value="-1.58697474003" calcext:value-type="float">
            <text:p>-1.58697474</text:p>
          </table:table-cell>
          <table:table-cell office:value-type="float" office:value="3.31443678908" calcext:value-type="float">
            <text:p>3.3144367891</text:p>
          </table:table-cell>
          <table:table-cell office:value-type="float" office:value="-0.86670555798" calcext:value-type="float">
            <text:p>-0.866705558</text:p>
          </table:table-cell>
          <table:table-cell office:value-type="float" office:value="3.32464262009" calcext:value-type="float">
            <text:p>3.3246426201</text:p>
          </table:table-cell>
          <table:table-cell office:value-type="float" office:value="-1.11057579517" calcext:value-type="float">
            <text:p>-1.1105757952</text:p>
          </table:table-cell>
        </table:table-row>
        <table:table-row table:style-name="ro1">
          <table:table-cell office:value-type="float" office:value="2.98845934868" calcext:value-type="float">
            <text:p>2.9884593487</text:p>
          </table:table-cell>
          <table:table-cell office:value-type="float" office:value="-1.59504115582" calcext:value-type="float">
            <text:p>-1.5950411558</text:p>
          </table:table-cell>
          <table:table-cell office:value-type="float" office:value="3.31428369997" calcext:value-type="float">
            <text:p>3.3142837</text:p>
          </table:table-cell>
          <table:table-cell office:value-type="float" office:value="-0.866420917702" calcext:value-type="float">
            <text:p>-0.8664209177</text:p>
          </table:table-cell>
          <table:table-cell office:value-type="float" office:value="3.33006521225" calcext:value-type="float">
            <text:p>3.3300652123</text:p>
          </table:table-cell>
          <table:table-cell office:value-type="float" office:value="-1.12864887714" calcext:value-type="float">
            <text:p>-1.1286488771</text:p>
          </table:table-cell>
        </table:table-row>
        <table:table-row table:style-name="ro1">
          <table:table-cell office:value-type="float" office:value="3.00309967995" calcext:value-type="float">
            <text:p>3.00309968</text:p>
          </table:table-cell>
          <table:table-cell office:value-type="float" office:value="-1.59792006016" calcext:value-type="float">
            <text:p>-1.5979200602</text:p>
          </table:table-cell>
          <table:table-cell office:value-type="float" office:value="3.31394111524" calcext:value-type="float">
            <text:p>3.3139411152</text:p>
          </table:table-cell>
          <table:table-cell office:value-type="float" office:value="-0.86638544382" calcext:value-type="float">
            <text:p>-0.8663854438</text:p>
          </table:table-cell>
          <table:table-cell office:value-type="float" office:value="3.33651467323" calcext:value-type="float">
            <text:p>3.3365146732</text:p>
          </table:table-cell>
          <table:table-cell office:value-type="float" office:value="-1.14585840702" calcext:value-type="float">
            <text:p>-1.145858407</text:p>
          </table:table-cell>
        </table:table-row>
        <table:table-row table:style-name="ro1">
          <table:table-cell office:value-type="float" office:value="3.01772356033" calcext:value-type="float">
            <text:p>3.0177235603</text:p>
          </table:table-cell>
          <table:table-cell office:value-type="float" office:value="-1.60045039654" calcext:value-type="float">
            <text:p>-1.6004503965</text:p>
          </table:table-cell>
          <table:table-cell office:value-type="float" office:value="3.31355627087" calcext:value-type="float">
            <text:p>3.3135562709</text:p>
          </table:table-cell>
          <table:table-cell office:value-type="float" office:value="-0.866300278849" calcext:value-type="float">
            <text:p>-0.8663002788</text:p>
          </table:table-cell>
          <table:table-cell office:value-type="float" office:value="3.34300323486" calcext:value-type="float">
            <text:p>3.3430032349</text:p>
          </table:table-cell>
          <table:table-cell office:value-type="float" office:value="-1.1613047123" calcext:value-type="float">
            <text:p>-1.1613047123</text:p>
          </table:table-cell>
        </table:table-row>
        <table:table-row table:style-name="ro1">
          <table:table-cell office:value-type="float" office:value="3.03135871887" calcext:value-type="float">
            <text:p>3.0313587189</text:p>
          </table:table-cell>
          <table:table-cell office:value-type="float" office:value="-1.60256707668" calcext:value-type="float">
            <text:p>-1.6025670767</text:p>
          </table:table-cell>
          <table:table-cell office:value-type="float" office:value="3.31200133008" calcext:value-type="float">
            <text:p>3.3120013301</text:p>
          </table:table-cell>
          <table:table-cell office:value-type="float" office:value="-0.865959856225" calcext:value-type="float">
            <text:p>-0.8659598562</text:p>
          </table:table-cell>
          <table:table-cell office:value-type="float" office:value="3.35000916481" calcext:value-type="float">
            <text:p>3.3500091648</text:p>
          </table:table-cell>
          <table:table-cell office:value-type="float" office:value="-1.17739868164" calcext:value-type="float">
            <text:p>-1.1773986816</text:p>
          </table:table-cell>
        </table:table-row>
        <table:table-row table:style-name="ro1">
          <table:table-cell office:value-type="float" office:value="3.04486489296" calcext:value-type="float">
            <text:p>3.044864893</text:p>
          </table:table-cell>
          <table:table-cell office:value-type="float" office:value="-1.60447716713" calcext:value-type="float">
            <text:p>-1.6044771671</text:p>
          </table:table-cell>
          <table:table-cell office:value-type="float" office:value="3.31107992061" calcext:value-type="float">
            <text:p>3.3110799206</text:p>
          </table:table-cell>
          <table:table-cell office:value-type="float" office:value="-0.866288502982" calcext:value-type="float">
            <text:p>-0.866288503</text:p>
          </table:table-cell>
          <table:table-cell office:value-type="float" office:value="3.35667415619" calcext:value-type="float">
            <text:p>3.3566741562</text:p>
          </table:table-cell>
          <table:table-cell office:value-type="float" office:value="-1.19010984898" calcext:value-type="float">
            <text:p>-1.190109849</text:p>
          </table:table-cell>
        </table:table-row>
        <table:table-row table:style-name="ro1">
          <table:table-cell office:value-type="float" office:value="3.05819272995" calcext:value-type="float">
            <text:p>3.05819273</text:p>
          </table:table-cell>
          <table:table-cell office:value-type="float" office:value="-1.6062245369" calcext:value-type="float">
            <text:p>-1.6062245369</text:p>
          </table:table-cell>
          <table:table-cell office:value-type="float" office:value="3.31005046167" calcext:value-type="float">
            <text:p>3.3100504617</text:p>
          </table:table-cell>
          <table:table-cell office:value-type="float" office:value="-0.866369705024" calcext:value-type="float">
            <text:p>-0.866369705</text:p>
          </table:table-cell>
          <table:table-cell office:value-type="float" office:value="3.36372538567" calcext:value-type="float">
            <text:p>3.3637253857</text:p>
          </table:table-cell>
          <table:table-cell office:value-type="float" office:value="-1.20395255089" calcext:value-type="float">
            <text:p>-1.2039525509</text:p>
          </table:table-cell>
        </table:table-row>
        <table:table-row table:style-name="ro1">
          <table:table-cell office:value-type="float" office:value="3.0715482235" calcext:value-type="float">
            <text:p>3.0715482235</text:p>
          </table:table-cell>
          <table:table-cell office:value-type="float" office:value="-1.60781919956" calcext:value-type="float">
            <text:p>-1.6078191996</text:p>
          </table:table-cell>
          <table:table-cell office:value-type="float" office:value="3.30906676462" calcext:value-type="float">
            <text:p>3.3090667646</text:p>
          </table:table-cell>
          <table:table-cell office:value-type="float" office:value="-0.8664460836" calcext:value-type="float">
            <text:p>-0.8664460836</text:p>
          </table:table-cell>
          <table:table-cell office:value-type="float" office:value="3.37097545624" calcext:value-type="float">
            <text:p>3.3709754562</text:p>
          </table:table-cell>
          <table:table-cell office:value-type="float" office:value="-1.21622431278" calcext:value-type="float">
            <text:p>-1.2162243128</text:p>
          </table:table-cell>
        </table:table-row>
        <table:table-row table:style-name="ro1">
          <table:table-cell office:value-type="float" office:value="3.08479475975" calcext:value-type="float">
            <text:p>3.0847947598</text:p>
          </table:table-cell>
          <table:table-cell office:value-type="float" office:value="-1.60907411575" calcext:value-type="float">
            <text:p>-1.6090741158</text:p>
          </table:table-cell>
          <table:table-cell office:value-type="float" office:value="3.30842093948" calcext:value-type="float">
            <text:p>3.3084209395</text:p>
          </table:table-cell>
          <table:table-cell office:value-type="float" office:value="-0.866490541167" calcext:value-type="float">
            <text:p>-0.8664905412</text:p>
          </table:table-cell>
          <table:table-cell office:value-type="float" office:value="3.38005896568" calcext:value-type="float">
            <text:p>3.3800589657</text:p>
          </table:table-cell>
          <table:table-cell office:value-type="float" office:value="-1.23349845409" calcext:value-type="float">
            <text:p>-1.2334984541</text:p>
          </table:table-cell>
        </table:table-row>
        <table:table-row table:style-name="ro1">
          <table:table-cell office:value-type="float" office:value="3.09825253487" calcext:value-type="float">
            <text:p>3.0982525349</text:p>
          </table:table-cell>
          <table:table-cell office:value-type="float" office:value="-1.61016976833" calcext:value-type="float">
            <text:p>-1.6101697683</text:p>
          </table:table-cell>
          <table:table-cell office:value-type="float" office:value="3.30812150529" calcext:value-type="float">
            <text:p>3.3081215053</text:p>
          </table:table-cell>
          <table:table-cell office:value-type="float" office:value="-0.866488771384" calcext:value-type="float">
            <text:p>-0.8664887714</text:p>
          </table:table-cell>
          <table:table-cell office:value-type="float" office:value="3.38793250084" calcext:value-type="float">
            <text:p>3.3879325008</text:p>
          </table:table-cell>
          <table:table-cell office:value-type="float" office:value="-1.24605548382" calcext:value-type="float">
            <text:p>-1.2460554838</text:p>
          </table:table-cell>
        </table:table-row>
        <table:table-row table:style-name="ro1">
          <table:table-cell office:value-type="float" office:value="3.11135745049" calcext:value-type="float">
            <text:p>3.1113574505</text:p>
          </table:table-cell>
          <table:table-cell office:value-type="float" office:value="-1.61087310314" calcext:value-type="float">
            <text:p>-1.6108731031</text:p>
          </table:table-cell>
          <table:table-cell office:value-type="float" office:value="3.30760026302" calcext:value-type="float">
            <text:p>3.307600263</text:p>
          </table:table-cell>
          <table:table-cell office:value-type="float" office:value="-0.866762656735" calcext:value-type="float">
            <text:p>-0.8667626567</text:p>
          </table:table-cell>
          <table:table-cell office:value-type="float" office:value="3.3960678196" calcext:value-type="float">
            <text:p>3.3960678196</text:p>
          </table:table-cell>
          <table:table-cell office:value-type="float" office:value="-1.25932574272" calcext:value-type="float">
            <text:p>-1.2593257427</text:p>
          </table:table-cell>
        </table:table-row>
        <table:table-row table:style-name="ro1">
          <table:table-cell office:value-type="float" office:value="3.12488651276" calcext:value-type="float">
            <text:p>3.1248865128</text:p>
          </table:table-cell>
          <table:table-cell office:value-type="float" office:value="-1.61111414433" calcext:value-type="float">
            <text:p>-1.6111141443</text:p>
          </table:table-cell>
          <table:table-cell office:value-type="float" office:value="3.30651788132" calcext:value-type="float">
            <text:p>3.3065178813</text:p>
          </table:table-cell>
          <table:table-cell office:value-type="float" office:value="-0.866325491977" calcext:value-type="float">
            <text:p>-0.866325492</text:p>
          </table:table-cell>
          <table:table-cell office:value-type="float" office:value="3.40466567039" calcext:value-type="float">
            <text:p>3.4046656704</text:p>
          </table:table-cell>
          <table:table-cell office:value-type="float" office:value="-1.27283322811" calcext:value-type="float">
            <text:p>-1.2728332281</text:p>
          </table:table-cell>
        </table:table-row>
        <table:table-row table:style-name="ro1">
          <table:table-cell office:value-type="float" office:value="3.13741898537" calcext:value-type="float">
            <text:p>3.1374189854</text:p>
          </table:table-cell>
          <table:table-cell office:value-type="float" office:value="-1.61082100868" calcext:value-type="float">
            <text:p>-1.6108210087</text:p>
          </table:table-cell>
          <table:table-cell office:value-type="float" office:value="3.30519068561" calcext:value-type="float">
            <text:p>3.3051906856</text:p>
          </table:table-cell>
          <table:table-cell office:value-type="float" office:value="-0.866160537332" calcext:value-type="float">
            <text:p>-0.8661605373</text:p>
          </table:table-cell>
          <table:table-cell office:value-type="float" office:value="3.41385575294" calcext:value-type="float">
            <text:p>3.4138557529</text:p>
          </table:table-cell>
          <table:table-cell office:value-type="float" office:value="-1.2860711813" calcext:value-type="float">
            <text:p>-1.2860711813</text:p>
          </table:table-cell>
        </table:table-row>
        <table:table-row table:style-name="ro1">
          <table:table-cell office:value-type="float" office:value="3.15101718903" calcext:value-type="float">
            <text:p>3.151017189</text:p>
          </table:table-cell>
          <table:table-cell office:value-type="float" office:value="-1.61066567898" calcext:value-type="float">
            <text:p>-1.610665679</text:p>
          </table:table-cell>
          <table:table-cell office:value-type="float" office:value="3.30325412198" calcext:value-type="float">
            <text:p>3.303254122</text:p>
          </table:table-cell>
          <table:table-cell office:value-type="float" office:value="-0.865784557228" calcext:value-type="float">
            <text:p>-0.8657845572</text:p>
          </table:table-cell>
          <table:table-cell office:value-type="float" office:value="3.42293973923" calcext:value-type="float">
            <text:p>3.4229397392</text:p>
          </table:table-cell>
          <table:table-cell office:value-type="float" office:value="-1.29869759083" calcext:value-type="float">
            <text:p>-1.2986975908</text:p>
          </table:table-cell>
        </table:table-row>
        <table:table-row table:style-name="ro1">
          <table:table-cell office:value-type="float" office:value="3.16434979439" calcext:value-type="float">
            <text:p>3.1643497944</text:p>
          </table:table-cell>
          <table:table-cell office:value-type="float" office:value="-1.61025702953" calcext:value-type="float">
            <text:p>-1.6102570295</text:p>
          </table:table-cell>
          <table:table-cell office:value-type="float" office:value="3.30160071964" calcext:value-type="float">
            <text:p>3.3016007196</text:p>
          </table:table-cell>
          <table:table-cell office:value-type="float" office:value="-0.865684647211" calcext:value-type="float">
            <text:p>-0.8656846472</text:p>
          </table:table-cell>
          <table:table-cell office:value-type="float" office:value="3.43196674347" calcext:value-type="float">
            <text:p>3.4319667435</text:p>
          </table:table-cell>
          <table:table-cell office:value-type="float" office:value="-1.31109011173" calcext:value-type="float">
            <text:p>-1.3110901117</text:p>
          </table:table-cell>
        </table:table-row>
        <table:table-row table:style-name="ro1">
          <table:table-cell office:value-type="float" office:value="3.17738080025" calcext:value-type="float">
            <text:p>3.1773808003</text:p>
          </table:table-cell>
          <table:table-cell office:value-type="float" office:value="-1.6093249321" calcext:value-type="float">
            <text:p>-1.6093249321</text:p>
          </table:table-cell>
          <table:table-cell office:value-type="float" office:value="3.29950981092" calcext:value-type="float">
            <text:p>3.2995098109</text:p>
          </table:table-cell>
          <table:table-cell office:value-type="float" office:value="-0.865577651719" calcext:value-type="float">
            <text:p>-0.8655776517</text:p>
          </table:table-cell>
          <table:table-cell office:value-type="float" office:value="3.44092675209" calcext:value-type="float">
            <text:p>3.4409267521</text:p>
          </table:table-cell>
          <table:table-cell office:value-type="float" office:value="-1.32309222221" calcext:value-type="float">
            <text:p>-1.3230922222</text:p>
          </table:table-cell>
        </table:table-row>
        <table:table-row table:style-name="ro1">
          <table:table-cell office:value-type="float" office:value="3.19076132774" calcext:value-type="float">
            <text:p>3.1907613277</text:p>
          </table:table-cell>
          <table:table-cell office:value-type="float" office:value="-1.60820543766" calcext:value-type="float">
            <text:p>-1.6082054377</text:p>
          </table:table-cell>
          <table:table-cell office:value-type="float" office:value="3.29759958732" calcext:value-type="float">
            <text:p>3.2975995873</text:p>
          </table:table-cell>
          <table:table-cell office:value-type="float" office:value="-0.864926679748" calcext:value-type="float">
            <text:p>-0.8649266797</text:p>
          </table:table-cell>
          <table:table-cell office:value-type="float" office:value="3.4502215004" calcext:value-type="float">
            <text:p>3.4502215004</text:p>
          </table:table-cell>
          <table:table-cell office:value-type="float" office:value="-1.33495652676" calcext:value-type="float">
            <text:p>-1.3349565268</text:p>
          </table:table-cell>
        </table:table-row>
        <table:table-row table:style-name="ro1">
          <table:table-cell office:value-type="float" office:value="3.20413398743" calcext:value-type="float">
            <text:p>3.2041339874</text:p>
          </table:table-cell>
          <table:table-cell office:value-type="float" office:value="-1.60636460781" calcext:value-type="float">
            <text:p>-1.6063646078</text:p>
          </table:table-cell>
          <table:table-cell office:value-type="float" office:value="3.29563524911" calcext:value-type="float">
            <text:p>3.2956352491</text:p>
          </table:table-cell>
          <table:table-cell office:value-type="float" office:value="-0.864525881461" calcext:value-type="float">
            <text:p>-0.8645258815</text:p>
          </table:table-cell>
          <table:table-cell office:value-type="float" office:value="3.45967908859" calcext:value-type="float">
            <text:p>3.4596790886</text:p>
          </table:table-cell>
          <table:table-cell office:value-type="float" office:value="-1.34679555893" calcext:value-type="float">
            <text:p>-1.3467955589</text:p>
          </table:table-cell>
        </table:table-row>
        <table:table-row table:style-name="ro1">
          <table:table-cell office:value-type="float" office:value="3.21757054329" calcext:value-type="float">
            <text:p>3.2175705433</text:p>
          </table:table-cell>
          <table:table-cell office:value-type="float" office:value="-1.60420811176" calcext:value-type="float">
            <text:p>-1.6042081118</text:p>
          </table:table-cell>
          <table:table-cell office:value-type="float" office:value="3.29288258723" calcext:value-type="float">
            <text:p>3.2928825872</text:p>
          </table:table-cell>
          <table:table-cell office:value-type="float" office:value="-0.863814528808" calcext:value-type="float">
            <text:p>-0.8638145288</text:p>
          </table:table-cell>
          <table:table-cell office:value-type="float" office:value="3.46908231735" calcext:value-type="float">
            <text:p>3.4690823174</text:p>
          </table:table-cell>
          <table:table-cell office:value-type="float" office:value="-1.3588180542" calcext:value-type="float">
            <text:p>-1.3588180542</text:p>
          </table:table-cell>
        </table:table-row>
        <table:table-row table:style-name="ro1">
          <table:table-cell office:value-type="float" office:value="3.23135304451" calcext:value-type="float">
            <text:p>3.2313530445</text:p>
          </table:table-cell>
          <table:table-cell office:value-type="float" office:value="-1.60186302662" calcext:value-type="float">
            <text:p>-1.6018630266</text:p>
          </table:table-cell>
          <table:table-cell office:value-type="float" office:value="3.29112500509" calcext:value-type="float">
            <text:p>3.2911250051</text:p>
          </table:table-cell>
          <table:table-cell office:value-type="float" office:value="-0.863458243708" calcext:value-type="float">
            <text:p>-0.8634582437</text:p>
          </table:table-cell>
          <table:table-cell office:value-type="float" office:value="3.47832318306" calcext:value-type="float">
            <text:p>3.4783231831</text:p>
          </table:table-cell>
          <table:table-cell office:value-type="float" office:value="-1.36906588078" calcext:value-type="float">
            <text:p>-1.3690658808</text:p>
          </table:table-cell>
        </table:table-row>
        <table:table-row table:style-name="ro1">
          <table:table-cell office:value-type="float" office:value="3.24468684196" calcext:value-type="float">
            <text:p>3.244686842</text:p>
          </table:table-cell>
          <table:table-cell office:value-type="float" office:value="-1.59927654266" calcext:value-type="float">
            <text:p>-1.5992765427</text:p>
          </table:table-cell>
          <table:table-cell office:value-type="float" office:value="3.28950562339" calcext:value-type="float">
            <text:p>3.2895056234</text:p>
          </table:table-cell>
          <table:table-cell office:value-type="float" office:value="-0.860947786106" calcext:value-type="float">
            <text:p>-0.8609477861</text:p>
          </table:table-cell>
          <table:table-cell office:value-type="float" office:value="3.48799773216" calcext:value-type="float">
            <text:p>3.4879977322</text:p>
          </table:table-cell>
          <table:table-cell office:value-type="float" office:value="-1.37970101833" calcext:value-type="float">
            <text:p>-1.3797010183</text:p>
          </table:table-cell>
        </table:table-row>
        <table:table-row table:style-name="ro1">
          <table:table-cell office:value-type="float" office:value="3.25765538216" calcext:value-type="float">
            <text:p>3.2576553822</text:p>
          </table:table-cell>
          <table:table-cell office:value-type="float" office:value="-1.59609913826" calcext:value-type="float">
            <text:p>-1.5960991383</text:p>
          </table:table-cell>
          <table:table-cell office:value-type="float" office:value="3.28802046064" calcext:value-type="float">
            <text:p>3.2880204606</text:p>
          </table:table-cell>
          <table:table-cell office:value-type="float" office:value="-0.859277397991" calcext:value-type="float">
            <text:p>-0.859277398</text:p>
          </table:table-cell>
          <table:table-cell office:value-type="float" office:value="3.49788900375" calcext:value-type="float">
            <text:p>3.4978890038</text:p>
          </table:table-cell>
          <table:table-cell office:value-type="float" office:value="-1.39068710804" calcext:value-type="float">
            <text:p>-1.390687108</text:p>
          </table:table-cell>
        </table:table-row>
        <table:table-row table:style-name="ro1">
          <table:table-cell office:value-type="float" office:value="3.27055120468" calcext:value-type="float">
            <text:p>3.2705512047</text:p>
          </table:table-cell>
          <table:table-cell office:value-type="float" office:value="-1.59317588806" calcext:value-type="float">
            <text:p>-1.5931758881</text:p>
          </table:table-cell>
          <table:table-cell office:value-type="float" office:value="3.28615094372" calcext:value-type="float">
            <text:p>3.2861509437</text:p>
          </table:table-cell>
          <table:table-cell office:value-type="float" office:value="-0.857273846049" calcext:value-type="float">
            <text:p>-0.857273846</text:p>
          </table:table-cell>
          <table:table-cell office:value-type="float" office:value="3.50841446877" calcext:value-type="float">
            <text:p>3.5084144688</text:p>
          </table:table-cell>
          <table:table-cell office:value-type="float" office:value="-1.39973521233" calcext:value-type="float">
            <text:p>-1.3997352123</text:p>
          </table:table-cell>
        </table:table-row>
        <table:table-row table:style-name="ro1">
          <table:table-cell office:value-type="float" office:value="3.2830312252" calcext:value-type="float">
            <text:p>3.2830312252</text:p>
          </table:table-cell>
          <table:table-cell office:value-type="float" office:value="-1.58966326714" calcext:value-type="float">
            <text:p>-1.5896632671</text:p>
          </table:table-cell>
          <table:table-cell office:value-type="float" office:value="3.28461310954" calcext:value-type="float">
            <text:p>3.2846131095</text:p>
          </table:table-cell>
          <table:table-cell office:value-type="float" office:value="-0.855141096931" calcext:value-type="float">
            <text:p>-0.8551410969</text:p>
          </table:table-cell>
          <table:table-cell office:value-type="float" office:value="3.51869364738" calcext:value-type="float">
            <text:p>3.5186936474</text:p>
          </table:table-cell>
          <table:table-cell office:value-type="float" office:value="-1.40871930122" calcext:value-type="float">
            <text:p>-1.4087193012</text:p>
          </table:table-cell>
        </table:table-row>
        <table:table-row table:style-name="ro1">
          <table:table-cell office:value-type="float" office:value="3.2956738472" calcext:value-type="float">
            <text:p>3.2956738472</text:p>
          </table:table-cell>
          <table:table-cell office:value-type="float" office:value="-1.58595371246" calcext:value-type="float">
            <text:p>-1.5859537125</text:p>
          </table:table-cell>
          <table:table-cell office:value-type="float" office:value="3.2834650555" calcext:value-type="float">
            <text:p>3.2834650555</text:p>
          </table:table-cell>
          <table:table-cell office:value-type="float" office:value="-0.853602242309" calcext:value-type="float">
            <text:p>-0.8536022423</text:p>
          </table:table-cell>
          <table:table-cell office:value-type="float" office:value="3.52886458397" calcext:value-type="float">
            <text:p>3.528864584</text:p>
          </table:table-cell>
          <table:table-cell office:value-type="float" office:value="-1.41709756851" calcext:value-type="float">
            <text:p>-1.4170975685</text:p>
          </table:table-cell>
        </table:table-row>
        <table:table-row table:style-name="ro1">
          <table:table-cell office:value-type="float" office:value="3.30872440338" calcext:value-type="float">
            <text:p>3.3087244034</text:p>
          </table:table-cell>
          <table:table-cell office:value-type="float" office:value="-1.58219647408" calcext:value-type="float">
            <text:p>-1.5821964741</text:p>
          </table:table-cell>
          <table:table-cell office:value-type="float" office:value="3.28296352349" calcext:value-type="float">
            <text:p>3.2829635235</text:p>
          </table:table-cell>
          <table:table-cell office:value-type="float" office:value="-0.851643080105" calcext:value-type="float">
            <text:p>-0.8516430801</text:p>
          </table:table-cell>
          <table:table-cell office:value-type="float" office:value="3.53888627052" calcext:value-type="float">
            <text:p>3.5388862705</text:p>
          </table:table-cell>
          <table:table-cell office:value-type="float" office:value="-1.42543327808" calcext:value-type="float">
            <text:p>-1.4254332781</text:p>
          </table:table-cell>
        </table:table-row>
        <table:table-row table:style-name="ro1">
          <table:table-cell office:value-type="float" office:value="3.32033061981" calcext:value-type="float">
            <text:p>3.3203306198</text:p>
          </table:table-cell>
          <table:table-cell office:value-type="float" office:value="-1.57805073261" calcext:value-type="float">
            <text:p>-1.5780507326</text:p>
          </table:table-cell>
          <table:table-cell office:value-type="float" office:value="3.28235276709" calcext:value-type="float">
            <text:p>3.2823527671</text:p>
          </table:table-cell>
          <table:table-cell office:value-type="float" office:value="-0.848882296167" calcext:value-type="float">
            <text:p>-0.8488822962</text:p>
          </table:table-cell>
          <table:table-cell office:value-type="float" office:value="3.54935832977" calcext:value-type="float">
            <text:p>3.5493583298</text:p>
          </table:table-cell>
          <table:table-cell office:value-type="float" office:value="-1.43364906311" calcext:value-type="float">
            <text:p>-1.4336490631</text:p>
          </table:table-cell>
        </table:table-row>
        <table:table-row table:style-name="ro1">
          <table:table-cell office:value-type="float" office:value="3.33339238167" calcext:value-type="float">
            <text:p>3.3333923817</text:p>
          </table:table-cell>
          <table:table-cell office:value-type="float" office:value="-1.57307195663" calcext:value-type="float">
            <text:p>-1.5730719566</text:p>
          </table:table-cell>
          <table:table-cell office:value-type="float" office:value="3.28232660525" calcext:value-type="float">
            <text:p>3.2823266053</text:p>
          </table:table-cell>
          <table:table-cell office:value-type="float" office:value="-0.848082860947" calcext:value-type="float">
            <text:p>-0.8480828609</text:p>
          </table:table-cell>
          <table:table-cell office:value-type="float" office:value="3.55995722771" calcext:value-type="float">
            <text:p>3.5599572277</text:p>
          </table:table-cell>
          <table:table-cell office:value-type="float" office:value="-1.44151496887" calcext:value-type="float">
            <text:p>-1.4415149689</text:p>
          </table:table-cell>
        </table:table-row>
        <table:table-row table:style-name="ro1">
          <table:table-cell office:value-type="float" office:value="3.34489679337" calcext:value-type="float">
            <text:p>3.3448967934</text:p>
          </table:table-cell>
          <table:table-cell office:value-type="float" office:value="-1.56788814068" calcext:value-type="float">
            <text:p>-1.5678881407</text:p>
          </table:table-cell>
          <table:table-cell office:value-type="float" office:value="3.28192169328" calcext:value-type="float">
            <text:p>3.2819216933</text:p>
          </table:table-cell>
          <table:table-cell office:value-type="float" office:value="-0.844785875712" calcext:value-type="float">
            <text:p>-0.8447858757</text:p>
          </table:table-cell>
          <table:table-cell office:value-type="float" office:value="3.57072731018" calcext:value-type="float">
            <text:p>3.5707273102</text:p>
          </table:table-cell>
          <table:table-cell office:value-type="float" office:value="-1.44887363911" calcext:value-type="float">
            <text:p>-1.4488736391</text:p>
          </table:table-cell>
        </table:table-row>
        <table:table-row table:style-name="ro1">
          <table:table-cell office:value-type="float" office:value="3.35611319542" calcext:value-type="float">
            <text:p>3.3561131954</text:p>
          </table:table-cell>
          <table:table-cell office:value-type="float" office:value="-1.56306397915" calcext:value-type="float">
            <text:p>-1.5630639792</text:p>
          </table:table-cell>
          <table:table-cell office:value-type="float" office:value="3.28170822169" calcext:value-type="float">
            <text:p>3.2817082217</text:p>
          </table:table-cell>
          <table:table-cell office:value-type="float" office:value="-0.843062245093" calcext:value-type="float">
            <text:p>-0.8430622451</text:p>
          </table:table-cell>
          <table:table-cell office:value-type="float" office:value="3.58206530571" calcext:value-type="float">
            <text:p>3.5820653057</text:p>
          </table:table-cell>
          <table:table-cell office:value-type="float" office:value="-1.4560136795" calcext:value-type="float">
            <text:p>-1.4560136795</text:p>
          </table:table-cell>
        </table:table-row>
        <table:table-row table:style-name="ro1">
          <table:table-cell office:value-type="float" office:value="3.36645054817" calcext:value-type="float">
            <text:p>3.3664505482</text:p>
          </table:table-cell>
          <table:table-cell office:value-type="float" office:value="-1.55782604218" calcext:value-type="float">
            <text:p>-1.5578260422</text:p>
          </table:table-cell>
          <table:table-cell office:value-type="float" office:value="3.28144824999" calcext:value-type="float">
            <text:p>3.28144825</text:p>
          </table:table-cell>
          <table:table-cell office:value-type="float" office:value="-0.840065731945" calcext:value-type="float">
            <text:p>-0.8400657319</text:p>
          </table:table-cell>
          <table:table-cell office:value-type="float" office:value="3.59377261162" calcext:value-type="float">
            <text:p>3.5937726116</text:p>
          </table:table-cell>
          <table:table-cell office:value-type="float" office:value="-1.46323263645" calcext:value-type="float">
            <text:p>-1.4632326365</text:p>
          </table:table-cell>
        </table:table-row>
        <table:table-row table:style-name="ro1">
          <table:table-cell office:value-type="float" office:value="3.37805581093" calcext:value-type="float">
            <text:p>3.3780558109</text:p>
          </table:table-cell>
          <table:table-cell office:value-type="float" office:value="-1.55214560032" calcext:value-type="float">
            <text:p>-1.5521456003</text:p>
          </table:table-cell>
          <table:table-cell office:value-type="float" office:value="3.28242593072" calcext:value-type="float">
            <text:p>3.2824259307</text:p>
          </table:table-cell>
          <table:table-cell office:value-type="float" office:value="-0.841688649424" calcext:value-type="float">
            <text:p>-0.8416886494</text:p>
          </table:table-cell>
          <table:table-cell office:value-type="float" office:value="3.62174387932" calcext:value-type="float">
            <text:p>3.6217438793</text:p>
          </table:table-cell>
          <table:table-cell office:value-type="float" office:value="-1.48845207691" calcext:value-type="float">
            <text:p>-1.4884520769</text:p>
          </table:table-cell>
        </table:table-row>
        <table:table-row table:style-name="ro1">
          <table:table-cell office:value-type="float" office:value="3.38804602623" calcext:value-type="float">
            <text:p>3.3880460262</text:p>
          </table:table-cell>
          <table:table-cell office:value-type="float" office:value="-1.54618144035" calcext:value-type="float">
            <text:p>-1.5461814404</text:p>
          </table:table-cell>
          <table:table-cell office:value-type="float" office:value="3.28175236061" calcext:value-type="float">
            <text:p>3.2817523606</text:p>
          </table:table-cell>
          <table:table-cell office:value-type="float" office:value="-0.838567353718" calcext:value-type="float">
            <text:p>-0.8385673537</text:p>
          </table:table-cell>
          <table:table-cell office:value-type="float" office:value="3.64218445778" calcext:value-type="float">
            <text:p>3.6421844578</text:p>
          </table:table-cell>
          <table:table-cell office:value-type="float" office:value="-1.50383210182" calcext:value-type="float">
            <text:p>-1.5038321018</text:p>
          </table:table-cell>
        </table:table-row>
        <table:table-row table:style-name="ro1">
          <table:table-cell office:value-type="float" office:value="3.39927506447" calcext:value-type="float">
            <text:p>3.3992750645</text:p>
          </table:table-cell>
          <table:table-cell office:value-type="float" office:value="-1.54050064087" calcext:value-type="float">
            <text:p>-1.5405006409</text:p>
          </table:table-cell>
          <table:table-cell office:value-type="float" office:value="3.28080396465" calcext:value-type="float">
            <text:p>3.2808039647</text:p>
          </table:table-cell>
          <table:table-cell office:value-type="float" office:value="-0.835999809575" calcext:value-type="float">
            <text:p>-0.8359998096</text:p>
          </table:table-cell>
          <table:table-cell office:value-type="float" office:value="3.66182490349" calcext:value-type="float">
            <text:p>3.6618249035</text:p>
          </table:table-cell>
          <table:table-cell office:value-type="float" office:value="-1.51697158813" calcext:value-type="float">
            <text:p>-1.5169715881</text:p>
          </table:table-cell>
        </table:table-row>
        <table:table-row table:style-name="ro1">
          <table:table-cell office:value-type="float" office:value="3.41003918648" calcext:value-type="float">
            <text:p>3.4100391865</text:p>
          </table:table-cell>
          <table:table-cell office:value-type="float" office:value="-1.53438174725" calcext:value-type="float">
            <text:p>-1.5343817473</text:p>
          </table:table-cell>
          <table:table-cell office:value-type="float" office:value="3.27978301913" calcext:value-type="float">
            <text:p>3.2797830191</text:p>
          </table:table-cell>
          <table:table-cell office:value-type="float" office:value="-0.833563020612" calcext:value-type="float">
            <text:p>-0.8335630206</text:p>
          </table:table-cell>
          <table:table-cell office:value-type="float" office:value="3.67753740311" calcext:value-type="float">
            <text:p>3.6775374031</text:p>
          </table:table-cell>
          <table:table-cell office:value-type="float" office:value="-1.52614665031" calcext:value-type="float">
            <text:p>-1.5261466503</text:p>
          </table:table-cell>
        </table:table-row>
        <table:table-row table:style-name="ro1">
          <table:table-cell office:value-type="float" office:value="3.42034363747" calcext:value-type="float">
            <text:p>3.4203436375</text:p>
          </table:table-cell>
          <table:table-cell office:value-type="float" office:value="-1.52784180641" calcext:value-type="float">
            <text:p>-1.5278418064</text:p>
          </table:table-cell>
          <table:table-cell office:value-type="float" office:value="3.27891450142" calcext:value-type="float">
            <text:p>3.2789145014</text:p>
          </table:table-cell>
          <table:table-cell office:value-type="float" office:value="-0.830941844895" calcext:value-type="float">
            <text:p>-0.8309418449</text:p>
          </table:table-cell>
          <table:table-cell office:value-type="float" office:value="3.69570561409" calcext:value-type="float">
            <text:p>3.6957056141</text:p>
          </table:table-cell>
          <table:table-cell office:value-type="float" office:value="-1.53805017471" calcext:value-type="float">
            <text:p>-1.5380501747</text:p>
          </table:table-cell>
        </table:table-row>
        <table:table-row table:style-name="ro1">
          <table:table-cell office:value-type="float" office:value="3.43037056923" calcext:value-type="float">
            <text:p>3.4303705692</text:p>
          </table:table-cell>
          <table:table-cell office:value-type="float" office:value="-1.52069687843" calcext:value-type="float">
            <text:p>-1.5206968784</text:p>
          </table:table-cell>
          <table:table-cell office:value-type="float" office:value="3.27751931334" calcext:value-type="float">
            <text:p>3.2775193133</text:p>
          </table:table-cell>
          <table:table-cell office:value-type="float" office:value="-0.82784201304" calcext:value-type="float">
            <text:p>-0.827842013</text:p>
          </table:table-cell>
          <table:table-cell office:value-type="float" office:value="3.71158143044" calcext:value-type="float">
            <text:p>3.7115814304</text:p>
          </table:table-cell>
          <table:table-cell office:value-type="float" office:value="-1.54717361927" calcext:value-type="float">
            <text:p>-1.5471736193</text:p>
          </table:table-cell>
        </table:table-row>
        <table:table-row table:style-name="ro1">
          <table:table-cell office:value-type="float" office:value="3.43999290466" calcext:value-type="float">
            <text:p>3.4399929047</text:p>
          </table:table-cell>
          <table:table-cell office:value-type="float" office:value="-1.51397407055" calcext:value-type="float">
            <text:p>-1.5139740706</text:p>
          </table:table-cell>
          <table:table-cell office:value-type="float" office:value="3.27565849241" calcext:value-type="float">
            <text:p>3.2756584924</text:p>
          </table:table-cell>
          <table:table-cell office:value-type="float" office:value="-0.824672108275" calcext:value-type="float">
            <text:p>-0.8246721083</text:p>
          </table:table-cell>
          <table:table-cell office:value-type="float" office:value="3.72747131348" calcext:value-type="float">
            <text:p>3.7274713135</text:p>
          </table:table-cell>
          <table:table-cell office:value-type="float" office:value="-1.55515909195" calcext:value-type="float">
            <text:p>-1.555159092</text:p>
          </table:table-cell>
        </table:table-row>
        <table:table-row table:style-name="ro1">
          <table:table-cell office:value-type="float" office:value="3.44960021973" calcext:value-type="float">
            <text:p>3.4496002197</text:p>
          </table:table-cell>
          <table:table-cell office:value-type="float" office:value="-1.50751149654" calcext:value-type="float">
            <text:p>-1.5075114965</text:p>
          </table:table-cell>
          <table:table-cell office:value-type="float" office:value="3.27332554512" calcext:value-type="float">
            <text:p>3.2733255451</text:p>
          </table:table-cell>
          <table:table-cell office:value-type="float" office:value="-0.821291649047" calcext:value-type="float">
            <text:p>-0.821291649</text:p>
          </table:table-cell>
          <table:table-cell office:value-type="float" office:value="3.74545475006" calcext:value-type="float">
            <text:p>3.7454547501</text:p>
          </table:table-cell>
          <table:table-cell office:value-type="float" office:value="-1.56447339058" calcext:value-type="float">
            <text:p>-1.5644733906</text:p>
          </table:table-cell>
        </table:table-row>
        <table:table-row table:style-name="ro1">
          <table:table-cell office:value-type="float" office:value="3.45891165733" calcext:value-type="float">
            <text:p>3.4589116573</text:p>
          </table:table-cell>
          <table:table-cell office:value-type="float" office:value="-1.50071895123" calcext:value-type="float">
            <text:p>-1.5007189512</text:p>
          </table:table-cell>
          <table:table-cell office:value-type="float" office:value="3.27101179927" calcext:value-type="float">
            <text:p>3.2710117993</text:p>
          </table:table-cell>
          <table:table-cell office:value-type="float" office:value="-0.818077384139" calcext:value-type="float">
            <text:p>-0.8180773841</text:p>
          </table:table-cell>
          <table:table-cell office:value-type="float" office:value="3.76027794838" calcext:value-type="float">
            <text:p>3.7602779484</text:p>
          </table:table-cell>
          <table:table-cell office:value-type="float" office:value="-1.56980454922" calcext:value-type="float">
            <text:p>-1.5698045492</text:p>
          </table:table-cell>
        </table:table-row>
        <table:table-row table:style-name="ro1">
          <table:table-cell office:value-type="float" office:value="3.46832919121" calcext:value-type="float">
            <text:p>3.4683291912</text:p>
          </table:table-cell>
          <table:table-cell office:value-type="float" office:value="-1.49359476566" calcext:value-type="float">
            <text:p>-1.4935947657</text:p>
          </table:table-cell>
          <table:table-cell office:value-type="float" office:value="3.26853487728" calcext:value-type="float">
            <text:p>3.2685348773</text:p>
          </table:table-cell>
          <table:table-cell office:value-type="float" office:value="-0.815123961481" calcext:value-type="float">
            <text:p>-0.8151239615</text:p>
          </table:table-cell>
          <table:table-cell office:value-type="float" office:value="3.77695079803" calcext:value-type="float">
            <text:p>3.776950798</text:p>
          </table:table-cell>
          <table:table-cell office:value-type="float" office:value="-1.57709121704" calcext:value-type="float">
            <text:p>-1.577091217</text:p>
          </table:table-cell>
        </table:table-row>
        <table:table-row table:style-name="ro1">
          <table:table-cell office:value-type="float" office:value="3.47849035263" calcext:value-type="float">
            <text:p>3.4784903526</text:p>
          </table:table-cell>
          <table:table-cell office:value-type="float" office:value="-1.48589348793" calcext:value-type="float">
            <text:p>-1.4858934879</text:p>
          </table:table-cell>
          <table:table-cell office:value-type="float" office:value="3.26526137356" calcext:value-type="float">
            <text:p>3.2652613736</text:p>
          </table:table-cell>
          <table:table-cell office:value-type="float" office:value="-0.812157315555" calcext:value-type="float">
            <text:p>-0.8121573156</text:p>
          </table:table-cell>
          <table:table-cell office:value-type="float" office:value="3.79134317398" calcext:value-type="float">
            <text:p>3.791343174</text:p>
          </table:table-cell>
          <table:table-cell office:value-type="float" office:value="-1.58197259903" calcext:value-type="float">
            <text:p>-1.581972599</text:p>
          </table:table-cell>
        </table:table-row>
        <table:table-row table:style-name="ro1">
          <table:table-cell office:value-type="float" office:value="3.48774719238" calcext:value-type="float">
            <text:p>3.4877471924</text:p>
          </table:table-cell>
          <table:table-cell office:value-type="float" office:value="-1.47817361355" calcext:value-type="float">
            <text:p>-1.4781736136</text:p>
          </table:table-cell>
          <table:table-cell office:value-type="float" office:value="3.26274755824" calcext:value-type="float">
            <text:p>3.2627475582</text:p>
          </table:table-cell>
          <table:table-cell office:value-type="float" office:value="-0.809120876693" calcext:value-type="float">
            <text:p>-0.8091208767</text:p>
          </table:table-cell>
          <table:table-cell office:value-type="float" office:value="3.80614634514" calcext:value-type="float">
            <text:p>3.8061463451</text:p>
          </table:table-cell>
          <table:table-cell office:value-type="float" office:value="-1.58697474003" calcext:value-type="float">
            <text:p>-1.58697474</text:p>
          </table:table-cell>
        </table:table-row>
        <table:table-row table:style-name="ro1">
          <table:table-cell office:value-type="float" office:value="3.4979403019" calcext:value-type="float">
            <text:p>3.4979403019</text:p>
          </table:table-cell>
          <table:table-cell office:value-type="float" office:value="-1.46983468533" calcext:value-type="float">
            <text:p>-1.4698346853</text:p>
          </table:table-cell>
          <table:table-cell office:value-type="float" office:value="3.25992487966" calcext:value-type="float">
            <text:p>3.2599248797</text:p>
          </table:table-cell>
          <table:table-cell office:value-type="float" office:value="-0.806234016842" calcext:value-type="float">
            <text:p>-0.8062340168</text:p>
          </table:table-cell>
          <table:table-cell office:value-type="float" office:value="3.82345934868" calcext:value-type="float">
            <text:p>3.8234593487</text:p>
          </table:table-cell>
          <table:table-cell office:value-type="float" office:value="-1.59504115582" calcext:value-type="float">
            <text:p>-1.5950411558</text:p>
          </table:table-cell>
        </table:table-row>
        <table:table-row table:style-name="ro1">
          <table:table-cell office:value-type="float" office:value="3.50533008575" calcext:value-type="float">
            <text:p>3.5053300858</text:p>
          </table:table-cell>
          <table:table-cell office:value-type="float" office:value="-1.46161448956" calcext:value-type="float">
            <text:p>-1.4616144896</text:p>
          </table:table-cell>
          <table:table-cell office:value-type="float" office:value="3.25670793766" calcext:value-type="float">
            <text:p>3.2567079377</text:p>
          </table:table-cell>
          <table:table-cell office:value-type="float" office:value="-0.80365726391" calcext:value-type="float">
            <text:p>-0.8036572639</text:p>
          </table:table-cell>
          <table:table-cell office:value-type="float" office:value="3.83809967995" calcext:value-type="float">
            <text:p>3.83809968</text:p>
          </table:table-cell>
          <table:table-cell office:value-type="float" office:value="-1.59792006016" calcext:value-type="float">
            <text:p>-1.5979200602</text:p>
          </table:table-cell>
        </table:table-row>
        <table:table-row table:style-name="ro1">
          <table:table-cell office:value-type="float" office:value="3.51322007179" calcext:value-type="float">
            <text:p>3.5132200718</text:p>
          </table:table-cell>
          <table:table-cell office:value-type="float" office:value="-1.45317423344" calcext:value-type="float">
            <text:p>-1.4531742334</text:p>
          </table:table-cell>
          <table:table-cell office:value-type="float" office:value="3.2544586051" calcext:value-type="float">
            <text:p>3.2544586051</text:p>
          </table:table-cell>
          <table:table-cell office:value-type="float" office:value="-0.800058069363" calcext:value-type="float">
            <text:p>-0.8000580694</text:p>
          </table:table-cell>
          <table:table-cell office:value-type="float" office:value="3.85272356033" calcext:value-type="float">
            <text:p>3.8527235603</text:p>
          </table:table-cell>
          <table:table-cell office:value-type="float" office:value="-1.60045039654" calcext:value-type="float">
            <text:p>-1.6004503965</text:p>
          </table:table-cell>
        </table:table-row>
        <table:table-row table:style-name="ro1">
          <table:table-cell office:value-type="float" office:value="3.69403362274" calcext:value-type="float">
            <text:p>3.6940336227</text:p>
          </table:table-cell>
          <table:table-cell office:value-type="float" office:value="-1.43362236023" calcext:value-type="float">
            <text:p>-1.4336223602</text:p>
          </table:table-cell>
          <table:table-cell office:value-type="float" office:value="3.25191141315" calcext:value-type="float">
            <text:p>3.2519114132</text:p>
          </table:table-cell>
          <table:table-cell office:value-type="float" office:value="-0.796874929812" calcext:value-type="float">
            <text:p>-0.7968749298</text:p>
          </table:table-cell>
          <table:table-cell office:value-type="float" office:value="3.86635871887" calcext:value-type="float">
            <text:p>3.8663587189</text:p>
          </table:table-cell>
          <table:table-cell office:value-type="float" office:value="-1.60256707668" calcext:value-type="float">
            <text:p>-1.6025670767</text:p>
          </table:table-cell>
        </table:table-row>
        <table:table-row table:style-name="ro1">
          <table:table-cell office:value-type="float" office:value="3.70392107964" calcext:value-type="float">
            <text:p>3.7039210796</text:p>
          </table:table-cell>
          <table:table-cell office:value-type="float" office:value="-1.42357814312" calcext:value-type="float">
            <text:p>-1.4235781431</text:p>
          </table:table-cell>
          <table:table-cell office:value-type="float" office:value="3.2491381166" calcext:value-type="float">
            <text:p>3.2491381166</text:p>
          </table:table-cell>
          <table:table-cell office:value-type="float" office:value="-0.793482087523" calcext:value-type="float">
            <text:p>-0.7934820875</text:p>
          </table:table-cell>
          <table:table-cell office:value-type="float" office:value="3.87986489296" calcext:value-type="float">
            <text:p>3.879864893</text:p>
          </table:table-cell>
          <table:table-cell office:value-type="float" office:value="-1.60447716713" calcext:value-type="float">
            <text:p>-1.6044771671</text:p>
          </table:table-cell>
        </table:table-row>
        <table:table-row table:style-name="ro1">
          <table:table-cell office:value-type="float" office:value="3.71330308914" calcext:value-type="float">
            <text:p>3.7133030891</text:p>
          </table:table-cell>
          <table:table-cell office:value-type="float" office:value="-1.41384923458" calcext:value-type="float">
            <text:p>-1.4138492346</text:p>
          </table:table-cell>
          <table:table-cell office:value-type="float" office:value="3.24614326966" calcext:value-type="float">
            <text:p>3.2461432697</text:p>
          </table:table-cell>
          <table:table-cell office:value-type="float" office:value="-0.790466892321" calcext:value-type="float">
            <text:p>-0.7904668923</text:p>
          </table:table-cell>
          <table:table-cell office:value-type="float" office:value="3.89319272995" calcext:value-type="float">
            <text:p>3.89319273</text:p>
          </table:table-cell>
          <table:table-cell office:value-type="float" office:value="-1.6062245369" calcext:value-type="float">
            <text:p>-1.6062245369</text:p>
          </table:table-cell>
        </table:table-row>
        <table:table-row table:style-name="ro1">
          <table:table-cell office:value-type="float" office:value="3.72275924683" calcext:value-type="float">
            <text:p>3.7227592468</text:p>
          </table:table-cell>
          <table:table-cell office:value-type="float" office:value="-1.40421438217" calcext:value-type="float">
            <text:p>-1.4042143822</text:p>
          </table:table-cell>
          <table:table-cell office:value-type="float" office:value="3.24342152837" calcext:value-type="float">
            <text:p>3.2434215284</text:p>
          </table:table-cell>
          <table:table-cell office:value-type="float" office:value="-0.787648214771" calcext:value-type="float">
            <text:p>-0.7876482148</text:p>
          </table:table-cell>
          <table:table-cell office:value-type="float" office:value="3.9065482235" calcext:value-type="float">
            <text:p>3.9065482235</text:p>
          </table:table-cell>
          <table:table-cell office:value-type="float" office:value="-1.60781919956" calcext:value-type="float">
            <text:p>-1.6078191996</text:p>
          </table:table-cell>
        </table:table-row>
        <table:table-row table:style-name="ro1">
          <table:table-cell office:value-type="float" office:value="3.78182458878" calcext:value-type="float">
            <text:p>3.7818245888</text:p>
          </table:table-cell>
          <table:table-cell office:value-type="float" office:value="-1.38837850094" calcext:value-type="float">
            <text:p>-1.3883785009</text:p>
          </table:table-cell>
          <table:table-cell office:value-type="float" office:value="3.24048214765" calcext:value-type="float">
            <text:p>3.2404821477</text:p>
          </table:table-cell>
          <table:table-cell office:value-type="float" office:value="-0.784659565387" calcext:value-type="float">
            <text:p>-0.7846595654</text:p>
          </table:table-cell>
          <table:table-cell office:value-type="float" office:value="3.91979475975" calcext:value-type="float">
            <text:p>3.9197947598</text:p>
          </table:table-cell>
          <table:table-cell office:value-type="float" office:value="-1.60907411575" calcext:value-type="float">
            <text:p>-1.6090741158</text:p>
          </table:table-cell>
        </table:table-row>
        <table:table-row table:style-name="ro1">
          <table:table-cell office:value-type="float" office:value="3.79168629646" calcext:value-type="float">
            <text:p>3.7916862965</text:p>
          </table:table-cell>
          <table:table-cell office:value-type="float" office:value="-1.37800347805" calcext:value-type="float">
            <text:p>-1.3780034781</text:p>
          </table:table-cell>
          <table:table-cell office:value-type="float" office:value="3.23734972854" calcext:value-type="float">
            <text:p>3.2373497285</text:p>
          </table:table-cell>
          <table:table-cell office:value-type="float" office:value="-0.781340933115" calcext:value-type="float">
            <text:p>-0.7813409331</text:p>
          </table:table-cell>
          <table:table-cell office:value-type="float" office:value="3.93325253487" calcext:value-type="float">
            <text:p>3.9332525349</text:p>
          </table:table-cell>
          <table:table-cell office:value-type="float" office:value="-1.61016976833" calcext:value-type="float">
            <text:p>-1.6101697683</text:p>
          </table:table-cell>
        </table:table-row>
        <table:table-row table:style-name="ro1">
          <table:table-cell office:value-type="float" office:value="3.80810117722" calcext:value-type="float">
            <text:p>3.8081011772</text:p>
          </table:table-cell>
          <table:table-cell office:value-type="float" office:value="-1.36745417118" calcext:value-type="float">
            <text:p>-1.3674541712</text:p>
          </table:table-cell>
          <table:table-cell office:value-type="float" office:value="3.23427018026" calcext:value-type="float">
            <text:p>3.2342701803</text:p>
          </table:table-cell>
          <table:table-cell office:value-type="float" office:value="-0.777886571673" calcext:value-type="float">
            <text:p>-0.7778865717</text:p>
          </table:table-cell>
          <table:table-cell office:value-type="float" office:value="3.94635745049" calcext:value-type="float">
            <text:p>3.9463574505</text:p>
          </table:table-cell>
          <table:table-cell office:value-type="float" office:value="-1.61087310314" calcext:value-type="float">
            <text:p>-1.6108731031</text:p>
          </table:table-cell>
        </table:table-row>
        <table:table-row table:style-name="ro1">
          <table:table-cell office:value-type="float" office:value="3.82205319405" calcext:value-type="float">
            <text:p>3.8220531941</text:p>
          </table:table-cell>
          <table:table-cell office:value-type="float" office:value="-1.35556864738" calcext:value-type="float">
            <text:p>-1.3555686474</text:p>
          </table:table-cell>
          <table:table-cell office:value-type="float" office:value="3.23123083597" calcext:value-type="float">
            <text:p>3.231230836</text:p>
          </table:table-cell>
          <table:table-cell office:value-type="float" office:value="-0.774750109142" calcext:value-type="float">
            <text:p>-0.7747501091</text:p>
          </table:table-cell>
          <table:table-cell office:value-type="float" office:value="3.95988651276" calcext:value-type="float">
            <text:p>3.9598865128</text:p>
          </table:table-cell>
          <table:table-cell office:value-type="float" office:value="-1.61111414433" calcext:value-type="float">
            <text:p>-1.6111141443</text:p>
          </table:table-cell>
        </table:table-row>
        <table:table-row table:style-name="ro1">
          <table:table-cell office:value-type="float" office:value="3.83818626404" calcext:value-type="float">
            <text:p>3.838186264</text:p>
          </table:table-cell>
          <table:table-cell office:value-type="float" office:value="-1.34200286865" calcext:value-type="float">
            <text:p>-1.3420028687</text:p>
          </table:table-cell>
          <table:table-cell office:value-type="float" office:value="3.24411906329" calcext:value-type="float">
            <text:p>3.2441190633</text:p>
          </table:table-cell>
          <table:table-cell office:value-type="float" office:value="-0.789858557582" calcext:value-type="float">
            <text:p>-0.7898585576</text:p>
          </table:table-cell>
          <table:table-cell office:value-type="float" office:value="3.97241898537" calcext:value-type="float">
            <text:p>3.9724189854</text:p>
          </table:table-cell>
          <table:table-cell office:value-type="float" office:value="-1.61082100868" calcext:value-type="float">
            <text:p>-1.6108210087</text:p>
          </table:table-cell>
        </table:table-row>
        <table:table-row table:style-name="ro1">
          <table:table-cell office:value-type="float" office:value="3.84890794754" calcext:value-type="float">
            <text:p>3.8489079475</text:p>
          </table:table-cell>
          <table:table-cell office:value-type="float" office:value="-1.33001434803" calcext:value-type="float">
            <text:p>-1.330014348</text:p>
          </table:table-cell>
          <table:table-cell office:value-type="float" office:value="3.24885642018" calcext:value-type="float">
            <text:p>3.2488564202</text:p>
          </table:table-cell>
          <table:table-cell office:value-type="float" office:value="-0.795206077887" calcext:value-type="float">
            <text:p>-0.7952060779</text:p>
          </table:table-cell>
          <table:table-cell office:value-type="float" office:value="3.98601718903" calcext:value-type="float">
            <text:p>3.986017189</text:p>
          </table:table-cell>
          <table:table-cell office:value-type="float" office:value="-1.61066567898" calcext:value-type="float">
            <text:p>-1.610665679</text:p>
          </table:table-cell>
        </table:table-row>
        <table:table-row table:style-name="ro1">
          <table:table-cell office:value-type="float" office:value="3.85974025726" calcext:value-type="float">
            <text:p>3.8597402573</text:p>
          </table:table-cell>
          <table:table-cell office:value-type="float" office:value="-1.31658291817" calcext:value-type="float">
            <text:p>-1.3165829182</text:p>
          </table:table-cell>
          <table:table-cell office:value-type="float" office:value="3.2522544563" calcext:value-type="float">
            <text:p>3.2522544563</text:p>
          </table:table-cell>
          <table:table-cell office:value-type="float" office:value="-0.798476870155" calcext:value-type="float">
            <text:p>-0.7984768702</text:p>
          </table:table-cell>
          <table:table-cell office:value-type="float" office:value="3.99934979439" calcext:value-type="float">
            <text:p>3.9993497944</text:p>
          </table:table-cell>
          <table:table-cell office:value-type="float" office:value="-1.61025702953" calcext:value-type="float">
            <text:p>-1.6102570295</text:p>
          </table:table-cell>
        </table:table-row>
        <table:table-row table:style-name="ro1">
          <table:table-cell office:value-type="float" office:value="3.87156200409" calcext:value-type="float">
            <text:p>3.8715620041</text:p>
          </table:table-cell>
          <table:table-cell office:value-type="float" office:value="-1.30259037018" calcext:value-type="float">
            <text:p>-1.3025903702</text:p>
          </table:table-cell>
          <table:table-cell office:value-type="float" office:value="3.25169655411" calcext:value-type="float">
            <text:p>3.2516965541</text:p>
          </table:table-cell>
          <table:table-cell office:value-type="float" office:value="-0.798263587375" calcext:value-type="float">
            <text:p>-0.7982635874</text:p>
          </table:table-cell>
          <table:table-cell office:value-type="float" office:value="4.01238080025" calcext:value-type="float">
            <text:p>4.0123808003</text:p>
          </table:table-cell>
          <table:table-cell office:value-type="float" office:value="-1.6093249321" calcext:value-type="float">
            <text:p>-1.6093249321</text:p>
          </table:table-cell>
        </table:table-row>
        <table:table-row table:style-name="ro1">
          <table:table-cell office:value-type="float" office:value="3.88140106201" calcext:value-type="float">
            <text:p>3.881401062</text:p>
          </table:table-cell>
          <table:table-cell office:value-type="float" office:value="-1.28947341442" calcext:value-type="float">
            <text:p>-1.2894734144</text:p>
          </table:table-cell>
          <table:table-cell office:value-type="float" office:value="3.25369536383" calcext:value-type="float">
            <text:p>3.2536953638</text:p>
          </table:table-cell>
          <table:table-cell office:value-type="float" office:value="-0.801311400952" calcext:value-type="float">
            <text:p>-0.801311401</text:p>
          </table:table-cell>
          <table:table-cell office:value-type="float" office:value="4.02576132774" calcext:value-type="float">
            <text:p>4.0257613277</text:p>
          </table:table-cell>
          <table:table-cell office:value-type="float" office:value="-1.60820543766" calcext:value-type="float">
            <text:p>-1.6082054377</text:p>
          </table:table-cell>
        </table:table-row>
        <table:table-row table:style-name="ro1">
          <table:table-cell office:value-type="float" office:value="3.8930773735" calcext:value-type="float">
            <text:p>3.8930773735</text:p>
          </table:table-cell>
          <table:table-cell office:value-type="float" office:value="-1.2742664814" calcext:value-type="float">
            <text:p>-1.2742664814</text:p>
          </table:table-cell>
          <table:table-cell office:value-type="float" office:value="3.25307256584" calcext:value-type="float">
            <text:p>3.2530725658</text:p>
          </table:table-cell>
          <table:table-cell office:value-type="float" office:value="-0.801868722517" calcext:value-type="float">
            <text:p>-0.8018687225</text:p>
          </table:table-cell>
          <table:table-cell office:value-type="float" office:value="4.03913398743" calcext:value-type="float">
            <text:p>4.0391339874</text:p>
          </table:table-cell>
          <table:table-cell office:value-type="float" office:value="-1.60636460781" calcext:value-type="float">
            <text:p>-1.6063646078</text:p>
          </table:table-cell>
        </table:table-row>
        <table:table-row table:style-name="ro1">
          <table:table-cell office:value-type="float" office:value="3.9031329155" calcext:value-type="float">
            <text:p>3.9031329155</text:p>
          </table:table-cell>
          <table:table-cell office:value-type="float" office:value="-1.25874316692" calcext:value-type="float">
            <text:p>-1.2587431669</text:p>
          </table:table-cell>
          <table:table-cell office:value-type="float" office:value="3.25252533347" calcext:value-type="float">
            <text:p>3.2525253335</text:p>
          </table:table-cell>
          <table:table-cell office:value-type="float" office:value="-0.801776010873" calcext:value-type="float">
            <text:p>-0.8017760109</text:p>
          </table:table-cell>
          <table:table-cell office:value-type="float" office:value="4.05257054329" calcext:value-type="float">
            <text:p>4.0525705433</text:p>
          </table:table-cell>
          <table:table-cell office:value-type="float" office:value="-1.60420811176" calcext:value-type="float">
            <text:p>-1.6042081118</text:p>
          </table:table-cell>
        </table:table-row>
        <table:table-row table:style-name="ro1">
          <table:table-cell office:value-type="float" office:value="3.9119682312" calcext:value-type="float">
            <text:p>3.9119682312</text:p>
          </table:table-cell>
          <table:table-cell office:value-type="float" office:value="-1.24386429787" calcext:value-type="float">
            <text:p>-1.2438642979</text:p>
          </table:table-cell>
          <table:table-cell office:value-type="float" office:value="3.25402450245" calcext:value-type="float">
            <text:p>3.2540245025</text:p>
          </table:table-cell>
          <table:table-cell office:value-type="float" office:value="-0.803431480162" calcext:value-type="float">
            <text:p>-0.8034314802</text:p>
          </table:table-cell>
          <table:table-cell office:value-type="float" office:value="4.06635304451" calcext:value-type="float">
            <text:p>4.0663530445</text:p>
          </table:table-cell>
          <table:table-cell office:value-type="float" office:value="-1.60186302662" calcext:value-type="float">
            <text:p>-1.6018630266</text:p>
          </table:table-cell>
        </table:table-row>
        <table:table-row table:style-name="ro1">
          <table:table-cell office:value-type="float" office:value="3.9220252037" calcext:value-type="float">
            <text:p>3.9220252037</text:p>
          </table:table-cell>
          <table:table-cell office:value-type="float" office:value="-1.2270847559" calcext:value-type="float">
            <text:p>-1.2270847559</text:p>
          </table:table-cell>
          <table:table-cell office:value-type="float" office:value="3.25241618407" calcext:value-type="float">
            <text:p>3.2524161841</text:p>
          </table:table-cell>
          <table:table-cell office:value-type="float" office:value="-0.801556191643" calcext:value-type="float">
            <text:p>-0.8015561916</text:p>
          </table:table-cell>
          <table:table-cell office:value-type="float" office:value="4.07968684196" calcext:value-type="float">
            <text:p>4.079686842</text:p>
          </table:table-cell>
          <table:table-cell office:value-type="float" office:value="-1.59927654266" calcext:value-type="float">
            <text:p>-1.5992765427</text:p>
          </table:table-cell>
        </table:table-row>
        <table:table-row table:style-name="ro1">
          <table:table-cell office:value-type="float" office:value="3.93063855171" calcext:value-type="float">
            <text:p>3.9306385517</text:p>
          </table:table-cell>
          <table:table-cell office:value-type="float" office:value="-1.21105659008" calcext:value-type="float">
            <text:p>-1.2110565901</text:p>
          </table:table-cell>
          <table:table-cell office:value-type="float" office:value="3.25281556016" calcext:value-type="float">
            <text:p>3.2528155602</text:p>
          </table:table-cell>
          <table:table-cell office:value-type="float" office:value="-0.802115047191" calcext:value-type="float">
            <text:p>-0.8021150472</text:p>
          </table:table-cell>
          <table:table-cell office:value-type="float" office:value="4.09265538216" calcext:value-type="float">
            <text:p>4.0926553822</text:p>
          </table:table-cell>
          <table:table-cell office:value-type="float" office:value="-1.59609913826" calcext:value-type="float">
            <text:p>-1.5960991383</text:p>
          </table:table-cell>
        </table:table-row>
        <table:table-row table:style-name="ro1">
          <table:table-cell office:value-type="float" office:value="3.93938732147" calcext:value-type="float">
            <text:p>3.9393873215</text:p>
          </table:table-cell>
          <table:table-cell office:value-type="float" office:value="-1.19338607788" calcext:value-type="float">
            <text:p>-1.1933860779</text:p>
          </table:table-cell>
          <table:table-cell office:value-type="float" office:value="3.25086997215" calcext:value-type="float">
            <text:p>3.2508699722</text:p>
          </table:table-cell>
          <table:table-cell office:value-type="float" office:value="-0.800641088514" calcext:value-type="float">
            <text:p>-0.8006410885</text:p>
          </table:table-cell>
          <table:table-cell office:value-type="float" office:value="4.10555120468" calcext:value-type="float">
            <text:p>4.1055512047</text:p>
          </table:table-cell>
          <table:table-cell office:value-type="float" office:value="-1.59317588806" calcext:value-type="float">
            <text:p>-1.5931758881</text:p>
          </table:table-cell>
        </table:table-row>
        <table:table-row table:style-name="ro1">
          <table:table-cell office:value-type="float" office:value="3.9474105835" calcext:value-type="float">
            <text:p>3.9474105835</text:p>
          </table:table-cell>
          <table:table-cell office:value-type="float" office:value="-1.17593872547" calcext:value-type="float">
            <text:p>-1.1759387255</text:p>
          </table:table-cell>
          <table:table-cell office:value-type="float" office:value="3.24885348515" calcext:value-type="float">
            <text:p>3.2488534852</text:p>
          </table:table-cell>
          <table:table-cell office:value-type="float" office:value="-0.799508100384" calcext:value-type="float">
            <text:p>-0.7995081004</text:p>
          </table:table-cell>
          <table:table-cell office:value-type="float" office:value="4.1180312252" calcext:value-type="float">
            <text:p>4.1180312252</text:p>
          </table:table-cell>
          <table:table-cell office:value-type="float" office:value="-1.58966326714" calcext:value-type="float">
            <text:p>-1.5896632671</text:p>
          </table:table-cell>
        </table:table-row>
        <table:table-row table:style-name="ro1">
          <table:table-cell office:value-type="float" office:value="3.95497918129" calcext:value-type="float">
            <text:p>3.9549791813</text:p>
          </table:table-cell>
          <table:table-cell office:value-type="float" office:value="-1.15889787674" calcext:value-type="float">
            <text:p>-1.1588978767</text:p>
          </table:table-cell>
          <table:table-cell office:value-type="float" office:value="3.24882535122" calcext:value-type="float">
            <text:p>3.2488253512</text:p>
          </table:table-cell>
          <table:table-cell office:value-type="float" office:value="-0.801672068388" calcext:value-type="float">
            <text:p>-0.8016720684</text:p>
          </table:table-cell>
          <table:table-cell office:value-type="float" office:value="4.1306738472" calcext:value-type="float">
            <text:p>4.1306738472</text:p>
          </table:table-cell>
          <table:table-cell office:value-type="float" office:value="-1.58595371246" calcext:value-type="float">
            <text:p>-1.5859537125</text:p>
          </table:table-cell>
        </table:table-row>
        <table:table-row table:style-name="ro1">
          <table:table-cell office:value-type="float" office:value="3.96116828918" calcext:value-type="float">
            <text:p>3.9611682892</text:p>
          </table:table-cell>
          <table:table-cell office:value-type="float" office:value="-1.14307248592" calcext:value-type="float">
            <text:p>-1.1430724859</text:p>
          </table:table-cell>
          <table:table-cell office:value-type="float" office:value="3.24597647338" calcext:value-type="float">
            <text:p>3.2459764734</text:p>
          </table:table-cell>
          <table:table-cell office:value-type="float" office:value="-0.799023428937" calcext:value-type="float">
            <text:p>-0.7990234289</text:p>
          </table:table-cell>
          <table:table-cell office:value-type="float" office:value="4.14372440338" calcext:value-type="float">
            <text:p>4.1437244034</text:p>
          </table:table-cell>
          <table:table-cell office:value-type="float" office:value="-1.58219647408" calcext:value-type="float">
            <text:p>-1.5821964741</text:p>
          </table:table-cell>
        </table:table-row>
        <table:table-row table:style-name="ro1">
          <table:table-cell office:value-type="float" office:value="3.96813130379" calcext:value-type="float">
            <text:p>3.9681313038</text:p>
          </table:table-cell>
          <table:table-cell office:value-type="float" office:value="-1.12496745586" calcext:value-type="float">
            <text:p>-1.1249674559</text:p>
          </table:table-cell>
          <table:table-cell office:value-type="float" office:value="3.24311899963" calcext:value-type="float">
            <text:p>3.2431189996</text:p>
          </table:table-cell>
          <table:table-cell office:value-type="float" office:value="-0.796446752199" calcext:value-type="float">
            <text:p>-0.7964467522</text:p>
          </table:table-cell>
          <table:table-cell office:value-type="float" office:value="4.15533061981" calcext:value-type="float">
            <text:p>4.1553306198</text:p>
          </table:table-cell>
          <table:table-cell office:value-type="float" office:value="-1.57805073261" calcext:value-type="float">
            <text:p>-1.5780507326</text:p>
          </table:table-cell>
        </table:table-row>
        <table:table-row table:style-name="ro1">
          <table:table-cell office:value-type="float" office:value="3.97446894646" calcext:value-type="float">
            <text:p>3.9744689465</text:p>
          </table:table-cell>
          <table:table-cell office:value-type="float" office:value="-1.10796427727" calcext:value-type="float">
            <text:p>-1.1079642773</text:p>
          </table:table-cell>
          <table:table-cell office:value-type="float" office:value="3.23959393675" calcext:value-type="float">
            <text:p>3.2395939368</text:p>
          </table:table-cell>
          <table:table-cell office:value-type="float" office:value="-0.793949083931" calcext:value-type="float">
            <text:p>-0.7939490839</text:p>
          </table:table-cell>
          <table:table-cell office:value-type="float" office:value="4.16839238167" calcext:value-type="float">
            <text:p>4.1683923817</text:p>
          </table:table-cell>
          <table:table-cell office:value-type="float" office:value="-1.57307195663" calcext:value-type="float">
            <text:p>-1.5730719566</text:p>
          </table:table-cell>
        </table:table-row>
        <table:table-row table:style-name="ro1">
          <table:table-cell office:value-type="float" office:value="3.98026013374" calcext:value-type="float">
            <text:p>3.9802601337</text:p>
          </table:table-cell>
          <table:table-cell office:value-type="float" office:value="-1.09143173695" calcext:value-type="float">
            <text:p>-1.091431737</text:p>
          </table:table-cell>
          <table:table-cell office:value-type="float" office:value="3.23600718006" calcext:value-type="float">
            <text:p>3.2360071801</text:p>
          </table:table-cell>
          <table:table-cell office:value-type="float" office:value="-0.79164902401" calcext:value-type="float">
            <text:p>-0.791649024</text:p>
          </table:table-cell>
          <table:table-cell office:value-type="float" office:value="4.17989679337" calcext:value-type="float">
            <text:p>4.1798967934</text:p>
          </table:table-cell>
          <table:table-cell office:value-type="float" office:value="-1.56788814068" calcext:value-type="float">
            <text:p>-1.5678881407</text:p>
          </table:table-cell>
        </table:table-row>
        <table:table-row table:style-name="ro1">
          <table:table-cell office:value-type="float" office:value="3.98505997658" calcext:value-type="float">
            <text:p>3.9850599766</text:p>
          </table:table-cell>
          <table:table-cell office:value-type="float" office:value="-1.07515287399" calcext:value-type="float">
            <text:p>-1.075152874</text:p>
          </table:table-cell>
          <table:table-cell office:value-type="float" office:value="3.23229784599" calcext:value-type="float">
            <text:p>3.232297846</text:p>
          </table:table-cell>
          <table:table-cell office:value-type="float" office:value="-0.789577506206" calcext:value-type="float">
            <text:p>-0.7895775062</text:p>
          </table:table-cell>
          <table:table-cell office:value-type="float" office:value="4.19111319542" calcext:value-type="float">
            <text:p>4.1911131954</text:p>
          </table:table-cell>
          <table:table-cell office:value-type="float" office:value="-1.56306397915" calcext:value-type="float">
            <text:p>-1.5630639792</text:p>
          </table:table-cell>
        </table:table-row>
        <table:table-row table:style-name="ro1">
          <table:table-cell office:value-type="float" office:value="3.99014949799" calcext:value-type="float">
            <text:p>3.990149498</text:p>
          </table:table-cell>
          <table:table-cell office:value-type="float" office:value="-1.0588709116" calcext:value-type="float">
            <text:p>-1.0588709116</text:p>
          </table:table-cell>
          <table:table-cell office:value-type="float" office:value="3.22865132167" calcext:value-type="float">
            <text:p>3.2286513217</text:p>
          </table:table-cell>
          <table:table-cell office:value-type="float" office:value="-0.787731655023" calcext:value-type="float">
            <text:p>-0.787731655</text:p>
          </table:table-cell>
          <table:table-cell office:value-type="float" office:value="4.20145054817" calcext:value-type="float">
            <text:p>4.2014505482</text:p>
          </table:table-cell>
          <table:table-cell office:value-type="float" office:value="-1.55782604218" calcext:value-type="float">
            <text:p>-1.5578260422</text:p>
          </table:table-cell>
        </table:table-row>
        <table:table-row table:style-name="ro1">
          <table:table-cell office:value-type="float" office:value="3.99462771416" calcext:value-type="float">
            <text:p>3.9946277142</text:p>
          </table:table-cell>
          <table:table-cell office:value-type="float" office:value="-1.04298532009" calcext:value-type="float">
            <text:p>-1.0429853201</text:p>
          </table:table-cell>
          <table:table-cell office:value-type="float" office:value="3.22476544909" calcext:value-type="float">
            <text:p>3.2247654491</text:p>
          </table:table-cell>
          <table:table-cell office:value-type="float" office:value="-0.785889342879" calcext:value-type="float">
            <text:p>-0.7858893429</text:p>
          </table:table-cell>
          <table:table-cell office:value-type="float" office:value="4.21305581093" calcext:value-type="float">
            <text:p>4.2130558109</text:p>
          </table:table-cell>
          <table:table-cell office:value-type="float" office:value="-1.55214560032" calcext:value-type="float">
            <text:p>-1.5521456003</text:p>
          </table:table-cell>
        </table:table-row>
        <table:table-row table:style-name="ro1">
          <table:table-cell office:value-type="float" office:value="3.99823188782" calcext:value-type="float">
            <text:p>3.9982318878</text:p>
          </table:table-cell>
          <table:table-cell office:value-type="float" office:value="-1.0268471241" calcext:value-type="float">
            <text:p>-1.0268471241</text:p>
          </table:table-cell>
          <table:table-cell office:value-type="float" office:value="3.22090271784" calcext:value-type="float">
            <text:p>3.2209027178</text:p>
          </table:table-cell>
          <table:table-cell office:value-type="float" office:value="-0.784226733505" calcext:value-type="float">
            <text:p>-0.7842267335</text:p>
          </table:table-cell>
          <table:table-cell office:value-type="float" office:value="4.22304602623" calcext:value-type="float">
            <text:p>4.2230460262</text:p>
          </table:table-cell>
          <table:table-cell office:value-type="float" office:value="-1.54618144035" calcext:value-type="float">
            <text:p>-1.5461814404</text:p>
          </table:table-cell>
        </table:table-row>
        <table:table-row table:style-name="ro1">
          <table:table-cell office:value-type="float" office:value="4.00200366974" calcext:value-type="float">
            <text:p>4.0020036697</text:p>
          </table:table-cell>
          <table:table-cell office:value-type="float" office:value="-1.01087617874" calcext:value-type="float">
            <text:p>-1.0108761787</text:p>
          </table:table-cell>
          <table:table-cell office:value-type="float" office:value="3.21673835059" calcext:value-type="float">
            <text:p>3.2167383506</text:p>
          </table:table-cell>
          <table:table-cell office:value-type="float" office:value="-0.782549597464" calcext:value-type="float">
            <text:p>-0.7825495975</text:p>
          </table:table-cell>
          <table:table-cell office:value-type="float" office:value="4.23427506447" calcext:value-type="float">
            <text:p>4.2342750645</text:p>
          </table:table-cell>
          <table:table-cell office:value-type="float" office:value="-1.54050064087" calcext:value-type="float">
            <text:p>-1.5405006409</text:p>
          </table:table-cell>
        </table:table-row>
        <table:table-row table:style-name="ro1">
          <table:table-cell office:value-type="float" office:value="4.00562334061" calcext:value-type="float">
            <text:p>4.0056233406</text:p>
          </table:table-cell>
          <table:table-cell office:value-type="float" office:value="-0.992704331875" calcext:value-type="float">
            <text:p>-0.9927043319</text:p>
          </table:table-cell>
          <table:table-cell office:value-type="float" office:value="3.21313606884" calcext:value-type="float">
            <text:p>3.2131360688</text:p>
          </table:table-cell>
          <table:table-cell office:value-type="float" office:value="-0.780790725399" calcext:value-type="float">
            <text:p>-0.7807907254</text:p>
          </table:table-cell>
          <table:table-cell office:value-type="float" office:value="4.24503918648" calcext:value-type="float">
            <text:p>4.2450391865</text:p>
          </table:table-cell>
          <table:table-cell office:value-type="float" office:value="-1.53438174725" calcext:value-type="float">
            <text:p>-1.5343817473</text:p>
          </table:table-cell>
        </table:table-row>
        <table:table-row table:style-name="ro1">
          <table:table-cell office:value-type="float" office:value="4.00791835785" calcext:value-type="float">
            <text:p>4.0079183579</text:p>
          </table:table-cell>
          <table:table-cell office:value-type="float" office:value="-0.977342367172" calcext:value-type="float">
            <text:p>-0.9773423672</text:p>
          </table:table-cell>
          <table:table-cell office:value-type="float" office:value="3.20830256944" calcext:value-type="float">
            <text:p>3.2083025694</text:p>
          </table:table-cell>
          <table:table-cell office:value-type="float" office:value="-0.778835142411" calcext:value-type="float">
            <text:p>-0.7788351424</text:p>
          </table:table-cell>
          <table:table-cell office:value-type="float" office:value="4.25534363747" calcext:value-type="float">
            <text:p>4.2553436375</text:p>
          </table:table-cell>
          <table:table-cell office:value-type="float" office:value="-1.52784180641" calcext:value-type="float">
            <text:p>-1.5278418064</text:p>
          </table:table-cell>
        </table:table-row>
        <table:table-row table:style-name="ro1">
          <table:table-cell office:value-type="float" office:value="4.01077508926" calcext:value-type="float">
            <text:p>4.0107750893</text:p>
          </table:table-cell>
          <table:table-cell office:value-type="float" office:value="-0.95881062746" calcext:value-type="float">
            <text:p>-0.9588106275</text:p>
          </table:table-cell>
          <table:table-cell office:value-type="float" office:value="3.20434352399" calcext:value-type="float">
            <text:p>3.204343524</text:p>
          </table:table-cell>
          <table:table-cell office:value-type="float" office:value="-0.777370253474" calcext:value-type="float">
            <text:p>-0.7773702535</text:p>
          </table:table-cell>
          <table:table-cell office:value-type="float" office:value="4.26537056923" calcext:value-type="float">
            <text:p>4.2653705692</text:p>
          </table:table-cell>
          <table:table-cell office:value-type="float" office:value="-1.52069687843" calcext:value-type="float">
            <text:p>-1.5206968784</text:p>
          </table:table-cell>
        </table:table-row>
        <table:table-row table:style-name="ro1">
          <table:table-cell office:value-type="float" office:value="4.01193523407" calcext:value-type="float">
            <text:p>4.0119352341</text:p>
          </table:table-cell>
          <table:table-cell office:value-type="float" office:value="-0.944320201874" calcext:value-type="float">
            <text:p>-0.9443202019</text:p>
          </table:table-cell>
          <table:table-cell office:value-type="float" office:value="3.19992921068" calcext:value-type="float">
            <text:p>3.1999292107</text:p>
          </table:table-cell>
          <table:table-cell office:value-type="float" office:value="-0.776015416269" calcext:value-type="float">
            <text:p>-0.7760154163</text:p>
          </table:table-cell>
          <table:table-cell office:value-type="float" office:value="4.27499290466" calcext:value-type="float">
            <text:p>4.2749929047</text:p>
          </table:table-cell>
          <table:table-cell office:value-type="float" office:value="-1.51397407055" calcext:value-type="float">
            <text:p>-1.5139740706</text:p>
          </table:table-cell>
        </table:table-row>
        <table:table-row table:style-name="ro1">
          <table:table-cell office:value-type="float" office:value="4.01375150681" calcext:value-type="float">
            <text:p>4.0137515068</text:p>
          </table:table-cell>
          <table:table-cell office:value-type="float" office:value="-0.927779316902" calcext:value-type="float">
            <text:p>-0.9277793169</text:p>
          </table:table-cell>
          <table:table-cell office:value-type="float" office:value="3.19498308217" calcext:value-type="float">
            <text:p>3.1949830822</text:p>
          </table:table-cell>
          <table:table-cell office:value-type="float" office:value="-0.774510507309" calcext:value-type="float">
            <text:p>-0.7745105073</text:p>
          </table:table-cell>
          <table:table-cell office:value-type="float" office:value="4.28460021973" calcext:value-type="float">
            <text:p>4.2846002197</text:p>
          </table:table-cell>
          <table:table-cell office:value-type="float" office:value="-1.50751149654" calcext:value-type="float">
            <text:p>-1.5075114965</text:p>
          </table:table-cell>
        </table:table-row>
        <table:table-row table:style-name="ro1">
          <table:table-cell office:value-type="float" office:value="4.01558685303" calcext:value-type="float">
            <text:p>4.015586853</text:p>
          </table:table-cell>
          <table:table-cell office:value-type="float" office:value="-0.910611927509" calcext:value-type="float">
            <text:p>-0.9106119275</text:p>
          </table:table-cell>
          <table:table-cell office:value-type="float" office:value="3.19007943748" calcext:value-type="float">
            <text:p>3.1900794375</text:p>
          </table:table-cell>
          <table:table-cell office:value-type="float" office:value="-0.773205737546" calcext:value-type="float">
            <text:p>-0.7732057375</text:p>
          </table:table-cell>
          <table:table-cell office:value-type="float" office:value="4.29391165733" calcext:value-type="float">
            <text:p>4.2939116573</text:p>
          </table:table-cell>
          <table:table-cell office:value-type="float" office:value="-1.50071895123" calcext:value-type="float">
            <text:p>-1.5007189512</text:p>
          </table:table-cell>
        </table:table-row>
        <table:table-row table:style-name="ro1">
          <table:table-cell office:value-type="float" office:value="4.01595306396" calcext:value-type="float">
            <text:p>4.015953064</text:p>
          </table:table-cell>
          <table:table-cell office:value-type="float" office:value="-0.894487559795" calcext:value-type="float">
            <text:p>-0.8944875598</text:p>
          </table:table-cell>
          <table:table-cell office:value-type="float" office:value="3.18497439243" calcext:value-type="float">
            <text:p>3.1849743924</text:p>
          </table:table-cell>
          <table:table-cell office:value-type="float" office:value="-0.771584472634" calcext:value-type="float">
            <text:p>-0.7715844726</text:p>
          </table:table-cell>
          <table:table-cell office:value-type="float" office:value="4.30332919121" calcext:value-type="float">
            <text:p>4.3033291912</text:p>
          </table:table-cell>
          <table:table-cell office:value-type="float" office:value="-1.49359476566" calcext:value-type="float">
            <text:p>-1.4935947657</text:p>
          </table:table-cell>
        </table:table-row>
        <table:table-row table:style-name="ro1">
          <table:table-cell office:value-type="float" office:value="4.01716375351" calcext:value-type="float">
            <text:p>4.0171637535</text:p>
          </table:table-cell>
          <table:table-cell office:value-type="float" office:value="-0.87819236517" calcext:value-type="float">
            <text:p>-0.8781923652</text:p>
          </table:table-cell>
          <table:table-cell office:value-type="float" office:value="3.17979723187" calcext:value-type="float">
            <text:p>3.1797972319</text:p>
          </table:table-cell>
          <table:table-cell office:value-type="float" office:value="-0.770062955864" calcext:value-type="float">
            <text:p>-0.7700629559</text:p>
          </table:table-cell>
          <table:table-cell office:value-type="float" office:value="4.31349035263" calcext:value-type="float">
            <text:p>4.3134903526</text:p>
          </table:table-cell>
          <table:table-cell office:value-type="float" office:value="-1.48589348793" calcext:value-type="float">
            <text:p>-1.4858934879</text:p>
          </table:table-cell>
        </table:table-row>
        <table:table-row table:style-name="ro1">
          <table:table-cell office:value-type="float" office:value="4.01749849319" calcext:value-type="float">
            <text:p>4.0174984932</text:p>
          </table:table-cell>
          <table:table-cell office:value-type="float" office:value="-0.86426872015" calcext:value-type="float">
            <text:p>-0.8642687202</text:p>
          </table:table-cell>
          <table:table-cell office:value-type="float" office:value="3.17469749513" calcext:value-type="float">
            <text:p>3.1746974951</text:p>
          </table:table-cell>
          <table:table-cell office:value-type="float" office:value="-0.768787332045" calcext:value-type="float">
            <text:p>-0.768787332</text:p>
          </table:table-cell>
          <table:table-cell office:value-type="float" office:value="4.32274719238" calcext:value-type="float">
            <text:p>4.3227471924</text:p>
          </table:table-cell>
          <table:table-cell office:value-type="float" office:value="-1.47817361355" calcext:value-type="float">
            <text:p>-1.4781736136</text:p>
          </table:table-cell>
        </table:table-row>
        <table:table-row table:style-name="ro1">
          <table:table-cell office:value-type="float" office:value="4.01655435562" calcext:value-type="float">
            <text:p>4.0165543556</text:p>
          </table:table-cell>
          <table:table-cell office:value-type="float" office:value="-0.848476409912" calcext:value-type="float">
            <text:p>-0.8484764099</text:p>
          </table:table-cell>
          <table:table-cell office:value-type="float" office:value="3.16922739505" calcext:value-type="float">
            <text:p>3.1692273951</text:p>
          </table:table-cell>
          <table:table-cell office:value-type="float" office:value="-0.76769321188" calcext:value-type="float">
            <text:p>-0.7676932119</text:p>
          </table:table-cell>
          <table:table-cell office:value-type="float" office:value="4.3329403019" calcext:value-type="float">
            <text:p>4.3329403019</text:p>
          </table:table-cell>
          <table:table-cell office:value-type="float" office:value="-1.46983468533" calcext:value-type="float">
            <text:p>-1.4698346853</text:p>
          </table:table-cell>
        </table:table-row>
        <table:table-row table:style-name="ro1">
          <table:table-cell office:value-type="float" office:value="4.01598882675" calcext:value-type="float">
            <text:p>4.0159888268</text:p>
          </table:table-cell>
          <table:table-cell office:value-type="float" office:value="-0.834636628628" calcext:value-type="float">
            <text:p>-0.8346366286</text:p>
          </table:table-cell>
          <table:table-cell office:value-type="float" office:value="3.16347926723" calcext:value-type="float">
            <text:p>3.1634792672</text:p>
          </table:table-cell>
          <table:table-cell office:value-type="float" office:value="-0.766427020166" calcext:value-type="float">
            <text:p>-0.7664270202</text:p>
          </table:table-cell>
          <table:table-cell office:value-type="float" office:value="4.34033008575" calcext:value-type="float">
            <text:p>4.3403300858</text:p>
          </table:table-cell>
          <table:table-cell office:value-type="float" office:value="-1.46161448956" calcext:value-type="float">
            <text:p>-1.4616144896</text:p>
          </table:table-cell>
        </table:table-row>
        <table:table-row table:style-name="ro1">
          <table:table-cell office:value-type="float" office:value="4.01524114609" calcext:value-type="float">
            <text:p>4.0152411461</text:p>
          </table:table-cell>
          <table:table-cell office:value-type="float" office:value="-0.820253670216" calcext:value-type="float">
            <text:p>-0.8202536702</text:p>
          </table:table-cell>
          <table:table-cell office:value-type="float" office:value="3.15775569813" calcext:value-type="float">
            <text:p>3.1577556981</text:p>
          </table:table-cell>
          <table:table-cell office:value-type="float" office:value="-0.765829444383" calcext:value-type="float">
            <text:p>-0.7658294444</text:p>
          </table:table-cell>
          <table:table-cell office:value-type="float" office:value="4.34822007179" calcext:value-type="float">
            <text:p>4.3482200718</text:p>
          </table:table-cell>
          <table:table-cell office:value-type="float" office:value="-1.45317423344" calcext:value-type="float">
            <text:p>-1.4531742334</text:p>
          </table:table-cell>
        </table:table-row>
        <table:table-row table:style-name="ro1">
          <table:table-cell office:value-type="float" office:value="4.01424884796" calcext:value-type="float">
            <text:p>4.014248848</text:p>
          </table:table-cell>
          <table:table-cell office:value-type="float" office:value="-0.805245518684" calcext:value-type="float">
            <text:p>-0.8052455187</text:p>
          </table:table-cell>
          <table:table-cell office:value-type="float" office:value="3.15185314711" calcext:value-type="float">
            <text:p>3.1518531471</text:p>
          </table:table-cell>
          <table:table-cell office:value-type="float" office:value="-0.765031666969" calcext:value-type="float">
            <text:p>-0.765031667</text:p>
          </table:table-cell>
          <table:table-cell office:value-type="float" office:value="4.52903362274" calcext:value-type="float">
            <text:p>4.5290336227</text:p>
          </table:table-cell>
          <table:table-cell office:value-type="float" office:value="-1.43362236023" calcext:value-type="float">
            <text:p>-1.4336223602</text:p>
          </table:table-cell>
        </table:table-row>
        <table:table-row table:style-name="ro1">
          <table:table-cell office:value-type="float" office:value="4.012591362" calcext:value-type="float">
            <text:p>4.012591362</text:p>
          </table:table-cell>
          <table:table-cell office:value-type="float" office:value="-0.790161550045" calcext:value-type="float">
            <text:p>-0.79016155</text:p>
          </table:table-cell>
          <table:table-cell office:value-type="float" office:value="3.14643206376" calcext:value-type="float">
            <text:p>3.1464320638</text:p>
          </table:table-cell>
          <table:table-cell office:value-type="float" office:value="-0.764399177303" calcext:value-type="float">
            <text:p>-0.7643991773</text:p>
          </table:table-cell>
          <table:table-cell office:value-type="float" office:value="4.53892107964" calcext:value-type="float">
            <text:p>4.5389210796</text:p>
          </table:table-cell>
          <table:table-cell office:value-type="float" office:value="-1.42357814312" calcext:value-type="float">
            <text:p>-1.4235781431</text:p>
          </table:table-cell>
        </table:table-row>
        <table:table-row table:style-name="ro1">
          <table:table-cell office:value-type="float" office:value="4.01098537445" calcext:value-type="float">
            <text:p>4.0109853745</text:p>
          </table:table-cell>
          <table:table-cell office:value-type="float" office:value="-0.775983273983" calcext:value-type="float">
            <text:p>-0.775983274</text:p>
          </table:table-cell>
          <table:table-cell office:value-type="float" office:value="3.14149056777" calcext:value-type="float">
            <text:p>3.1414905678</text:p>
          </table:table-cell>
          <table:table-cell office:value-type="float" office:value="-0.764114688192" calcext:value-type="float">
            <text:p>-0.7641146882</text:p>
          </table:table-cell>
          <table:table-cell office:value-type="float" office:value="4.54830308914" calcext:value-type="float">
            <text:p>4.5483030891</text:p>
          </table:table-cell>
          <table:table-cell office:value-type="float" office:value="-1.41384923458" calcext:value-type="float">
            <text:p>-1.4138492346</text:p>
          </table:table-cell>
        </table:table-row>
        <table:table-row table:style-name="ro1">
          <table:table-cell office:value-type="float" office:value="4.00854301453" calcext:value-type="float">
            <text:p>4.0085430145</text:p>
          </table:table-cell>
          <table:table-cell office:value-type="float" office:value="-0.762851178646" calcext:value-type="float">
            <text:p>-0.7628511786</text:p>
          </table:table-cell>
          <table:table-cell office:value-type="float" office:value="3.13498459105" calcext:value-type="float">
            <text:p>3.1349845911</text:p>
          </table:table-cell>
          <table:table-cell office:value-type="float" office:value="-0.76388133145" calcext:value-type="float">
            <text:p>-0.7638813315</text:p>
          </table:table-cell>
          <table:table-cell office:value-type="float" office:value="4.55775924683" calcext:value-type="float">
            <text:p>4.5577592468</text:p>
          </table:table-cell>
          <table:table-cell office:value-type="float" office:value="-1.40421438217" calcext:value-type="float">
            <text:p>-1.4042143822</text:p>
          </table:table-cell>
        </table:table-row>
        <table:table-row table:style-name="ro1">
          <table:table-cell office:value-type="float" office:value="4.00645828247" calcext:value-type="float">
            <text:p>4.0064582825</text:p>
          </table:table-cell>
          <table:table-cell office:value-type="float" office:value="-0.750117361546" calcext:value-type="float">
            <text:p>-0.7501173615</text:p>
          </table:table-cell>
          <table:table-cell office:value-type="float" office:value="3.13027692606" calcext:value-type="float">
            <text:p>3.1302769261</text:p>
          </table:table-cell>
          <table:table-cell office:value-type="float" office:value="-0.763152778039" calcext:value-type="float">
            <text:p>-0.763152778</text:p>
          </table:table-cell>
          <table:table-cell office:value-type="float" office:value="4.61682458878" calcext:value-type="float">
            <text:p>4.6168245888</text:p>
          </table:table-cell>
          <table:table-cell office:value-type="float" office:value="-1.38837850094" calcext:value-type="float">
            <text:p>-1.3883785009</text:p>
          </table:table-cell>
        </table:table-row>
        <table:table-row table:style-name="ro1">
          <table:table-cell office:value-type="float" office:value="4.00358390808" calcext:value-type="float">
            <text:p>4.0035839081</text:p>
          </table:table-cell>
          <table:table-cell office:value-type="float" office:value="-0.736680924892" calcext:value-type="float">
            <text:p>-0.7366809249</text:p>
          </table:table-cell>
          <table:table-cell office:value-type="float" office:value="3.1245269549" calcext:value-type="float">
            <text:p>3.1245269549</text:p>
          </table:table-cell>
          <table:table-cell office:value-type="float" office:value="-0.762492524561" calcext:value-type="float">
            <text:p>-0.7624925246</text:p>
          </table:table-cell>
          <table:table-cell office:value-type="float" office:value="4.62668629646" calcext:value-type="float">
            <text:p>4.6266862965</text:p>
          </table:table-cell>
          <table:table-cell office:value-type="float" office:value="-1.37800347805" calcext:value-type="float">
            <text:p>-1.3780034781</text:p>
          </table:table-cell>
        </table:table-row>
        <table:table-row table:style-name="ro1">
          <table:table-cell office:value-type="float" office:value="4.0012011528" calcext:value-type="float">
            <text:p>4.0012011528</text:p>
          </table:table-cell>
          <table:table-cell office:value-type="float" office:value="-0.722772300243" calcext:value-type="float">
            <text:p>-0.7227723002</text:p>
          </table:table-cell>
          <table:table-cell office:value-type="float" office:value="3.11864923225" calcext:value-type="float">
            <text:p>3.1186492323</text:p>
          </table:table-cell>
          <table:table-cell office:value-type="float" office:value="-0.762541755621" calcext:value-type="float">
            <text:p>-0.7625417556</text:p>
          </table:table-cell>
          <table:table-cell office:value-type="float" office:value="4.64310117722" calcext:value-type="float">
            <text:p>4.6431011772</text:p>
          </table:table-cell>
          <table:table-cell office:value-type="float" office:value="-1.36745417118" calcext:value-type="float">
            <text:p>-1.3674541712</text:p>
          </table:table-cell>
        </table:table-row>
        <table:table-row table:style-name="ro1">
          <table:table-cell office:value-type="float" office:value="3.99889183044" calcext:value-type="float">
            <text:p>3.9988918304</text:p>
          </table:table-cell>
          <table:table-cell office:value-type="float" office:value="-0.708428442478" calcext:value-type="float">
            <text:p>-0.7084284425</text:p>
          </table:table-cell>
          <table:table-cell office:value-type="float" office:value="3.11199244634" calcext:value-type="float">
            <text:p>3.1119924463</text:p>
          </table:table-cell>
          <table:table-cell office:value-type="float" office:value="-0.762542420706" calcext:value-type="float">
            <text:p>-0.7625424207</text:p>
          </table:table-cell>
          <table:table-cell office:value-type="float" office:value="4.65705319405" calcext:value-type="float">
            <text:p>4.6570531941</text:p>
          </table:table-cell>
          <table:table-cell office:value-type="float" office:value="-1.35556864738" calcext:value-type="float">
            <text:p>-1.3555686474</text:p>
          </table:table-cell>
        </table:table-row>
        <table:table-row table:style-name="ro1">
          <table:table-cell office:value-type="float" office:value="3.99648571014" calcext:value-type="float">
            <text:p>3.9964857101</text:p>
          </table:table-cell>
          <table:table-cell office:value-type="float" office:value="-0.694204866886" calcext:value-type="float">
            <text:p>-0.6942048669</text:p>
          </table:table-cell>
          <table:table-cell office:value-type="float" office:value="3.10673696742" calcext:value-type="float">
            <text:p>3.1067369674</text:p>
          </table:table-cell>
          <table:table-cell office:value-type="float" office:value="-0.762455123408" calcext:value-type="float">
            <text:p>-0.7624551234</text:p>
          </table:table-cell>
          <table:table-cell office:value-type="float" office:value="4.67318626404" calcext:value-type="float">
            <text:p>4.673186264</text:p>
          </table:table-cell>
          <table:table-cell office:value-type="float" office:value="-1.34200286865" calcext:value-type="float">
            <text:p>-1.3420028687</text:p>
          </table:table-cell>
        </table:table-row>
        <table:table-row table:style-name="ro1">
          <table:table-cell office:value-type="float" office:value="3.99328684807" calcext:value-type="float">
            <text:p>3.9932868481</text:p>
          </table:table-cell>
          <table:table-cell office:value-type="float" office:value="-0.676180958748" calcext:value-type="float">
            <text:p>-0.6761809587</text:p>
          </table:table-cell>
          <table:table-cell office:value-type="float" office:value="3.09997463093" calcext:value-type="float">
            <text:p>3.0999746309</text:p>
          </table:table-cell>
          <table:table-cell office:value-type="float" office:value="-0.762446896405" calcext:value-type="float">
            <text:p>-0.7624468964</text:p>
          </table:table-cell>
          <table:table-cell office:value-type="float" office:value="4.68390794754" calcext:value-type="float">
            <text:p>4.6839079475</text:p>
          </table:table-cell>
          <table:table-cell office:value-type="float" office:value="-1.33001434803" calcext:value-type="float">
            <text:p>-1.330014348</text:p>
          </table:table-cell>
        </table:table-row>
        <table:table-row table:style-name="ro1">
          <table:table-cell office:value-type="float" office:value="3.98917126656" calcext:value-type="float">
            <text:p>3.9891712666</text:p>
          </table:table-cell>
          <table:table-cell office:value-type="float" office:value="-0.662933349609" calcext:value-type="float">
            <text:p>-0.6629333496</text:p>
          </table:table-cell>
          <table:table-cell office:value-type="float" office:value="3.09426798386" calcext:value-type="float">
            <text:p>3.0942679839</text:p>
          </table:table-cell>
          <table:table-cell office:value-type="float" office:value="-0.76320041255" calcext:value-type="float">
            <text:p>-0.7632004126</text:p>
          </table:table-cell>
          <table:table-cell office:value-type="float" office:value="4.69474025726" calcext:value-type="float">
            <text:p>4.6947402573</text:p>
          </table:table-cell>
          <table:table-cell office:value-type="float" office:value="-1.31658291817" calcext:value-type="float">
            <text:p>-1.3165829182</text:p>
          </table:table-cell>
        </table:table-row>
        <table:table-row table:style-name="ro1">
          <table:table-cell office:value-type="float" office:value="3.98457884789" calcext:value-type="float">
            <text:p>3.9845788479</text:p>
          </table:table-cell>
          <table:table-cell office:value-type="float" office:value="-0.648869276047" calcext:value-type="float">
            <text:p>-0.648869276</text:p>
          </table:table-cell>
          <table:table-cell office:value-type="float" office:value="3.08789776618" calcext:value-type="float">
            <text:p>3.0878977662</text:p>
          </table:table-cell>
          <table:table-cell office:value-type="float" office:value="-0.764024771879" calcext:value-type="float">
            <text:p>-0.7640247719</text:p>
          </table:table-cell>
          <table:table-cell office:value-type="float" office:value="4.70656200409" calcext:value-type="float">
            <text:p>4.7065620041</text:p>
          </table:table-cell>
          <table:table-cell office:value-type="float" office:value="-1.30259037018" calcext:value-type="float">
            <text:p>-1.3025903702</text:p>
          </table:table-cell>
        </table:table-row>
        <table:table-row table:style-name="ro1">
          <table:table-cell office:value-type="float" office:value="3.98009395599" calcext:value-type="float">
            <text:p>3.980093956</text:p>
          </table:table-cell>
          <table:table-cell office:value-type="float" office:value="-0.634278476238" calcext:value-type="float">
            <text:p>-0.6342784762</text:p>
          </table:table-cell>
          <table:table-cell office:value-type="float" office:value="3.08100939426" calcext:value-type="float">
            <text:p>3.0810093943</text:p>
          </table:table-cell>
          <table:table-cell office:value-type="float" office:value="-0.764901942757" calcext:value-type="float">
            <text:p>-0.7649019428</text:p>
          </table:table-cell>
          <table:table-cell office:value-type="float" office:value="4.71640106201" calcext:value-type="float">
            <text:p>4.716401062</text:p>
          </table:table-cell>
          <table:table-cell office:value-type="float" office:value="-1.28947341442" calcext:value-type="float">
            <text:p>-1.2894734144</text:p>
          </table:table-cell>
        </table:table-row>
        <table:table-row table:style-name="ro1">
          <table:table-cell office:value-type="float" office:value="3.97621703148" calcext:value-type="float">
            <text:p>3.9762170315</text:p>
          </table:table-cell>
          <table:table-cell office:value-type="float" office:value="-0.622408151627" calcext:value-type="float">
            <text:p>-0.6224081516</text:p>
          </table:table-cell>
          <table:table-cell office:value-type="float" office:value="3.07413340094" calcext:value-type="float">
            <text:p>3.0741334009</text:p>
          </table:table-cell>
          <table:table-cell office:value-type="float" office:value="-0.765501510271" calcext:value-type="float">
            <text:p>-0.7655015103</text:p>
          </table:table-cell>
          <table:table-cell office:value-type="float" office:value="4.7280773735" calcext:value-type="float">
            <text:p>4.7280773735</text:p>
          </table:table-cell>
          <table:table-cell office:value-type="float" office:value="-1.2742664814" calcext:value-type="float">
            <text:p>-1.2742664814</text:p>
          </table:table-cell>
        </table:table-row>
        <table:table-row table:style-name="ro1">
          <table:table-cell office:value-type="float" office:value="3.9710047245" calcext:value-type="float">
            <text:p>3.9710047245</text:p>
          </table:table-cell>
          <table:table-cell office:value-type="float" office:value="-0.609447300434" calcext:value-type="float">
            <text:p>-0.6094473004</text:p>
          </table:table-cell>
          <table:table-cell office:value-type="float" office:value="3.06726865163" calcext:value-type="float">
            <text:p>3.0672686516</text:p>
          </table:table-cell>
          <table:table-cell office:value-type="float" office:value="-0.766778249248" calcext:value-type="float">
            <text:p>-0.7667782492</text:p>
          </table:table-cell>
          <table:table-cell office:value-type="float" office:value="4.7381329155" calcext:value-type="float">
            <text:p>4.7381329155</text:p>
          </table:table-cell>
          <table:table-cell office:value-type="float" office:value="-1.25874316692" calcext:value-type="float">
            <text:p>-1.2587431669</text:p>
          </table:table-cell>
        </table:table-row>
        <table:table-row table:style-name="ro1">
          <table:table-cell office:value-type="float" office:value="3.9659485817" calcext:value-type="float">
            <text:p>3.9659485817</text:p>
          </table:table-cell>
          <table:table-cell office:value-type="float" office:value="-0.596683561802" calcext:value-type="float">
            <text:p>-0.5966835618</text:p>
          </table:table-cell>
          <table:table-cell office:value-type="float" office:value="3.06100691163" calcext:value-type="float">
            <text:p>3.0610069116</text:p>
          </table:table-cell>
          <table:table-cell office:value-type="float" office:value="-0.768444378438" calcext:value-type="float">
            <text:p>-0.7684443784</text:p>
          </table:table-cell>
          <table:table-cell office:value-type="float" office:value="4.7469682312" calcext:value-type="float">
            <text:p>4.7469682312</text:p>
          </table:table-cell>
          <table:table-cell office:value-type="float" office:value="-1.24386429787" calcext:value-type="float">
            <text:p>-1.2438642979</text:p>
          </table:table-cell>
        </table:table-row>
        <table:table-row table:style-name="ro1">
          <table:table-cell office:value-type="float" office:value="3.96043920517" calcext:value-type="float">
            <text:p>3.9604392052</text:p>
          </table:table-cell>
          <table:table-cell office:value-type="float" office:value="-0.583942115307" calcext:value-type="float">
            <text:p>-0.5839421153</text:p>
          </table:table-cell>
          <table:table-cell office:value-type="float" office:value="3.0550615099" calcext:value-type="float">
            <text:p>3.0550615099</text:p>
          </table:table-cell>
          <table:table-cell office:value-type="float" office:value="-0.769876955591" calcext:value-type="float">
            <text:p>-0.7698769556</text:p>
          </table:table-cell>
          <table:table-cell office:value-type="float" office:value="4.7570252037" calcext:value-type="float">
            <text:p>4.7570252037</text:p>
          </table:table-cell>
          <table:table-cell office:value-type="float" office:value="-1.2270847559" calcext:value-type="float">
            <text:p>-1.2270847559</text:p>
          </table:table-cell>
        </table:table-row>
        <table:table-row table:style-name="ro1">
          <table:table-cell office:value-type="float" office:value="3.95610833168" calcext:value-type="float">
            <text:p>3.9561083317</text:p>
          </table:table-cell>
          <table:table-cell office:value-type="float" office:value="-0.571246504784" calcext:value-type="float">
            <text:p>-0.5712465048</text:p>
          </table:table-cell>
          <table:table-cell office:value-type="float" office:value="3.04938183854" calcext:value-type="float">
            <text:p>3.0493818385</text:p>
          </table:table-cell>
          <table:table-cell office:value-type="float" office:value="-0.771301141258" calcext:value-type="float">
            <text:p>-0.7713011413</text:p>
          </table:table-cell>
          <table:table-cell office:value-type="float" office:value="4.76563855171" calcext:value-type="float">
            <text:p>4.7656385517</text:p>
          </table:table-cell>
          <table:table-cell office:value-type="float" office:value="-1.21105659008" calcext:value-type="float">
            <text:p>-1.2110565901</text:p>
          </table:table-cell>
        </table:table-row>
        <table:table-row table:style-name="ro1">
          <table:table-cell office:value-type="float" office:value="3.95083189011" calcext:value-type="float">
            <text:p>3.9508318901</text:p>
          </table:table-cell>
          <table:table-cell office:value-type="float" office:value="-0.559014976025" calcext:value-type="float">
            <text:p>-0.559014976</text:p>
          </table:table-cell>
          <table:table-cell office:value-type="float" office:value="3.04424928733" calcext:value-type="float">
            <text:p>3.0442492873</text:p>
          </table:table-cell>
          <table:table-cell office:value-type="float" office:value="-0.772689687203" calcext:value-type="float">
            <text:p>-0.7726896872</text:p>
          </table:table-cell>
          <table:table-cell office:value-type="float" office:value="4.77438732147" calcext:value-type="float">
            <text:p>4.7743873215</text:p>
          </table:table-cell>
          <table:table-cell office:value-type="float" office:value="-1.19338607788" calcext:value-type="float">
            <text:p>-1.1933860779</text:p>
          </table:table-cell>
        </table:table-row>
        <table:table-row table:style-name="ro1">
          <table:table-cell office:value-type="float" office:value="3.94575929642" calcext:value-type="float">
            <text:p>3.9457592964</text:p>
          </table:table-cell>
          <table:table-cell office:value-type="float" office:value="-0.547562539577" calcext:value-type="float">
            <text:p>-0.5475625396</text:p>
          </table:table-cell>
          <table:table-cell office:value-type="float" office:value="3.03801910632" calcext:value-type="float">
            <text:p>3.0380191063</text:p>
          </table:table-cell>
          <table:table-cell office:value-type="float" office:value="-0.774632845166" calcext:value-type="float">
            <text:p>-0.7746328452</text:p>
          </table:table-cell>
          <table:table-cell office:value-type="float" office:value="4.7824105835" calcext:value-type="float">
            <text:p>4.7824105835</text:p>
          </table:table-cell>
          <table:table-cell office:value-type="float" office:value="-1.17593872547" calcext:value-type="float">
            <text:p>-1.1759387255</text:p>
          </table:table-cell>
        </table:table-row>
        <table:table-row table:style-name="ro1">
          <table:table-cell office:value-type="float" office:value="3.94060540199" calcext:value-type="float">
            <text:p>3.940605402</text:p>
          </table:table-cell>
          <table:table-cell office:value-type="float" office:value="-0.536290645599" calcext:value-type="float">
            <text:p>-0.5362906456</text:p>
          </table:table-cell>
          <table:table-cell office:value-type="float" office:value="3.03267244202" calcext:value-type="float">
            <text:p>3.032672442</text:p>
          </table:table-cell>
          <table:table-cell office:value-type="float" office:value="-0.776472743237" calcext:value-type="float">
            <text:p>-0.7764727432</text:p>
          </table:table-cell>
          <table:table-cell office:value-type="float" office:value="4.78997918129" calcext:value-type="float">
            <text:p>4.7899791813</text:p>
          </table:table-cell>
          <table:table-cell office:value-type="float" office:value="-1.15889787674" calcext:value-type="float">
            <text:p>-1.1588978767</text:p>
          </table:table-cell>
        </table:table-row>
        <table:table-row table:style-name="ro1">
          <table:table-cell office:value-type="float" office:value="3.93466210365" calcext:value-type="float">
            <text:p>3.9346621037</text:p>
          </table:table-cell>
          <table:table-cell office:value-type="float" office:value="-0.524389386177" calcext:value-type="float">
            <text:p>-0.5243893862</text:p>
          </table:table-cell>
          <table:table-cell office:value-type="float" office:value="3.02483511958" calcext:value-type="float">
            <text:p>3.0248351196</text:p>
          </table:table-cell>
          <table:table-cell office:value-type="float" office:value="-0.778716582366" calcext:value-type="float">
            <text:p>-0.7787165824</text:p>
          </table:table-cell>
          <table:table-cell office:value-type="float" office:value="4.79616828918" calcext:value-type="float">
            <text:p>4.7961682892</text:p>
          </table:table-cell>
          <table:table-cell office:value-type="float" office:value="-1.14307248592" calcext:value-type="float">
            <text:p>-1.1430724859</text:p>
          </table:table-cell>
        </table:table-row>
        <table:table-row table:style-name="ro1">
          <table:table-cell office:value-type="float" office:value="3.92868232727" calcext:value-type="float">
            <text:p>3.9286823273</text:p>
          </table:table-cell>
          <table:table-cell office:value-type="float" office:value="-0.512911736965" calcext:value-type="float">
            <text:p>-0.512911737</text:p>
          </table:table-cell>
          <table:table-cell office:value-type="float" office:value="3.01791539073" calcext:value-type="float">
            <text:p>3.0179153907</text:p>
          </table:table-cell>
          <table:table-cell office:value-type="float" office:value="-0.780940466743" calcext:value-type="float">
            <text:p>-0.7809404667</text:p>
          </table:table-cell>
          <table:table-cell office:value-type="float" office:value="4.80313130379" calcext:value-type="float">
            <text:p>4.8031313038</text:p>
          </table:table-cell>
          <table:table-cell office:value-type="float" office:value="-1.12496745586" calcext:value-type="float">
            <text:p>-1.1249674559</text:p>
          </table:table-cell>
        </table:table-row>
        <table:table-row table:style-name="ro1">
          <table:table-cell office:value-type="float" office:value="3.9218890667" calcext:value-type="float">
            <text:p>3.9218890667</text:p>
          </table:table-cell>
          <table:table-cell office:value-type="float" office:value="-0.501487910748" calcext:value-type="float">
            <text:p>-0.5014879107</text:p>
          </table:table-cell>
          <table:table-cell office:value-type="float" office:value="3.18446004935" calcext:value-type="float">
            <text:p>3.1844600494</text:p>
          </table:table-cell>
          <table:table-cell office:value-type="float" office:value="-0.772139376725" calcext:value-type="float">
            <text:p>-0.7721393767</text:p>
          </table:table-cell>
          <table:table-cell office:value-type="float" office:value="4.80946894646" calcext:value-type="float">
            <text:p>4.8094689465</text:p>
          </table:table-cell>
          <table:table-cell office:value-type="float" office:value="-1.10796427727" calcext:value-type="float">
            <text:p>-1.1079642773</text:p>
          </table:table-cell>
        </table:table-row>
        <table:table-row table:style-name="ro1">
          <table:table-cell office:value-type="float" office:value="3.91597819328" calcext:value-type="float">
            <text:p>3.9159781933</text:p>
          </table:table-cell>
          <table:table-cell office:value-type="float" office:value="-0.490949481726" calcext:value-type="float">
            <text:p>-0.4909494817</text:p>
          </table:table-cell>
          <table:table-cell office:value-type="float" office:value="3.18010284087" calcext:value-type="float">
            <text:p>3.1801028409</text:p>
          </table:table-cell>
          <table:table-cell office:value-type="float" office:value="-0.773317105609" calcext:value-type="float">
            <text:p>-0.7733171056</text:p>
          </table:table-cell>
          <table:table-cell office:value-type="float" office:value="4.81526013374" calcext:value-type="float">
            <text:p>4.8152601337</text:p>
          </table:table-cell>
          <table:table-cell office:value-type="float" office:value="-1.09143173695" calcext:value-type="float">
            <text:p>-1.091431737</text:p>
          </table:table-cell>
        </table:table-row>
        <table:table-row table:style-name="ro1">
          <table:table-cell office:value-type="float" office:value="3.90925884247" calcext:value-type="float">
            <text:p>3.9092588425</text:p>
          </table:table-cell>
          <table:table-cell office:value-type="float" office:value="-0.480448067188" calcext:value-type="float">
            <text:p>-0.4804480672</text:p>
          </table:table-cell>
          <table:table-cell office:value-type="float" office:value="3.17567306082" calcext:value-type="float">
            <text:p>3.1756730608</text:p>
          </table:table-cell>
          <table:table-cell office:value-type="float" office:value="-0.774960420454" calcext:value-type="float">
            <text:p>-0.7749604205</text:p>
          </table:table-cell>
          <table:table-cell office:value-type="float" office:value="4.82005997658" calcext:value-type="float">
            <text:p>4.8200599766</text:p>
          </table:table-cell>
          <table:table-cell office:value-type="float" office:value="-1.07515287399" calcext:value-type="float">
            <text:p>-1.075152874</text:p>
          </table:table-cell>
        </table:table-row>
        <table:table-row table:style-name="ro1">
          <table:table-cell office:value-type="float" office:value="3.90195417404" calcext:value-type="float">
            <text:p>3.901954174</text:p>
          </table:table-cell>
          <table:table-cell office:value-type="float" office:value="-0.469858527184" calcext:value-type="float">
            <text:p>-0.4698585272</text:p>
          </table:table-cell>
          <table:table-cell office:value-type="float" office:value="3.17170971721" calcext:value-type="float">
            <text:p>3.1717097172</text:p>
          </table:table-cell>
          <table:table-cell office:value-type="float" office:value="-0.776863300184" calcext:value-type="float">
            <text:p>-0.7768633002</text:p>
          </table:table-cell>
          <table:table-cell office:value-type="float" office:value="4.82514949799" calcext:value-type="float">
            <text:p>4.825149498</text:p>
          </table:table-cell>
          <table:table-cell office:value-type="float" office:value="-1.0588709116" calcext:value-type="float">
            <text:p>-1.0588709116</text:p>
          </table:table-cell>
        </table:table-row>
        <table:table-row table:style-name="ro1">
          <table:table-cell office:value-type="float" office:value="3.8929207325" calcext:value-type="float">
            <text:p>3.8929207325</text:p>
          </table:table-cell>
          <table:table-cell office:value-type="float" office:value="-0.459807783365" calcext:value-type="float">
            <text:p>-0.4598077834</text:p>
          </table:table-cell>
          <table:table-cell office:value-type="float" office:value="3.2171909081" calcext:value-type="float">
            <text:p>3.2171909081</text:p>
          </table:table-cell>
          <table:table-cell office:value-type="float" office:value="-0.773225047875" calcext:value-type="float">
            <text:p>-0.7732250479</text:p>
          </table:table-cell>
          <table:table-cell office:value-type="float" office:value="4.82962771416" calcext:value-type="float">
            <text:p>4.8296277142</text:p>
          </table:table-cell>
          <table:table-cell office:value-type="float" office:value="-1.04298532009" calcext:value-type="float">
            <text:p>-1.0429853201</text:p>
          </table:table-cell>
        </table:table-row>
        <table:table-row table:style-name="ro1">
          <table:table-cell office:value-type="float" office:value="3.88279509544" calcext:value-type="float">
            <text:p>3.8827950954</text:p>
          </table:table-cell>
          <table:table-cell office:value-type="float" office:value="-0.449770003557" calcext:value-type="float">
            <text:p>-0.4497700036</text:p>
          </table:table-cell>
          <table:table-cell office:value-type="float" office:value="3.21429307692" calcext:value-type="float">
            <text:p>3.2142930769</text:p>
          </table:table-cell>
          <table:table-cell office:value-type="float" office:value="-0.774810279984" calcext:value-type="float">
            <text:p>-0.77481028</text:p>
          </table:table-cell>
          <table:table-cell office:value-type="float" office:value="4.83323188782" calcext:value-type="float">
            <text:p>4.8332318878</text:p>
          </table:table-cell>
          <table:table-cell office:value-type="float" office:value="-1.0268471241" calcext:value-type="float">
            <text:p>-1.0268471241</text:p>
          </table:table-cell>
        </table:table-row>
        <table:table-row table:style-name="ro1">
          <table:table-cell office:value-type="float" office:value="3.87366962433" calcext:value-type="float">
            <text:p>3.8736696243</text:p>
          </table:table-cell>
          <table:table-cell office:value-type="float" office:value="-0.440958201885" calcext:value-type="float">
            <text:p>-0.4409582019</text:p>
          </table:table-cell>
          <table:table-cell office:value-type="float" office:value="3.21810307298" calcext:value-type="float">
            <text:p>3.218103073</text:p>
          </table:table-cell>
          <table:table-cell office:value-type="float" office:value="-0.776584302969" calcext:value-type="float">
            <text:p>-0.776584303</text:p>
          </table:table-cell>
          <table:table-cell office:value-type="float" office:value="4.83700366974" calcext:value-type="float">
            <text:p>4.8370036697</text:p>
          </table:table-cell>
          <table:table-cell office:value-type="float" office:value="-1.01087617874" calcext:value-type="float">
            <text:p>-1.0108761787</text:p>
          </table:table-cell>
        </table:table-row>
        <table:table-row table:style-name="ro1">
          <table:table-cell office:value-type="float" office:value="3.86527585983" calcext:value-type="float">
            <text:p>3.8652758598</text:p>
          </table:table-cell>
          <table:table-cell office:value-type="float" office:value="-0.432753354311" calcext:value-type="float">
            <text:p>-0.4327533543</text:p>
          </table:table-cell>
          <table:table-cell office:value-type="float" office:value="3.21967831974" calcext:value-type="float">
            <text:p>3.2196783197</text:p>
          </table:table-cell>
          <table:table-cell office:value-type="float" office:value="-0.777321749448" calcext:value-type="float">
            <text:p>-0.7773217494</text:p>
          </table:table-cell>
          <table:table-cell office:value-type="float" office:value="4.84062334061" calcext:value-type="float">
            <text:p>4.8406233406</text:p>
          </table:table-cell>
          <table:table-cell office:value-type="float" office:value="-0.992704331875" calcext:value-type="float">
            <text:p>-0.9927043319</text:p>
          </table:table-cell>
        </table:table-row>
        <table:table-row table:style-name="ro1">
          <table:table-cell office:value-type="float" office:value="3.85743236542" calcext:value-type="float">
            <text:p>3.8574323654</text:p>
          </table:table-cell>
          <table:table-cell office:value-type="float" office:value="-0.424086391926" calcext:value-type="float">
            <text:p>-0.4240863919</text:p>
          </table:table-cell>
          <table:table-cell office:value-type="float" office:value="3.22322006984" calcext:value-type="float">
            <text:p>3.2232200698</text:p>
          </table:table-cell>
          <table:table-cell office:value-type="float" office:value="-0.777165242281" calcext:value-type="float">
            <text:p>-0.7771652423</text:p>
          </table:table-cell>
          <table:table-cell office:value-type="float" office:value="4.84291835785" calcext:value-type="float">
            <text:p>4.8429183579</text:p>
          </table:table-cell>
          <table:table-cell office:value-type="float" office:value="-0.977342367172" calcext:value-type="float">
            <text:p>-0.9773423672</text:p>
          </table:table-cell>
        </table:table-row>
        <table:table-row table:style-name="ro1">
          <table:table-cell office:value-type="float" office:value="3.84956431389" calcext:value-type="float">
            <text:p>3.8495643139</text:p>
          </table:table-cell>
          <table:table-cell office:value-type="float" office:value="-0.414649903774" calcext:value-type="float">
            <text:p>-0.4146499038</text:p>
          </table:table-cell>
          <table:table-cell office:value-type="float" office:value="3.22196348241" calcext:value-type="float">
            <text:p>3.2219634824</text:p>
          </table:table-cell>
          <table:table-cell office:value-type="float" office:value="-0.778502243172" calcext:value-type="float">
            <text:p>-0.7785022432</text:p>
          </table:table-cell>
          <table:table-cell office:value-type="float" office:value="4.84577508926" calcext:value-type="float">
            <text:p>4.8457750893</text:p>
          </table:table-cell>
          <table:table-cell office:value-type="float" office:value="-0.95881062746" calcext:value-type="float">
            <text:p>-0.9588106275</text:p>
          </table:table-cell>
        </table:table-row>
        <table:table-row table:style-name="ro1">
          <table:table-cell office:value-type="float" office:value="3.84166550636" calcext:value-type="float">
            <text:p>3.8416655064</text:p>
          </table:table-cell>
          <table:table-cell office:value-type="float" office:value="-0.406015127897" calcext:value-type="float">
            <text:p>-0.4060151279</text:p>
          </table:table-cell>
          <table:table-cell office:value-type="float" office:value="3.22086072658" calcext:value-type="float">
            <text:p>3.2208607266</text:p>
          </table:table-cell>
          <table:table-cell office:value-type="float" office:value="-0.778941858126" calcext:value-type="float">
            <text:p>-0.7789418581</text:p>
          </table:table-cell>
          <table:table-cell office:value-type="float" office:value="4.84693523407" calcext:value-type="float">
            <text:p>4.8469352341</text:p>
          </table:table-cell>
          <table:table-cell office:value-type="float" office:value="-0.944320201874" calcext:value-type="float">
            <text:p>-0.9443202019</text:p>
          </table:table-cell>
        </table:table-row>
        <table:table-row table:style-name="ro1">
          <table:table-cell office:value-type="float" office:value="3.83393263817" calcext:value-type="float">
            <text:p>3.8339326382</text:p>
          </table:table-cell>
          <table:table-cell office:value-type="float" office:value="-0.397895306349" calcext:value-type="float">
            <text:p>-0.3978953063</text:p>
          </table:table-cell>
          <table:table-cell office:value-type="float" office:value="3.22058267174" calcext:value-type="float">
            <text:p>3.2205826717</text:p>
          </table:table-cell>
          <table:table-cell office:value-type="float" office:value="-0.779665066694" calcext:value-type="float">
            <text:p>-0.7796650667</text:p>
          </table:table-cell>
          <table:table-cell office:value-type="float" office:value="4.84875150681" calcext:value-type="float">
            <text:p>4.8487515068</text:p>
          </table:table-cell>
          <table:table-cell office:value-type="float" office:value="-0.927779316902" calcext:value-type="float">
            <text:p>-0.9277793169</text:p>
          </table:table-cell>
        </table:table-row>
        <table:table-row table:style-name="ro1">
          <table:table-cell office:value-type="float" office:value="3.82603406906" calcext:value-type="float">
            <text:p>3.8260340691</text:p>
          </table:table-cell>
          <table:table-cell office:value-type="float" office:value="-0.390002161264" calcext:value-type="float">
            <text:p>-0.3900021613</text:p>
          </table:table-cell>
          <table:table-cell office:value-type="float" office:value="3.21891919968" calcext:value-type="float">
            <text:p>3.2189191997</text:p>
          </table:table-cell>
          <table:table-cell office:value-type="float" office:value="-0.781199131921" calcext:value-type="float">
            <text:p>-0.7811991319</text:p>
          </table:table-cell>
          <table:table-cell office:value-type="float" office:value="4.85058685303" calcext:value-type="float">
            <text:p>4.850586853</text:p>
          </table:table-cell>
          <table:table-cell office:value-type="float" office:value="-0.910611927509" calcext:value-type="float">
            <text:p>-0.9106119275</text:p>
          </table:table-cell>
        </table:table-row>
        <table:table-row table:style-name="ro1">
          <table:table-cell office:value-type="float" office:value="3.81781840324" calcext:value-type="float">
            <text:p>3.8178184032</text:p>
          </table:table-cell>
          <table:table-cell office:value-type="float" office:value="-0.38132789731" calcext:value-type="float">
            <text:p>-0.3813278973</text:p>
          </table:table-cell>
          <table:table-cell office:value-type="float" office:value="3.21901638582" calcext:value-type="float">
            <text:p>3.2190163858</text:p>
          </table:table-cell>
          <table:table-cell office:value-type="float" office:value="-0.781451354763" calcext:value-type="float">
            <text:p>-0.7814513548</text:p>
          </table:table-cell>
          <table:table-cell office:value-type="float" office:value="4.85095306396" calcext:value-type="float">
            <text:p>4.850953064</text:p>
          </table:table-cell>
          <table:table-cell office:value-type="float" office:value="-0.894487559795" calcext:value-type="float">
            <text:p>-0.8944875598</text:p>
          </table:table-cell>
        </table:table-row>
        <table:table-row table:style-name="ro1">
          <table:table-cell office:value-type="float" office:value="3.80968093872" calcext:value-type="float">
            <text:p>3.8096809387</text:p>
          </table:table-cell>
          <table:table-cell office:value-type="float" office:value="-0.372769266367" calcext:value-type="float">
            <text:p>-0.3727692664</text:p>
          </table:table-cell>
          <table:table-cell office:value-type="float" office:value="3.21791068233" calcext:value-type="float">
            <text:p>3.2179106823</text:p>
          </table:table-cell>
          <table:table-cell office:value-type="float" office:value="-0.781568717335" calcext:value-type="float">
            <text:p>-0.7815687173</text:p>
          </table:table-cell>
          <table:table-cell office:value-type="float" office:value="4.85216375351" calcext:value-type="float">
            <text:p>4.8521637535</text:p>
          </table:table-cell>
          <table:table-cell office:value-type="float" office:value="-0.87819236517" calcext:value-type="float">
            <text:p>-0.8781923652</text:p>
          </table:table-cell>
        </table:table-row>
        <table:table-row table:style-name="ro1">
          <table:table-cell office:value-type="float" office:value="3.80112910271" calcext:value-type="float">
            <text:p>3.8011291027</text:p>
          </table:table-cell>
          <table:table-cell office:value-type="float" office:value="-0.365166246891" calcext:value-type="float">
            <text:p>-0.3651662469</text:p>
          </table:table-cell>
          <table:table-cell office:value-type="float" office:value="3.21589898821" calcext:value-type="float">
            <text:p>3.2158989882</text:p>
          </table:table-cell>
          <table:table-cell office:value-type="float" office:value="-0.7826565647" calcext:value-type="float">
            <text:p>-0.7826565647</text:p>
          </table:table-cell>
          <table:table-cell office:value-type="float" office:value="4.85249849319" calcext:value-type="float">
            <text:p>4.8524984932</text:p>
          </table:table-cell>
          <table:table-cell office:value-type="float" office:value="-0.86426872015" calcext:value-type="float">
            <text:p>-0.8642687202</text:p>
          </table:table-cell>
        </table:table-row>
        <table:table-row table:style-name="ro1">
          <table:table-cell office:value-type="float" office:value="3.79267096519" calcext:value-type="float">
            <text:p>3.7926709652</text:p>
          </table:table-cell>
          <table:table-cell office:value-type="float" office:value="-0.358659565449" calcext:value-type="float">
            <text:p>-0.3586595654</text:p>
          </table:table-cell>
          <table:table-cell office:value-type="float" office:value="3.21516412369" calcext:value-type="float">
            <text:p>3.2151641237</text:p>
          </table:table-cell>
          <table:table-cell office:value-type="float" office:value="-0.78259361119" calcext:value-type="float">
            <text:p>-0.7825936112</text:p>
          </table:table-cell>
          <table:table-cell office:value-type="float" office:value="4.85155435562" calcext:value-type="float">
            <text:p>4.8515543556</text:p>
          </table:table-cell>
          <table:table-cell office:value-type="float" office:value="-0.848476409912" calcext:value-type="float">
            <text:p>-0.8484764099</text:p>
          </table:table-cell>
        </table:table-row>
        <table:table-row table:style-name="ro1">
          <table:table-cell office:value-type="float" office:value="3.78397965431" calcext:value-type="float">
            <text:p>3.7839796543</text:p>
          </table:table-cell>
          <table:table-cell office:value-type="float" office:value="-0.352095484734" calcext:value-type="float">
            <text:p>-0.3520954847</text:p>
          </table:table-cell>
          <table:table-cell office:value-type="float" office:value="3.21345670388" calcext:value-type="float">
            <text:p>3.2134567039</text:p>
          </table:table-cell>
          <table:table-cell office:value-type="float" office:value="-0.783417535145" calcext:value-type="float">
            <text:p>-0.7834175351</text:p>
          </table:table-cell>
          <table:table-cell office:value-type="float" office:value="4.85098882675" calcext:value-type="float">
            <text:p>4.8509888268</text:p>
          </table:table-cell>
          <table:table-cell office:value-type="float" office:value="-0.834636628628" calcext:value-type="float">
            <text:p>-0.8346366286</text:p>
          </table:table-cell>
        </table:table-row>
        <table:table-row table:style-name="ro1">
          <table:table-cell office:value-type="float" office:value="3.77514839172" calcext:value-type="float">
            <text:p>3.7751483917</text:p>
          </table:table-cell>
          <table:table-cell office:value-type="float" office:value="-0.345178544521" calcext:value-type="float">
            <text:p>-0.3451785445</text:p>
          </table:table-cell>
          <table:table-cell office:value-type="float" office:value="3.21217030961" calcext:value-type="float">
            <text:p>3.2121703096</text:p>
          </table:table-cell>
          <table:table-cell office:value-type="float" office:value="-0.783044291287" calcext:value-type="float">
            <text:p>-0.7830442913</text:p>
          </table:table-cell>
          <table:table-cell office:value-type="float" office:value="4.85024114609" calcext:value-type="float">
            <text:p>4.8502411461</text:p>
          </table:table-cell>
          <table:table-cell office:value-type="float" office:value="-0.820253670216" calcext:value-type="float">
            <text:p>-0.8202536702</text:p>
          </table:table-cell>
        </table:table-row>
        <table:table-row table:style-name="ro1">
          <table:table-cell office:value-type="float" office:value="3.76637434959" calcext:value-type="float">
            <text:p>3.7663743496</text:p>
          </table:table-cell>
          <table:table-cell office:value-type="float" office:value="-0.338315218687" calcext:value-type="float">
            <text:p>-0.3383152187</text:p>
          </table:table-cell>
          <table:table-cell office:value-type="float" office:value="3.21063880931" calcext:value-type="float">
            <text:p>3.2106388093</text:p>
          </table:table-cell>
          <table:table-cell office:value-type="float" office:value="-0.783010847965" calcext:value-type="float">
            <text:p>-0.783010848</text:p>
          </table:table-cell>
          <table:table-cell office:value-type="float" office:value="4.84924884796" calcext:value-type="float">
            <text:p>4.849248848</text:p>
          </table:table-cell>
          <table:table-cell office:value-type="float" office:value="-0.805245518684" calcext:value-type="float">
            <text:p>-0.8052455187</text:p>
          </table:table-cell>
        </table:table-row>
        <table:table-row table:style-name="ro1">
          <table:table-cell office:value-type="float" office:value="3.75792551041" calcext:value-type="float">
            <text:p>3.7579255104</text:p>
          </table:table-cell>
          <table:table-cell office:value-type="float" office:value="-0.331960529089" calcext:value-type="float">
            <text:p>-0.3319605291</text:p>
          </table:table-cell>
          <table:table-cell office:value-type="float" office:value="3.20918503393" calcext:value-type="float">
            <text:p>3.2091850339</text:p>
          </table:table-cell>
          <table:table-cell office:value-type="float" office:value="-0.783376833473" calcext:value-type="float">
            <text:p>-0.7833768335</text:p>
          </table:table-cell>
          <table:table-cell office:value-type="float" office:value="4.847591362" calcext:value-type="float">
            <text:p>4.847591362</text:p>
          </table:table-cell>
          <table:table-cell office:value-type="float" office:value="-0.790161550045" calcext:value-type="float">
            <text:p>-0.79016155</text:p>
          </table:table-cell>
        </table:table-row>
        <table:table-row table:style-name="ro1">
          <table:table-cell office:value-type="float" office:value="3.74916124344" calcext:value-type="float">
            <text:p>3.7491612434</text:p>
          </table:table-cell>
          <table:table-cell office:value-type="float" office:value="-0.325957983732" calcext:value-type="float">
            <text:p>-0.3259579837</text:p>
          </table:table-cell>
          <table:table-cell office:value-type="float" office:value="3.20698794777" calcext:value-type="float">
            <text:p>3.2069879478</text:p>
          </table:table-cell>
          <table:table-cell office:value-type="float" office:value="-0.784691436213" calcext:value-type="float">
            <text:p>-0.7846914362</text:p>
          </table:table-cell>
          <table:table-cell office:value-type="float" office:value="4.84598537445" calcext:value-type="float">
            <text:p>4.8459853745</text:p>
          </table:table-cell>
          <table:table-cell office:value-type="float" office:value="-0.775983273983" calcext:value-type="float">
            <text:p>-0.775983274</text:p>
          </table:table-cell>
        </table:table-row>
        <table:table-row table:style-name="ro1">
          <table:table-cell office:value-type="float" office:value="3.73971676826" calcext:value-type="float">
            <text:p>3.7397167683</text:p>
          </table:table-cell>
          <table:table-cell office:value-type="float" office:value="-0.319881677628" calcext:value-type="float">
            <text:p>-0.3198816776</text:p>
          </table:table-cell>
          <table:table-cell office:value-type="float" office:value="3.20617208975" calcext:value-type="float">
            <text:p>3.2061720898</text:p>
          </table:table-cell>
          <table:table-cell office:value-type="float" office:value="-0.783436900408" calcext:value-type="float">
            <text:p>-0.7834369004</text:p>
          </table:table-cell>
          <table:table-cell office:value-type="float" office:value="4.84354301453" calcext:value-type="float">
            <text:p>4.8435430145</text:p>
          </table:table-cell>
          <table:table-cell office:value-type="float" office:value="-0.762851178646" calcext:value-type="float">
            <text:p>-0.7628511786</text:p>
          </table:table-cell>
        </table:table-row>
        <table:table-row table:style-name="ro1">
          <table:table-cell office:value-type="float" office:value="3.72966432571" calcext:value-type="float">
            <text:p>3.7296643257</text:p>
          </table:table-cell>
          <table:table-cell office:value-type="float" office:value="-0.313519537449" calcext:value-type="float">
            <text:p>-0.3135195374</text:p>
          </table:table-cell>
          <table:table-cell office:value-type="float" office:value="3.20541465102" calcext:value-type="float">
            <text:p>3.205414651</text:p>
          </table:table-cell>
          <table:table-cell office:value-type="float" office:value="-0.782725203908" calcext:value-type="float">
            <text:p>-0.7827252039</text:p>
          </table:table-cell>
          <table:table-cell office:value-type="float" office:value="4.84145828247" calcext:value-type="float">
            <text:p>4.8414582825</text:p>
          </table:table-cell>
          <table:table-cell office:value-type="float" office:value="-0.750117361546" calcext:value-type="float">
            <text:p>-0.7501173615</text:p>
          </table:table-cell>
        </table:table-row>
        <table:table-row table:style-name="ro1">
          <table:table-cell office:value-type="float" office:value="3.71945047379" calcext:value-type="float">
            <text:p>3.7194504738</text:p>
          </table:table-cell>
          <table:table-cell office:value-type="float" office:value="-0.307799130678" calcext:value-type="float">
            <text:p>-0.3077991307</text:p>
          </table:table-cell>
          <table:table-cell office:value-type="float" office:value="3.20453213977" calcext:value-type="float">
            <text:p>3.2045321398</text:p>
          </table:table-cell>
          <table:table-cell office:value-type="float" office:value="-0.782447848161" calcext:value-type="float">
            <text:p>-0.7824478482</text:p>
          </table:table-cell>
          <table:table-cell office:value-type="float" office:value="4.83858390808" calcext:value-type="float">
            <text:p>4.8385839081</text:p>
          </table:table-cell>
          <table:table-cell office:value-type="float" office:value="-0.736680924892" calcext:value-type="float">
            <text:p>-0.7366809249</text:p>
          </table:table-cell>
        </table:table-row>
        <table:table-row table:style-name="ro1">
          <table:table-cell office:value-type="float" office:value="3.70927095413" calcext:value-type="float">
            <text:p>3.7092709541</text:p>
          </table:table-cell>
          <table:table-cell office:value-type="float" office:value="-0.302368462086" calcext:value-type="float">
            <text:p>-0.3023684621</text:p>
          </table:table-cell>
          <table:table-cell office:value-type="float" office:value="3.20302664946" calcext:value-type="float">
            <text:p>3.2030266495</text:p>
          </table:table-cell>
          <table:table-cell office:value-type="float" office:value="-0.782494644249" calcext:value-type="float">
            <text:p>-0.7824946442</text:p>
          </table:table-cell>
          <table:table-cell office:value-type="float" office:value="4.8362011528" calcext:value-type="float">
            <text:p>4.8362011528</text:p>
          </table:table-cell>
          <table:table-cell office:value-type="float" office:value="-0.722772300243" calcext:value-type="float">
            <text:p>-0.7227723002</text:p>
          </table:table-cell>
        </table:table-row>
        <table:table-row table:style-name="ro1">
          <table:table-cell office:value-type="float" office:value="3.69979476929" calcext:value-type="float">
            <text:p>3.6997947693</text:p>
          </table:table-cell>
          <table:table-cell office:value-type="float" office:value="-0.297879874706" calcext:value-type="float">
            <text:p>-0.2978798747</text:p>
          </table:table-cell>
          <table:table-cell office:value-type="float" office:value="3.20225483576" calcext:value-type="float">
            <text:p>3.2022548358</text:p>
          </table:table-cell>
          <table:table-cell office:value-type="float" office:value="-0.782380467994" calcext:value-type="float">
            <text:p>-0.782380468</text:p>
          </table:table-cell>
          <table:table-cell office:value-type="float" office:value="4.83389183044" calcext:value-type="float">
            <text:p>4.8338918304</text:p>
          </table:table-cell>
          <table:table-cell office:value-type="float" office:value="-0.708428442478" calcext:value-type="float">
            <text:p>-0.7084284425</text:p>
          </table:table-cell>
        </table:table-row>
        <table:table-row table:style-name="ro1">
          <table:table-cell office:value-type="float" office:value="3.68992686272" calcext:value-type="float">
            <text:p>3.6899268627</text:p>
          </table:table-cell>
          <table:table-cell office:value-type="float" office:value="-0.293501704931" calcext:value-type="float">
            <text:p>-0.2935017049</text:p>
          </table:table-cell>
          <table:table-cell office:value-type="float" office:value="3.20118586239" calcext:value-type="float">
            <text:p>3.2011858624</text:p>
          </table:table-cell>
          <table:table-cell office:value-type="float" office:value="-0.782841144629" calcext:value-type="float">
            <text:p>-0.7828411446</text:p>
          </table:table-cell>
          <table:table-cell office:value-type="float" office:value="4.83148571014" calcext:value-type="float">
            <text:p>4.8314857101</text:p>
          </table:table-cell>
          <table:table-cell office:value-type="float" office:value="-0.694204866886" calcext:value-type="float">
            <text:p>-0.6942048669</text:p>
          </table:table-cell>
        </table:table-row>
        <table:table-row table:style-name="ro1">
          <table:table-cell office:value-type="float" office:value="3.68018174171" calcext:value-type="float">
            <text:p>3.6801817417</text:p>
          </table:table-cell>
          <table:table-cell office:value-type="float" office:value="-0.289361536503" calcext:value-type="float">
            <text:p>-0.2893615365</text:p>
          </table:table-cell>
          <table:table-cell office:value-type="float" office:value="3.19952844133" calcext:value-type="float">
            <text:p>3.1995284413</text:p>
          </table:table-cell>
          <table:table-cell office:value-type="float" office:value="-0.783335792261" calcext:value-type="float">
            <text:p>-0.7833357923</text:p>
          </table:table-cell>
          <table:table-cell office:value-type="float" office:value="4.82828684807" calcext:value-type="float">
            <text:p>4.8282868481</text:p>
          </table:table-cell>
          <table:table-cell office:value-type="float" office:value="-0.676180958748" calcext:value-type="float">
            <text:p>-0.6761809587</text:p>
          </table:table-cell>
        </table:table-row>
        <table:table-row table:style-name="ro1">
          <table:table-cell office:value-type="float" office:value="3.67066287994" calcext:value-type="float">
            <text:p>3.6706628799</text:p>
          </table:table-cell>
          <table:table-cell office:value-type="float" office:value="-0.284999281168" calcext:value-type="float">
            <text:p>-0.2849992812</text:p>
          </table:table-cell>
          <table:table-cell office:value-type="float" office:value="3.19839431062" calcext:value-type="float">
            <text:p>3.1983943106</text:p>
          </table:table-cell>
          <table:table-cell office:value-type="float" office:value="-0.784078995976" calcext:value-type="float">
            <text:p>-0.784078996</text:p>
          </table:table-cell>
          <table:table-cell office:value-type="float" office:value="4.82417126656" calcext:value-type="float">
            <text:p>4.8241712666</text:p>
          </table:table-cell>
          <table:table-cell office:value-type="float" office:value="-0.662933349609" calcext:value-type="float">
            <text:p>-0.6629333496</text:p>
          </table:table-cell>
        </table:table-row>
        <table:table-row table:style-name="ro1">
          <table:table-cell office:value-type="float" office:value="3.66039729118" calcext:value-type="float">
            <text:p>3.6603972912</text:p>
          </table:table-cell>
          <table:table-cell office:value-type="float" office:value="-0.280854254961" calcext:value-type="float">
            <text:p>-0.280854255</text:p>
          </table:table-cell>
          <table:table-cell office:value-type="float" office:value="3.19739519048" calcext:value-type="float">
            <text:p>3.1973951905</text:p>
          </table:table-cell>
          <table:table-cell office:value-type="float" office:value="-0.782961104316" calcext:value-type="float">
            <text:p>-0.7829611043</text:p>
          </table:table-cell>
          <table:table-cell office:value-type="float" office:value="4.81957884789" calcext:value-type="float">
            <text:p>4.8195788479</text:p>
          </table:table-cell>
          <table:table-cell office:value-type="float" office:value="-0.648869276047" calcext:value-type="float">
            <text:p>-0.648869276</text:p>
          </table:table-cell>
        </table:table-row>
        <table:table-row table:style-name="ro1">
          <table:table-cell office:value-type="float" office:value="3.65138196945" calcext:value-type="float">
            <text:p>3.6513819695</text:p>
          </table:table-cell>
          <table:table-cell office:value-type="float" office:value="-0.277299612761" calcext:value-type="float">
            <text:p>-0.2772996128</text:p>
          </table:table-cell>
          <table:table-cell office:value-type="float" office:value="3.19552563725" calcext:value-type="float">
            <text:p>3.1955256373</text:p>
          </table:table-cell>
          <table:table-cell office:value-type="float" office:value="-0.784357829731" calcext:value-type="float">
            <text:p>-0.7843578297</text:p>
          </table:table-cell>
          <table:table-cell office:value-type="float" office:value="4.81509395599" calcext:value-type="float">
            <text:p>4.815093956</text:p>
          </table:table-cell>
          <table:table-cell office:value-type="float" office:value="-0.634278476238" calcext:value-type="float">
            <text:p>-0.6342784762</text:p>
          </table:table-cell>
        </table:table-row>
        <table:table-row table:style-name="ro1">
          <table:table-cell office:value-type="float" office:value="3.64176011086" calcext:value-type="float">
            <text:p>3.6417601109</text:p>
          </table:table-cell>
          <table:table-cell office:value-type="float" office:value="-0.273785769939" calcext:value-type="float">
            <text:p>-0.2737857699</text:p>
          </table:table-cell>
          <table:table-cell office:value-type="float" office:value="3.19450047192" calcext:value-type="float">
            <text:p>3.1945004719</text:p>
          </table:table-cell>
          <table:table-cell office:value-type="float" office:value="-0.782967762229" calcext:value-type="float">
            <text:p>-0.7829677622</text:p>
          </table:table-cell>
          <table:table-cell office:value-type="float" office:value="4.81121703148" calcext:value-type="float">
            <text:p>4.8112170315</text:p>
          </table:table-cell>
          <table:table-cell office:value-type="float" office:value="-0.622408151627" calcext:value-type="float">
            <text:p>-0.6224081516</text:p>
          </table:table-cell>
        </table:table-row>
        <table:table-row table:style-name="ro1">
          <table:table-cell office:value-type="float" office:value="3.63135409355" calcext:value-type="float">
            <text:p>3.6313540936</text:p>
          </table:table-cell>
          <table:table-cell office:value-type="float" office:value="-0.270462602377" calcext:value-type="float">
            <text:p>-0.2704626024</text:p>
          </table:table-cell>
          <table:table-cell office:value-type="float" office:value="3.19226580038" calcext:value-type="float">
            <text:p>3.1922658004</text:p>
          </table:table-cell>
          <table:table-cell office:value-type="float" office:value="-0.785050042597" calcext:value-type="float">
            <text:p>-0.7850500426</text:p>
          </table:table-cell>
          <table:table-cell office:value-type="float" office:value="4.8060047245" calcext:value-type="float">
            <text:p>4.8060047245</text:p>
          </table:table-cell>
          <table:table-cell office:value-type="float" office:value="-0.609447300434" calcext:value-type="float">
            <text:p>-0.6094473004</text:p>
          </table:table-cell>
        </table:table-row>
        <table:table-row table:style-name="ro1">
          <table:table-cell office:value-type="float" office:value="3.62122583389" calcext:value-type="float">
            <text:p>3.6212258339</text:p>
          </table:table-cell>
          <table:table-cell office:value-type="float" office:value="-0.267308175564" calcext:value-type="float">
            <text:p>-0.2673081756</text:p>
          </table:table-cell>
          <table:table-cell office:value-type="float" office:value="3.19097344328" calcext:value-type="float">
            <text:p>3.1909734433</text:p>
          </table:table-cell>
          <table:table-cell office:value-type="float" office:value="-0.78543739634" calcext:value-type="float">
            <text:p>-0.7854373963</text:p>
          </table:table-cell>
          <table:table-cell office:value-type="float" office:value="4.8009485817" calcext:value-type="float">
            <text:p>4.8009485817</text:p>
          </table:table-cell>
          <table:table-cell office:value-type="float" office:value="-0.596683561802" calcext:value-type="float">
            <text:p>-0.5966835618</text:p>
          </table:table-cell>
        </table:table-row>
        <table:table-row table:style-name="ro1">
          <table:table-cell office:value-type="float" office:value="3.61132621765" calcext:value-type="float">
            <text:p>3.6113262177</text:p>
          </table:table-cell>
          <table:table-cell office:value-type="float" office:value="-0.264747351408" calcext:value-type="float">
            <text:p>-0.2647473514</text:p>
          </table:table-cell>
          <table:table-cell office:value-type="float" office:value="3.19008236322" calcext:value-type="float">
            <text:p>3.1900823632</text:p>
          </table:table-cell>
          <table:table-cell office:value-type="float" office:value="-0.785044011733" calcext:value-type="float">
            <text:p>-0.7850440117</text:p>
          </table:table-cell>
          <table:table-cell office:value-type="float" office:value="4.79543920517" calcext:value-type="float">
            <text:p>4.7954392052</text:p>
          </table:table-cell>
          <table:table-cell office:value-type="float" office:value="-0.583942115307" calcext:value-type="float">
            <text:p>-0.5839421153</text:p>
          </table:table-cell>
        </table:table-row>
        <table:table-row table:style-name="ro1">
          <table:table-cell office:value-type="float" office:value="3.60170221329" calcext:value-type="float">
            <text:p>3.6017022133</text:p>
          </table:table-cell>
          <table:table-cell office:value-type="float" office:value="-0.262318819761" calcext:value-type="float">
            <text:p>-0.2623188198</text:p>
          </table:table-cell>
          <table:table-cell office:value-type="float" office:value="3.18808059941" calcext:value-type="float">
            <text:p>3.1880805994</text:p>
          </table:table-cell>
          <table:table-cell office:value-type="float" office:value="-0.78561999529" calcext:value-type="float">
            <text:p>-0.7856199953</text:p>
          </table:table-cell>
          <table:table-cell office:value-type="float" office:value="4.79110833168" calcext:value-type="float">
            <text:p>4.7911083317</text:p>
          </table:table-cell>
          <table:table-cell office:value-type="float" office:value="-0.571246504784" calcext:value-type="float">
            <text:p>-0.5712465048</text:p>
          </table:table-cell>
        </table:table-row>
        <table:table-row table:style-name="ro1">
          <table:table-cell office:value-type="float" office:value="3.59215140343" calcext:value-type="float">
            <text:p>3.5921514034</text:p>
          </table:table-cell>
          <table:table-cell office:value-type="float" office:value="-0.260440140963" calcext:value-type="float">
            <text:p>-0.260440141</text:p>
          </table:table-cell>
          <table:table-cell office:value-type="float" office:value="3.18728812641" calcext:value-type="float">
            <text:p>3.1872881264</text:p>
          </table:table-cell>
          <table:table-cell office:value-type="float" office:value="-0.785826745383" calcext:value-type="float">
            <text:p>-0.7858267454</text:p>
          </table:table-cell>
          <table:table-cell office:value-type="float" office:value="4.78583189011" calcext:value-type="float">
            <text:p>4.7858318901</text:p>
          </table:table-cell>
          <table:table-cell office:value-type="float" office:value="-0.559014976025" calcext:value-type="float">
            <text:p>-0.559014976</text:p>
          </table:table-cell>
        </table:table-row>
        <table:table-row table:style-name="ro1">
          <table:table-cell office:value-type="float" office:value="3.58242964745" calcext:value-type="float">
            <text:p>3.5824296475</text:p>
          </table:table-cell>
          <table:table-cell office:value-type="float" office:value="-0.258914172649" calcext:value-type="float">
            <text:p>-0.2589141726</text:p>
          </table:table-cell>
          <table:table-cell office:value-type="float" office:value="3.18594252603" calcext:value-type="float">
            <text:p>3.185942526</text:p>
          </table:table-cell>
          <table:table-cell office:value-type="float" office:value="-0.788508323855" calcext:value-type="float">
            <text:p>-0.7885083239</text:p>
          </table:table-cell>
          <table:table-cell office:value-type="float" office:value="4.78075929642" calcext:value-type="float">
            <text:p>4.7807592964</text:p>
          </table:table-cell>
          <table:table-cell office:value-type="float" office:value="-0.547562539577" calcext:value-type="float">
            <text:p>-0.5475625396</text:p>
          </table:table-cell>
        </table:table-row>
        <table:table-row table:style-name="ro1">
          <table:table-cell office:value-type="float" office:value="3.57208371162" calcext:value-type="float">
            <text:p>3.5720837116</text:p>
          </table:table-cell>
          <table:table-cell office:value-type="float" office:value="-0.257325798273" calcext:value-type="float">
            <text:p>-0.2573257983</text:p>
          </table:table-cell>
          <table:table-cell office:value-type="float" office:value="3.18364844111" calcext:value-type="float">
            <text:p>3.1836484411</text:p>
          </table:table-cell>
          <table:table-cell office:value-type="float" office:value="-0.789377325855" calcext:value-type="float">
            <text:p>-0.7893773259</text:p>
          </table:table-cell>
          <table:table-cell office:value-type="float" office:value="4.77560540199" calcext:value-type="float">
            <text:p>4.775605402</text:p>
          </table:table-cell>
          <table:table-cell office:value-type="float" office:value="-0.536290645599" calcext:value-type="float">
            <text:p>-0.5362906456</text:p>
          </table:table-cell>
        </table:table-row>
        <table:table-row table:style-name="ro1">
          <table:table-cell office:value-type="float" office:value="3.56331586838" calcext:value-type="float">
            <text:p>3.5633158684</text:p>
          </table:table-cell>
          <table:table-cell office:value-type="float" office:value="-0.255932033062" calcext:value-type="float">
            <text:p>-0.2559320331</text:p>
          </table:table-cell>
          <table:table-cell office:value-type="float" office:value="3.18206713626" calcext:value-type="float">
            <text:p>3.1820671363</text:p>
          </table:table-cell>
          <table:table-cell office:value-type="float" office:value="-0.792215191825" calcext:value-type="float">
            <text:p>-0.7922151918</text:p>
          </table:table-cell>
          <table:table-cell office:value-type="float" office:value="4.76966210365" calcext:value-type="float">
            <text:p>4.7696621037</text:p>
          </table:table-cell>
          <table:table-cell office:value-type="float" office:value="-0.524389386177" calcext:value-type="float">
            <text:p>-0.5243893862</text:p>
          </table:table-cell>
        </table:table-row>
        <table:table-row table:style-name="ro1">
          <table:table-cell office:value-type="float" office:value="3.55381560326" calcext:value-type="float">
            <text:p>3.5538156033</text:p>
          </table:table-cell>
          <table:table-cell office:value-type="float" office:value="-0.253923952579" calcext:value-type="float">
            <text:p>-0.2539239526</text:p>
          </table:table-cell>
          <table:table-cell office:value-type="float" office:value="3.18061818742" calcext:value-type="float">
            <text:p>3.1806181874</text:p>
          </table:table-cell>
          <table:table-cell office:value-type="float" office:value="-0.79516420953" calcext:value-type="float">
            <text:p>-0.7951642095</text:p>
          </table:table-cell>
          <table:table-cell office:value-type="float" office:value="4.76368232727" calcext:value-type="float">
            <text:p>4.7636823273</text:p>
          </table:table-cell>
          <table:table-cell office:value-type="float" office:value="-0.512911736965" calcext:value-type="float">
            <text:p>-0.512911737</text:p>
          </table:table-cell>
        </table:table-row>
        <table:table-row table:style-name="ro1">
          <table:table-cell office:value-type="float" office:value="3.5436360836" calcext:value-type="float">
            <text:p>3.5436360836</text:p>
          </table:table-cell>
          <table:table-cell office:value-type="float" office:value="-0.252041965723" calcext:value-type="float">
            <text:p>-0.2520419657</text:p>
          </table:table-cell>
          <table:table-cell office:value-type="float" office:value="3.17928020788" calcext:value-type="float">
            <text:p>3.1792802079</text:p>
          </table:table-cell>
          <table:table-cell office:value-type="float" office:value="-0.798011277785" calcext:value-type="float">
            <text:p>-0.7980112778</text:p>
          </table:table-cell>
          <table:table-cell office:value-type="float" office:value="4.7568890667" calcext:value-type="float">
            <text:p>4.7568890667</text:p>
          </table:table-cell>
          <table:table-cell office:value-type="float" office:value="-0.501487910748" calcext:value-type="float">
            <text:p>-0.5014879107</text:p>
          </table:table-cell>
        </table:table-row>
        <table:table-row table:style-name="ro1">
          <table:table-cell office:value-type="float" office:value="3.53489089012" calcext:value-type="float">
            <text:p>3.5348908901</text:p>
          </table:table-cell>
          <table:table-cell office:value-type="float" office:value="-0.250712782145" calcext:value-type="float">
            <text:p>-0.2507127821</text:p>
          </table:table-cell>
          <table:table-cell office:value-type="float" office:value="3.17765958803" calcext:value-type="float">
            <text:p>3.177659588</text:p>
          </table:table-cell>
          <table:table-cell office:value-type="float" office:value="-0.800833802649" calcext:value-type="float">
            <text:p>-0.8008338026</text:p>
          </table:table-cell>
          <table:table-cell office:value-type="float" office:value="4.75097819328" calcext:value-type="float">
            <text:p>4.7509781933</text:p>
          </table:table-cell>
          <table:table-cell office:value-type="float" office:value="-0.490949481726" calcext:value-type="float">
            <text:p>-0.4909494817</text:p>
          </table:table-cell>
        </table:table-row>
        <table:table-row table:style-name="ro1">
          <table:table-cell office:value-type="float" office:value="3.52527761459" calcext:value-type="float">
            <text:p>3.5252776146</text:p>
          </table:table-cell>
          <table:table-cell office:value-type="float" office:value="-0.249487236142" calcext:value-type="float">
            <text:p>-0.2494872361</text:p>
          </table:table-cell>
          <table:table-cell office:value-type="float" office:value="3.17645532263" calcext:value-type="float">
            <text:p>3.1764553226</text:p>
          </table:table-cell>
          <table:table-cell office:value-type="float" office:value="-0.803993214705" calcext:value-type="float">
            <text:p>-0.8039932147</text:p>
          </table:table-cell>
          <table:table-cell office:value-type="float" office:value="4.74425884247" calcext:value-type="float">
            <text:p>4.7442588425</text:p>
          </table:table-cell>
          <table:table-cell office:value-type="float" office:value="-0.480448067188" calcext:value-type="float">
            <text:p>-0.4804480672</text:p>
          </table:table-cell>
        </table:table-row>
        <table:table-row table:style-name="ro1">
          <table:table-cell office:value-type="float" office:value="3.51561188698" calcext:value-type="float">
            <text:p>3.515611887</text:p>
          </table:table-cell>
          <table:table-cell office:value-type="float" office:value="-0.24932603538" calcext:value-type="float">
            <text:p>-0.2493260354</text:p>
          </table:table-cell>
          <table:table-cell office:value-type="float" office:value="3.17474507467" calcext:value-type="float">
            <text:p>3.1747450747</text:p>
          </table:table-cell>
          <table:table-cell office:value-type="float" office:value="-0.807639119649" calcext:value-type="float">
            <text:p>-0.8076391196</text:p>
          </table:table-cell>
          <table:table-cell office:value-type="float" office:value="4.73695417404" calcext:value-type="float">
            <text:p>4.736954174</text:p>
          </table:table-cell>
          <table:table-cell office:value-type="float" office:value="-0.469858527184" calcext:value-type="float">
            <text:p>-0.4698585272</text:p>
          </table:table-cell>
        </table:table-row>
        <table:table-row table:style-name="ro1">
          <table:table-cell office:value-type="float" office:value="3.50531125069" calcext:value-type="float">
            <text:p>3.5053112507</text:p>
          </table:table-cell>
          <table:table-cell office:value-type="float" office:value="-0.249714568257" calcext:value-type="float">
            <text:p>-0.2497145683</text:p>
          </table:table-cell>
          <table:table-cell office:value-type="float" office:value="3.17372049656" calcext:value-type="float">
            <text:p>3.1737204966</text:p>
          </table:table-cell>
          <table:table-cell office:value-type="float" office:value="-0.811540029085" calcext:value-type="float">
            <text:p>-0.8115400291</text:p>
          </table:table-cell>
          <table:table-cell office:value-type="float" office:value="4.7279207325" calcext:value-type="float">
            <text:p>4.7279207325</text:p>
          </table:table-cell>
          <table:table-cell office:value-type="float" office:value="-0.459807783365" calcext:value-type="float">
            <text:p>-0.4598077834</text:p>
          </table:table-cell>
        </table:table-row>
        <table:table-row table:style-name="ro1">
          <table:table-cell office:value-type="float" office:value="3.49542808533" calcext:value-type="float">
            <text:p>3.4954280853</text:p>
          </table:table-cell>
          <table:table-cell office:value-type="float" office:value="-0.250480562449" calcext:value-type="float">
            <text:p>-0.2504805624</text:p>
          </table:table-cell>
          <table:table-cell office:value-type="float" office:value="3.17225532418" calcext:value-type="float">
            <text:p>3.1722553242</text:p>
          </table:table-cell>
          <table:table-cell office:value-type="float" office:value="-0.814896970258" calcext:value-type="float">
            <text:p>-0.8148969703</text:p>
          </table:table-cell>
          <table:table-cell office:value-type="float" office:value="4.71779509544" calcext:value-type="float">
            <text:p>4.7177950954</text:p>
          </table:table-cell>
          <table:table-cell office:value-type="float" office:value="-0.449770003557" calcext:value-type="float">
            <text:p>-0.4497700036</text:p>
          </table:table-cell>
        </table:table-row>
        <table:table-row table:style-name="ro1">
          <table:table-cell office:value-type="float" office:value="3.48525166512" calcext:value-type="float">
            <text:p>3.4852516651</text:p>
          </table:table-cell>
          <table:table-cell office:value-type="float" office:value="-0.251773923635" calcext:value-type="float">
            <text:p>-0.2517739236</text:p>
          </table:table-cell>
          <table:table-cell office:value-type="float" office:value="3.17165922355" calcext:value-type="float">
            <text:p>3.1716592236</text:p>
          </table:table-cell>
          <table:table-cell office:value-type="float" office:value="-0.818088362759" calcext:value-type="float">
            <text:p>-0.8180883628</text:p>
          </table:table-cell>
          <table:table-cell office:value-type="float" office:value="4.70866962433" calcext:value-type="float">
            <text:p>4.7086696243</text:p>
          </table:table-cell>
          <table:table-cell office:value-type="float" office:value="-0.440958201885" calcext:value-type="float">
            <text:p>-0.4409582019</text:p>
          </table:table-cell>
        </table:table-row>
        <table:table-row table:style-name="ro1">
          <table:table-cell office:value-type="float" office:value="3.47479963303" calcext:value-type="float">
            <text:p>3.474799633</text:p>
          </table:table-cell>
          <table:table-cell office:value-type="float" office:value="-0.253024399281" calcext:value-type="float">
            <text:p>-0.2530243993</text:p>
          </table:table-cell>
          <table:table-cell office:value-type="float" office:value="3.1715439654" calcext:value-type="float">
            <text:p>3.1715439654</text:p>
          </table:table-cell>
          <table:table-cell office:value-type="float" office:value="-0.821213522934" calcext:value-type="float">
            <text:p>-0.8212135229</text:p>
          </table:table-cell>
          <table:table-cell office:value-type="float" office:value="4.70027585983" calcext:value-type="float">
            <text:p>4.7002758598</text:p>
          </table:table-cell>
          <table:table-cell office:value-type="float" office:value="-0.432753354311" calcext:value-type="float">
            <text:p>-0.4327533543</text:p>
          </table:table-cell>
        </table:table-row>
        <table:table-row table:style-name="ro1">
          <table:table-cell office:value-type="float" office:value="3.46433401108" calcext:value-type="float">
            <text:p>3.4643340111</text:p>
          </table:table-cell>
          <table:table-cell office:value-type="float" office:value="-0.254588425159" calcext:value-type="float">
            <text:p>-0.2545884252</text:p>
          </table:table-cell>
          <table:table-cell office:value-type="float" office:value="3.17176332578" calcext:value-type="float">
            <text:p>3.1717633258</text:p>
          </table:table-cell>
          <table:table-cell office:value-type="float" office:value="-0.824810965104" calcext:value-type="float">
            <text:p>-0.8248109651</text:p>
          </table:table-cell>
          <table:table-cell office:value-type="float" office:value="4.69243236542" calcext:value-type="float">
            <text:p>4.6924323654</text:p>
          </table:table-cell>
          <table:table-cell office:value-type="float" office:value="-0.424086391926" calcext:value-type="float">
            <text:p>-0.4240863919</text:p>
          </table:table-cell>
        </table:table-row>
        <table:table-row table:style-name="ro1">
          <table:table-cell office:value-type="float" office:value="3.45495176315" calcext:value-type="float">
            <text:p>3.4549517632</text:p>
          </table:table-cell>
          <table:table-cell office:value-type="float" office:value="-0.256006330252" calcext:value-type="float">
            <text:p>-0.2560063303</text:p>
          </table:table-cell>
          <table:table-cell office:value-type="float" office:value="3.17166687757" calcext:value-type="float">
            <text:p>3.1716668776</text:p>
          </table:table-cell>
          <table:table-cell office:value-type="float" office:value="-0.825062079948" calcext:value-type="float">
            <text:p>-0.8250620799</text:p>
          </table:table-cell>
          <table:table-cell office:value-type="float" office:value="4.68456431389" calcext:value-type="float">
            <text:p>4.6845643139</text:p>
          </table:table-cell>
          <table:table-cell office:value-type="float" office:value="-0.414649903774" calcext:value-type="float">
            <text:p>-0.4146499038</text:p>
          </table:table-cell>
        </table:table-row>
        <table:table-row table:style-name="ro1">
          <table:table-cell office:value-type="float" office:value="3.44538521767" calcext:value-type="float">
            <text:p>3.4453852177</text:p>
          </table:table-cell>
          <table:table-cell office:value-type="float" office:value="-0.257230252028" calcext:value-type="float">
            <text:p>-0.257230252</text:p>
          </table:table-cell>
          <table:table-cell office:value-type="float" office:value="3.17070642367" calcext:value-type="float">
            <text:p>3.1707064237</text:p>
          </table:table-cell>
          <table:table-cell office:value-type="float" office:value="-0.828282268935" calcext:value-type="float">
            <text:p>-0.8282822689</text:p>
          </table:table-cell>
          <table:table-cell office:value-type="float" office:value="4.67666550636" calcext:value-type="float">
            <text:p>4.6766655064</text:p>
          </table:table-cell>
          <table:table-cell office:value-type="float" office:value="-0.406015127897" calcext:value-type="float">
            <text:p>-0.4060151279</text:p>
          </table:table-cell>
        </table:table-row>
        <table:table-row table:style-name="ro1">
          <table:table-cell office:value-type="float" office:value="3.43556022644" calcext:value-type="float">
            <text:p>3.4355602264</text:p>
          </table:table-cell>
          <table:table-cell office:value-type="float" office:value="-0.258880257607" calcext:value-type="float">
            <text:p>-0.2588802576</text:p>
          </table:table-cell>
          <table:table-cell office:value-type="float" office:value="3.16968254461" calcext:value-type="float">
            <text:p>3.1696825446</text:p>
          </table:table-cell>
          <table:table-cell office:value-type="float" office:value="-0.830992803005" calcext:value-type="float">
            <text:p>-0.830992803</text:p>
          </table:table-cell>
          <table:table-cell office:value-type="float" office:value="4.66893263817" calcext:value-type="float">
            <text:p>4.6689326382</text:p>
          </table:table-cell>
          <table:table-cell office:value-type="float" office:value="-0.397895306349" calcext:value-type="float">
            <text:p>-0.3978953063</text:p>
          </table:table-cell>
        </table:table-row>
        <table:table-row table:style-name="ro1">
          <table:table-cell office:value-type="float" office:value="3.42630147934" calcext:value-type="float">
            <text:p>3.4263014793</text:p>
          </table:table-cell>
          <table:table-cell office:value-type="float" office:value="-0.261086046696" calcext:value-type="float">
            <text:p>-0.2610860467</text:p>
          </table:table-cell>
          <table:table-cell office:value-type="float" office:value="3.16918609112" calcext:value-type="float">
            <text:p>3.1691860911</text:p>
          </table:table-cell>
          <table:table-cell office:value-type="float" office:value="-0.833410088131" calcext:value-type="float">
            <text:p>-0.8334100881</text:p>
          </table:table-cell>
          <table:table-cell office:value-type="float" office:value="4.66103406906" calcext:value-type="float">
            <text:p>4.6610340691</text:p>
          </table:table-cell>
          <table:table-cell office:value-type="float" office:value="-0.390002161264" calcext:value-type="float">
            <text:p>-0.3900021613</text:p>
          </table:table-cell>
        </table:table-row>
        <table:table-row table:style-name="ro1">
          <table:table-cell office:value-type="float" office:value="3.41758179665" calcext:value-type="float">
            <text:p>3.4175817967</text:p>
          </table:table-cell>
          <table:table-cell office:value-type="float" office:value="-0.263836681843" calcext:value-type="float">
            <text:p>-0.2638366818</text:p>
          </table:table-cell>
          <table:table-cell office:value-type="float" office:value="3.1695133256" calcext:value-type="float">
            <text:p>3.1695133256</text:p>
          </table:table-cell>
          <table:table-cell office:value-type="float" office:value="-0.837940272421" calcext:value-type="float">
            <text:p>-0.8379402724</text:p>
          </table:table-cell>
          <table:table-cell office:value-type="float" office:value="4.65281840324" calcext:value-type="float">
            <text:p>4.6528184032</text:p>
          </table:table-cell>
          <table:table-cell office:value-type="float" office:value="-0.38132789731" calcext:value-type="float">
            <text:p>-0.3813278973</text:p>
          </table:table-cell>
        </table:table-row>
        <table:table-row table:style-name="ro1">
          <table:table-cell office:value-type="float" office:value="3.4096763134" calcext:value-type="float">
            <text:p>3.4096763134</text:p>
          </table:table-cell>
          <table:table-cell office:value-type="float" office:value="-0.266352772713" calcext:value-type="float">
            <text:p>-0.2663527727</text:p>
          </table:table-cell>
          <table:table-cell office:value-type="float" office:value="3.16889219251" calcext:value-type="float">
            <text:p>3.1688921925</text:p>
          </table:table-cell>
          <table:table-cell office:value-type="float" office:value="-0.84148275072" calcext:value-type="float">
            <text:p>-0.8414827507</text:p>
          </table:table-cell>
          <table:table-cell office:value-type="float" office:value="4.64468093872" calcext:value-type="float">
            <text:p>4.6446809387</text:p>
          </table:table-cell>
          <table:table-cell office:value-type="float" office:value="-0.372769266367" calcext:value-type="float">
            <text:p>-0.3727692664</text:p>
          </table:table-cell>
        </table:table-row>
        <table:table-row table:style-name="ro1">
          <table:table-cell office:value-type="float" office:value="3.40066885948" calcext:value-type="float">
            <text:p>3.4006688595</text:p>
          </table:table-cell>
          <table:table-cell office:value-type="float" office:value="-0.268226265907" calcext:value-type="float">
            <text:p>-0.2682262659</text:p>
          </table:table-cell>
          <table:table-cell office:value-type="float" office:value="3.16871120705" calcext:value-type="float">
            <text:p>3.1687112071</text:p>
          </table:table-cell>
          <table:table-cell office:value-type="float" office:value="-0.844952634853" calcext:value-type="float">
            <text:p>-0.8449526349</text:p>
          </table:table-cell>
          <table:table-cell office:value-type="float" office:value="4.63612910271" calcext:value-type="float">
            <text:p>4.6361291027</text:p>
          </table:table-cell>
          <table:table-cell office:value-type="float" office:value="-0.365166246891" calcext:value-type="float">
            <text:p>-0.3651662469</text:p>
          </table:table-cell>
        </table:table-row>
        <table:table-row table:style-name="ro1">
          <table:table-cell office:value-type="float" office:value="3.39123415947" calcext:value-type="float">
            <text:p>3.3912341595</text:p>
          </table:table-cell>
          <table:table-cell office:value-type="float" office:value="-0.270885884762" calcext:value-type="float">
            <text:p>-0.2708858848</text:p>
          </table:table-cell>
          <table:table-cell office:value-type="float" office:value="3.16843441505" calcext:value-type="float">
            <text:p>3.1684344151</text:p>
          </table:table-cell>
          <table:table-cell office:value-type="float" office:value="-0.848429121772" calcext:value-type="float">
            <text:p>-0.8484291218</text:p>
          </table:table-cell>
          <table:table-cell office:value-type="float" office:value="4.62767096519" calcext:value-type="float">
            <text:p>4.6276709652</text:p>
          </table:table-cell>
          <table:table-cell office:value-type="float" office:value="-0.358659565449" calcext:value-type="float">
            <text:p>-0.3586595654</text:p>
          </table:table-cell>
        </table:table-row>
        <table:table-row table:style-name="ro1">
          <table:table-cell office:value-type="float" office:value="3.38192152977" calcext:value-type="float">
            <text:p>3.3819215298</text:p>
          </table:table-cell>
          <table:table-cell office:value-type="float" office:value="-0.273977041245" calcext:value-type="float">
            <text:p>-0.2739770412</text:p>
          </table:table-cell>
          <table:table-cell office:value-type="float" office:value="3.16983460836" calcext:value-type="float">
            <text:p>3.1698346084</text:p>
          </table:table-cell>
          <table:table-cell office:value-type="float" office:value="-0.852313393933" calcext:value-type="float">
            <text:p>-0.8523133939</text:p>
          </table:table-cell>
          <table:table-cell office:value-type="float" office:value="4.61897965431" calcext:value-type="float">
            <text:p>4.6189796543</text:p>
          </table:table-cell>
          <table:table-cell office:value-type="float" office:value="-0.352095484734" calcext:value-type="float">
            <text:p>-0.3520954847</text:p>
          </table:table-cell>
        </table:table-row>
        <table:table-row table:style-name="ro1">
          <table:table-cell office:value-type="float" office:value="3.37147092819" calcext:value-type="float">
            <text:p>3.3714709282</text:p>
          </table:table-cell>
          <table:table-cell office:value-type="float" office:value="-0.277062416077" calcext:value-type="float">
            <text:p>-0.2770624161</text:p>
          </table:table-cell>
          <table:table-cell office:value-type="float" office:value="3.17057144962" calcext:value-type="float">
            <text:p>3.1705714496</text:p>
          </table:table-cell>
          <table:table-cell office:value-type="float" office:value="-0.856367644045" calcext:value-type="float">
            <text:p>-0.856367644</text:p>
          </table:table-cell>
          <table:table-cell office:value-type="float" office:value="4.61014839172" calcext:value-type="float">
            <text:p>4.6101483917</text:p>
          </table:table-cell>
          <table:table-cell office:value-type="float" office:value="-0.345178544521" calcext:value-type="float">
            <text:p>-0.3451785445</text:p>
          </table:table-cell>
        </table:table-row>
        <table:table-row table:style-name="ro1">
          <table:table-cell office:value-type="float" office:value="3.36078429222" calcext:value-type="float">
            <text:p>3.3607842922</text:p>
          </table:table-cell>
          <table:table-cell office:value-type="float" office:value="-0.280480057001" calcext:value-type="float">
            <text:p>-0.280480057</text:p>
          </table:table-cell>
          <table:table-cell office:value-type="float" office:value="3.17186819511" calcext:value-type="float">
            <text:p>3.1718681951</text:p>
          </table:table-cell>
          <table:table-cell office:value-type="float" office:value="-0.861118798451" calcext:value-type="float">
            <text:p>-0.8611187985</text:p>
          </table:table-cell>
          <table:table-cell office:value-type="float" office:value="4.60137434959" calcext:value-type="float">
            <text:p>4.6013743496</text:p>
          </table:table-cell>
          <table:table-cell office:value-type="float" office:value="-0.338315218687" calcext:value-type="float">
            <text:p>-0.3383152187</text:p>
          </table:table-cell>
        </table:table-row>
        <table:table-row table:style-name="ro1">
          <table:table-cell office:value-type="float" office:value="3.35056304932" calcext:value-type="float">
            <text:p>3.3505630493</text:p>
          </table:table-cell>
          <table:table-cell office:value-type="float" office:value="-0.283943355083" calcext:value-type="float">
            <text:p>-0.2839433551</text:p>
          </table:table-cell>
          <table:table-cell office:value-type="float" office:value="3.1733877732" calcext:value-type="float">
            <text:p>3.1733877732</text:p>
          </table:table-cell>
          <table:table-cell office:value-type="float" office:value="-0.865838933771" calcext:value-type="float">
            <text:p>-0.8658389338</text:p>
          </table:table-cell>
          <table:table-cell office:value-type="float" office:value="4.59292551041" calcext:value-type="float">
            <text:p>4.5929255104</text:p>
          </table:table-cell>
          <table:table-cell office:value-type="float" office:value="-0.331960529089" calcext:value-type="float">
            <text:p>-0.3319605291</text:p>
          </table:table-cell>
        </table:table-row>
        <table:table-row table:style-name="ro1">
          <table:table-cell office:value-type="float" office:value="3.34176468849" calcext:value-type="float">
            <text:p>3.3417646885</text:p>
          </table:table-cell>
          <table:table-cell office:value-type="float" office:value="-0.287946581841" calcext:value-type="float">
            <text:p>-0.2879465818</text:p>
          </table:table-cell>
          <table:table-cell office:value-type="float" office:value="3.17455622713" calcext:value-type="float">
            <text:p>3.1745562271</text:p>
          </table:table-cell>
          <table:table-cell office:value-type="float" office:value="-0.870025062353" calcext:value-type="float">
            <text:p>-0.8700250624</text:p>
          </table:table-cell>
          <table:table-cell office:value-type="float" office:value="4.58416124344" calcext:value-type="float">
            <text:p>4.5841612434</text:p>
          </table:table-cell>
          <table:table-cell office:value-type="float" office:value="-0.325957983732" calcext:value-type="float">
            <text:p>-0.3259579837</text:p>
          </table:table-cell>
        </table:table-row>
        <table:table-row table:style-name="ro1">
          <table:table-cell office:value-type="float" office:value="3.33319234848" calcext:value-type="float">
            <text:p>3.3331923485</text:p>
          </table:table-cell>
          <table:table-cell office:value-type="float" office:value="-0.291861921549" calcext:value-type="float">
            <text:p>-0.2918619215</text:p>
          </table:table-cell>
          <table:table-cell office:value-type="float" office:value="3.17616814107" calcext:value-type="float">
            <text:p>3.1761681411</text:p>
          </table:table-cell>
          <table:table-cell office:value-type="float" office:value="-0.874778236849" calcext:value-type="float">
            <text:p>-0.8747782368</text:p>
          </table:table-cell>
          <table:table-cell office:value-type="float" office:value="4.57471676826" calcext:value-type="float">
            <text:p>4.5747167683</text:p>
          </table:table-cell>
          <table:table-cell office:value-type="float" office:value="-0.319881677628" calcext:value-type="float">
            <text:p>-0.3198816776</text:p>
          </table:table-cell>
        </table:table-row>
        <table:table-row table:style-name="ro1">
          <table:table-cell office:value-type="float" office:value="3.3252799511" calcext:value-type="float">
            <text:p>3.3252799511</text:p>
          </table:table-cell>
          <table:table-cell office:value-type="float" office:value="-0.295955002308" calcext:value-type="float">
            <text:p>-0.2959550023</text:p>
          </table:table-cell>
          <table:table-cell office:value-type="float" office:value="3.17723770855" calcext:value-type="float">
            <text:p>3.1772377086</text:p>
          </table:table-cell>
          <table:table-cell office:value-type="float" office:value="-0.879270015904" calcext:value-type="float">
            <text:p>-0.8792700159</text:p>
          </table:table-cell>
          <table:table-cell office:value-type="float" office:value="4.56466432571" calcext:value-type="float">
            <text:p>4.5646643257</text:p>
          </table:table-cell>
          <table:table-cell office:value-type="float" office:value="-0.313519537449" calcext:value-type="float">
            <text:p>-0.3135195374</text:p>
          </table:table-cell>
        </table:table-row>
        <table:table-row table:style-name="ro1">
          <table:table-cell office:value-type="float" office:value="3.31784486771" calcext:value-type="float">
            <text:p>3.3178448677</text:p>
          </table:table-cell>
          <table:table-cell office:value-type="float" office:value="-0.299919873476" calcext:value-type="float">
            <text:p>-0.2999198735</text:p>
          </table:table-cell>
          <table:table-cell office:value-type="float" office:value="3.17960915772" calcext:value-type="float">
            <text:p>3.1796091577</text:p>
          </table:table-cell>
          <table:table-cell office:value-type="float" office:value="-0.884631596679" calcext:value-type="float">
            <text:p>-0.8846315967</text:p>
          </table:table-cell>
          <table:table-cell office:value-type="float" office:value="4.55445047379" calcext:value-type="float">
            <text:p>4.5544504738</text:p>
          </table:table-cell>
          <table:table-cell office:value-type="float" office:value="-0.307799130678" calcext:value-type="float">
            <text:p>-0.3077991307</text:p>
          </table:table-cell>
        </table:table-row>
        <table:table-row table:style-name="ro1">
          <table:table-cell office:value-type="float" office:value="3.30923461914" calcext:value-type="float">
            <text:p>3.3092346191</text:p>
          </table:table-cell>
          <table:table-cell office:value-type="float" office:value="-0.303963989019" calcext:value-type="float">
            <text:p>-0.303963989</text:p>
          </table:table-cell>
          <table:table-cell office:value-type="float" office:value="3.18148673746" calcext:value-type="float">
            <text:p>3.1814867375</text:p>
          </table:table-cell>
          <table:table-cell office:value-type="float" office:value="-0.889804546728" calcext:value-type="float">
            <text:p>-0.8898045467</text:p>
          </table:table-cell>
          <table:table-cell office:value-type="float" office:value="4.54427095413" calcext:value-type="float">
            <text:p>4.5442709541</text:p>
          </table:table-cell>
          <table:table-cell office:value-type="float" office:value="-0.302368462086" calcext:value-type="float">
            <text:p>-0.3023684621</text:p>
          </table:table-cell>
        </table:table-row>
        <table:table-row table:style-name="ro1">
          <table:table-cell office:value-type="float" office:value="3.30034685135" calcext:value-type="float">
            <text:p>3.3003468514</text:p>
          </table:table-cell>
          <table:table-cell office:value-type="float" office:value="-0.308587014675" calcext:value-type="float">
            <text:p>-0.3085870147</text:p>
          </table:table-cell>
          <table:table-cell office:value-type="float" office:value="3.18301755874" calcext:value-type="float">
            <text:p>3.1830175587</text:p>
          </table:table-cell>
          <table:table-cell office:value-type="float" office:value="-0.894540887706" calcext:value-type="float">
            <text:p>-0.8945408877</text:p>
          </table:table-cell>
          <table:table-cell office:value-type="float" office:value="4.53479476929" calcext:value-type="float">
            <text:p>4.5347947693</text:p>
          </table:table-cell>
          <table:table-cell office:value-type="float" office:value="-0.297879874706" calcext:value-type="float">
            <text:p>-0.2978798747</text:p>
          </table:table-cell>
        </table:table-row>
        <table:table-row table:style-name="ro1">
          <table:table-cell office:value-type="float" office:value="3.29193401337" calcext:value-type="float">
            <text:p>3.2919340134</text:p>
          </table:table-cell>
          <table:table-cell office:value-type="float" office:value="-0.313217908144" calcext:value-type="float">
            <text:p>-0.3132179081</text:p>
          </table:table-cell>
          <table:table-cell office:value-type="float" office:value="3.18337610551" calcext:value-type="float">
            <text:p>3.1833761055</text:p>
          </table:table-cell>
          <table:table-cell office:value-type="float" office:value="-0.900002497639" calcext:value-type="float">
            <text:p>-0.9000024976</text:p>
          </table:table-cell>
          <table:table-cell office:value-type="float" office:value="4.52492686272" calcext:value-type="float">
            <text:p>4.5249268627</text:p>
          </table:table-cell>
          <table:table-cell office:value-type="float" office:value="-0.293501704931" calcext:value-type="float">
            <text:p>-0.2935017049</text:p>
          </table:table-cell>
        </table:table-row>
        <table:table-row table:style-name="ro1">
          <table:table-cell office:value-type="float" office:value="3.28332901001" calcext:value-type="float">
            <text:p>3.28332901</text:p>
          </table:table-cell>
          <table:table-cell office:value-type="float" office:value="-0.31818524003" calcext:value-type="float">
            <text:p>-0.31818524</text:p>
          </table:table-cell>
          <table:table-cell office:value-type="float" office:value="3.18289589087" calcext:value-type="float">
            <text:p>3.1828958909</text:p>
          </table:table-cell>
          <table:table-cell office:value-type="float" office:value="-0.905144648879" calcext:value-type="float">
            <text:p>-0.9051446489</text:p>
          </table:table-cell>
          <table:table-cell office:value-type="float" office:value="4.51518174171" calcext:value-type="float">
            <text:p>4.5151817417</text:p>
          </table:table-cell>
          <table:table-cell office:value-type="float" office:value="-0.289361536503" calcext:value-type="float">
            <text:p>-0.2893615365</text:p>
          </table:table-cell>
        </table:table-row>
        <table:table-row table:style-name="ro1">
          <table:table-cell office:value-type="float" office:value="2.99709129333" calcext:value-type="float">
            <text:p>2.9970912933</text:p>
          </table:table-cell>
          <table:table-cell office:value-type="float" office:value="-0.201384708285" calcext:value-type="float">
            <text:p>-0.2013847083</text:p>
          </table:table-cell>
          <table:table-cell office:value-type="float" office:value="3.18362327843" calcext:value-type="float">
            <text:p>3.1836232784</text:p>
          </table:table-cell>
          <table:table-cell office:value-type="float" office:value="-0.911129452263" calcext:value-type="float">
            <text:p>-0.9111294523</text:p>
          </table:table-cell>
          <table:table-cell office:value-type="float" office:value="4.50566287994" calcext:value-type="float">
            <text:p>4.5056628799</text:p>
          </table:table-cell>
          <table:table-cell office:value-type="float" office:value="-0.284999281168" calcext:value-type="float">
            <text:p>-0.2849992812</text:p>
          </table:table-cell>
        </table:table-row>
        <table:table-row table:style-name="ro1">
          <table:table-cell office:value-type="float" office:value="2.98658847809" calcext:value-type="float">
            <text:p>2.9865884781</text:p>
          </table:table-cell>
          <table:table-cell office:value-type="float" office:value="-0.20768494904" calcext:value-type="float">
            <text:p>-0.207684949</text:p>
          </table:table-cell>
          <table:table-cell office:value-type="float" office:value="3.18494645834" calcext:value-type="float">
            <text:p>3.1849464583</text:p>
          </table:table-cell>
          <table:table-cell office:value-type="float" office:value="-0.916878203526" calcext:value-type="float">
            <text:p>-0.9168782035</text:p>
          </table:table-cell>
          <table:table-cell office:value-type="float" office:value="4.49539729118" calcext:value-type="float">
            <text:p>4.4953972912</text:p>
          </table:table-cell>
          <table:table-cell office:value-type="float" office:value="-0.280854254961" calcext:value-type="float">
            <text:p>-0.280854255</text:p>
          </table:table-cell>
        </table:table-row>
        <table:table-row table:style-name="ro1">
          <table:table-cell office:value-type="float" office:value="2.97649478912" calcext:value-type="float">
            <text:p>2.9764947891</text:p>
          </table:table-cell>
          <table:table-cell office:value-type="float" office:value="-0.214181110263" calcext:value-type="float">
            <text:p>-0.2141811103</text:p>
          </table:table-cell>
          <table:table-cell office:value-type="float" office:value="3.18706765098" calcext:value-type="float">
            <text:p>3.187067651</text:p>
          </table:table-cell>
          <table:table-cell office:value-type="float" office:value="-0.921917802953" calcext:value-type="float">
            <text:p>-0.921917803</text:p>
          </table:table-cell>
          <table:table-cell office:value-type="float" office:value="4.48638196945" calcext:value-type="float">
            <text:p>4.4863819695</text:p>
          </table:table-cell>
          <table:table-cell office:value-type="float" office:value="-0.277299612761" calcext:value-type="float">
            <text:p>-0.2772996128</text:p>
          </table:table-cell>
        </table:table-row>
        <table:table-row table:style-name="ro1">
          <table:table-cell office:value-type="float" office:value="2.96657967567" calcext:value-type="float">
            <text:p>2.9665796757</text:p>
          </table:table-cell>
          <table:table-cell office:value-type="float" office:value="-0.221068590879" calcext:value-type="float">
            <text:p>-0.2210685909</text:p>
          </table:table-cell>
          <table:table-cell office:value-type="float" office:value="3.18933527438" calcext:value-type="float">
            <text:p>3.1893352744</text:p>
          </table:table-cell>
          <table:table-cell office:value-type="float" office:value="-0.925847105992" calcext:value-type="float">
            <text:p>-0.925847106</text:p>
          </table:table-cell>
          <table:table-cell office:value-type="float" office:value="4.47676011086" calcext:value-type="float">
            <text:p>4.4767601109</text:p>
          </table:table-cell>
          <table:table-cell office:value-type="float" office:value="-0.273785769939" calcext:value-type="float">
            <text:p>-0.2737857699</text:p>
          </table:table-cell>
        </table:table-row>
        <table:table-row table:style-name="ro1">
          <table:table-cell office:value-type="float" office:value="2.89463043213" calcext:value-type="float">
            <text:p>2.8946304321</text:p>
          </table:table-cell>
          <table:table-cell office:value-type="float" office:value="-0.205729812384" calcext:value-type="float">
            <text:p>-0.2057298124</text:p>
          </table:table-cell>
          <table:table-cell office:value-type="float" office:value="3.19175550736" calcext:value-type="float">
            <text:p>3.1917555074</text:p>
          </table:table-cell>
          <table:table-cell office:value-type="float" office:value="-0.930268842589" calcext:value-type="float">
            <text:p>-0.9302688426</text:p>
          </table:table-cell>
          <table:table-cell office:value-type="float" office:value="4.46635409355" calcext:value-type="float">
            <text:p>4.4663540936</text:p>
          </table:table-cell>
          <table:table-cell office:value-type="float" office:value="-0.270462602377" calcext:value-type="float">
            <text:p>-0.2704626024</text:p>
          </table:table-cell>
        </table:table-row>
        <table:table-row table:style-name="ro1">
          <table:table-cell office:value-type="float" office:value="2.85582280159" calcext:value-type="float">
            <text:p>2.8558228016</text:p>
          </table:table-cell>
          <table:table-cell office:value-type="float" office:value="-0.200285986066" calcext:value-type="float">
            <text:p>-0.2002859861</text:p>
          </table:table-cell>
          <table:table-cell office:value-type="float" office:value="3.19471453613" calcext:value-type="float">
            <text:p>3.1947145361</text:p>
          </table:table-cell>
          <table:table-cell office:value-type="float" office:value="-0.935133784305" calcext:value-type="float">
            <text:p>-0.9351337843</text:p>
          </table:table-cell>
          <table:table-cell office:value-type="float" office:value="4.45622583389" calcext:value-type="float">
            <text:p>4.4562258339</text:p>
          </table:table-cell>
          <table:table-cell office:value-type="float" office:value="-0.267308175564" calcext:value-type="float">
            <text:p>-0.2673081756</text:p>
          </table:table-cell>
        </table:table-row>
        <table:table-row table:style-name="ro1">
          <table:table-cell office:value-type="float" office:value="2.82902312279" calcext:value-type="float">
            <text:p>2.8290231228</text:p>
          </table:table-cell>
          <table:table-cell office:value-type="float" office:value="-0.204146876931" calcext:value-type="float">
            <text:p>-0.2041468769</text:p>
          </table:table-cell>
          <table:table-cell office:value-type="float" office:value="3.19797202595" calcext:value-type="float">
            <text:p>3.197972026</text:p>
          </table:table-cell>
          <table:table-cell office:value-type="float" office:value="-0.94024123128" calcext:value-type="float">
            <text:p>-0.9402412313</text:p>
          </table:table-cell>
          <table:table-cell office:value-type="float" office:value="4.44632621765" calcext:value-type="float">
            <text:p>4.4463262177</text:p>
          </table:table-cell>
          <table:table-cell office:value-type="float" office:value="-0.264747351408" calcext:value-type="float">
            <text:p>-0.2647473514</text:p>
          </table:table-cell>
        </table:table-row>
        <table:table-row table:style-name="ro1">
          <table:table-cell office:value-type="float" office:value="2.81908488274" calcext:value-type="float">
            <text:p>2.8190848827</text:p>
          </table:table-cell>
          <table:table-cell office:value-type="float" office:value="-0.211735710502" calcext:value-type="float">
            <text:p>-0.2117357105</text:p>
          </table:table-cell>
          <table:table-cell office:value-type="float" office:value="3.20145307804" calcext:value-type="float">
            <text:p>3.201453078</text:p>
          </table:table-cell>
          <table:table-cell office:value-type="float" office:value="-0.944638424504" calcext:value-type="float">
            <text:p>-0.9446384245</text:p>
          </table:table-cell>
          <table:table-cell office:value-type="float" office:value="4.43670221329" calcext:value-type="float">
            <text:p>4.4367022133</text:p>
          </table:table-cell>
          <table:table-cell office:value-type="float" office:value="-0.262318819761" calcext:value-type="float">
            <text:p>-0.2623188198</text:p>
          </table:table-cell>
        </table:table-row>
        <table:table-row table:style-name="ro1">
          <table:table-cell office:value-type="float" office:value="2.78773498535" calcext:value-type="float">
            <text:p>2.7877349854</text:p>
          </table:table-cell>
          <table:table-cell office:value-type="float" office:value="-0.210774749517" calcext:value-type="float">
            <text:p>-0.2107747495</text:p>
          </table:table-cell>
          <table:table-cell office:value-type="float" office:value="3.20522134444" calcext:value-type="float">
            <text:p>3.2052213444</text:p>
          </table:table-cell>
          <table:table-cell office:value-type="float" office:value="-0.948836591464" calcext:value-type="float">
            <text:p>-0.9488365915</text:p>
          </table:table-cell>
          <table:table-cell office:value-type="float" office:value="4.42715140343" calcext:value-type="float">
            <text:p>4.4271514034</text:p>
          </table:table-cell>
          <table:table-cell office:value-type="float" office:value="-0.260440140963" calcext:value-type="float">
            <text:p>-0.260440141</text:p>
          </table:table-cell>
        </table:table-row>
        <table:table-row table:style-name="ro1">
          <table:table-cell office:value-type="float" office:value="2.77070832253" calcext:value-type="float">
            <text:p>2.7707083225</text:p>
          </table:table-cell>
          <table:table-cell office:value-type="float" office:value="-0.218333482742" calcext:value-type="float">
            <text:p>-0.2183334827</text:p>
          </table:table-cell>
          <table:table-cell office:value-type="float" office:value="3.20875676771" calcext:value-type="float">
            <text:p>3.2087567677</text:p>
          </table:table-cell>
          <table:table-cell office:value-type="float" office:value="-0.953655822747" calcext:value-type="float">
            <text:p>-0.9536558227</text:p>
          </table:table-cell>
          <table:table-cell office:value-type="float" office:value="4.41742964745" calcext:value-type="float">
            <text:p>4.4174296475</text:p>
          </table:table-cell>
          <table:table-cell office:value-type="float" office:value="-0.258914172649" calcext:value-type="float">
            <text:p>-0.2589141726</text:p>
          </table:table-cell>
        </table:table-row>
        <table:table-row table:style-name="ro1">
          <table:table-cell office:value-type="float" office:value="2.75078773499" calcext:value-type="float">
            <text:p>2.750787735</text:p>
          </table:table-cell>
          <table:table-cell office:value-type="float" office:value="-0.224714174867" calcext:value-type="float">
            <text:p>-0.2247141749</text:p>
          </table:table-cell>
          <table:table-cell office:value-type="float" office:value="3.21251408645" calcext:value-type="float">
            <text:p>3.2125140865</text:p>
          </table:table-cell>
          <table:table-cell office:value-type="float" office:value="-0.959195126599" calcext:value-type="float">
            <text:p>-0.9591951266</text:p>
          </table:table-cell>
          <table:table-cell office:value-type="float" office:value="4.40708371162" calcext:value-type="float">
            <text:p>4.4070837116</text:p>
          </table:table-cell>
          <table:table-cell office:value-type="float" office:value="-0.257325798273" calcext:value-type="float">
            <text:p>-0.2573257983</text:p>
          </table:table-cell>
        </table:table-row>
        <table:table-row table:style-name="ro1">
          <table:table-cell office:value-type="float" office:value="2.73400712013" calcext:value-type="float">
            <text:p>2.7340071201</text:p>
          </table:table-cell>
          <table:table-cell office:value-type="float" office:value="-0.233035221696" calcext:value-type="float">
            <text:p>-0.2330352217</text:p>
          </table:table-cell>
          <table:table-cell office:value-type="float" office:value="3.21637173165" calcext:value-type="float">
            <text:p>3.2163717317</text:p>
          </table:table-cell>
          <table:table-cell office:value-type="float" office:value="-0.964505649819" calcext:value-type="float">
            <text:p>-0.9645056498</text:p>
          </table:table-cell>
          <table:table-cell office:value-type="float" office:value="4.39831586838" calcext:value-type="float">
            <text:p>4.3983158684</text:p>
          </table:table-cell>
          <table:table-cell office:value-type="float" office:value="-0.255932033062" calcext:value-type="float">
            <text:p>-0.2559320331</text:p>
          </table:table-cell>
        </table:table-row>
        <table:table-row table:style-name="ro1">
          <table:table-cell office:value-type="float" office:value="2.71918725967" calcext:value-type="float">
            <text:p>2.7191872597</text:p>
          </table:table-cell>
          <table:table-cell office:value-type="float" office:value="-0.241027921438" calcext:value-type="float">
            <text:p>-0.2410279214</text:p>
          </table:table-cell>
          <table:table-cell office:value-type="float" office:value="3.22026694379" calcext:value-type="float">
            <text:p>3.2202669438</text:p>
          </table:table-cell>
          <table:table-cell office:value-type="float" office:value="-0.969142920831" calcext:value-type="float">
            <text:p>-0.9691429208</text:p>
          </table:table-cell>
          <table:table-cell office:value-type="float" office:value="4.38881560326" calcext:value-type="float">
            <text:p>4.3888156033</text:p>
          </table:table-cell>
          <table:table-cell office:value-type="float" office:value="-0.253923952579" calcext:value-type="float">
            <text:p>-0.2539239526</text:p>
          </table:table-cell>
        </table:table-row>
        <table:table-row table:style-name="ro1">
          <table:table-cell office:value-type="float" office:value="2.70513343811" calcext:value-type="float">
            <text:p>2.7051334381</text:p>
          </table:table-cell>
          <table:table-cell office:value-type="float" office:value="-0.24905911088" calcext:value-type="float">
            <text:p>-0.2490591109</text:p>
          </table:table-cell>
          <table:table-cell office:value-type="float" office:value="3.22436507073" calcext:value-type="float">
            <text:p>3.2243650707</text:p>
          </table:table-cell>
          <table:table-cell office:value-type="float" office:value="-0.973493072352" calcext:value-type="float">
            <text:p>-0.9734930724</text:p>
          </table:table-cell>
          <table:table-cell office:value-type="float" office:value="4.3786360836" calcext:value-type="float">
            <text:p>4.3786360836</text:p>
          </table:table-cell>
          <table:table-cell office:value-type="float" office:value="-0.252041965723" calcext:value-type="float">
            <text:p>-0.2520419657</text:p>
          </table:table-cell>
        </table:table-row>
        <table:table-row table:style-name="ro1">
          <table:table-cell office:value-type="float" office:value="2.6919028759" calcext:value-type="float">
            <text:p>2.6919028759</text:p>
          </table:table-cell>
          <table:table-cell office:value-type="float" office:value="-0.257741391659" calcext:value-type="float">
            <text:p>-0.2577413917</text:p>
          </table:table-cell>
          <table:table-cell office:value-type="float" office:value="3.22869900631" calcext:value-type="float">
            <text:p>3.2286990063</text:p>
          </table:table-cell>
          <table:table-cell office:value-type="float" office:value="-0.977827598636" calcext:value-type="float">
            <text:p>-0.9778275986</text:p>
          </table:table-cell>
          <table:table-cell office:value-type="float" office:value="4.36989089012" calcext:value-type="float">
            <text:p>4.3698908901</text:p>
          </table:table-cell>
          <table:table-cell office:value-type="float" office:value="-0.250712782145" calcext:value-type="float">
            <text:p>-0.2507127821</text:p>
          </table:table-cell>
        </table:table-row>
        <table:table-row table:style-name="ro1">
          <table:table-cell office:value-type="float" office:value="2.65532469749" calcext:value-type="float">
            <text:p>2.6553246975</text:p>
          </table:table-cell>
          <table:table-cell office:value-type="float" office:value="-0.262711584568" calcext:value-type="float">
            <text:p>-0.2627115846</text:p>
          </table:table-cell>
          <table:table-cell office:value-type="float" office:value="3.23315320244" calcext:value-type="float">
            <text:p>3.2331532024</text:p>
          </table:table-cell>
          <table:table-cell office:value-type="float" office:value="-0.982433928295" calcext:value-type="float">
            <text:p>-0.9824339283</text:p>
          </table:table-cell>
          <table:table-cell office:value-type="float" office:value="4.36027761459" calcext:value-type="float">
            <text:p>4.3602776146</text:p>
          </table:table-cell>
          <table:table-cell office:value-type="float" office:value="-0.249487236142" calcext:value-type="float">
            <text:p>-0.2494872361</text:p>
          </table:table-cell>
        </table:table-row>
        <table:table-row table:style-name="ro1">
          <table:table-cell office:value-type="float" office:value="2.64652037621" calcext:value-type="float">
            <text:p>2.6465203762</text:p>
          </table:table-cell>
          <table:table-cell office:value-type="float" office:value="-0.272088527679" calcext:value-type="float">
            <text:p>-0.2720885277</text:p>
          </table:table-cell>
          <table:table-cell office:value-type="float" office:value="3.23738414406" calcext:value-type="float">
            <text:p>3.2373841441</text:p>
          </table:table-cell>
          <table:table-cell office:value-type="float" office:value="-0.986880102532" calcext:value-type="float">
            <text:p>-0.9868801025</text:p>
          </table:table-cell>
          <table:table-cell office:value-type="float" office:value="4.35061188698" calcext:value-type="float">
            <text:p>4.350611887</text:p>
          </table:table-cell>
          <table:table-cell office:value-type="float" office:value="-0.24932603538" calcext:value-type="float">
            <text:p>-0.2493260354</text:p>
          </table:table-cell>
        </table:table-row>
        <table:table-row table:style-name="ro1">
          <table:table-cell office:value-type="float" office:value="2.63145518303" calcext:value-type="float">
            <text:p>2.631455183</text:p>
          </table:table-cell>
          <table:table-cell office:value-type="float" office:value="-0.283049851656" calcext:value-type="float">
            <text:p>-0.2830498517</text:p>
          </table:table-cell>
          <table:table-cell office:value-type="float" office:value="3.2414997866" calcext:value-type="float">
            <text:p>3.2414997866</text:p>
          </table:table-cell>
          <table:table-cell office:value-type="float" office:value="-0.990956137371" calcext:value-type="float">
            <text:p>-0.9909561374</text:p>
          </table:table-cell>
          <table:table-cell office:value-type="float" office:value="4.34031125069" calcext:value-type="float">
            <text:p>4.3403112507</text:p>
          </table:table-cell>
          <table:table-cell office:value-type="float" office:value="-0.249714568257" calcext:value-type="float">
            <text:p>-0.2497145683</text:p>
          </table:table-cell>
        </table:table-row>
        <table:table-row table:style-name="ro1">
          <table:table-cell office:value-type="float" office:value="2.62013959885" calcext:value-type="float">
            <text:p>2.6201395989</text:p>
          </table:table-cell>
          <table:table-cell office:value-type="float" office:value="-0.296900749207" calcext:value-type="float">
            <text:p>-0.2969007492</text:p>
          </table:table-cell>
          <table:table-cell office:value-type="float" office:value="3.24555824288" calcext:value-type="float">
            <text:p>3.2455582429</text:p>
          </table:table-cell>
          <table:table-cell office:value-type="float" office:value="-0.99529539805" calcext:value-type="float">
            <text:p>-0.9952953981</text:p>
          </table:table-cell>
          <table:table-cell office:value-type="float" office:value="4.33042808533" calcext:value-type="float">
            <text:p>4.3304280853</text:p>
          </table:table-cell>
          <table:table-cell office:value-type="float" office:value="-0.250480562449" calcext:value-type="float">
            <text:p>-0.2504805624</text:p>
          </table:table-cell>
        </table:table-row>
        <table:table-row table:style-name="ro1">
          <table:table-cell office:value-type="float" office:value="2.60735440254" calcext:value-type="float">
            <text:p>2.6073544025</text:p>
          </table:table-cell>
          <table:table-cell office:value-type="float" office:value="-0.313048690557" calcext:value-type="float">
            <text:p>-0.3130486906</text:p>
          </table:table-cell>
          <table:table-cell office:value-type="float" office:value="3.24963545905" calcext:value-type="float">
            <text:p>3.2496354591</text:p>
          </table:table-cell>
          <table:table-cell office:value-type="float" office:value="-0.99947690116" calcext:value-type="float">
            <text:p>-0.9994769012</text:p>
          </table:table-cell>
          <table:table-cell office:value-type="float" office:value="4.32025166512" calcext:value-type="float">
            <text:p>4.3202516651</text:p>
          </table:table-cell>
          <table:table-cell office:value-type="float" office:value="-0.251773923635" calcext:value-type="float">
            <text:p>-0.2517739236</text:p>
          </table:table-cell>
        </table:table-row>
        <table:table-row table:style-name="ro1">
          <table:table-cell office:value-type="float" office:value="2.59622716904" calcext:value-type="float">
            <text:p>2.596227169</text:p>
          </table:table-cell>
          <table:table-cell office:value-type="float" office:value="-0.326029121876" calcext:value-type="float">
            <text:p>-0.3260291219</text:p>
          </table:table-cell>
          <table:table-cell office:value-type="float" office:value="3.2546249279" calcext:value-type="float">
            <text:p>3.2546249279</text:p>
          </table:table-cell>
          <table:table-cell office:value-type="float" office:value="-1.00431371909" calcext:value-type="float">
            <text:p>-1.0043137191</text:p>
          </table:table-cell>
          <table:table-cell office:value-type="float" office:value="4.30979963303" calcext:value-type="float">
            <text:p>4.309799633</text:p>
          </table:table-cell>
          <table:table-cell office:value-type="float" office:value="-0.253024399281" calcext:value-type="float">
            <text:p>-0.2530243993</text:p>
          </table:table-cell>
        </table:table-row>
        <table:table-row table:style-name="ro1">
          <table:table-cell office:value-type="float" office:value="2.58587646484" calcext:value-type="float">
            <text:p>2.5858764648</text:p>
          </table:table-cell>
          <table:table-cell office:value-type="float" office:value="-0.339846372604" calcext:value-type="float">
            <text:p>-0.3398463726</text:p>
          </table:table-cell>
          <table:table-cell office:value-type="float" office:value="3.25938198803" calcext:value-type="float">
            <text:p>3.259381988</text:p>
          </table:table-cell>
          <table:table-cell office:value-type="float" office:value="-1.00894288004" calcext:value-type="float">
            <text:p>-1.00894288</text:p>
          </table:table-cell>
          <table:table-cell office:value-type="float" office:value="4.29933401108" calcext:value-type="float">
            <text:p>4.2993340111</text:p>
          </table:table-cell>
          <table:table-cell office:value-type="float" office:value="-0.254588425159" calcext:value-type="float">
            <text:p>-0.2545884252</text:p>
          </table:table-cell>
        </table:table-row>
        <table:table-row table:style-name="ro1">
          <table:table-cell office:value-type="float" office:value="2.57544445992" calcext:value-type="float">
            <text:p>2.5754444599</text:p>
          </table:table-cell>
          <table:table-cell office:value-type="float" office:value="-0.35474589467" calcext:value-type="float">
            <text:p>-0.3547458947</text:p>
          </table:table-cell>
          <table:table-cell office:value-type="float" office:value="3.26432874134" calcext:value-type="float">
            <text:p>3.2643287413</text:p>
          </table:table-cell>
          <table:table-cell office:value-type="float" office:value="-1.01344112208" calcext:value-type="float">
            <text:p>-1.0134411221</text:p>
          </table:table-cell>
          <table:table-cell office:value-type="float" office:value="4.28995176315" calcext:value-type="float">
            <text:p>4.2899517632</text:p>
          </table:table-cell>
          <table:table-cell office:value-type="float" office:value="-0.256006330252" calcext:value-type="float">
            <text:p>-0.2560063303</text:p>
          </table:table-cell>
        </table:table-row>
        <table:table-row table:style-name="ro1">
          <table:table-cell office:value-type="float" office:value="2.56574964523" calcext:value-type="float">
            <text:p>2.5657496452</text:p>
          </table:table-cell>
          <table:table-cell office:value-type="float" office:value="-0.36881056428" calcext:value-type="float">
            <text:p>-0.3688105643</text:p>
          </table:table-cell>
          <table:table-cell office:value-type="float" office:value="3.26954783451" calcext:value-type="float">
            <text:p>3.2695478345</text:p>
          </table:table-cell>
          <table:table-cell office:value-type="float" office:value="-1.01734597809" calcext:value-type="float">
            <text:p>-1.0173459781</text:p>
          </table:table-cell>
          <table:table-cell office:value-type="float" office:value="4.28038521767" calcext:value-type="float">
            <text:p>4.2803852177</text:p>
          </table:table-cell>
          <table:table-cell office:value-type="float" office:value="-0.257230252028" calcext:value-type="float">
            <text:p>-0.257230252</text:p>
          </table:table-cell>
        </table:table-row>
        <table:table-row table:style-name="ro1">
          <table:table-cell office:value-type="float" office:value="2.55476880074" calcext:value-type="float">
            <text:p>2.5547688007</text:p>
          </table:table-cell>
          <table:table-cell office:value-type="float" office:value="-0.383831650019" calcext:value-type="float">
            <text:p>-0.38383165</text:p>
          </table:table-cell>
          <table:table-cell office:value-type="float" office:value="3.27439589753" calcext:value-type="float">
            <text:p>3.2743958975</text:p>
          </table:table-cell>
          <table:table-cell office:value-type="float" office:value="-1.02127838224" calcext:value-type="float">
            <text:p>-1.0212783822</text:p>
          </table:table-cell>
          <table:table-cell office:value-type="float" office:value="4.27056022644" calcext:value-type="float">
            <text:p>4.2705602264</text:p>
          </table:table-cell>
          <table:table-cell office:value-type="float" office:value="-0.258880257607" calcext:value-type="float">
            <text:p>-0.2588802576</text:p>
          </table:table-cell>
        </table:table-row>
        <table:table-row table:style-name="ro1">
          <table:table-cell office:value-type="float" office:value="2.54416680336" calcext:value-type="float">
            <text:p>2.5441668034</text:p>
          </table:table-cell>
          <table:table-cell office:value-type="float" office:value="-0.396961718798" calcext:value-type="float">
            <text:p>-0.3969617188</text:p>
          </table:table-cell>
          <table:table-cell office:value-type="float" office:value="3.28056490569" calcext:value-type="float">
            <text:p>3.2805649057</text:p>
          </table:table-cell>
          <table:table-cell office:value-type="float" office:value="-1.0254437629" calcext:value-type="float">
            <text:p>-1.0254437629</text:p>
          </table:table-cell>
          <table:table-cell office:value-type="float" office:value="4.26130147934" calcext:value-type="float">
            <text:p>4.2613014793</text:p>
          </table:table-cell>
          <table:table-cell office:value-type="float" office:value="-0.261086046696" calcext:value-type="float">
            <text:p>-0.2610860467</text:p>
          </table:table-cell>
        </table:table-row>
        <table:table-row table:style-name="ro1">
          <table:table-cell office:value-type="float" office:value="2.53452658653" calcext:value-type="float">
            <text:p>2.5345265865</text:p>
          </table:table-cell>
          <table:table-cell office:value-type="float" office:value="-0.410812646151" calcext:value-type="float">
            <text:p>-0.4108126462</text:p>
          </table:table-cell>
          <table:table-cell office:value-type="float" office:value="3.28657263335" calcext:value-type="float">
            <text:p>3.2865726334</text:p>
          </table:table-cell>
          <table:table-cell office:value-type="float" office:value="-1.02947540199" calcext:value-type="float">
            <text:p>-1.029475402</text:p>
          </table:table-cell>
          <table:table-cell office:value-type="float" office:value="4.25258179665" calcext:value-type="float">
            <text:p>4.2525817967</text:p>
          </table:table-cell>
          <table:table-cell office:value-type="float" office:value="-0.263836681843" calcext:value-type="float">
            <text:p>-0.2638366818</text:p>
          </table:table-cell>
        </table:table-row>
        <table:table-row table:style-name="ro1">
          <table:table-cell office:value-type="float" office:value="2.52675509453" calcext:value-type="float">
            <text:p>2.5267550945</text:p>
          </table:table-cell>
          <table:table-cell office:value-type="float" office:value="-0.425790458918" calcext:value-type="float">
            <text:p>-0.4257904589</text:p>
          </table:table-cell>
          <table:table-cell office:value-type="float" office:value="3.29244242178" calcext:value-type="float">
            <text:p>3.2924424218</text:p>
          </table:table-cell>
          <table:table-cell office:value-type="float" office:value="-1.03359027381" calcext:value-type="float">
            <text:p>-1.0335902738</text:p>
          </table:table-cell>
          <table:table-cell office:value-type="float" office:value="4.2446763134" calcext:value-type="float">
            <text:p>4.2446763134</text:p>
          </table:table-cell>
          <table:table-cell office:value-type="float" office:value="-0.266352772713" calcext:value-type="float">
            <text:p>-0.2663527727</text:p>
          </table:table-cell>
        </table:table-row>
        <table:table-row table:style-name="ro1">
          <table:table-cell office:value-type="float" office:value="2.51678681374" calcext:value-type="float">
            <text:p>2.5167868137</text:p>
          </table:table-cell>
          <table:table-cell office:value-type="float" office:value="-0.444160342216" calcext:value-type="float">
            <text:p>-0.4441603422</text:p>
          </table:table-cell>
          <table:table-cell office:value-type="float" office:value="3.29923428796" calcext:value-type="float">
            <text:p>3.299234288</text:p>
          </table:table-cell>
          <table:table-cell office:value-type="float" office:value="-1.03772780701" calcext:value-type="float">
            <text:p>-1.037727807</text:p>
          </table:table-cell>
          <table:table-cell office:value-type="float" office:value="4.23566885948" calcext:value-type="float">
            <text:p>4.2356688595</text:p>
          </table:table-cell>
          <table:table-cell office:value-type="float" office:value="-0.268226265907" calcext:value-type="float">
            <text:p>-0.2682262659</text:p>
          </table:table-cell>
        </table:table-row>
        <table:table-row table:style-name="ro1">
          <table:table-cell office:value-type="float" office:value="2.50790143013" calcext:value-type="float">
            <text:p>2.5079014301</text:p>
          </table:table-cell>
          <table:table-cell office:value-type="float" office:value="-0.457195073366" calcext:value-type="float">
            <text:p>-0.4571950734</text:p>
          </table:table-cell>
          <table:table-cell office:value-type="float" office:value="3.30627566593" calcext:value-type="float">
            <text:p>3.3062756659</text:p>
          </table:table-cell>
          <table:table-cell office:value-type="float" office:value="-1.04203052057" calcext:value-type="float">
            <text:p>-1.0420305206</text:p>
          </table:table-cell>
          <table:table-cell office:value-type="float" office:value="4.22623415947" calcext:value-type="float">
            <text:p>4.2262341595</text:p>
          </table:table-cell>
          <table:table-cell office:value-type="float" office:value="-0.270885884762" calcext:value-type="float">
            <text:p>-0.2708858848</text:p>
          </table:table-cell>
        </table:table-row>
        <table:table-row table:style-name="ro1">
          <table:table-cell office:value-type="float" office:value="2.49873399734" calcext:value-type="float">
            <text:p>2.4987339973</text:p>
          </table:table-cell>
          <table:table-cell office:value-type="float" office:value="-0.473129689693" calcext:value-type="float">
            <text:p>-0.4731296897</text:p>
          </table:table-cell>
          <table:table-cell office:value-type="float" office:value="3.31377129194" calcext:value-type="float">
            <text:p>3.3137712919</text:p>
          </table:table-cell>
          <table:table-cell office:value-type="float" office:value="-1.04610498237" calcext:value-type="float">
            <text:p>-1.0461049824</text:p>
          </table:table-cell>
          <table:table-cell office:value-type="float" office:value="4.21692152977" calcext:value-type="float">
            <text:p>4.2169215298</text:p>
          </table:table-cell>
          <table:table-cell office:value-type="float" office:value="-0.273977041245" calcext:value-type="float">
            <text:p>-0.2739770412</text:p>
          </table:table-cell>
        </table:table-row>
        <table:table-row table:style-name="ro1">
          <table:table-cell office:value-type="float" office:value="2.49076867104" calcext:value-type="float">
            <text:p>2.490768671</text:p>
          </table:table-cell>
          <table:table-cell office:value-type="float" office:value="-0.488270163536" calcext:value-type="float">
            <text:p>-0.4882701635</text:p>
          </table:table-cell>
          <table:table-cell office:value-type="float" office:value="3.32144410967" calcext:value-type="float">
            <text:p>3.3214441097</text:p>
          </table:table-cell>
          <table:table-cell office:value-type="float" office:value="-1.05034046712" calcext:value-type="float">
            <text:p>-1.0503404671</text:p>
          </table:table-cell>
          <table:table-cell office:value-type="float" office:value="4.20647092819" calcext:value-type="float">
            <text:p>4.2064709282</text:p>
          </table:table-cell>
          <table:table-cell office:value-type="float" office:value="-0.277062416077" calcext:value-type="float">
            <text:p>-0.2770624161</text:p>
          </table:table-cell>
        </table:table-row>
        <table:table-row table:style-name="ro1">
          <table:table-cell office:value-type="float" office:value="2.48386359215" calcext:value-type="float">
            <text:p>2.4838635922</text:p>
          </table:table-cell>
          <table:table-cell office:value-type="float" office:value="-0.504150688648" calcext:value-type="float">
            <text:p>-0.5041506886</text:p>
          </table:table-cell>
          <table:table-cell office:value-type="float" office:value="3.32859367071" calcext:value-type="float">
            <text:p>3.3285936707</text:p>
          </table:table-cell>
          <table:table-cell office:value-type="float" office:value="-1.05439658043" calcext:value-type="float">
            <text:p>-1.0543965804</text:p>
          </table:table-cell>
          <table:table-cell office:value-type="float" office:value="4.19578429222" calcext:value-type="float">
            <text:p>4.1957842922</text:p>
          </table:table-cell>
          <table:table-cell office:value-type="float" office:value="-0.280480057001" calcext:value-type="float">
            <text:p>-0.280480057</text:p>
          </table:table-cell>
        </table:table-row>
        <table:table-row table:style-name="ro1">
          <table:table-cell office:value-type="float" office:value="2.47747731209" calcext:value-type="float">
            <text:p>2.4774773121</text:p>
          </table:table-cell>
          <table:table-cell office:value-type="float" office:value="-0.518555760384" calcext:value-type="float">
            <text:p>-0.5185557604</text:p>
          </table:table-cell>
          <table:table-cell office:value-type="float" office:value="3.33493017381" calcext:value-type="float">
            <text:p>3.3349301738</text:p>
          </table:table-cell>
          <table:table-cell office:value-type="float" office:value="-1.05794003976" calcext:value-type="float">
            <text:p>-1.0579400398</text:p>
          </table:table-cell>
          <table:table-cell office:value-type="float" office:value="4.18556304932" calcext:value-type="float">
            <text:p>4.1855630493</text:p>
          </table:table-cell>
          <table:table-cell office:value-type="float" office:value="-0.283943355083" calcext:value-type="float">
            <text:p>-0.2839433551</text:p>
          </table:table-cell>
        </table:table-row>
        <table:table-row table:style-name="ro1">
          <table:table-cell office:value-type="float" office:value="2.47052502632" calcext:value-type="float">
            <text:p>2.4705250263</text:p>
          </table:table-cell>
          <table:table-cell office:value-type="float" office:value="-0.533642113209" calcext:value-type="float">
            <text:p>-0.5336421132</text:p>
          </table:table-cell>
          <table:table-cell office:value-type="float" office:value="3.34269133426" calcext:value-type="float">
            <text:p>3.3426913343</text:p>
          </table:table-cell>
          <table:table-cell office:value-type="float" office:value="-1.06125791686" calcext:value-type="float">
            <text:p>-1.0612579169</text:p>
          </table:table-cell>
          <table:table-cell office:value-type="float" office:value="4.17676468849" calcext:value-type="float">
            <text:p>4.1767646885</text:p>
          </table:table-cell>
          <table:table-cell office:value-type="float" office:value="-0.287946581841" calcext:value-type="float">
            <text:p>-0.2879465818</text:p>
          </table:table-cell>
        </table:table-row>
        <table:table-row table:style-name="ro1">
          <table:table-cell office:value-type="float" office:value="2.46381306648" calcext:value-type="float">
            <text:p>2.4638130665</text:p>
          </table:table-cell>
          <table:table-cell office:value-type="float" office:value="-0.550031661987" calcext:value-type="float">
            <text:p>-0.550031662</text:p>
          </table:table-cell>
          <table:table-cell office:value-type="float" office:value="3.34975004542" calcext:value-type="float">
            <text:p>3.3497500454</text:p>
          </table:table-cell>
          <table:table-cell office:value-type="float" office:value="-1.06360426744" calcext:value-type="float">
            <text:p>-1.0636042674</text:p>
          </table:table-cell>
          <table:table-cell office:value-type="float" office:value="4.16819234848" calcext:value-type="float">
            <text:p>4.1681923485</text:p>
          </table:table-cell>
          <table:table-cell office:value-type="float" office:value="-0.291861921549" calcext:value-type="float">
            <text:p>-0.2918619215</text:p>
          </table:table-cell>
        </table:table-row>
        <table:table-row table:style-name="ro1">
          <table:table-cell office:value-type="float" office:value="2.45807218552" calcext:value-type="float">
            <text:p>2.4580721855</text:p>
          </table:table-cell>
          <table:table-cell office:value-type="float" office:value="-0.56656229496" calcext:value-type="float">
            <text:p>-0.566562295</text:p>
          </table:table-cell>
          <table:table-cell office:value-type="float" office:value="3.35662044875" calcext:value-type="float">
            <text:p>3.3566204488</text:p>
          </table:table-cell>
          <table:table-cell office:value-type="float" office:value="-1.06582947883" calcext:value-type="float">
            <text:p>-1.0658294788</text:p>
          </table:table-cell>
          <table:table-cell office:value-type="float" office:value="4.1602799511" calcext:value-type="float">
            <text:p>4.1602799511</text:p>
          </table:table-cell>
          <table:table-cell office:value-type="float" office:value="-0.295955002308" calcext:value-type="float">
            <text:p>-0.2959550023</text:p>
          </table:table-cell>
        </table:table-row>
        <table:table-row table:style-name="ro1">
          <table:table-cell office:value-type="float" office:value="2.45222496986" calcext:value-type="float">
            <text:p>2.4522249699</text:p>
          </table:table-cell>
          <table:table-cell office:value-type="float" office:value="-0.58363711834" calcext:value-type="float">
            <text:p>-0.5836371183</text:p>
          </table:table-cell>
          <table:table-cell office:value-type="float" office:value="3.36509302535" calcext:value-type="float">
            <text:p>3.3650930254</text:p>
          </table:table-cell>
          <table:table-cell office:value-type="float" office:value="-1.06826623562" calcext:value-type="float">
            <text:p>-1.0682662356</text:p>
          </table:table-cell>
          <table:table-cell office:value-type="float" office:value="4.15284486771" calcext:value-type="float">
            <text:p>4.1528448677</text:p>
          </table:table-cell>
          <table:table-cell office:value-type="float" office:value="-0.299919873476" calcext:value-type="float">
            <text:p>-0.2999198735</text:p>
          </table:table-cell>
        </table:table-row>
        <table:table-row table:style-name="ro1">
          <table:table-cell office:value-type="float" office:value="2.44630885124" calcext:value-type="float">
            <text:p>2.4463088512</text:p>
          </table:table-cell>
          <table:table-cell office:value-type="float" office:value="-0.601451396942" calcext:value-type="float">
            <text:p>-0.6014513969</text:p>
          </table:table-cell>
          <table:table-cell office:value-type="float" office:value="3.373157107" calcext:value-type="float">
            <text:p>3.373157107</text:p>
          </table:table-cell>
          <table:table-cell office:value-type="float" office:value="-1.07051361534" calcext:value-type="float">
            <text:p>-1.0705136153</text:p>
          </table:table-cell>
          <table:table-cell office:value-type="float" office:value="4.14423461914" calcext:value-type="float">
            <text:p>4.1442346191</text:p>
          </table:table-cell>
          <table:table-cell office:value-type="float" office:value="-0.303963989019" calcext:value-type="float">
            <text:p>-0.303963989</text:p>
          </table:table-cell>
        </table:table-row>
        <table:table-row table:style-name="ro1">
          <table:table-cell office:value-type="float" office:value="2.44188809395" calcext:value-type="float">
            <text:p>2.441888094</text:p>
          </table:table-cell>
          <table:table-cell office:value-type="float" office:value="-0.619136631489" calcext:value-type="float">
            <text:p>-0.6191366315</text:p>
          </table:table-cell>
          <table:table-cell office:value-type="float" office:value="3.38143916396" calcext:value-type="float">
            <text:p>3.381439164</text:p>
          </table:table-cell>
          <table:table-cell office:value-type="float" office:value="-1.07347568475" calcext:value-type="float">
            <text:p>-1.0734756848</text:p>
          </table:table-cell>
          <table:table-cell office:value-type="float" office:value="4.13534685135" calcext:value-type="float">
            <text:p>4.1353468514</text:p>
          </table:table-cell>
          <table:table-cell office:value-type="float" office:value="-0.308587014675" calcext:value-type="float">
            <text:p>-0.3085870147</text:p>
          </table:table-cell>
        </table:table-row>
        <table:table-row table:style-name="ro1">
          <table:table-cell office:value-type="float" office:value="2.4378194809" calcext:value-type="float">
            <text:p>2.4378194809</text:p>
          </table:table-cell>
          <table:table-cell office:value-type="float" office:value="-0.637251377106" calcext:value-type="float">
            <text:p>-0.6372513771</text:p>
          </table:table-cell>
          <table:table-cell office:value-type="float" office:value="3.38959237976" calcext:value-type="float">
            <text:p>3.3895923798</text:p>
          </table:table-cell>
          <table:table-cell office:value-type="float" office:value="-1.07665719449" calcext:value-type="float">
            <text:p>-1.0766571945</text:p>
          </table:table-cell>
          <table:table-cell office:value-type="float" office:value="4.12693401337" calcext:value-type="float">
            <text:p>4.1269340134</text:p>
          </table:table-cell>
          <table:table-cell office:value-type="float" office:value="-0.313217908144" calcext:value-type="float">
            <text:p>-0.3132179081</text:p>
          </table:table-cell>
        </table:table-row>
        <table:table-row table:style-name="ro1">
          <table:table-cell office:value-type="float" office:value="2.43459415436" calcext:value-type="float">
            <text:p>2.4345941544</text:p>
          </table:table-cell>
          <table:table-cell office:value-type="float" office:value="-0.652809262276" calcext:value-type="float">
            <text:p>-0.6528092623</text:p>
          </table:table-cell>
          <table:table-cell office:value-type="float" office:value="3.39843456875" calcext:value-type="float">
            <text:p>3.3984345688</text:p>
          </table:table-cell>
          <table:table-cell office:value-type="float" office:value="-1.07982802998" calcext:value-type="float">
            <text:p>-1.07982803</text:p>
          </table:table-cell>
          <table:table-cell office:value-type="float" office:value="4.11832901001" calcext:value-type="float">
            <text:p>4.11832901</text:p>
          </table:table-cell>
          <table:table-cell office:value-type="float" office:value="-0.31818524003" calcext:value-type="float">
            <text:p>-0.31818524</text:p>
          </table:table-cell>
        </table:table-row>
        <table:table-row table:style-name="ro1">
          <table:table-cell office:value-type="float" office:value="2.43177556992" calcext:value-type="float">
            <text:p>2.4317755699</text:p>
          </table:table-cell>
          <table:table-cell office:value-type="float" office:value="-0.66802161932" calcext:value-type="float">
            <text:p>-0.6680216193</text:p>
          </table:table-cell>
          <table:table-cell office:value-type="float" office:value="3.40695559776" calcext:value-type="float">
            <text:p>3.4069555978</text:p>
          </table:table-cell>
          <table:table-cell office:value-type="float" office:value="-1.08309497474" calcext:value-type="float">
            <text:p>-1.0830949747</text:p>
          </table:table-cell>
          <table:table-cell office:value-type="float" office:value="3.83209129333" calcext:value-type="float">
            <text:p>3.8320912933</text:p>
          </table:table-cell>
          <table:table-cell office:value-type="float" office:value="-0.201384708285" calcext:value-type="float">
            <text:p>-0.2013847083</text:p>
          </table:table-cell>
        </table:table-row>
        <table:table-row table:style-name="ro1">
          <table:table-cell office:value-type="float" office:value="2.42852854729" calcext:value-type="float">
            <text:p>2.4285285473</text:p>
          </table:table-cell>
          <table:table-cell office:value-type="float" office:value="-0.686028897762" calcext:value-type="float">
            <text:p>-0.6860288978</text:p>
          </table:table-cell>
          <table:table-cell office:value-type="float" office:value="3.41474742112" calcext:value-type="float">
            <text:p>3.4147474211</text:p>
          </table:table-cell>
          <table:table-cell office:value-type="float" office:value="-1.08586213618" calcext:value-type="float">
            <text:p>-1.0858621362</text:p>
          </table:table-cell>
          <table:table-cell office:value-type="float" office:value="3.82158847809" calcext:value-type="float">
            <text:p>3.8215884781</text:p>
          </table:table-cell>
          <table:table-cell office:value-type="float" office:value="-0.20768494904" calcext:value-type="float">
            <text:p>-0.207684949</text:p>
          </table:table-cell>
        </table:table-row>
        <table:table-row table:style-name="ro1">
          <table:table-cell office:value-type="float" office:value="2.42635655403" calcext:value-type="float">
            <text:p>2.426356554</text:p>
          </table:table-cell>
          <table:table-cell office:value-type="float" office:value="-0.702675282955" calcext:value-type="float">
            <text:p>-0.702675283</text:p>
          </table:table-cell>
          <table:table-cell office:value-type="float" office:value="3.42171180065" calcext:value-type="float">
            <text:p>3.4217118007</text:p>
          </table:table-cell>
          <table:table-cell office:value-type="float" office:value="-1.0884998781" calcext:value-type="float">
            <text:p>-1.0884998781</text:p>
          </table:table-cell>
          <table:table-cell office:value-type="float" office:value="3.81149478912" calcext:value-type="float">
            <text:p>3.8114947891</text:p>
          </table:table-cell>
          <table:table-cell office:value-type="float" office:value="-0.214181110263" calcext:value-type="float">
            <text:p>-0.2141811103</text:p>
          </table:table-cell>
        </table:table-row>
        <table:table-row table:style-name="ro1">
          <table:table-cell office:value-type="float" office:value="2.42448830605" calcext:value-type="float">
            <text:p>2.4244883061</text:p>
          </table:table-cell>
          <table:table-cell office:value-type="float" office:value="-0.719072461128" calcext:value-type="float">
            <text:p>-0.7190724611</text:p>
          </table:table-cell>
          <table:table-cell office:value-type="float" office:value="3.42944378914" calcext:value-type="float">
            <text:p>3.4294437891</text:p>
          </table:table-cell>
          <table:table-cell office:value-type="float" office:value="-1.09061660303" calcext:value-type="float">
            <text:p>-1.090616603</text:p>
          </table:table-cell>
          <table:table-cell office:value-type="float" office:value="3.80157967567" calcext:value-type="float">
            <text:p>3.8015796757</text:p>
          </table:table-cell>
          <table:table-cell office:value-type="float" office:value="-0.221068590879" calcext:value-type="float">
            <text:p>-0.2210685909</text:p>
          </table:table-cell>
        </table:table-row>
        <table:table-row table:style-name="ro1">
          <table:table-cell office:value-type="float" office:value="2.4242773056" calcext:value-type="float">
            <text:p>2.4242773056</text:p>
          </table:table-cell>
          <table:table-cell office:value-type="float" office:value="-0.732876777649" calcext:value-type="float">
            <text:p>-0.7328767776</text:p>
          </table:table-cell>
          <table:table-cell office:value-type="float" office:value="3.4365811708" calcext:value-type="float">
            <text:p>3.4365811708</text:p>
          </table:table-cell>
          <table:table-cell office:value-type="float" office:value="-1.09218381536" calcext:value-type="float">
            <text:p>-1.0921838154</text:p>
          </table:table-cell>
          <table:table-cell office:value-type="float" office:value="3.72963043213" calcext:value-type="float">
            <text:p>3.7296304321</text:p>
          </table:table-cell>
          <table:table-cell office:value-type="float" office:value="-0.205729812384" calcext:value-type="float">
            <text:p>-0.2057298124</text:p>
          </table:table-cell>
        </table:table-row>
        <table:table-row table:style-name="ro1">
          <table:table-cell office:value-type="float" office:value="2.42287182808" calcext:value-type="float">
            <text:p>2.4228718281</text:p>
          </table:table-cell>
          <table:table-cell office:value-type="float" office:value="-0.748096942902" calcext:value-type="float">
            <text:p>-0.7480969429</text:p>
          </table:table-cell>
          <table:table-cell office:value-type="float" office:value="3.44313119672" calcext:value-type="float">
            <text:p>3.4431311967</text:p>
          </table:table-cell>
          <table:table-cell office:value-type="float" office:value="-1.09384591233" calcext:value-type="float">
            <text:p>-1.0938459123</text:p>
          </table:table-cell>
          <table:table-cell office:value-type="float" office:value="3.69082280159" calcext:value-type="float">
            <text:p>3.6908228016</text:p>
          </table:table-cell>
          <table:table-cell office:value-type="float" office:value="-0.200285986066" calcext:value-type="float">
            <text:p>-0.2002859861</text:p>
          </table:table-cell>
        </table:table-row>
        <table:table-row table:style-name="ro1">
          <table:table-cell office:value-type="float" office:value="2.42131662369" calcext:value-type="float">
            <text:p>2.4213166237</text:p>
          </table:table-cell>
          <table:table-cell office:value-type="float" office:value="-0.763531267643" calcext:value-type="float">
            <text:p>-0.7635312676</text:p>
          </table:table-cell>
          <table:table-cell office:value-type="float" office:value="3.44995303012" calcext:value-type="float">
            <text:p>3.4499530301</text:p>
          </table:table-cell>
          <table:table-cell office:value-type="float" office:value="-1.09575099044" calcext:value-type="float">
            <text:p>-1.0957509904</text:p>
          </table:table-cell>
          <table:table-cell office:value-type="float" office:value="3.66402312279" calcext:value-type="float">
            <text:p>3.6640231228</text:p>
          </table:table-cell>
          <table:table-cell office:value-type="float" office:value="-0.204146876931" calcext:value-type="float">
            <text:p>-0.2041468769</text:p>
          </table:table-cell>
        </table:table-row>
        <table:table-row table:style-name="ro1">
          <table:table-cell office:value-type="float" office:value="2.42179703712" calcext:value-type="float">
            <text:p>2.4217970371</text:p>
          </table:table-cell>
          <table:table-cell office:value-type="float" office:value="-0.777408897877" calcext:value-type="float">
            <text:p>-0.7774088979</text:p>
          </table:table-cell>
          <table:table-cell office:value-type="float" office:value="3.45652393205" calcext:value-type="float">
            <text:p>3.4565239321</text:p>
          </table:table-cell>
          <table:table-cell office:value-type="float" office:value="-1.09792808826" calcext:value-type="float">
            <text:p>-1.0979280883</text:p>
          </table:table-cell>
          <table:table-cell office:value-type="float" office:value="3.65408488274" calcext:value-type="float">
            <text:p>3.6540848827</text:p>
          </table:table-cell>
          <table:table-cell office:value-type="float" office:value="-0.211735710502" calcext:value-type="float">
            <text:p>-0.2117357105</text:p>
          </table:table-cell>
        </table:table-row>
        <table:table-row table:style-name="ro1">
          <table:table-cell office:value-type="float" office:value="2.42065405846" calcext:value-type="float">
            <text:p>2.4206540585</text:p>
          </table:table-cell>
          <table:table-cell office:value-type="float" office:value="-0.793544232845" calcext:value-type="float">
            <text:p>-0.7935442328</text:p>
          </table:table-cell>
          <table:table-cell office:value-type="float" office:value="3.46356498145" calcext:value-type="float">
            <text:p>3.4635649815</text:p>
          </table:table-cell>
          <table:table-cell office:value-type="float" office:value="-1.09961202146" calcext:value-type="float">
            <text:p>-1.0996120215</text:p>
          </table:table-cell>
          <table:table-cell office:value-type="float" office:value="3.62273498535" calcext:value-type="float">
            <text:p>3.6227349854</text:p>
          </table:table-cell>
          <table:table-cell office:value-type="float" office:value="-0.210774749517" calcext:value-type="float">
            <text:p>-0.2107747495</text:p>
          </table:table-cell>
        </table:table-row>
        <table:table-row table:style-name="ro1">
          <table:table-cell office:value-type="float" office:value="2.419267416" calcext:value-type="float">
            <text:p>2.419267416</text:p>
          </table:table-cell>
          <table:table-cell office:value-type="float" office:value="-0.809435129166" calcext:value-type="float">
            <text:p>-0.8094351292</text:p>
          </table:table-cell>
          <table:table-cell office:value-type="float" office:value="3.46988641919" calcext:value-type="float">
            <text:p>3.4698864192</text:p>
          </table:table-cell>
          <table:table-cell office:value-type="float" office:value="-1.10035239432" calcext:value-type="float">
            <text:p>-1.1003523943</text:p>
          </table:table-cell>
          <table:table-cell office:value-type="float" office:value="3.60570832253" calcext:value-type="float">
            <text:p>3.6057083225</text:p>
          </table:table-cell>
          <table:table-cell office:value-type="float" office:value="-0.218333482742" calcext:value-type="float">
            <text:p>-0.2183334827</text:p>
          </table:table-cell>
        </table:table-row>
        <table:table-row table:style-name="ro1">
          <table:table-cell office:value-type="float" office:value="2.41860389709" calcext:value-type="float">
            <text:p>2.4186038971</text:p>
          </table:table-cell>
          <table:table-cell office:value-type="float" office:value="-0.826856553555" calcext:value-type="float">
            <text:p>-0.8268565536</text:p>
          </table:table-cell>
          <table:table-cell office:value-type="float" office:value="3.47642845607" calcext:value-type="float">
            <text:p>3.4764284561</text:p>
          </table:table-cell>
          <table:table-cell office:value-type="float" office:value="-1.10152834454" calcext:value-type="float">
            <text:p>-1.1015283445</text:p>
          </table:table-cell>
          <table:table-cell office:value-type="float" office:value="3.58578773499" calcext:value-type="float">
            <text:p>3.585787735</text:p>
          </table:table-cell>
          <table:table-cell office:value-type="float" office:value="-0.224714174867" calcext:value-type="float">
            <text:p>-0.2247141749</text:p>
          </table:table-cell>
        </table:table-row>
        <table:table-row table:style-name="ro1">
          <table:table-cell office:value-type="float" office:value="2.41828608513" calcext:value-type="float">
            <text:p>2.4182860851</text:p>
          </table:table-cell>
          <table:table-cell office:value-type="float" office:value="-0.842356860638" calcext:value-type="float">
            <text:p>-0.8423568606</text:p>
          </table:table-cell>
          <table:table-cell office:value-type="float" office:value="3.48387204235" calcext:value-type="float">
            <text:p>3.4838720424</text:p>
          </table:table-cell>
          <table:table-cell office:value-type="float" office:value="-1.10272975294" calcext:value-type="float">
            <text:p>-1.1027297529</text:p>
          </table:table-cell>
          <table:table-cell office:value-type="float" office:value="3.56900712013" calcext:value-type="float">
            <text:p>3.5690071201</text:p>
          </table:table-cell>
          <table:table-cell office:value-type="float" office:value="-0.233035221696" calcext:value-type="float">
            <text:p>-0.2330352217</text:p>
          </table:table-cell>
        </table:table-row>
        <table:table-row table:style-name="ro1">
          <table:table-cell office:value-type="float" office:value="2.41803026199" calcext:value-type="float">
            <text:p>2.418030262</text:p>
          </table:table-cell>
          <table:table-cell office:value-type="float" office:value="-0.860221922398" calcext:value-type="float">
            <text:p>-0.8602219224</text:p>
          </table:table-cell>
          <table:table-cell office:value-type="float" office:value="3.49067842186" calcext:value-type="float">
            <text:p>3.4906784219</text:p>
          </table:table-cell>
          <table:table-cell office:value-type="float" office:value="-1.10350935183" calcext:value-type="float">
            <text:p>-1.1035093518</text:p>
          </table:table-cell>
          <table:table-cell office:value-type="float" office:value="3.55418725967" calcext:value-type="float">
            <text:p>3.5541872597</text:p>
          </table:table-cell>
          <table:table-cell office:value-type="float" office:value="-0.241027921438" calcext:value-type="float">
            <text:p>-0.2410279214</text:p>
          </table:table-cell>
        </table:table-row>
        <table:table-row table:style-name="ro1">
          <table:table-cell office:value-type="float" office:value="2.41834664345" calcext:value-type="float">
            <text:p>2.4183466435</text:p>
          </table:table-cell>
          <table:table-cell office:value-type="float" office:value="-0.875881373882" calcext:value-type="float">
            <text:p>-0.8758813739</text:p>
          </table:table-cell>
          <table:table-cell office:value-type="float" office:value="3.49789563774" calcext:value-type="float">
            <text:p>3.4978956377</text:p>
          </table:table-cell>
          <table:table-cell office:value-type="float" office:value="-1.10414591346" calcext:value-type="float">
            <text:p>-1.1041459135</text:p>
          </table:table-cell>
          <table:table-cell office:value-type="float" office:value="3.54013343811" calcext:value-type="float">
            <text:p>3.5401334381</text:p>
          </table:table-cell>
          <table:table-cell office:value-type="float" office:value="-0.24905911088" calcext:value-type="float">
            <text:p>-0.2490591109</text:p>
          </table:table-cell>
        </table:table-row>
        <table:table-row table:style-name="ro1">
          <table:table-cell office:value-type="float" office:value="2.41898655891" calcext:value-type="float">
            <text:p>2.4189865589</text:p>
          </table:table-cell>
          <table:table-cell office:value-type="float" office:value="-0.893918812275" calcext:value-type="float">
            <text:p>-0.8939188123</text:p>
          </table:table-cell>
          <table:table-cell office:value-type="float" office:value="3.50544813504" calcext:value-type="float">
            <text:p>3.505448135</text:p>
          </table:table-cell>
          <table:table-cell office:value-type="float" office:value="-1.10445269347" calcext:value-type="float">
            <text:p>-1.1044526935</text:p>
          </table:table-cell>
          <table:table-cell office:value-type="float" office:value="3.5269028759" calcext:value-type="float">
            <text:p>3.5269028759</text:p>
          </table:table-cell>
          <table:table-cell office:value-type="float" office:value="-0.257741391659" calcext:value-type="float">
            <text:p>-0.2577413917</text:p>
          </table:table-cell>
        </table:table-row>
        <table:table-row table:style-name="ro1">
          <table:table-cell office:value-type="float" office:value="2.42021393776" calcext:value-type="float">
            <text:p>2.4202139378</text:p>
          </table:table-cell>
          <table:table-cell office:value-type="float" office:value="-0.911254286766" calcext:value-type="float">
            <text:p>-0.9112542868</text:p>
          </table:table-cell>
          <table:table-cell office:value-type="float" office:value="3.51448307935" calcext:value-type="float">
            <text:p>3.5144830794</text:p>
          </table:table-cell>
          <table:table-cell office:value-type="float" office:value="-1.10488802504" calcext:value-type="float">
            <text:p>-1.104888025</text:p>
          </table:table-cell>
          <table:table-cell office:value-type="float" office:value="3.49032469749" calcext:value-type="float">
            <text:p>3.4903246975</text:p>
          </table:table-cell>
          <table:table-cell office:value-type="float" office:value="-0.262711584568" calcext:value-type="float">
            <text:p>-0.2627115846</text:p>
          </table:table-cell>
        </table:table-row>
        <table:table-row table:style-name="ro1">
          <table:table-cell office:value-type="float" office:value="2.42229485512" calcext:value-type="float">
            <text:p>2.4222948551</text:p>
          </table:table-cell>
          <table:table-cell office:value-type="float" office:value="-0.928001403809" calcext:value-type="float">
            <text:p>-0.9280014038</text:p>
          </table:table-cell>
          <table:table-cell office:value-type="float" office:value="3.5238129054" calcext:value-type="float">
            <text:p>3.5238129054</text:p>
          </table:table-cell>
          <table:table-cell office:value-type="float" office:value="-1.10481257654" calcext:value-type="float">
            <text:p>-1.1048125765</text:p>
          </table:table-cell>
          <table:table-cell office:value-type="float" office:value="3.48152037621" calcext:value-type="float">
            <text:p>3.4815203762</text:p>
          </table:table-cell>
          <table:table-cell office:value-type="float" office:value="-0.272088527679" calcext:value-type="float">
            <text:p>-0.2720885277</text:p>
          </table:table-cell>
        </table:table-row>
        <table:table-row table:style-name="ro1">
          <table:table-cell office:value-type="float" office:value="2.42404127121" calcext:value-type="float">
            <text:p>2.4240412712</text:p>
          </table:table-cell>
          <table:table-cell office:value-type="float" office:value="-0.945862710476" calcext:value-type="float">
            <text:p>-0.9458627105</text:p>
          </table:table-cell>
          <table:table-cell office:value-type="float" office:value="3.53326244793" calcext:value-type="float">
            <text:p>3.5332624479</text:p>
          </table:table-cell>
          <table:table-cell office:value-type="float" office:value="-1.10463803365" calcext:value-type="float">
            <text:p>-1.1046380337</text:p>
          </table:table-cell>
          <table:table-cell office:value-type="float" office:value="3.46645518303" calcext:value-type="float">
            <text:p>3.466455183</text:p>
          </table:table-cell>
          <table:table-cell office:value-type="float" office:value="-0.283049851656" calcext:value-type="float">
            <text:p>-0.2830498517</text:p>
          </table:table-cell>
        </table:table-row>
        <table:table-row table:style-name="ro1">
          <table:table-cell office:value-type="float" office:value="2.42626142502" calcext:value-type="float">
            <text:p>2.426261425</text:p>
          </table:table-cell>
          <table:table-cell office:value-type="float" office:value="-0.963745832443" calcext:value-type="float">
            <text:p>-0.9637458324</text:p>
          </table:table-cell>
          <table:table-cell office:value-type="float" office:value="3.54266437585" calcext:value-type="float">
            <text:p>3.5426643759</text:p>
          </table:table-cell>
          <table:table-cell office:value-type="float" office:value="-1.10408475267" calcext:value-type="float">
            <text:p>-1.1040847527</text:p>
          </table:table-cell>
          <table:table-cell office:value-type="float" office:value="3.45513959885" calcext:value-type="float">
            <text:p>3.4551395989</text:p>
          </table:table-cell>
          <table:table-cell office:value-type="float" office:value="-0.296900749207" calcext:value-type="float">
            <text:p>-0.2969007492</text:p>
          </table:table-cell>
        </table:table-row>
        <table:table-row table:style-name="ro1">
          <table:table-cell office:value-type="float" office:value="2.42881584167" calcext:value-type="float">
            <text:p>2.4288158417</text:p>
          </table:table-cell>
          <table:table-cell office:value-type="float" office:value="-0.98176497221" calcext:value-type="float">
            <text:p>-0.9817649722</text:p>
          </table:table-cell>
          <table:table-cell office:value-type="float" office:value="3.55051438477" calcext:value-type="float">
            <text:p>3.5505143848</text:p>
          </table:table-cell>
          <table:table-cell office:value-type="float" office:value="-1.10334439838" calcext:value-type="float">
            <text:p>-1.1033443984</text:p>
          </table:table-cell>
          <table:table-cell office:value-type="float" office:value="3.44235440254" calcext:value-type="float">
            <text:p>3.4423544025</text:p>
          </table:table-cell>
          <table:table-cell office:value-type="float" office:value="-0.313048690557" calcext:value-type="float">
            <text:p>-0.3130486906</text:p>
          </table:table-cell>
        </table:table-row>
        <table:table-row table:style-name="ro1">
          <table:table-cell office:value-type="float" office:value="2.43178105354" calcext:value-type="float">
            <text:p>2.4317810535</text:p>
          </table:table-cell>
          <table:table-cell office:value-type="float" office:value="-1.00026369095" calcext:value-type="float">
            <text:p>-1.000263691</text:p>
          </table:table-cell>
          <table:table-cell office:value-type="float" office:value="3.55791253246" calcext:value-type="float">
            <text:p>3.5579125325</text:p>
          </table:table-cell>
          <table:table-cell office:value-type="float" office:value="-1.10286963697" calcext:value-type="float">
            <text:p>-1.102869637</text:p>
          </table:table-cell>
          <table:table-cell office:value-type="float" office:value="3.43122716904" calcext:value-type="float">
            <text:p>3.431227169</text:p>
          </table:table-cell>
          <table:table-cell office:value-type="float" office:value="-0.326029121876" calcext:value-type="float">
            <text:p>-0.3260291219</text:p>
          </table:table-cell>
        </table:table-row>
        <table:table-row table:style-name="ro1">
          <table:table-cell office:value-type="float" office:value="2.4352183342" calcext:value-type="float">
            <text:p>2.4352183342</text:p>
          </table:table-cell>
          <table:table-cell office:value-type="float" office:value="-1.01858115196" calcext:value-type="float">
            <text:p>-1.018581152</text:p>
          </table:table-cell>
          <table:table-cell office:value-type="float" office:value="3.5656891638" calcext:value-type="float">
            <text:p>3.5656891638</text:p>
          </table:table-cell>
          <table:table-cell office:value-type="float" office:value="-1.10206712173" calcext:value-type="float">
            <text:p>-1.1020671217</text:p>
          </table:table-cell>
          <table:table-cell office:value-type="float" office:value="3.42087646484" calcext:value-type="float">
            <text:p>3.4208764648</text:p>
          </table:table-cell>
          <table:table-cell office:value-type="float" office:value="-0.339846372604" calcext:value-type="float">
            <text:p>-0.3398463726</text:p>
          </table:table-cell>
        </table:table-row>
        <table:table-row table:style-name="ro1">
          <table:table-cell office:value-type="float" office:value="2.43915367126" calcext:value-type="float">
            <text:p>2.4391536713</text:p>
          </table:table-cell>
          <table:table-cell office:value-type="float" office:value="-1.03409039974" calcext:value-type="float">
            <text:p>-1.0340903997</text:p>
          </table:table-cell>
          <table:table-cell office:value-type="float" office:value="3.57369273708" calcext:value-type="float">
            <text:p>3.5736927371</text:p>
          </table:table-cell>
          <table:table-cell office:value-type="float" office:value="-1.10107339946" calcext:value-type="float">
            <text:p>-1.1010733995</text:p>
          </table:table-cell>
          <table:table-cell office:value-type="float" office:value="3.41044445992" calcext:value-type="float">
            <text:p>3.4104444599</text:p>
          </table:table-cell>
          <table:table-cell office:value-type="float" office:value="-0.35474589467" calcext:value-type="float">
            <text:p>-0.3547458947</text:p>
          </table:table-cell>
        </table:table-row>
        <table:table-row table:style-name="ro1">
          <table:table-cell office:value-type="float" office:value="2.44314455986" calcext:value-type="float">
            <text:p>2.4431445599</text:p>
          </table:table-cell>
          <table:table-cell office:value-type="float" office:value="-1.04921078682" calcext:value-type="float">
            <text:p>-1.0492107868</text:p>
          </table:table-cell>
          <table:table-cell office:value-type="float" office:value="3.30437201022" calcext:value-type="float">
            <text:p>3.3043720102</text:p>
          </table:table-cell>
          <table:table-cell office:value-type="float" office:value="-0.977788936248" calcext:value-type="float">
            <text:p>-0.9777889362</text:p>
          </table:table-cell>
          <table:table-cell office:value-type="float" office:value="3.40074964523" calcext:value-type="float">
            <text:p>3.4007496452</text:p>
          </table:table-cell>
          <table:table-cell office:value-type="float" office:value="-0.36881056428" calcext:value-type="float">
            <text:p>-0.3688105643</text:p>
          </table:table-cell>
        </table:table-row>
        <table:table-row table:style-name="ro1">
          <table:table-cell office:value-type="float" office:value="2.44851183891" calcext:value-type="float">
            <text:p>2.4485118389</text:p>
          </table:table-cell>
          <table:table-cell office:value-type="float" office:value="-1.07114470005" calcext:value-type="float">
            <text:p>-1.0711447001</text:p>
          </table:table-cell>
          <table:table-cell office:value-type="float" office:value="3.31040049816" calcext:value-type="float">
            <text:p>3.3104004982</text:p>
          </table:table-cell>
          <table:table-cell office:value-type="float" office:value="-0.977341196868" calcext:value-type="float">
            <text:p>-0.9773411969</text:p>
          </table:table-cell>
          <table:table-cell office:value-type="float" office:value="3.38976880074" calcext:value-type="float">
            <text:p>3.3897688007</text:p>
          </table:table-cell>
          <table:table-cell office:value-type="float" office:value="-0.383831650019" calcext:value-type="float">
            <text:p>-0.38383165</text:p>
          </table:table-cell>
        </table:table-row>
        <table:table-row table:style-name="ro1">
          <table:table-cell office:value-type="float" office:value="2.45362401009" calcext:value-type="float">
            <text:p>2.4536240101</text:p>
          </table:table-cell>
          <table:table-cell office:value-type="float" office:value="-1.08750784397" calcext:value-type="float">
            <text:p>-1.087507844</text:p>
          </table:table-cell>
          <table:table-cell office:value-type="float" office:value="3.31702793669" calcext:value-type="float">
            <text:p>3.3170279367</text:p>
          </table:table-cell>
          <table:table-cell office:value-type="float" office:value="-0.976586605766" calcext:value-type="float">
            <text:p>-0.9765866058</text:p>
          </table:table-cell>
          <table:table-cell office:value-type="float" office:value="3.37916680336" calcext:value-type="float">
            <text:p>3.3791668034</text:p>
          </table:table-cell>
          <table:table-cell office:value-type="float" office:value="-0.396961718798" calcext:value-type="float">
            <text:p>-0.3969617188</text:p>
          </table:table-cell>
        </table:table-row>
        <table:table-row table:style-name="ro1">
          <table:table-cell office:value-type="float" office:value="2.45852470398" calcext:value-type="float">
            <text:p>2.458524704</text:p>
          </table:table-cell>
          <table:table-cell office:value-type="float" office:value="-1.10046410561" calcext:value-type="float">
            <text:p>-1.1004641056</text:p>
          </table:table-cell>
          <table:table-cell office:value-type="float" office:value="3.32389552754" calcext:value-type="float">
            <text:p>3.3238955275</text:p>
          </table:table-cell>
          <table:table-cell office:value-type="float" office:value="-0.975754185133" calcext:value-type="float">
            <text:p>-0.9757541851</text:p>
          </table:table-cell>
          <table:table-cell office:value-type="float" office:value="3.36952658653" calcext:value-type="float">
            <text:p>3.3695265865</text:p>
          </table:table-cell>
          <table:table-cell office:value-type="float" office:value="-0.410812646151" calcext:value-type="float">
            <text:p>-0.4108126462</text:p>
          </table:table-cell>
        </table:table-row>
        <table:table-row table:style-name="ro1">
          <table:table-cell office:value-type="float" office:value="2.46362757683" calcext:value-type="float">
            <text:p>2.4636275768</text:p>
          </table:table-cell>
          <table:table-cell office:value-type="float" office:value="-1.11329865456" calcext:value-type="float">
            <text:p>-1.1132986546</text:p>
          </table:table-cell>
          <table:table-cell office:value-type="float" office:value="3.26834909194" calcext:value-type="float">
            <text:p>3.2683490919</text:p>
          </table:table-cell>
          <table:table-cell office:value-type="float" office:value="-0.952428766096" calcext:value-type="float">
            <text:p>-0.9524287661</text:p>
          </table:table-cell>
          <table:table-cell office:value-type="float" office:value="3.36175509453" calcext:value-type="float">
            <text:p>3.3617550945</text:p>
          </table:table-cell>
          <table:table-cell office:value-type="float" office:value="-0.425790458918" calcext:value-type="float">
            <text:p>-0.4257904589</text:p>
          </table:table-cell>
        </table:table-row>
        <table:table-row table:style-name="ro1">
          <table:table-cell office:value-type="float" office:value="2.46903634071" calcext:value-type="float">
            <text:p>2.4690363407</text:p>
          </table:table-cell>
          <table:table-cell office:value-type="float" office:value="-1.12704885006" calcext:value-type="float">
            <text:p>-1.1270488501</text:p>
          </table:table-cell>
          <table:table-cell office:value-type="float" office:value="3.2454556372" calcext:value-type="float">
            <text:p>3.2454556372</text:p>
          </table:table-cell>
          <table:table-cell office:value-type="float" office:value="-0.938805598248" calcext:value-type="float">
            <text:p>-0.9388055982</text:p>
          </table:table-cell>
          <table:table-cell office:value-type="float" office:value="3.35178681374" calcext:value-type="float">
            <text:p>3.3517868137</text:p>
          </table:table-cell>
          <table:table-cell office:value-type="float" office:value="-0.444160342216" calcext:value-type="float">
            <text:p>-0.4441603422</text:p>
          </table:table-cell>
        </table:table-row>
        <table:table-row table:style-name="ro1">
          <table:table-cell office:value-type="float" office:value="2.47484755516" calcext:value-type="float">
            <text:p>2.4748475552</text:p>
          </table:table-cell>
          <table:table-cell office:value-type="float" office:value="-1.1410421133" calcext:value-type="float">
            <text:p>-1.1410421133</text:p>
          </table:table-cell>
          <table:table-cell office:value-type="float" office:value="3.23430547845" calcext:value-type="float">
            <text:p>3.2343054785</text:p>
          </table:table-cell>
          <table:table-cell office:value-type="float" office:value="-0.934195626229" calcext:value-type="float">
            <text:p>-0.9341956262</text:p>
          </table:table-cell>
          <table:table-cell office:value-type="float" office:value="3.34290143013" calcext:value-type="float">
            <text:p>3.3429014301</text:p>
          </table:table-cell>
          <table:table-cell office:value-type="float" office:value="-0.457195073366" calcext:value-type="float">
            <text:p>-0.4571950734</text:p>
          </table:table-cell>
        </table:table-row>
        <table:table-row table:style-name="ro1">
          <table:table-cell office:value-type="float" office:value="2.48031330109" calcext:value-type="float">
            <text:p>2.4803133011</text:p>
          </table:table-cell>
          <table:table-cell office:value-type="float" office:value="-1.15386509895" calcext:value-type="float">
            <text:p>-1.153865099</text:p>
          </table:table-cell>
          <table:table-cell office:value-type="float" office:value="3.240112421" calcext:value-type="float">
            <text:p>3.240112421</text:p>
          </table:table-cell>
          <table:table-cell office:value-type="float" office:value="-0.932818768261" calcext:value-type="float">
            <text:p>-0.9328187683</text:p>
          </table:table-cell>
          <table:table-cell office:value-type="float" office:value="3.33373399734" calcext:value-type="float">
            <text:p>3.3337339973</text:p>
          </table:table-cell>
          <table:table-cell office:value-type="float" office:value="-0.473129689693" calcext:value-type="float">
            <text:p>-0.4731296897</text:p>
          </table:table-cell>
        </table:table-row>
        <table:table-row table:style-name="ro1">
          <table:table-cell office:value-type="float" office:value="2.48649430275" calcext:value-type="float">
            <text:p>2.4864943028</text:p>
          </table:table-cell>
          <table:table-cell office:value-type="float" office:value="-1.16869390011" calcext:value-type="float">
            <text:p>-1.1686939001</text:p>
          </table:table-cell>
          <table:table-cell office:value-type="float" office:value="3.22387756854" calcext:value-type="float">
            <text:p>3.2238775685</text:p>
          </table:table-cell>
          <table:table-cell office:value-type="float" office:value="-0.92281731236" calcext:value-type="float">
            <text:p>-0.9228173124</text:p>
          </table:table-cell>
          <table:table-cell office:value-type="float" office:value="3.32576867104" calcext:value-type="float">
            <text:p>3.325768671</text:p>
          </table:table-cell>
          <table:table-cell office:value-type="float" office:value="-0.488270163536" calcext:value-type="float">
            <text:p>-0.4882701635</text:p>
          </table:table-cell>
        </table:table-row>
        <table:table-row table:style-name="ro1">
          <table:table-cell office:value-type="float" office:value="2.49281716347" calcext:value-type="float">
            <text:p>2.4928171635</text:p>
          </table:table-cell>
          <table:table-cell office:value-type="float" office:value="-1.18274521828" calcext:value-type="float">
            <text:p>-1.1827452183</text:p>
          </table:table-cell>
          <table:table-cell office:value-type="float" office:value="3.22182309156" calcext:value-type="float">
            <text:p>3.2218230916</text:p>
          </table:table-cell>
          <table:table-cell office:value-type="float" office:value="-0.920985907003" calcext:value-type="float">
            <text:p>-0.920985907</text:p>
          </table:table-cell>
          <table:table-cell office:value-type="float" office:value="3.31886359215" calcext:value-type="float">
            <text:p>3.3188635922</text:p>
          </table:table-cell>
          <table:table-cell office:value-type="float" office:value="-0.504150688648" calcext:value-type="float">
            <text:p>-0.5041506886</text:p>
          </table:table-cell>
        </table:table-row>
        <table:table-row table:style-name="ro1">
          <table:table-cell office:value-type="float" office:value="2.49987339973" calcext:value-type="float">
            <text:p>2.4998733997</text:p>
          </table:table-cell>
          <table:table-cell office:value-type="float" office:value="-1.19808423519" calcext:value-type="float">
            <text:p>-1.1980842352</text:p>
          </table:table-cell>
          <table:table-cell office:value-type="float" office:value="3.21665008614" calcext:value-type="float">
            <text:p>3.2166500861</text:p>
          </table:table-cell>
          <table:table-cell office:value-type="float" office:value="-0.917676824612" calcext:value-type="float">
            <text:p>-0.9176768246</text:p>
          </table:table-cell>
          <table:table-cell office:value-type="float" office:value="3.31247731209" calcext:value-type="float">
            <text:p>3.3124773121</text:p>
          </table:table-cell>
          <table:table-cell office:value-type="float" office:value="-0.518555760384" calcext:value-type="float">
            <text:p>-0.5185557604</text:p>
          </table:table-cell>
        </table:table-row>
        <table:table-row table:style-name="ro1">
          <table:table-cell office:value-type="float" office:value="2.50630474091" calcext:value-type="float">
            <text:p>2.5063047409</text:p>
          </table:table-cell>
          <table:table-cell office:value-type="float" office:value="-1.21080243587" calcext:value-type="float">
            <text:p>-1.2108024359</text:p>
          </table:table-cell>
          <table:table-cell office:value-type="float" office:value="3.21420926844" calcext:value-type="float">
            <text:p>3.2142092684</text:p>
          </table:table-cell>
          <table:table-cell office:value-type="float" office:value="-0.916139065138" calcext:value-type="float">
            <text:p>-0.9161390651</text:p>
          </table:table-cell>
          <table:table-cell office:value-type="float" office:value="3.30552502632" calcext:value-type="float">
            <text:p>3.3055250263</text:p>
          </table:table-cell>
          <table:table-cell office:value-type="float" office:value="-0.533642113209" calcext:value-type="float">
            <text:p>-0.5336421132</text:p>
          </table:table-cell>
        </table:table-row>
        <table:table-row table:style-name="ro1">
          <table:table-cell office:value-type="float" office:value="2.51471590996" calcext:value-type="float">
            <text:p>2.51471591</text:p>
          </table:table-cell>
          <table:table-cell office:value-type="float" office:value="-1.2266908884" calcext:value-type="float">
            <text:p>-1.2266908884</text:p>
          </table:table-cell>
          <table:table-cell office:value-type="float" office:value="3.21323465353" calcext:value-type="float">
            <text:p>3.2132346535</text:p>
          </table:table-cell>
          <table:table-cell office:value-type="float" office:value="-0.914186251098" calcext:value-type="float">
            <text:p>-0.9141862511</text:p>
          </table:table-cell>
          <table:table-cell office:value-type="float" office:value="3.29881306648" calcext:value-type="float">
            <text:p>3.2988130665</text:p>
          </table:table-cell>
          <table:table-cell office:value-type="float" office:value="-0.550031661987" calcext:value-type="float">
            <text:p>-0.550031662</text:p>
          </table:table-cell>
        </table:table-row>
        <table:table-row table:style-name="ro1">
          <table:table-cell office:value-type="float" office:value="2.5223441124" calcext:value-type="float">
            <text:p>2.5223441124</text:p>
          </table:table-cell>
          <table:table-cell office:value-type="float" office:value="-1.2397557497" calcext:value-type="float">
            <text:p>-1.2397557497</text:p>
          </table:table-cell>
          <table:table-cell office:value-type="float" office:value="3.21304778875" calcext:value-type="float">
            <text:p>3.2130477888</text:p>
          </table:table-cell>
          <table:table-cell office:value-type="float" office:value="-0.911816967552" calcext:value-type="float">
            <text:p>-0.9118169676</text:p>
          </table:table-cell>
          <table:table-cell office:value-type="float" office:value="3.29307218552" calcext:value-type="float">
            <text:p>3.2930721855</text:p>
          </table:table-cell>
          <table:table-cell office:value-type="float" office:value="-0.56656229496" calcext:value-type="float">
            <text:p>-0.566562295</text:p>
          </table:table-cell>
        </table:table-row>
        <table:table-row table:style-name="ro1">
          <table:table-cell office:value-type="float" office:value="2.53200888634" calcext:value-type="float">
            <text:p>2.5320088863</text:p>
          </table:table-cell>
          <table:table-cell office:value-type="float" office:value="-1.25692212582" calcext:value-type="float">
            <text:p>-1.2569221258</text:p>
          </table:table-cell>
          <table:table-cell office:value-type="float" office:value="3.21327347561" calcext:value-type="float">
            <text:p>3.2132734756</text:p>
          </table:table-cell>
          <table:table-cell office:value-type="float" office:value="-0.909966553646" calcext:value-type="float">
            <text:p>-0.9099665536</text:p>
          </table:table-cell>
          <table:table-cell office:value-type="float" office:value="3.28722496986" calcext:value-type="float">
            <text:p>3.2872249699</text:p>
          </table:table-cell>
          <table:table-cell office:value-type="float" office:value="-0.58363711834" calcext:value-type="float">
            <text:p>-0.5836371183</text:p>
          </table:table-cell>
        </table:table-row>
        <table:table-row table:style-name="ro1">
          <table:table-cell office:value-type="float" office:value="2.54002189636" calcext:value-type="float">
            <text:p>2.5400218964</text:p>
          </table:table-cell>
          <table:table-cell office:value-type="float" office:value="-1.26930761337" calcext:value-type="float">
            <text:p>-1.2693076134</text:p>
          </table:table-cell>
          <table:table-cell office:value-type="float" office:value="3.18904937002" calcext:value-type="float">
            <text:p>3.18904937</text:p>
          </table:table-cell>
          <table:table-cell office:value-type="float" office:value="-0.904866502098" calcext:value-type="float">
            <text:p>-0.9048665021</text:p>
          </table:table-cell>
          <table:table-cell office:value-type="float" office:value="3.28130885124" calcext:value-type="float">
            <text:p>3.2813088512</text:p>
          </table:table-cell>
          <table:table-cell office:value-type="float" office:value="-0.601451396942" calcext:value-type="float">
            <text:p>-0.6014513969</text:p>
          </table:table-cell>
        </table:table-row>
        <table:table-row table:style-name="ro1">
          <table:table-cell office:value-type="float" office:value="2.54844594002" calcext:value-type="float">
            <text:p>2.54844594</text:p>
          </table:table-cell>
          <table:table-cell office:value-type="float" office:value="-1.28216588497" calcext:value-type="float">
            <text:p>-1.282165885</text:p>
          </table:table-cell>
          <table:table-cell office:value-type="float" office:value="3.19305087496" calcext:value-type="float">
            <text:p>3.193050875</text:p>
          </table:table-cell>
          <table:table-cell office:value-type="float" office:value="-0.903380360428" calcext:value-type="float">
            <text:p>-0.9033803604</text:p>
          </table:table-cell>
          <table:table-cell office:value-type="float" office:value="3.27688809395" calcext:value-type="float">
            <text:p>3.276888094</text:p>
          </table:table-cell>
          <table:table-cell office:value-type="float" office:value="-0.619136631489" calcext:value-type="float">
            <text:p>-0.6191366315</text:p>
          </table:table-cell>
        </table:table-row>
        <table:table-row table:style-name="ro1">
          <table:table-cell office:value-type="float" office:value="2.55744409561" calcext:value-type="float">
            <text:p>2.5574440956</text:p>
          </table:table-cell>
          <table:table-cell office:value-type="float" office:value="-1.29495322704" calcext:value-type="float">
            <text:p>-1.294953227</text:p>
          </table:table-cell>
          <table:table-cell office:value-type="float" office:value="3.19049514321" calcext:value-type="float">
            <text:p>3.1904951432</text:p>
          </table:table-cell>
          <table:table-cell office:value-type="float" office:value="-0.903291165249" calcext:value-type="float">
            <text:p>-0.9032911652</text:p>
          </table:table-cell>
          <table:table-cell office:value-type="float" office:value="3.2728194809" calcext:value-type="float">
            <text:p>3.2728194809</text:p>
          </table:table-cell>
          <table:table-cell office:value-type="float" office:value="-0.637251377106" calcext:value-type="float">
            <text:p>-0.6372513771</text:p>
          </table:table-cell>
        </table:table-row>
        <table:table-row table:style-name="ro1">
          <table:table-cell office:value-type="float" office:value="2.56641411781" calcext:value-type="float">
            <text:p>2.5664141178</text:p>
          </table:table-cell>
          <table:table-cell office:value-type="float" office:value="-1.30718564987" calcext:value-type="float">
            <text:p>-1.3071856499</text:p>
          </table:table-cell>
          <table:table-cell office:value-type="float" office:value="3.19158125435" calcext:value-type="float">
            <text:p>3.1915812544</text:p>
          </table:table-cell>
          <table:table-cell office:value-type="float" office:value="-0.905735208251" calcext:value-type="float">
            <text:p>-0.9057352083</text:p>
          </table:table-cell>
          <table:table-cell office:value-type="float" office:value="3.26959415436" calcext:value-type="float">
            <text:p>3.2695941544</text:p>
          </table:table-cell>
          <table:table-cell office:value-type="float" office:value="-0.652809262276" calcext:value-type="float">
            <text:p>-0.6528092623</text:p>
          </table:table-cell>
        </table:table-row>
        <table:table-row table:style-name="ro1">
          <table:table-cell office:value-type="float" office:value="2.57676553726" calcext:value-type="float">
            <text:p>2.5767655373</text:p>
          </table:table-cell>
          <table:table-cell office:value-type="float" office:value="-1.32063257694" calcext:value-type="float">
            <text:p>-1.3206325769</text:p>
          </table:table-cell>
          <table:table-cell office:value-type="float" office:value="3.19119895642" calcext:value-type="float">
            <text:p>3.1911989564</text:p>
          </table:table-cell>
          <table:table-cell office:value-type="float" office:value="-0.909999694475" calcext:value-type="float">
            <text:p>-0.9099996945</text:p>
          </table:table-cell>
          <table:table-cell office:value-type="float" office:value="3.26677556992" calcext:value-type="float">
            <text:p>3.2667755699</text:p>
          </table:table-cell>
          <table:table-cell office:value-type="float" office:value="-0.66802161932" calcext:value-type="float">
            <text:p>-0.6680216193</text:p>
          </table:table-cell>
        </table:table-row>
        <table:table-row table:style-name="ro1">
          <table:table-cell office:value-type="float" office:value="2.58638000488" calcext:value-type="float">
            <text:p>2.5863800049</text:p>
          </table:table-cell>
          <table:table-cell office:value-type="float" office:value="-1.33204543591" calcext:value-type="float">
            <text:p>-1.3320454359</text:p>
          </table:table-cell>
          <table:table-cell office:value-type="float" office:value="3.19248042785" calcext:value-type="float">
            <text:p>3.1924804279</text:p>
          </table:table-cell>
          <table:table-cell office:value-type="float" office:value="-0.910586232452" calcext:value-type="float">
            <text:p>-0.9105862325</text:p>
          </table:table-cell>
          <table:table-cell office:value-type="float" office:value="3.26352854729" calcext:value-type="float">
            <text:p>3.2635285473</text:p>
          </table:table-cell>
          <table:table-cell office:value-type="float" office:value="-0.686028897762" calcext:value-type="float">
            <text:p>-0.6860288978</text:p>
          </table:table-cell>
        </table:table-row>
        <table:table-row table:style-name="ro1">
          <table:table-cell office:value-type="float" office:value="2.59584975243" calcext:value-type="float">
            <text:p>2.5958497524</text:p>
          </table:table-cell>
          <table:table-cell office:value-type="float" office:value="-1.34289050102" calcext:value-type="float">
            <text:p>-1.342890501</text:p>
          </table:table-cell>
          <table:table-cell office:value-type="float" office:value="3.19433128224" calcext:value-type="float">
            <text:p>3.1943312822</text:p>
          </table:table-cell>
          <table:table-cell office:value-type="float" office:value="-0.911692242887" calcext:value-type="float">
            <text:p>-0.9116922429</text:p>
          </table:table-cell>
          <table:table-cell office:value-type="float" office:value="3.26135655403" calcext:value-type="float">
            <text:p>3.261356554</text:p>
          </table:table-cell>
          <table:table-cell office:value-type="float" office:value="-0.702675282955" calcext:value-type="float">
            <text:p>-0.702675283</text:p>
          </table:table-cell>
        </table:table-row>
        <table:table-row table:style-name="ro1">
          <table:table-cell office:value-type="float" office:value="2.60527896881" calcext:value-type="float">
            <text:p>2.6052789688</text:p>
          </table:table-cell>
          <table:table-cell office:value-type="float" office:value="-1.35318338871" calcext:value-type="float">
            <text:p>-1.3531833887</text:p>
          </table:table-cell>
          <table:table-cell office:value-type="float" office:value="3.19597619618" calcext:value-type="float">
            <text:p>3.1959761962</text:p>
          </table:table-cell>
          <table:table-cell office:value-type="float" office:value="-0.913463469527" calcext:value-type="float">
            <text:p>-0.9134634695</text:p>
          </table:table-cell>
          <table:table-cell office:value-type="float" office:value="3.25948830605" calcext:value-type="float">
            <text:p>3.2594883061</text:p>
          </table:table-cell>
          <table:table-cell office:value-type="float" office:value="-0.719072461128" calcext:value-type="float">
            <text:p>-0.7190724611</text:p>
          </table:table-cell>
        </table:table-row>
        <table:table-row table:style-name="ro1">
          <table:table-cell office:value-type="float" office:value="2.61502504349" calcext:value-type="float">
            <text:p>2.6150250435</text:p>
          </table:table-cell>
          <table:table-cell office:value-type="float" office:value="-1.36313736439" calcext:value-type="float">
            <text:p>-1.3631373644</text:p>
          </table:table-cell>
          <table:table-cell office:value-type="float" office:value="3.19838666112" calcext:value-type="float">
            <text:p>3.1983866611</text:p>
          </table:table-cell>
          <table:table-cell office:value-type="float" office:value="-0.913783380383" calcext:value-type="float">
            <text:p>-0.9137833804</text:p>
          </table:table-cell>
          <table:table-cell office:value-type="float" office:value="3.2592773056" calcext:value-type="float">
            <text:p>3.2592773056</text:p>
          </table:table-cell>
          <table:table-cell office:value-type="float" office:value="-0.732876777649" calcext:value-type="float">
            <text:p>-0.7328767776</text:p>
          </table:table-cell>
        </table:table-row>
        <table:table-row table:style-name="ro1">
          <table:table-cell office:value-type="float" office:value="2.62463283539" calcext:value-type="float">
            <text:p>2.6246328354</text:p>
          </table:table-cell>
          <table:table-cell office:value-type="float" office:value="-1.37310123444" calcext:value-type="float">
            <text:p>-1.3731012344</text:p>
          </table:table-cell>
          <table:table-cell office:value-type="float" office:value="3.19926398047" calcext:value-type="float">
            <text:p>3.1992639805</text:p>
          </table:table-cell>
          <table:table-cell office:value-type="float" office:value="-0.914727993442" calcext:value-type="float">
            <text:p>-0.9147279934</text:p>
          </table:table-cell>
          <table:table-cell office:value-type="float" office:value="3.25787182808" calcext:value-type="float">
            <text:p>3.2578718281</text:p>
          </table:table-cell>
          <table:table-cell office:value-type="float" office:value="-0.748096942902" calcext:value-type="float">
            <text:p>-0.7480969429</text:p>
          </table:table-cell>
        </table:table-row>
        <table:table-row table:style-name="ro1">
          <table:table-cell office:value-type="float" office:value="2.63384366035" calcext:value-type="float">
            <text:p>2.6338436604</text:p>
          </table:table-cell>
          <table:table-cell office:value-type="float" office:value="-1.38214409351" calcext:value-type="float">
            <text:p>-1.3821440935</text:p>
          </table:table-cell>
          <table:table-cell office:value-type="float" office:value="3.20036710234" calcext:value-type="float">
            <text:p>3.2003671023</text:p>
          </table:table-cell>
          <table:table-cell office:value-type="float" office:value="-0.913320249076" calcext:value-type="float">
            <text:p>-0.9133202491</text:p>
          </table:table-cell>
          <table:table-cell office:value-type="float" office:value="3.25631662369" calcext:value-type="float">
            <text:p>3.2563166237</text:p>
          </table:table-cell>
          <table:table-cell office:value-type="float" office:value="-0.763531267643" calcext:value-type="float">
            <text:p>-0.7635312676</text:p>
          </table:table-cell>
        </table:table-row>
        <table:table-row table:style-name="ro1">
          <table:table-cell office:value-type="float" office:value="2.64354777336" calcext:value-type="float">
            <text:p>2.6435477734</text:p>
          </table:table-cell>
          <table:table-cell office:value-type="float" office:value="-1.3912127018" calcext:value-type="float">
            <text:p>-1.3912127018</text:p>
          </table:table-cell>
          <table:table-cell office:value-type="float" office:value="3.20180348241" calcext:value-type="float">
            <text:p>3.2018034824</text:p>
          </table:table-cell>
          <table:table-cell office:value-type="float" office:value="-0.912775302531" calcext:value-type="float">
            <text:p>-0.9127753025</text:p>
          </table:table-cell>
          <table:table-cell office:value-type="float" office:value="3.25679703712" calcext:value-type="float">
            <text:p>3.2567970371</text:p>
          </table:table-cell>
          <table:table-cell office:value-type="float" office:value="-0.777408897877" calcext:value-type="float">
            <text:p>-0.7774088979</text:p>
          </table:table-cell>
        </table:table-row>
        <table:table-row table:style-name="ro1">
          <table:table-cell office:value-type="float" office:value="2.65299344063" calcext:value-type="float">
            <text:p>2.6529934406</text:p>
          </table:table-cell>
          <table:table-cell office:value-type="float" office:value="-1.3998657465" calcext:value-type="float">
            <text:p>-1.3998657465</text:p>
          </table:table-cell>
          <table:table-cell office:value-type="float" office:value="3.20466392792" calcext:value-type="float">
            <text:p>3.2046639279</text:p>
          </table:table-cell>
          <table:table-cell office:value-type="float" office:value="-0.913299000157" calcext:value-type="float">
            <text:p>-0.9132990002</text:p>
          </table:table-cell>
          <table:table-cell office:value-type="float" office:value="3.25565405846" calcext:value-type="float">
            <text:p>3.2556540585</text:p>
          </table:table-cell>
          <table:table-cell office:value-type="float" office:value="-0.793544232845" calcext:value-type="float">
            <text:p>-0.7935442328</text:p>
          </table:table-cell>
        </table:table-row>
        <table:table-row table:style-name="ro1">
          <table:table-cell office:value-type="float" office:value="2.66260552406" calcext:value-type="float">
            <text:p>2.6626055241</text:p>
          </table:table-cell>
          <table:table-cell office:value-type="float" office:value="-1.40795183182" calcext:value-type="float">
            <text:p>-1.4079518318</text:p>
          </table:table-cell>
          <table:table-cell office:value-type="float" office:value="3.20498759632" calcext:value-type="float">
            <text:p>3.2049875963</text:p>
          </table:table-cell>
          <table:table-cell office:value-type="float" office:value="-0.917028872585" calcext:value-type="float">
            <text:p>-0.9170288726</text:p>
          </table:table-cell>
          <table:table-cell office:value-type="float" office:value="3.254267416" calcext:value-type="float">
            <text:p>3.254267416</text:p>
          </table:table-cell>
          <table:table-cell office:value-type="float" office:value="-0.809435129166" calcext:value-type="float">
            <text:p>-0.8094351292</text:p>
          </table:table-cell>
        </table:table-row>
        <table:table-row table:style-name="ro1">
          <table:table-cell office:value-type="float" office:value="2.67265701294" calcext:value-type="float">
            <text:p>2.6726570129</text:p>
          </table:table-cell>
          <table:table-cell office:value-type="float" office:value="-1.41627180576" calcext:value-type="float">
            <text:p>-1.4162718058</text:p>
          </table:table-cell>
          <table:table-cell office:value-type="float" office:value="3.20556544004" calcext:value-type="float">
            <text:p>3.20556544</text:p>
          </table:table-cell>
          <table:table-cell office:value-type="float" office:value="-0.915986849059" calcext:value-type="float">
            <text:p>-0.9159868491</text:p>
          </table:table-cell>
          <table:table-cell office:value-type="float" office:value="3.25360389709" calcext:value-type="float">
            <text:p>3.2536038971</text:p>
          </table:table-cell>
          <table:table-cell office:value-type="float" office:value="-0.826856553555" calcext:value-type="float">
            <text:p>-0.8268565536</text:p>
          </table:table-cell>
        </table:table-row>
        <table:table-row table:style-name="ro1">
          <table:table-cell office:value-type="float" office:value="2.68326067924" calcext:value-type="float">
            <text:p>2.6832606792</text:p>
          </table:table-cell>
          <table:table-cell office:value-type="float" office:value="-1.42436778545" calcext:value-type="float">
            <text:p>-1.4243677855</text:p>
          </table:table-cell>
          <table:table-cell office:value-type="float" office:value="3.20590261521" calcext:value-type="float">
            <text:p>3.2059026152</text:p>
          </table:table-cell>
          <table:table-cell office:value-type="float" office:value="-0.917131390225" calcext:value-type="float">
            <text:p>-0.9171313902</text:p>
          </table:table-cell>
          <table:table-cell office:value-type="float" office:value="3.25328608513" calcext:value-type="float">
            <text:p>3.2532860851</text:p>
          </table:table-cell>
          <table:table-cell office:value-type="float" office:value="-0.842356860638" calcext:value-type="float">
            <text:p>-0.8423568606</text:p>
          </table:table-cell>
        </table:table-row>
        <table:table-row table:style-name="ro1">
          <table:table-cell office:value-type="float" office:value="2.69407963753" calcext:value-type="float">
            <text:p>2.6940796375</text:p>
          </table:table-cell>
          <table:table-cell office:value-type="float" office:value="-1.43190395832" calcext:value-type="float">
            <text:p>-1.4319039583</text:p>
          </table:table-cell>
          <table:table-cell office:value-type="float" office:value="3.20719180777" calcext:value-type="float">
            <text:p>3.2071918078</text:p>
          </table:table-cell>
          <table:table-cell office:value-type="float" office:value="-0.917179073808" calcext:value-type="float">
            <text:p>-0.9171790738</text:p>
          </table:table-cell>
          <table:table-cell office:value-type="float" office:value="3.25303026199" calcext:value-type="float">
            <text:p>3.253030262</text:p>
          </table:table-cell>
          <table:table-cell office:value-type="float" office:value="-0.860221922398" calcext:value-type="float">
            <text:p>-0.8602219224</text:p>
          </table:table-cell>
        </table:table-row>
        <table:table-row table:style-name="ro1">
          <table:table-cell office:value-type="float" office:value="2.70523190498" calcext:value-type="float">
            <text:p>2.705231905</text:p>
          </table:table-cell>
          <table:table-cell office:value-type="float" office:value="-1.43994522095" calcext:value-type="float">
            <text:p>-1.439945221</text:p>
          </table:table-cell>
          <table:table-cell office:value-type="float" office:value="3.20888109283" calcext:value-type="float">
            <text:p>3.2088810928</text:p>
          </table:table-cell>
          <table:table-cell office:value-type="float" office:value="-0.918366318324" calcext:value-type="float">
            <text:p>-0.9183663183</text:p>
          </table:table-cell>
          <table:table-cell office:value-type="float" office:value="3.25334664345" calcext:value-type="float">
            <text:p>3.2533466435</text:p>
          </table:table-cell>
          <table:table-cell office:value-type="float" office:value="-0.875881373882" calcext:value-type="float">
            <text:p>-0.8758813739</text:p>
          </table:table-cell>
        </table:table-row>
        <table:table-row table:style-name="ro1">
          <table:table-cell office:value-type="float" office:value="2.71645116806" calcext:value-type="float">
            <text:p>2.7164511681</text:p>
          </table:table-cell>
          <table:table-cell office:value-type="float" office:value="-1.44746160507" calcext:value-type="float">
            <text:p>-1.4474616051</text:p>
          </table:table-cell>
          <table:table-cell office:value-type="float" office:value="3.2106596774" calcext:value-type="float">
            <text:p>3.2106596774</text:p>
          </table:table-cell>
          <table:table-cell office:value-type="float" office:value="-0.918141274842" calcext:value-type="float">
            <text:p>-0.9181412748</text:p>
          </table:table-cell>
          <table:table-cell office:value-type="float" office:value="3.25398655891" calcext:value-type="float">
            <text:p>3.2539865589</text:p>
          </table:table-cell>
          <table:table-cell office:value-type="float" office:value="-0.893918812275" calcext:value-type="float">
            <text:p>-0.8939188123</text:p>
          </table:table-cell>
        </table:table-row>
        <table:table-row table:style-name="ro1">
          <table:table-cell office:value-type="float" office:value="2.72749638557" calcext:value-type="float">
            <text:p>2.7274963856</text:p>
          </table:table-cell>
          <table:table-cell office:value-type="float" office:value="-1.45458984375" calcext:value-type="float">
            <text:p>-1.4545898438</text:p>
          </table:table-cell>
          <table:table-cell office:value-type="float" office:value="3.2116739941" calcext:value-type="float">
            <text:p>3.2116739941</text:p>
          </table:table-cell>
          <table:table-cell office:value-type="float" office:value="-0.918249928692" calcext:value-type="float">
            <text:p>-0.9182499287</text:p>
          </table:table-cell>
          <table:table-cell office:value-type="float" office:value="3.25521393776" calcext:value-type="float">
            <text:p>3.2552139378</text:p>
          </table:table-cell>
          <table:table-cell office:value-type="float" office:value="-0.911254286766" calcext:value-type="float">
            <text:p>-0.9112542868</text:p>
          </table:table-cell>
        </table:table-row>
        <table:table-row table:style-name="ro1">
          <table:table-cell office:value-type="float" office:value="2.73920464516" calcext:value-type="float">
            <text:p>2.7392046452</text:p>
          </table:table-cell>
          <table:table-cell office:value-type="float" office:value="-1.46163523197" calcext:value-type="float">
            <text:p>-1.461635232</text:p>
          </table:table-cell>
          <table:table-cell office:value-type="float" office:value="3.21303098712" calcext:value-type="float">
            <text:p>3.2130309871</text:p>
          </table:table-cell>
          <table:table-cell office:value-type="float" office:value="-0.918674404446" calcext:value-type="float">
            <text:p>-0.9186744044</text:p>
          </table:table-cell>
          <table:table-cell office:value-type="float" office:value="3.25729485512" calcext:value-type="float">
            <text:p>3.2572948551</text:p>
          </table:table-cell>
          <table:table-cell office:value-type="float" office:value="-0.928001403809" calcext:value-type="float">
            <text:p>-0.9280014038</text:p>
          </table:table-cell>
        </table:table-row>
        <table:table-row table:style-name="ro1">
          <table:table-cell office:value-type="float" office:value="2.75177073479" calcext:value-type="float">
            <text:p>2.7517707348</text:p>
          </table:table-cell>
          <table:table-cell office:value-type="float" office:value="-1.46853125095" calcext:value-type="float">
            <text:p>-1.468531251</text:p>
          </table:table-cell>
          <table:table-cell office:value-type="float" office:value="3.214836081" calcext:value-type="float">
            <text:p>3.214836081</text:p>
          </table:table-cell>
          <table:table-cell office:value-type="float" office:value="-0.919455154983" calcext:value-type="float">
            <text:p>-0.919455155</text:p>
          </table:table-cell>
          <table:table-cell office:value-type="float" office:value="3.25904127121" calcext:value-type="float">
            <text:p>3.2590412712</text:p>
          </table:table-cell>
          <table:table-cell office:value-type="float" office:value="-0.945862710476" calcext:value-type="float">
            <text:p>-0.9458627105</text:p>
          </table:table-cell>
        </table:table-row>
        <table:table-row table:style-name="ro1">
          <table:table-cell office:value-type="float" office:value="2.77608203888" calcext:value-type="float">
            <text:p>2.7760820389</text:p>
          </table:table-cell>
          <table:table-cell office:value-type="float" office:value="-1.48836898804" calcext:value-type="float">
            <text:p>-1.488368988</text:p>
          </table:table-cell>
          <table:table-cell office:value-type="float" office:value="3.21657997895" calcext:value-type="float">
            <text:p>3.216579979</text:p>
          </table:table-cell>
          <table:table-cell office:value-type="float" office:value="-0.919771591808" calcext:value-type="float">
            <text:p>-0.9197715918</text:p>
          </table:table-cell>
          <table:table-cell office:value-type="float" office:value="3.26126142502" calcext:value-type="float">
            <text:p>3.261261425</text:p>
          </table:table-cell>
          <table:table-cell office:value-type="float" office:value="-0.963745832443" calcext:value-type="float">
            <text:p>-0.9637458324</text:p>
          </table:table-cell>
        </table:table-row>
        <table:table-row table:style-name="ro1">
          <table:table-cell office:value-type="float" office:value="2.79789662361" calcext:value-type="float">
            <text:p>2.7978966236</text:p>
          </table:table-cell>
          <table:table-cell office:value-type="float" office:value="-1.50532519817" calcext:value-type="float">
            <text:p>-1.5053251982</text:p>
          </table:table-cell>
          <table:table-cell office:value-type="float" office:value="3.21812538369" calcext:value-type="float">
            <text:p>3.2181253837</text:p>
          </table:table-cell>
          <table:table-cell office:value-type="float" office:value="-0.920080027809" calcext:value-type="float">
            <text:p>-0.9200800278</text:p>
          </table:table-cell>
          <table:table-cell office:value-type="float" office:value="3.26381584167" calcext:value-type="float">
            <text:p>3.2638158417</text:p>
          </table:table-cell>
          <table:table-cell office:value-type="float" office:value="-0.98176497221" calcext:value-type="float">
            <text:p>-0.9817649722</text:p>
          </table:table-cell>
        </table:table-row>
        <table:table-row table:style-name="ro1">
          <table:table-cell office:value-type="float" office:value="2.8185608387" calcext:value-type="float">
            <text:p>2.8185608387</text:p>
          </table:table-cell>
          <table:table-cell office:value-type="float" office:value="-1.51925194263" calcext:value-type="float">
            <text:p>-1.5192519426</text:p>
          </table:table-cell>
          <table:table-cell office:value-type="float" office:value="3.22071469358" calcext:value-type="float">
            <text:p>3.2207146936</text:p>
          </table:table-cell>
          <table:table-cell office:value-type="float" office:value="-0.920224811048" calcext:value-type="float">
            <text:p>-0.920224811</text:p>
          </table:table-cell>
          <table:table-cell office:value-type="float" office:value="3.26678105354" calcext:value-type="float">
            <text:p>3.2667810535</text:p>
          </table:table-cell>
          <table:table-cell office:value-type="float" office:value="-1.00026369095" calcext:value-type="float">
            <text:p>-1.000263691</text:p>
          </table:table-cell>
        </table:table-row>
        <table:table-row table:style-name="ro1">
          <table:table-cell office:value-type="float" office:value="2.83813357353" calcext:value-type="float">
            <text:p>2.8381335735</text:p>
          </table:table-cell>
          <table:table-cell office:value-type="float" office:value="-1.53162753582" calcext:value-type="float">
            <text:p>-1.5316275358</text:p>
          </table:table-cell>
          <table:table-cell office:value-type="float" office:value="3.22316583923" calcext:value-type="float">
            <text:p>3.2231658392</text:p>
          </table:table-cell>
          <table:table-cell office:value-type="float" office:value="-0.920899154495" calcext:value-type="float">
            <text:p>-0.9208991545</text:p>
          </table:table-cell>
          <table:table-cell office:value-type="float" office:value="3.2702183342" calcext:value-type="float">
            <text:p>3.2702183342</text:p>
          </table:table-cell>
          <table:table-cell office:value-type="float" office:value="-1.01858115196" calcext:value-type="float">
            <text:p>-1.018581152</text:p>
          </table:table-cell>
        </table:table-row>
        <table:table-row table:style-name="ro1">
          <table:table-cell office:value-type="float" office:value="2.85163354874" calcext:value-type="float">
            <text:p>2.8516335487</text:p>
          </table:table-cell>
          <table:table-cell office:value-type="float" office:value="-1.5373737812" calcext:value-type="float">
            <text:p>-1.5373737812</text:p>
          </table:table-cell>
          <table:table-cell office:value-type="float" office:value="3.22591780365" calcext:value-type="float">
            <text:p>3.2259178037</text:p>
          </table:table-cell>
          <table:table-cell office:value-type="float" office:value="-0.919327265866" calcext:value-type="float">
            <text:p>-0.9193272659</text:p>
          </table:table-cell>
          <table:table-cell office:value-type="float" office:value="3.27415367126" calcext:value-type="float">
            <text:p>3.2741536713</text:p>
          </table:table-cell>
          <table:table-cell office:value-type="float" office:value="-1.03409039974" calcext:value-type="float">
            <text:p>-1.0340903997</text:p>
          </table:table-cell>
        </table:table-row>
        <table:table-row table:style-name="ro1">
          <table:table-cell office:value-type="float" office:value="2.87331652641" calcext:value-type="float">
            <text:p>2.8733165264</text:p>
          </table:table-cell>
          <table:table-cell office:value-type="float" office:value="-1.55048525333" calcext:value-type="float">
            <text:p>-1.5504852533</text:p>
          </table:table-cell>
          <table:table-cell office:value-type="float" office:value="3.22854185194" calcext:value-type="float">
            <text:p>3.2285418519</text:p>
          </table:table-cell>
          <table:table-cell office:value-type="float" office:value="-0.9177984317" calcext:value-type="float">
            <text:p>-0.9177984317</text:p>
          </table:table-cell>
          <table:table-cell office:value-type="float" office:value="3.27814455986" calcext:value-type="float">
            <text:p>3.2781445599</text:p>
          </table:table-cell>
          <table:table-cell office:value-type="float" office:value="-1.04921078682" calcext:value-type="float">
            <text:p>-1.0492107868</text:p>
          </table:table-cell>
        </table:table-row>
        <table:table-row table:style-name="ro1">
          <table:table-cell office:value-type="float" office:value="2.89304542542" calcext:value-type="float">
            <text:p>2.8930454254</text:p>
          </table:table-cell>
          <table:table-cell office:value-type="float" office:value="-1.55991458893" calcext:value-type="float">
            <text:p>-1.5599145889</text:p>
          </table:table-cell>
          <table:table-cell office:value-type="float" office:value="3.23031717203" calcext:value-type="float">
            <text:p>3.230317172</text:p>
          </table:table-cell>
          <table:table-cell office:value-type="float" office:value="-0.919181134278" calcext:value-type="float">
            <text:p>-0.9191811343</text:p>
          </table:table-cell>
          <table:table-cell office:value-type="float" office:value="3.28351183891" calcext:value-type="float">
            <text:p>3.2835118389</text:p>
          </table:table-cell>
          <table:table-cell office:value-type="float" office:value="-1.07114470005" calcext:value-type="float">
            <text:p>-1.0711447001</text:p>
          </table:table-cell>
        </table:table-row>
        <table:table-row table:style-name="ro1">
          <table:table-cell office:value-type="float" office:value="2.91180753708" calcext:value-type="float">
            <text:p>2.9118075371</text:p>
          </table:table-cell>
          <table:table-cell office:value-type="float" office:value="-1.56917750835" calcext:value-type="float">
            <text:p>-1.5691775084</text:p>
          </table:table-cell>
          <table:table-cell office:value-type="float" office:value="3.23272966579" calcext:value-type="float">
            <text:p>3.2327296658</text:p>
          </table:table-cell>
          <table:table-cell office:value-type="float" office:value="-0.919440983198" calcext:value-type="float">
            <text:p>-0.9194409832</text:p>
          </table:table-cell>
          <table:table-cell office:value-type="float" office:value="3.28862401009" calcext:value-type="float">
            <text:p>3.2886240101</text:p>
          </table:table-cell>
          <table:table-cell office:value-type="float" office:value="-1.08750784397" calcext:value-type="float">
            <text:p>-1.087507844</text:p>
          </table:table-cell>
        </table:table-row>
        <table:table-row table:style-name="ro1">
          <table:table-cell office:value-type="float" office:value="2.92590332031" calcext:value-type="float">
            <text:p>2.9259033203</text:p>
          </table:table-cell>
          <table:table-cell office:value-type="float" office:value="-1.57391762733" calcext:value-type="float">
            <text:p>-1.5739176273</text:p>
          </table:table-cell>
          <table:table-cell office:value-type="float" office:value="3.23496676119" calcext:value-type="float">
            <text:p>3.2349667612</text:p>
          </table:table-cell>
          <table:table-cell office:value-type="float" office:value="-0.919944654103" calcext:value-type="float">
            <text:p>-0.9199446541</text:p>
          </table:table-cell>
          <table:table-cell office:value-type="float" office:value="3.29352470398" calcext:value-type="float">
            <text:p>3.293524704</text:p>
          </table:table-cell>
          <table:table-cell office:value-type="float" office:value="-1.10046410561" calcext:value-type="float">
            <text:p>-1.1004641056</text:p>
          </table:table-cell>
        </table:table-row>
        <table:table-row table:style-name="ro1">
          <table:table-cell office:value-type="float" office:value="2.94205188751" calcext:value-type="float">
            <text:p>2.9420518875</text:p>
          </table:table-cell>
          <table:table-cell office:value-type="float" office:value="-1.58089983463" calcext:value-type="float">
            <text:p>-1.5808998346</text:p>
          </table:table-cell>
          <table:table-cell office:value-type="float" office:value="3.23853645177" calcext:value-type="float">
            <text:p>3.2385364518</text:p>
          </table:table-cell>
          <table:table-cell office:value-type="float" office:value="-0.917828141653" calcext:value-type="float">
            <text:p>-0.9178281417</text:p>
          </table:table-cell>
          <table:table-cell office:value-type="float" office:value="3.29862757683" calcext:value-type="float">
            <text:p>3.2986275768</text:p>
          </table:table-cell>
          <table:table-cell office:value-type="float" office:value="-1.11329865456" calcext:value-type="float">
            <text:p>-1.1132986546</text:p>
          </table:table-cell>
        </table:table-row>
        <table:table-row table:style-name="ro1">
          <table:table-cell office:value-type="float" office:value="2.95509028435" calcext:value-type="float">
            <text:p>2.9550902844</text:p>
          </table:table-cell>
          <table:table-cell office:value-type="float" office:value="-1.58460605145" calcext:value-type="float">
            <text:p>-1.5846060515</text:p>
          </table:table-cell>
          <table:table-cell office:value-type="float" office:value="3.24057563631" calcext:value-type="float">
            <text:p>3.2405756363</text:p>
          </table:table-cell>
          <table:table-cell office:value-type="float" office:value="-0.917169253391" calcext:value-type="float">
            <text:p>-0.9171692534</text:p>
          </table:table-cell>
          <table:table-cell office:value-type="float" office:value="3.30403634071" calcext:value-type="float">
            <text:p>3.3040363407</text:p>
          </table:table-cell>
          <table:table-cell office:value-type="float" office:value="-1.12704885006" calcext:value-type="float">
            <text:p>-1.1270488501</text:p>
          </table:table-cell>
        </table:table-row>
        <table:table-row table:style-name="ro1">
          <table:table-cell office:value-type="float" office:value="2.96839475632" calcext:value-type="float">
            <text:p>2.9683947563</text:p>
          </table:table-cell>
          <table:table-cell office:value-type="float" office:value="-1.58807218075" calcext:value-type="float">
            <text:p>-1.5880721808</text:p>
          </table:table-cell>
          <table:table-cell office:value-type="float" office:value="3.24214061556" calcext:value-type="float">
            <text:p>3.2421406156</text:p>
          </table:table-cell>
          <table:table-cell office:value-type="float" office:value="-0.916740074609" calcext:value-type="float">
            <text:p>-0.9167400746</text:p>
          </table:table-cell>
          <table:table-cell office:value-type="float" office:value="3.30984755516" calcext:value-type="float">
            <text:p>3.3098475552</text:p>
          </table:table-cell>
          <table:table-cell office:value-type="float" office:value="-1.1410421133" calcext:value-type="float">
            <text:p>-1.1410421133</text:p>
          </table:table-cell>
        </table:table-row>
        <table:table-row table:style-name="ro1">
          <table:table-cell office:value-type="float" office:value="2.98170304298" calcext:value-type="float">
            <text:p>2.981703043</text:p>
          </table:table-cell>
          <table:table-cell office:value-type="float" office:value="-1.59133529663" calcext:value-type="float">
            <text:p>-1.5913352966</text:p>
          </table:table-cell>
          <table:table-cell office:value-type="float" office:value="3.24538184258" calcext:value-type="float">
            <text:p>3.2453818426</text:p>
          </table:table-cell>
          <table:table-cell office:value-type="float" office:value="-0.915006253921" calcext:value-type="float">
            <text:p>-0.9150062539</text:p>
          </table:table-cell>
          <table:table-cell office:value-type="float" office:value="3.31531330109" calcext:value-type="float">
            <text:p>3.3153133011</text:p>
          </table:table-cell>
          <table:table-cell office:value-type="float" office:value="-1.15386509895" calcext:value-type="float">
            <text:p>-1.153865099</text:p>
          </table:table-cell>
        </table:table-row>
        <table:table-row table:style-name="ro1">
          <table:table-cell office:value-type="float" office:value="2.99565005302" calcext:value-type="float">
            <text:p>2.995650053</text:p>
          </table:table-cell>
          <table:table-cell office:value-type="float" office:value="-1.59438347816" calcext:value-type="float">
            <text:p>-1.5943834782</text:p>
          </table:table-cell>
          <table:table-cell office:value-type="float" office:value="3.24670207268" calcext:value-type="float">
            <text:p>3.2467020727</text:p>
          </table:table-cell>
          <table:table-cell office:value-type="float" office:value="-0.915485375895" calcext:value-type="float">
            <text:p>-0.9154853759</text:p>
          </table:table-cell>
          <table:table-cell office:value-type="float" office:value="3.32149430275" calcext:value-type="float">
            <text:p>3.3214943028</text:p>
          </table:table-cell>
          <table:table-cell office:value-type="float" office:value="-1.16869390011" calcext:value-type="float">
            <text:p>-1.1686939001</text:p>
          </table:table-cell>
        </table:table-row>
        <table:table-row table:style-name="ro1">
          <table:table-cell office:value-type="float" office:value="3.01136088371" calcext:value-type="float">
            <text:p>3.0113608837</text:p>
          </table:table-cell>
          <table:table-cell office:value-type="float" office:value="-1.59760022163" calcext:value-type="float">
            <text:p>-1.5976002216</text:p>
          </table:table-cell>
          <table:table-cell office:value-type="float" office:value="3.24750140063" calcext:value-type="float">
            <text:p>3.2475014006</text:p>
          </table:table-cell>
          <table:table-cell office:value-type="float" office:value="-0.915517318402" calcext:value-type="float">
            <text:p>-0.9155173184</text:p>
          </table:table-cell>
          <table:table-cell office:value-type="float" office:value="3.32781716347" calcext:value-type="float">
            <text:p>3.3278171635</text:p>
          </table:table-cell>
          <table:table-cell office:value-type="float" office:value="-1.18274521828" calcext:value-type="float">
            <text:p>-1.1827452183</text:p>
          </table:table-cell>
        </table:table-row>
        <table:table-row table:style-name="ro1">
          <table:table-cell office:value-type="float" office:value="3.02671051025" calcext:value-type="float">
            <text:p>3.0267105103</text:p>
          </table:table-cell>
          <table:table-cell office:value-type="float" office:value="-1.60069000721" calcext:value-type="float">
            <text:p>-1.6006900072</text:p>
          </table:table-cell>
          <table:table-cell office:value-type="float" office:value="3.24872339725" calcext:value-type="float">
            <text:p>3.2487233973</text:p>
          </table:table-cell>
          <table:table-cell office:value-type="float" office:value="-0.91700409722" calcext:value-type="float">
            <text:p>-0.9170040972</text:p>
          </table:table-cell>
          <table:table-cell office:value-type="float" office:value="3.33487339973" calcext:value-type="float">
            <text:p>3.3348733997</text:p>
          </table:table-cell>
          <table:table-cell office:value-type="float" office:value="-1.19808423519" calcext:value-type="float">
            <text:p>-1.1980842352</text:p>
          </table:table-cell>
        </table:table-row>
        <table:table-row table:style-name="ro1">
          <table:table-cell office:value-type="float" office:value="3.04219698906" calcext:value-type="float">
            <text:p>3.0421969891</text:p>
          </table:table-cell>
          <table:table-cell office:value-type="float" office:value="-1.60325193405" calcext:value-type="float">
            <text:p>-1.6032519341</text:p>
          </table:table-cell>
          <table:table-cell office:value-type="float" office:value="3.25002349882" calcext:value-type="float">
            <text:p>3.2500234988</text:p>
          </table:table-cell>
          <table:table-cell office:value-type="float" office:value="-0.916098564161" calcext:value-type="float">
            <text:p>-0.9160985642</text:p>
          </table:table-cell>
          <table:table-cell office:value-type="float" office:value="3.34130474091" calcext:value-type="float">
            <text:p>3.3413047409</text:p>
          </table:table-cell>
          <table:table-cell office:value-type="float" office:value="-1.21080243587" calcext:value-type="float">
            <text:p>-1.2108024359</text:p>
          </table:table-cell>
        </table:table-row>
        <table:table-row table:style-name="ro1">
          <table:table-cell office:value-type="float" office:value="3.05654883385" calcext:value-type="float">
            <text:p>3.0565488339</text:p>
          </table:table-cell>
          <table:table-cell office:value-type="float" office:value="-1.60484325886" calcext:value-type="float">
            <text:p>-1.6048432589</text:p>
          </table:table-cell>
          <table:table-cell office:value-type="float" office:value="3.25109994807" calcext:value-type="float">
            <text:p>3.2510999481</text:p>
          </table:table-cell>
          <table:table-cell office:value-type="float" office:value="-0.916965752999" calcext:value-type="float">
            <text:p>-0.916965753</text:p>
          </table:table-cell>
          <table:table-cell office:value-type="float" office:value="3.34971590996" calcext:value-type="float">
            <text:p>3.34971591</text:p>
          </table:table-cell>
          <table:table-cell office:value-type="float" office:value="-1.2266908884" calcext:value-type="float">
            <text:p>-1.2266908884</text:p>
          </table:table-cell>
        </table:table-row>
        <table:table-row table:style-name="ro1">
          <table:table-cell office:value-type="float" office:value="3.07105946541" calcext:value-type="float">
            <text:p>3.0710594654</text:p>
          </table:table-cell>
          <table:table-cell office:value-type="float" office:value="-1.60653781891" calcext:value-type="float">
            <text:p>-1.6065378189</text:p>
          </table:table-cell>
          <table:table-cell office:value-type="float" office:value="3.25241498316" calcext:value-type="float">
            <text:p>3.2524149832</text:p>
          </table:table-cell>
          <table:table-cell office:value-type="float" office:value="-0.915314467189" calcext:value-type="float">
            <text:p>-0.9153144672</text:p>
          </table:table-cell>
          <table:table-cell office:value-type="float" office:value="3.3573441124" calcext:value-type="float">
            <text:p>3.3573441124</text:p>
          </table:table-cell>
          <table:table-cell office:value-type="float" office:value="-1.2397557497" calcext:value-type="float">
            <text:p>-1.2397557497</text:p>
          </table:table-cell>
        </table:table-row>
        <table:table-row table:style-name="ro1">
          <table:table-cell office:value-type="float" office:value="3.08544683456" calcext:value-type="float">
            <text:p>3.0854468346</text:p>
          </table:table-cell>
          <table:table-cell office:value-type="float" office:value="-1.60784304142" calcext:value-type="float">
            <text:p>-1.6078430414</text:p>
          </table:table-cell>
          <table:table-cell office:value-type="float" office:value="3.2536990119" calcext:value-type="float">
            <text:p>3.2536990119</text:p>
          </table:table-cell>
          <table:table-cell office:value-type="float" office:value="-0.915829654251" calcext:value-type="float">
            <text:p>-0.9158296543</text:p>
          </table:table-cell>
          <table:table-cell office:value-type="float" office:value="3.36700888634" calcext:value-type="float">
            <text:p>3.3670088863</text:p>
          </table:table-cell>
          <table:table-cell office:value-type="float" office:value="-1.25692212582" calcext:value-type="float">
            <text:p>-1.2569221258</text:p>
          </table:table-cell>
        </table:table-row>
        <table:table-row table:style-name="ro1">
          <table:table-cell office:value-type="float" office:value="3.09991645813" calcext:value-type="float">
            <text:p>3.0999164581</text:p>
          </table:table-cell>
          <table:table-cell office:value-type="float" office:value="-1.60854506493" calcext:value-type="float">
            <text:p>-1.6085450649</text:p>
          </table:table-cell>
          <table:table-cell office:value-type="float" office:value="3.25520467322" calcext:value-type="float">
            <text:p>3.2552046732</text:p>
          </table:table-cell>
          <table:table-cell office:value-type="float" office:value="-0.91518313644" calcext:value-type="float">
            <text:p>-0.9151831364</text:p>
          </table:table-cell>
          <table:table-cell office:value-type="float" office:value="3.37502189636" calcext:value-type="float">
            <text:p>3.3750218964</text:p>
          </table:table-cell>
          <table:table-cell office:value-type="float" office:value="-1.26930761337" calcext:value-type="float">
            <text:p>-1.2693076134</text:p>
          </table:table-cell>
        </table:table-row>
        <table:table-row table:style-name="ro1">
          <table:table-cell office:value-type="float" office:value="3.1148006916" calcext:value-type="float">
            <text:p>3.1148006916</text:p>
          </table:table-cell>
          <table:table-cell office:value-type="float" office:value="-1.60857069492" calcext:value-type="float">
            <text:p>-1.6085706949</text:p>
          </table:table-cell>
          <table:table-cell office:value-type="float" office:value="3.25717488526" calcext:value-type="float">
            <text:p>3.2571748853</text:p>
          </table:table-cell>
          <table:table-cell office:value-type="float" office:value="-0.913848685577" calcext:value-type="float">
            <text:p>-0.9138486856</text:p>
          </table:table-cell>
          <table:table-cell office:value-type="float" office:value="3.38344594002" calcext:value-type="float">
            <text:p>3.38344594</text:p>
          </table:table-cell>
          <table:table-cell office:value-type="float" office:value="-1.28216588497" calcext:value-type="float">
            <text:p>-1.282165885</text:p>
          </table:table-cell>
        </table:table-row>
        <table:table-row table:style-name="ro1">
          <table:table-cell office:value-type="float" office:value="3.12993097305" calcext:value-type="float">
            <text:p>3.1299309731</text:p>
          </table:table-cell>
          <table:table-cell office:value-type="float" office:value="-1.6079069376" calcext:value-type="float">
            <text:p>-1.6079069376</text:p>
          </table:table-cell>
          <table:table-cell office:value-type="float" office:value="3.25841016248" calcext:value-type="float">
            <text:p>3.2584101625</text:p>
          </table:table-cell>
          <table:table-cell office:value-type="float" office:value="-0.913404777116" calcext:value-type="float">
            <text:p>-0.9134047771</text:p>
          </table:table-cell>
          <table:table-cell office:value-type="float" office:value="3.39244409561" calcext:value-type="float">
            <text:p>3.3924440956</text:p>
          </table:table-cell>
          <table:table-cell office:value-type="float" office:value="-1.29495322704" calcext:value-type="float">
            <text:p>-1.294953227</text:p>
          </table:table-cell>
        </table:table-row>
        <table:table-row table:style-name="ro1">
          <table:table-cell office:value-type="float" office:value="3.14432215691" calcext:value-type="float">
            <text:p>3.1443221569</text:p>
          </table:table-cell>
          <table:table-cell office:value-type="float" office:value="-1.60683846474" calcext:value-type="float">
            <text:p>-1.6068384647</text:p>
          </table:table-cell>
          <table:table-cell office:value-type="float" office:value="3.25972081841" calcext:value-type="float">
            <text:p>3.2597208184</text:p>
          </table:table-cell>
          <table:table-cell office:value-type="float" office:value="-0.913046683142" calcext:value-type="float">
            <text:p>-0.9130466831</text:p>
          </table:table-cell>
          <table:table-cell office:value-type="float" office:value="3.40141411781" calcext:value-type="float">
            <text:p>3.4014141178</text:p>
          </table:table-cell>
          <table:table-cell office:value-type="float" office:value="-1.30718564987" calcext:value-type="float">
            <text:p>-1.3071856499</text:p>
          </table:table-cell>
        </table:table-row>
        <table:table-row table:style-name="ro1">
          <table:table-cell office:value-type="float" office:value="3.15864467621" calcext:value-type="float">
            <text:p>3.1586446762</text:p>
          </table:table-cell>
          <table:table-cell office:value-type="float" office:value="-1.60596585274" calcext:value-type="float">
            <text:p>-1.6059658527</text:p>
          </table:table-cell>
          <table:table-cell office:value-type="float" office:value="3.26095269335" calcext:value-type="float">
            <text:p>3.2609526934</text:p>
          </table:table-cell>
          <table:table-cell office:value-type="float" office:value="-0.912676447465" calcext:value-type="float">
            <text:p>-0.9126764475</text:p>
          </table:table-cell>
          <table:table-cell office:value-type="float" office:value="3.41176553726" calcext:value-type="float">
            <text:p>3.4117655373</text:p>
          </table:table-cell>
          <table:table-cell office:value-type="float" office:value="-1.32063257694" calcext:value-type="float">
            <text:p>-1.3206325769</text:p>
          </table:table-cell>
        </table:table-row>
        <table:table-row table:style-name="ro1">
          <table:table-cell office:value-type="float" office:value="3.17317414284" calcext:value-type="float">
            <text:p>3.1731741428</text:p>
          </table:table-cell>
          <table:table-cell office:value-type="float" office:value="-1.60524404049" calcext:value-type="float">
            <text:p>-1.6052440405</text:p>
          </table:table-cell>
          <table:table-cell office:value-type="float" office:value="3.26212885396" calcext:value-type="float">
            <text:p>3.262128854</text:p>
          </table:table-cell>
          <table:table-cell office:value-type="float" office:value="-0.912243838" calcext:value-type="float">
            <text:p>-0.912243838</text:p>
          </table:table-cell>
          <table:table-cell office:value-type="float" office:value="3.42138000488" calcext:value-type="float">
            <text:p>3.4213800049</text:p>
          </table:table-cell>
          <table:table-cell office:value-type="float" office:value="-1.33204543591" calcext:value-type="float">
            <text:p>-1.3320454359</text:p>
          </table:table-cell>
        </table:table-row>
        <table:table-row table:style-name="ro1">
          <table:table-cell office:value-type="float" office:value="3.18687272072" calcext:value-type="float">
            <text:p>3.1868727207</text:p>
          </table:table-cell>
          <table:table-cell office:value-type="float" office:value="-1.60421454906" calcext:value-type="float">
            <text:p>-1.6042145491</text:p>
          </table:table-cell>
          <table:table-cell office:value-type="float" office:value="3.26327986519" calcext:value-type="float">
            <text:p>3.2632798652</text:p>
          </table:table-cell>
          <table:table-cell office:value-type="float" office:value="-0.911161111645" calcext:value-type="float">
            <text:p>-0.9111611116</text:p>
          </table:table-cell>
          <table:table-cell office:value-type="float" office:value="3.43084975243" calcext:value-type="float">
            <text:p>3.4308497524</text:p>
          </table:table-cell>
          <table:table-cell office:value-type="float" office:value="-1.34289050102" calcext:value-type="float">
            <text:p>-1.342890501</text:p>
          </table:table-cell>
        </table:table-row>
        <table:table-row table:style-name="ro1">
          <table:table-cell office:value-type="float" office:value="3.20067977905" calcext:value-type="float">
            <text:p>3.2006797791</text:p>
          </table:table-cell>
          <table:table-cell office:value-type="float" office:value="-1.60288500786" calcext:value-type="float">
            <text:p>-1.6028850079</text:p>
          </table:table-cell>
          <table:table-cell office:value-type="float" office:value="3.26443040817" calcext:value-type="float">
            <text:p>3.2644304082</text:p>
          </table:table-cell>
          <table:table-cell office:value-type="float" office:value="-0.907034224416" calcext:value-type="float">
            <text:p>-0.9070342244</text:p>
          </table:table-cell>
          <table:table-cell office:value-type="float" office:value="3.44027896881" calcext:value-type="float">
            <text:p>3.4402789688</text:p>
          </table:table-cell>
          <table:table-cell office:value-type="float" office:value="-1.35318338871" calcext:value-type="float">
            <text:p>-1.3531833887</text:p>
          </table:table-cell>
        </table:table-row>
        <table:table-row table:style-name="ro1">
          <table:table-cell office:value-type="float" office:value="3.21385478973" calcext:value-type="float">
            <text:p>3.2138547897</text:p>
          </table:table-cell>
          <table:table-cell office:value-type="float" office:value="-1.60075747967" calcext:value-type="float">
            <text:p>-1.6007574797</text:p>
          </table:table-cell>
          <table:table-cell office:value-type="float" office:value="3.26528963749" calcext:value-type="float">
            <text:p>3.2652896375</text:p>
          </table:table-cell>
          <table:table-cell office:value-type="float" office:value="-0.903257248016" calcext:value-type="float">
            <text:p>-0.903257248</text:p>
          </table:table-cell>
          <table:table-cell office:value-type="float" office:value="3.45002504349" calcext:value-type="float">
            <text:p>3.4500250435</text:p>
          </table:table-cell>
          <table:table-cell office:value-type="float" office:value="-1.36313736439" calcext:value-type="float">
            <text:p>-1.3631373644</text:p>
          </table:table-cell>
        </table:table-row>
        <table:table-row table:style-name="ro1">
          <table:table-cell office:value-type="float" office:value="3.22693324089" calcext:value-type="float">
            <text:p>3.2269332409</text:p>
          </table:table-cell>
          <table:table-cell office:value-type="float" office:value="-1.59876489639" calcext:value-type="float">
            <text:p>-1.5987648964</text:p>
          </table:table-cell>
          <table:table-cell office:value-type="float" office:value="3.26730422148" calcext:value-type="float">
            <text:p>3.2673042215</text:p>
          </table:table-cell>
          <table:table-cell office:value-type="float" office:value="-0.907425432954" calcext:value-type="float">
            <text:p>-0.907425433</text:p>
          </table:table-cell>
          <table:table-cell office:value-type="float" office:value="3.45963283539" calcext:value-type="float">
            <text:p>3.4596328354</text:p>
          </table:table-cell>
          <table:table-cell office:value-type="float" office:value="-1.37310123444" calcext:value-type="float">
            <text:p>-1.3731012344</text:p>
          </table:table-cell>
        </table:table-row>
        <table:table-row table:style-name="ro1">
          <table:table-cell office:value-type="float" office:value="3.23992776871" calcext:value-type="float">
            <text:p>3.2399277687</text:p>
          </table:table-cell>
          <table:table-cell office:value-type="float" office:value="-1.59669303894" calcext:value-type="float">
            <text:p>-1.5966930389</text:p>
          </table:table-cell>
          <table:table-cell office:value-type="float" office:value="3.26879369984" calcext:value-type="float">
            <text:p>3.2687936998</text:p>
          </table:table-cell>
          <table:table-cell office:value-type="float" office:value="-0.906611904086" calcext:value-type="float">
            <text:p>-0.9066119041</text:p>
          </table:table-cell>
          <table:table-cell office:value-type="float" office:value="3.46884366035" calcext:value-type="float">
            <text:p>3.4688436604</text:p>
          </table:table-cell>
          <table:table-cell office:value-type="float" office:value="-1.38214409351" calcext:value-type="float">
            <text:p>-1.3821440935</text:p>
          </table:table-cell>
        </table:table-row>
        <table:table-row table:style-name="ro1">
          <table:table-cell office:value-type="float" office:value="3.25381612778" calcext:value-type="float">
            <text:p>3.2538161278</text:p>
          </table:table-cell>
          <table:table-cell office:value-type="float" office:value="-1.59466278553" calcext:value-type="float">
            <text:p>-1.5946627855</text:p>
          </table:table-cell>
          <table:table-cell office:value-type="float" office:value="3.26978843708" calcext:value-type="float">
            <text:p>3.2697884371</text:p>
          </table:table-cell>
          <table:table-cell office:value-type="float" office:value="-0.902787299883" calcext:value-type="float">
            <text:p>-0.9027872999</text:p>
          </table:table-cell>
          <table:table-cell office:value-type="float" office:value="3.47854777336" calcext:value-type="float">
            <text:p>3.4785477734</text:p>
          </table:table-cell>
          <table:table-cell office:value-type="float" office:value="-1.3912127018" calcext:value-type="float">
            <text:p>-1.3912127018</text:p>
          </table:table-cell>
        </table:table-row>
        <table:table-row table:style-name="ro1">
          <table:table-cell office:value-type="float" office:value="3.26689004898" calcext:value-type="float">
            <text:p>3.266890049</text:p>
          </table:table-cell>
          <table:table-cell office:value-type="float" office:value="-1.59197306633" calcext:value-type="float">
            <text:p>-1.5919730663</text:p>
          </table:table-cell>
          <table:table-cell office:value-type="float" office:value="3.27070048707" calcext:value-type="float">
            <text:p>3.2707004871</text:p>
          </table:table-cell>
          <table:table-cell office:value-type="float" office:value="-0.899153185949" calcext:value-type="float">
            <text:p>-0.8991531859</text:p>
          </table:table-cell>
          <table:table-cell office:value-type="float" office:value="3.48799344063" calcext:value-type="float">
            <text:p>3.4879934406</text:p>
          </table:table-cell>
          <table:table-cell office:value-type="float" office:value="-1.3998657465" calcext:value-type="float">
            <text:p>-1.3998657465</text:p>
          </table:table-cell>
        </table:table-row>
        <table:table-row table:style-name="ro1">
          <table:table-cell office:value-type="float" office:value="3.27966165543" calcext:value-type="float">
            <text:p>3.2796616554</text:p>
          </table:table-cell>
          <table:table-cell office:value-type="float" office:value="-1.58853578568" calcext:value-type="float">
            <text:p>-1.5885357857</text:p>
          </table:table-cell>
          <table:table-cell office:value-type="float" office:value="3.27165876227" calcext:value-type="float">
            <text:p>3.2716587623</text:p>
          </table:table-cell>
          <table:table-cell office:value-type="float" office:value="-0.896783323808" calcext:value-type="float">
            <text:p>-0.8967833238</text:p>
          </table:table-cell>
          <table:table-cell office:value-type="float" office:value="3.49760552406" calcext:value-type="float">
            <text:p>3.4976055241</text:p>
          </table:table-cell>
          <table:table-cell office:value-type="float" office:value="-1.40795183182" calcext:value-type="float">
            <text:p>-1.4079518318</text:p>
          </table:table-cell>
        </table:table-row>
        <table:table-row table:style-name="ro1">
          <table:table-cell office:value-type="float" office:value="3.29278659821" calcext:value-type="float">
            <text:p>3.2927865982</text:p>
          </table:table-cell>
          <table:table-cell office:value-type="float" office:value="-1.58474266529" calcext:value-type="float">
            <text:p>-1.5847426653</text:p>
          </table:table-cell>
          <table:table-cell office:value-type="float" office:value="3.27277261465" calcext:value-type="float">
            <text:p>3.2727726147</text:p>
          </table:table-cell>
          <table:table-cell office:value-type="float" office:value="-0.89499219235" calcext:value-type="float">
            <text:p>-0.8949921924</text:p>
          </table:table-cell>
          <table:table-cell office:value-type="float" office:value="3.50765701294" calcext:value-type="float">
            <text:p>3.5076570129</text:p>
          </table:table-cell>
          <table:table-cell office:value-type="float" office:value="-1.41627180576" calcext:value-type="float">
            <text:p>-1.4162718058</text:p>
          </table:table-cell>
        </table:table-row>
        <table:table-row table:style-name="ro1">
          <table:table-cell office:value-type="float" office:value="3.30503153801" calcext:value-type="float">
            <text:p>3.305031538</text:p>
          </table:table-cell>
          <table:table-cell office:value-type="float" office:value="-1.58136093616" calcext:value-type="float">
            <text:p>-1.5813609362</text:p>
          </table:table-cell>
          <table:table-cell office:value-type="float" office:value="3.27332765982" calcext:value-type="float">
            <text:p>3.2733276598</text:p>
          </table:table-cell>
          <table:table-cell office:value-type="float" office:value="-0.892420666986" calcext:value-type="float">
            <text:p>-0.892420667</text:p>
          </table:table-cell>
          <table:table-cell office:value-type="float" office:value="3.51826067924" calcext:value-type="float">
            <text:p>3.5182606792</text:p>
          </table:table-cell>
          <table:table-cell office:value-type="float" office:value="-1.42436778545" calcext:value-type="float">
            <text:p>-1.4243677855</text:p>
          </table:table-cell>
        </table:table-row>
        <table:table-row table:style-name="ro1">
          <table:table-cell office:value-type="float" office:value="3.31704688072" calcext:value-type="float">
            <text:p>3.3170468807</text:p>
          </table:table-cell>
          <table:table-cell office:value-type="float" office:value="-1.5776951313" calcext:value-type="float">
            <text:p>-1.5776951313</text:p>
          </table:table-cell>
          <table:table-cell office:value-type="float" office:value="3.27421065715" calcext:value-type="float">
            <text:p>3.2742106572</text:p>
          </table:table-cell>
          <table:table-cell office:value-type="float" office:value="-0.891695869124" calcext:value-type="float">
            <text:p>-0.8916958691</text:p>
          </table:table-cell>
          <table:table-cell office:value-type="float" office:value="3.52907963753" calcext:value-type="float">
            <text:p>3.5290796375</text:p>
          </table:table-cell>
          <table:table-cell office:value-type="float" office:value="-1.43190395832" calcext:value-type="float">
            <text:p>-1.4319039583</text:p>
          </table:table-cell>
        </table:table-row>
        <table:table-row table:style-name="ro1">
          <table:table-cell office:value-type="float" office:value="3.32954406738" calcext:value-type="float">
            <text:p>3.3295440674</text:p>
          </table:table-cell>
          <table:table-cell office:value-type="float" office:value="-1.57359647751" calcext:value-type="float">
            <text:p>-1.5735964775</text:p>
          </table:table-cell>
          <table:table-cell office:value-type="float" office:value="3.27469737263" calcext:value-type="float">
            <text:p>3.2746973726</text:p>
          </table:table-cell>
          <table:table-cell office:value-type="float" office:value="-0.889678156512" calcext:value-type="float">
            <text:p>-0.8896781565</text:p>
          </table:table-cell>
          <table:table-cell office:value-type="float" office:value="3.54023190498" calcext:value-type="float">
            <text:p>3.540231905</text:p>
          </table:table-cell>
          <table:table-cell office:value-type="float" office:value="-1.43994522095" calcext:value-type="float">
            <text:p>-1.439945221</text:p>
          </table:table-cell>
        </table:table-row>
        <table:table-row table:style-name="ro1">
          <table:table-cell office:value-type="float" office:value="3.3418469429" calcext:value-type="float">
            <text:p>3.3418469429</text:p>
          </table:table-cell>
          <table:table-cell office:value-type="float" office:value="-1.56918025017" calcext:value-type="float">
            <text:p>-1.5691802502</text:p>
          </table:table-cell>
          <table:table-cell office:value-type="float" office:value="3.27546034846" calcext:value-type="float">
            <text:p>3.2754603485</text:p>
          </table:table-cell>
          <table:table-cell office:value-type="float" office:value="-0.888746476205" calcext:value-type="float">
            <text:p>-0.8887464762</text:p>
          </table:table-cell>
          <table:table-cell office:value-type="float" office:value="3.55145116806" calcext:value-type="float">
            <text:p>3.5514511681</text:p>
          </table:table-cell>
          <table:table-cell office:value-type="float" office:value="-1.44746160507" calcext:value-type="float">
            <text:p>-1.4474616051</text:p>
          </table:table-cell>
        </table:table-row>
        <table:table-row table:style-name="ro1">
          <table:table-cell office:value-type="float" office:value="3.35403752327" calcext:value-type="float">
            <text:p>3.3540375233</text:p>
          </table:table-cell>
          <table:table-cell office:value-type="float" office:value="-1.56474840641" calcext:value-type="float">
            <text:p>-1.5647484064</text:p>
          </table:table-cell>
          <table:table-cell office:value-type="float" office:value="3.27508051484" calcext:value-type="float">
            <text:p>3.2750805148</text:p>
          </table:table-cell>
          <table:table-cell office:value-type="float" office:value="-0.884905560198" calcext:value-type="float">
            <text:p>-0.8849055602</text:p>
          </table:table-cell>
          <table:table-cell office:value-type="float" office:value="3.56249638557" calcext:value-type="float">
            <text:p>3.5624963856</text:p>
          </table:table-cell>
          <table:table-cell office:value-type="float" office:value="-1.45458984375" calcext:value-type="float">
            <text:p>-1.4545898438</text:p>
          </table:table-cell>
        </table:table-row>
        <table:table-row table:style-name="ro1">
          <table:table-cell office:value-type="float" office:value="3.3658144474" calcext:value-type="float">
            <text:p>3.3658144474</text:p>
          </table:table-cell>
          <table:table-cell office:value-type="float" office:value="-1.56004989147" calcext:value-type="float">
            <text:p>-1.5600498915</text:p>
          </table:table-cell>
          <table:table-cell office:value-type="float" office:value="3.2761466802" calcext:value-type="float">
            <text:p>3.2761466802</text:p>
          </table:table-cell>
          <table:table-cell office:value-type="float" office:value="-0.883983803141" calcext:value-type="float">
            <text:p>-0.8839838031</text:p>
          </table:table-cell>
          <table:table-cell office:value-type="float" office:value="3.57420464516" calcext:value-type="float">
            <text:p>3.5742046452</text:p>
          </table:table-cell>
          <table:table-cell office:value-type="float" office:value="-1.46163523197" calcext:value-type="float">
            <text:p>-1.461635232</text:p>
          </table:table-cell>
        </table:table-row>
        <table:table-row table:style-name="ro1">
          <table:table-cell office:value-type="float" office:value="3.37693333626" calcext:value-type="float">
            <text:p>3.3769333363</text:p>
          </table:table-cell>
          <table:table-cell office:value-type="float" office:value="-1.55437970161" calcext:value-type="float">
            <text:p>-1.5543797016</text:p>
          </table:table-cell>
          <table:table-cell office:value-type="float" office:value="3.27594077264" calcext:value-type="float">
            <text:p>3.2759407726</text:p>
          </table:table-cell>
          <table:table-cell office:value-type="float" office:value="-0.880148967457" calcext:value-type="float">
            <text:p>-0.8801489675</text:p>
          </table:table-cell>
          <table:table-cell office:value-type="float" office:value="3.58677073479" calcext:value-type="float">
            <text:p>3.5867707348</text:p>
          </table:table-cell>
          <table:table-cell office:value-type="float" office:value="-1.46853125095" calcext:value-type="float">
            <text:p>-1.468531251</text:p>
          </table:table-cell>
        </table:table-row>
        <table:table-row table:style-name="ro1">
          <table:table-cell office:value-type="float" office:value="3.38749504089" calcext:value-type="float">
            <text:p>3.3874950409</text:p>
          </table:table-cell>
          <table:table-cell office:value-type="float" office:value="-1.54864394665" calcext:value-type="float">
            <text:p>-1.5486439467</text:p>
          </table:table-cell>
          <table:table-cell office:value-type="float" office:value="3.2774903953" calcext:value-type="float">
            <text:p>3.2774903953</text:p>
          </table:table-cell>
          <table:table-cell office:value-type="float" office:value="-0.880780817313" calcext:value-type="float">
            <text:p>-0.8807808173</text:p>
          </table:table-cell>
          <table:table-cell office:value-type="float" office:value="3.61108203888" calcext:value-type="float">
            <text:p>3.6110820389</text:p>
          </table:table-cell>
          <table:table-cell office:value-type="float" office:value="-1.48836898804" calcext:value-type="float">
            <text:p>-1.488368988</text:p>
          </table:table-cell>
        </table:table-row>
        <table:table-row table:style-name="ro1">
          <table:table-cell office:value-type="float" office:value="3.39860391617" calcext:value-type="float">
            <text:p>3.3986039162</text:p>
          </table:table-cell>
          <table:table-cell office:value-type="float" office:value="-1.54293179512" calcext:value-type="float">
            <text:p>-1.5429317951</text:p>
          </table:table-cell>
          <table:table-cell office:value-type="float" office:value="3.2769097842" calcext:value-type="float">
            <text:p>3.2769097842</text:p>
          </table:table-cell>
          <table:table-cell office:value-type="float" office:value="-0.876597535925" calcext:value-type="float">
            <text:p>-0.8765975359</text:p>
          </table:table-cell>
          <table:table-cell office:value-type="float" office:value="3.63289662361" calcext:value-type="float">
            <text:p>3.6328966236</text:p>
          </table:table-cell>
          <table:table-cell office:value-type="float" office:value="-1.50532519817" calcext:value-type="float">
            <text:p>-1.5053251982</text:p>
          </table:table-cell>
        </table:table-row>
        <table:table-row table:style-name="ro1">
          <table:table-cell office:value-type="float" office:value="3.40924549103" calcext:value-type="float">
            <text:p>3.409245491</text:p>
          </table:table-cell>
          <table:table-cell office:value-type="float" office:value="-1.53728425503" calcext:value-type="float">
            <text:p>-1.537284255</text:p>
          </table:table-cell>
          <table:table-cell office:value-type="float" office:value="3.27618738698" calcext:value-type="float">
            <text:p>3.276187387</text:p>
          </table:table-cell>
          <table:table-cell office:value-type="float" office:value="-0.872754904974" calcext:value-type="float">
            <text:p>-0.872754905</text:p>
          </table:table-cell>
          <table:table-cell office:value-type="float" office:value="3.6535608387" calcext:value-type="float">
            <text:p>3.6535608387</text:p>
          </table:table-cell>
          <table:table-cell office:value-type="float" office:value="-1.51925194263" calcext:value-type="float">
            <text:p>-1.5192519426</text:p>
          </table:table-cell>
        </table:table-row>
        <table:table-row table:style-name="ro1">
          <table:table-cell office:value-type="float" office:value="3.41998338699" calcext:value-type="float">
            <text:p>3.419983387</text:p>
          </table:table-cell>
          <table:table-cell office:value-type="float" office:value="-1.53105664253" calcext:value-type="float">
            <text:p>-1.5310566425</text:p>
          </table:table-cell>
          <table:table-cell office:value-type="float" office:value="3.27553653863" calcext:value-type="float">
            <text:p>3.2755365386</text:p>
          </table:table-cell>
          <table:table-cell office:value-type="float" office:value="-0.868845016078" calcext:value-type="float">
            <text:p>-0.8688450161</text:p>
          </table:table-cell>
          <table:table-cell office:value-type="float" office:value="3.67313357353" calcext:value-type="float">
            <text:p>3.6731335735</text:p>
          </table:table-cell>
          <table:table-cell office:value-type="float" office:value="-1.53162753582" calcext:value-type="float">
            <text:p>-1.5316275358</text:p>
          </table:table-cell>
        </table:table-row>
        <table:table-row table:style-name="ro1">
          <table:table-cell office:value-type="float" office:value="3.43136835098" calcext:value-type="float">
            <text:p>3.431368351</text:p>
          </table:table-cell>
          <table:table-cell office:value-type="float" office:value="-1.52444696426" calcext:value-type="float">
            <text:p>-1.5244469643</text:p>
          </table:table-cell>
          <table:table-cell office:value-type="float" office:value="3.27438634775" calcext:value-type="float">
            <text:p>3.2743863478</text:p>
          </table:table-cell>
          <table:table-cell office:value-type="float" office:value="-0.864466454669" calcext:value-type="float">
            <text:p>-0.8644664547</text:p>
          </table:table-cell>
          <table:table-cell office:value-type="float" office:value="3.68663354874" calcext:value-type="float">
            <text:p>3.6866335487</text:p>
          </table:table-cell>
          <table:table-cell office:value-type="float" office:value="-1.5373737812" calcext:value-type="float">
            <text:p>-1.5373737812</text:p>
          </table:table-cell>
        </table:table-row>
        <table:table-row table:style-name="ro1">
          <table:table-cell office:value-type="float" office:value="3.44179987907" calcext:value-type="float">
            <text:p>3.4417998791</text:p>
          </table:table-cell>
          <table:table-cell office:value-type="float" office:value="-1.51756894588" calcext:value-type="float">
            <text:p>-1.5175689459</text:p>
          </table:table-cell>
          <table:table-cell office:value-type="float" office:value="3.27415083987" calcext:value-type="float">
            <text:p>3.2741508399</text:p>
          </table:table-cell>
          <table:table-cell office:value-type="float" office:value="-0.86141726375" calcext:value-type="float">
            <text:p>-0.8614172638</text:p>
          </table:table-cell>
          <table:table-cell office:value-type="float" office:value="3.70831652641" calcext:value-type="float">
            <text:p>3.7083165264</text:p>
          </table:table-cell>
          <table:table-cell office:value-type="float" office:value="-1.55048525333" calcext:value-type="float">
            <text:p>-1.5504852533</text:p>
          </table:table-cell>
        </table:table-row>
        <table:table-row table:style-name="ro1">
          <table:table-cell office:value-type="float" office:value="3.45151686668" calcext:value-type="float">
            <text:p>3.4515168667</text:p>
          </table:table-cell>
          <table:table-cell office:value-type="float" office:value="-1.51063299179" calcext:value-type="float">
            <text:p>-1.5106329918</text:p>
          </table:table-cell>
          <table:table-cell office:value-type="float" office:value="3.27298295304" calcext:value-type="float">
            <text:p>3.272982953</text:p>
          </table:table-cell>
          <table:table-cell office:value-type="float" office:value="-0.856859834541" calcext:value-type="float">
            <text:p>-0.8568598345</text:p>
          </table:table-cell>
          <table:table-cell office:value-type="float" office:value="3.72804542542" calcext:value-type="float">
            <text:p>3.7280454254</text:p>
          </table:table-cell>
          <table:table-cell office:value-type="float" office:value="-1.55991458893" calcext:value-type="float">
            <text:p>-1.5599145889</text:p>
          </table:table-cell>
        </table:table-row>
        <table:table-row table:style-name="ro1">
          <table:table-cell office:value-type="float" office:value="3.46043586731" calcext:value-type="float">
            <text:p>3.4604358673</text:p>
          </table:table-cell>
          <table:table-cell office:value-type="float" office:value="-1.5034378767" calcext:value-type="float">
            <text:p>-1.5034378767</text:p>
          </table:table-cell>
          <table:table-cell office:value-type="float" office:value="3.27165267195" calcext:value-type="float">
            <text:p>3.271652672</text:p>
          </table:table-cell>
          <table:table-cell office:value-type="float" office:value="-0.852466828949" calcext:value-type="float">
            <text:p>-0.8524668289</text:p>
          </table:table-cell>
          <table:table-cell office:value-type="float" office:value="3.74680753708" calcext:value-type="float">
            <text:p>3.7468075371</text:p>
          </table:table-cell>
          <table:table-cell office:value-type="float" office:value="-1.56917750835" calcext:value-type="float">
            <text:p>-1.5691775084</text:p>
          </table:table-cell>
        </table:table-row>
        <table:table-row table:style-name="ro1">
          <table:table-cell office:value-type="float" office:value="3.46962857246" calcext:value-type="float">
            <text:p>3.4696285725</text:p>
          </table:table-cell>
          <table:table-cell office:value-type="float" office:value="-1.49611926079" calcext:value-type="float">
            <text:p>-1.4961192608</text:p>
          </table:table-cell>
          <table:table-cell office:value-type="float" office:value="3.27016737923" calcext:value-type="float">
            <text:p>3.2701673792</text:p>
          </table:table-cell>
          <table:table-cell office:value-type="float" office:value="-0.848061259065" calcext:value-type="float">
            <text:p>-0.8480612591</text:p>
          </table:table-cell>
          <table:table-cell office:value-type="float" office:value="3.76090332031" calcext:value-type="float">
            <text:p>3.7609033203</text:p>
          </table:table-cell>
          <table:table-cell office:value-type="float" office:value="-1.57391762733" calcext:value-type="float">
            <text:p>-1.5739176273</text:p>
          </table:table-cell>
        </table:table-row>
        <table:table-row table:style-name="ro1">
          <table:table-cell office:value-type="float" office:value="3.47834610939" calcext:value-type="float">
            <text:p>3.4783461094</text:p>
          </table:table-cell>
          <table:table-cell office:value-type="float" office:value="-1.48878931999" calcext:value-type="float">
            <text:p>-1.48878932</text:p>
          </table:table-cell>
          <table:table-cell office:value-type="float" office:value="3.26893287638" calcext:value-type="float">
            <text:p>3.2689328764</text:p>
          </table:table-cell>
          <table:table-cell office:value-type="float" office:value="-0.843878748425" calcext:value-type="float">
            <text:p>-0.8438787484</text:p>
          </table:table-cell>
          <table:table-cell office:value-type="float" office:value="3.77705188751" calcext:value-type="float">
            <text:p>3.7770518875</text:p>
          </table:table-cell>
          <table:table-cell office:value-type="float" office:value="-1.58089983463" calcext:value-type="float">
            <text:p>-1.5808998346</text:p>
          </table:table-cell>
        </table:table-row>
        <table:table-row table:style-name="ro1">
          <table:table-cell office:value-type="float" office:value="3.48770141602" calcext:value-type="float">
            <text:p>3.487701416</text:p>
          </table:table-cell>
          <table:table-cell office:value-type="float" office:value="-1.48112094402" calcext:value-type="float">
            <text:p>-1.481120944</text:p>
          </table:table-cell>
          <table:table-cell office:value-type="float" office:value="3.26750472961" calcext:value-type="float">
            <text:p>3.2675047296</text:p>
          </table:table-cell>
          <table:table-cell office:value-type="float" office:value="-0.840240378498" calcext:value-type="float">
            <text:p>-0.8402403785</text:p>
          </table:table-cell>
          <table:table-cell office:value-type="float" office:value="3.79009028435" calcext:value-type="float">
            <text:p>3.7900902844</text:p>
          </table:table-cell>
          <table:table-cell office:value-type="float" office:value="-1.58460605145" calcext:value-type="float">
            <text:p>-1.5846060515</text:p>
          </table:table-cell>
        </table:table-row>
        <table:table-row table:style-name="ro1">
          <table:table-cell office:value-type="float" office:value="3.49753189087" calcext:value-type="float">
            <text:p>3.4975318909</text:p>
          </table:table-cell>
          <table:table-cell office:value-type="float" office:value="-1.47305226326" calcext:value-type="float">
            <text:p>-1.4730522633</text:p>
          </table:table-cell>
          <table:table-cell office:value-type="float" office:value="3.26569585696" calcext:value-type="float">
            <text:p>3.265695857</text:p>
          </table:table-cell>
          <table:table-cell office:value-type="float" office:value="-0.836261536722" calcext:value-type="float">
            <text:p>-0.8362615367</text:p>
          </table:table-cell>
          <table:table-cell office:value-type="float" office:value="3.80339475632" calcext:value-type="float">
            <text:p>3.8033947563</text:p>
          </table:table-cell>
          <table:table-cell office:value-type="float" office:value="-1.58807218075" calcext:value-type="float">
            <text:p>-1.5880721808</text:p>
          </table:table-cell>
        </table:table-row>
        <table:table-row table:style-name="ro1">
          <table:table-cell office:value-type="float" office:value="3.50619626045" calcext:value-type="float">
            <text:p>3.5061962605</text:p>
          </table:table-cell>
          <table:table-cell office:value-type="float" office:value="-1.46558630466" calcext:value-type="float">
            <text:p>-1.4655863047</text:p>
          </table:table-cell>
          <table:table-cell office:value-type="float" office:value="3.26431410539" calcext:value-type="float">
            <text:p>3.2643141054</text:p>
          </table:table-cell>
          <table:table-cell office:value-type="float" office:value="-0.832755787443" calcext:value-type="float">
            <text:p>-0.8327557874</text:p>
          </table:table-cell>
          <table:table-cell office:value-type="float" office:value="3.81670304298" calcext:value-type="float">
            <text:p>3.816703043</text:p>
          </table:table-cell>
          <table:table-cell office:value-type="float" office:value="-1.59133529663" calcext:value-type="float">
            <text:p>-1.5913352966</text:p>
          </table:table-cell>
        </table:table-row>
        <table:table-row table:style-name="ro1">
          <table:table-cell office:value-type="float" office:value="3.51585030556" calcext:value-type="float">
            <text:p>3.5158503056</text:p>
          </table:table-cell>
          <table:table-cell office:value-type="float" office:value="-1.45712864399" calcext:value-type="float">
            <text:p>-1.457128644</text:p>
          </table:table-cell>
          <table:table-cell office:value-type="float" office:value="3.26255868542" calcext:value-type="float">
            <text:p>3.2625586854</text:p>
          </table:table-cell>
          <table:table-cell office:value-type="float" office:value="-0.829203695444" calcext:value-type="float">
            <text:p>-0.8292036954</text:p>
          </table:table-cell>
          <table:table-cell office:value-type="float" office:value="3.83065005302" calcext:value-type="float">
            <text:p>3.830650053</text:p>
          </table:table-cell>
          <table:table-cell office:value-type="float" office:value="-1.59438347816" calcext:value-type="float">
            <text:p>-1.5943834782</text:p>
          </table:table-cell>
        </table:table-row>
        <table:table-row table:style-name="ro1">
          <table:table-cell office:value-type="float" office:value="3.52413678169" calcext:value-type="float">
            <text:p>3.5241367817</text:p>
          </table:table-cell>
          <table:table-cell office:value-type="float" office:value="-1.44894325733" calcext:value-type="float">
            <text:p>-1.4489432573</text:p>
          </table:table-cell>
          <table:table-cell office:value-type="float" office:value="3.26077211405" calcext:value-type="float">
            <text:p>3.2607721141</text:p>
          </table:table-cell>
          <table:table-cell office:value-type="float" office:value="-0.825352746004" calcext:value-type="float">
            <text:p>-0.825352746</text:p>
          </table:table-cell>
          <table:table-cell office:value-type="float" office:value="3.84636088371" calcext:value-type="float">
            <text:p>3.8463608837</text:p>
          </table:table-cell>
          <table:table-cell office:value-type="float" office:value="-1.59760022163" calcext:value-type="float">
            <text:p>-1.5976002216</text:p>
          </table:table-cell>
        </table:table-row>
        <table:table-row table:style-name="ro1">
          <table:table-cell office:value-type="float" office:value="3.69596290588" calcext:value-type="float">
            <text:p>3.6959629059</text:p>
          </table:table-cell>
          <table:table-cell office:value-type="float" office:value="-1.43057513237" calcext:value-type="float">
            <text:p>-1.4305751324</text:p>
          </table:table-cell>
          <table:table-cell office:value-type="float" office:value="3.25906380643" calcext:value-type="float">
            <text:p>3.2590638064</text:p>
          </table:table-cell>
          <table:table-cell office:value-type="float" office:value="-0.821837590134" calcext:value-type="float">
            <text:p>-0.8218375901</text:p>
          </table:table-cell>
          <table:table-cell office:value-type="float" office:value="3.86171051025" calcext:value-type="float">
            <text:p>3.8617105103</text:p>
          </table:table-cell>
          <table:table-cell office:value-type="float" office:value="-1.60069000721" calcext:value-type="float">
            <text:p>-1.6006900072</text:p>
          </table:table-cell>
        </table:table-row>
        <table:table-row table:style-name="ro1">
          <table:table-cell office:value-type="float" office:value="3.74998927116" calcext:value-type="float">
            <text:p>3.7499892712</text:p>
          </table:table-cell>
          <table:table-cell office:value-type="float" office:value="-1.41465771198" calcext:value-type="float">
            <text:p>-1.414657712</text:p>
          </table:table-cell>
          <table:table-cell office:value-type="float" office:value="3.25752553932" calcext:value-type="float">
            <text:p>3.2575255393</text:p>
          </table:table-cell>
          <table:table-cell office:value-type="float" office:value="-0.818195504123" calcext:value-type="float">
            <text:p>-0.8181955041</text:p>
          </table:table-cell>
          <table:table-cell office:value-type="float" office:value="3.87719698906" calcext:value-type="float">
            <text:p>3.8771969891</text:p>
          </table:table-cell>
          <table:table-cell office:value-type="float" office:value="-1.60325193405" calcext:value-type="float">
            <text:p>-1.6032519341</text:p>
          </table:table-cell>
        </table:table-row>
        <table:table-row table:style-name="ro1">
          <table:table-cell office:value-type="float" office:value="3.76883840561" calcext:value-type="float">
            <text:p>3.7688384056</text:p>
          </table:table-cell>
          <table:table-cell office:value-type="float" office:value="-1.40292418003" calcext:value-type="float">
            <text:p>-1.40292418</text:p>
          </table:table-cell>
          <table:table-cell office:value-type="float" office:value="3.25582765549" calcext:value-type="float">
            <text:p>3.2558276555</text:p>
          </table:table-cell>
          <table:table-cell office:value-type="float" office:value="-0.814114246132" calcext:value-type="float">
            <text:p>-0.8141142461</text:p>
          </table:table-cell>
          <table:table-cell office:value-type="float" office:value="3.89154883385" calcext:value-type="float">
            <text:p>3.8915488339</text:p>
          </table:table-cell>
          <table:table-cell office:value-type="float" office:value="-1.60484325886" calcext:value-type="float">
            <text:p>-1.6048432589</text:p>
          </table:table-cell>
        </table:table-row>
        <table:table-row table:style-name="ro1">
          <table:table-cell office:value-type="float" office:value="3.78418731689" calcext:value-type="float">
            <text:p>3.7841873169</text:p>
          </table:table-cell>
          <table:table-cell office:value-type="float" office:value="-1.39072501659" calcext:value-type="float">
            <text:p>-1.3907250166</text:p>
          </table:table-cell>
          <table:table-cell office:value-type="float" office:value="3.25388320687" calcext:value-type="float">
            <text:p>3.2538832069</text:p>
          </table:table-cell>
          <table:table-cell office:value-type="float" office:value="-0.81049568913" calcext:value-type="float">
            <text:p>-0.8104956891</text:p>
          </table:table-cell>
          <table:table-cell office:value-type="float" office:value="3.90605946541" calcext:value-type="float">
            <text:p>3.9060594654</text:p>
          </table:table-cell>
          <table:table-cell office:value-type="float" office:value="-1.60653781891" calcext:value-type="float">
            <text:p>-1.6065378189</text:p>
          </table:table-cell>
        </table:table-row>
        <table:table-row table:style-name="ro1">
          <table:table-cell office:value-type="float" office:value="3.79861354828" calcext:value-type="float">
            <text:p>3.7986135483</text:p>
          </table:table-cell>
          <table:table-cell office:value-type="float" office:value="-1.37766873837" calcext:value-type="float">
            <text:p>-1.3776687384</text:p>
          </table:table-cell>
          <table:table-cell office:value-type="float" office:value="3.2514341767" calcext:value-type="float">
            <text:p>3.2514341767</text:p>
          </table:table-cell>
          <table:table-cell office:value-type="float" office:value="-0.806354636904" calcext:value-type="float">
            <text:p>-0.8063546369</text:p>
          </table:table-cell>
          <table:table-cell office:value-type="float" office:value="3.92044683456" calcext:value-type="float">
            <text:p>3.9204468346</text:p>
          </table:table-cell>
          <table:table-cell office:value-type="float" office:value="-1.60784304142" calcext:value-type="float">
            <text:p>-1.6078430414</text:p>
          </table:table-cell>
        </table:table-row>
        <table:table-row table:style-name="ro1">
          <table:table-cell office:value-type="float" office:value="3.8118929863" calcext:value-type="float">
            <text:p>3.8118929863</text:p>
          </table:table-cell>
          <table:table-cell office:value-type="float" office:value="-1.36671805382" calcext:value-type="float">
            <text:p>-1.3667180538</text:p>
          </table:table-cell>
          <table:table-cell office:value-type="float" office:value="3.24848319604" calcext:value-type="float">
            <text:p>3.248483196</text:p>
          </table:table-cell>
          <table:table-cell office:value-type="float" office:value="-0.802058076338" calcext:value-type="float">
            <text:p>-0.8020580763</text:p>
          </table:table-cell>
          <table:table-cell office:value-type="float" office:value="3.93491645813" calcext:value-type="float">
            <text:p>3.9349164581</text:p>
          </table:table-cell>
          <table:table-cell office:value-type="float" office:value="-1.60854506493" calcext:value-type="float">
            <text:p>-1.6085450649</text:p>
          </table:table-cell>
        </table:table-row>
        <table:table-row table:style-name="ro1">
          <table:table-cell office:value-type="float" office:value="3.82194757462" calcext:value-type="float">
            <text:p>3.8219475746</text:p>
          </table:table-cell>
          <table:table-cell office:value-type="float" office:value="-1.35537362099" calcext:value-type="float">
            <text:p>-1.355373621</text:p>
          </table:table-cell>
          <table:table-cell office:value-type="float" office:value="3.24586412118" calcext:value-type="float">
            <text:p>3.2458641212</text:p>
          </table:table-cell>
          <table:table-cell office:value-type="float" office:value="-0.797917566449" calcext:value-type="float">
            <text:p>-0.7979175664</text:p>
          </table:table-cell>
          <table:table-cell office:value-type="float" office:value="3.9498006916" calcext:value-type="float">
            <text:p>3.9498006916</text:p>
          </table:table-cell>
          <table:table-cell office:value-type="float" office:value="-1.60857069492" calcext:value-type="float">
            <text:p>-1.6085706949</text:p>
          </table:table-cell>
        </table:table-row>
        <table:table-row table:style-name="ro1">
          <table:table-cell office:value-type="float" office:value="3.83792591095" calcext:value-type="float">
            <text:p>3.837925911</text:p>
          </table:table-cell>
          <table:table-cell office:value-type="float" office:value="-1.34266865253" calcext:value-type="float">
            <text:p>-1.3426686525</text:p>
          </table:table-cell>
          <table:table-cell office:value-type="float" office:value="3.24366298682" calcext:value-type="float">
            <text:p>3.2436629868</text:p>
          </table:table-cell>
          <table:table-cell office:value-type="float" office:value="-0.793796505623" calcext:value-type="float">
            <text:p>-0.7937965056</text:p>
          </table:table-cell>
          <table:table-cell office:value-type="float" office:value="3.96493097305" calcext:value-type="float">
            <text:p>3.9649309731</text:p>
          </table:table-cell>
          <table:table-cell office:value-type="float" office:value="-1.6079069376" calcext:value-type="float">
            <text:p>-1.6079069376</text:p>
          </table:table-cell>
        </table:table-row>
        <table:table-row table:style-name="ro1">
          <table:table-cell office:value-type="float" office:value="3.85180234909" calcext:value-type="float">
            <text:p>3.8518023491</text:p>
          </table:table-cell>
          <table:table-cell office:value-type="float" office:value="-1.32985794544" calcext:value-type="float">
            <text:p>-1.3298579454</text:p>
          </table:table-cell>
          <table:table-cell office:value-type="float" office:value="3.2528271131" calcext:value-type="float">
            <text:p>3.2528271131</text:p>
          </table:table-cell>
          <table:table-cell office:value-type="float" office:value="-0.80284794651" calcext:value-type="float">
            <text:p>-0.8028479465</text:p>
          </table:table-cell>
          <table:table-cell office:value-type="float" office:value="3.97932215691" calcext:value-type="float">
            <text:p>3.9793221569</text:p>
          </table:table-cell>
          <table:table-cell office:value-type="float" office:value="-1.60683846474" calcext:value-type="float">
            <text:p>-1.6068384647</text:p>
          </table:table-cell>
        </table:table-row>
        <table:table-row table:style-name="ro1">
          <table:table-cell office:value-type="float" office:value="3.8646364212" calcext:value-type="float">
            <text:p>3.8646364212</text:p>
          </table:table-cell>
          <table:table-cell office:value-type="float" office:value="-1.31650185585" calcext:value-type="float">
            <text:p>-1.3165018559</text:p>
          </table:table-cell>
          <table:table-cell office:value-type="float" office:value="3.25897724471" calcext:value-type="float">
            <text:p>3.2589772447</text:p>
          </table:table-cell>
          <table:table-cell office:value-type="float" office:value="-0.809171748844" calcext:value-type="float">
            <text:p>-0.8091717488</text:p>
          </table:table-cell>
          <table:table-cell office:value-type="float" office:value="3.99364467621" calcext:value-type="float">
            <text:p>3.9936446762</text:p>
          </table:table-cell>
          <table:table-cell office:value-type="float" office:value="-1.60596585274" calcext:value-type="float">
            <text:p>-1.6059658527</text:p>
          </table:table-cell>
        </table:table-row>
        <table:table-row table:style-name="ro1">
          <table:table-cell office:value-type="float" office:value="3.87633609772" calcext:value-type="float">
            <text:p>3.8763360977</text:p>
          </table:table-cell>
          <table:table-cell office:value-type="float" office:value="-1.30306577682" calcext:value-type="float">
            <text:p>-1.3030657768</text:p>
          </table:table-cell>
          <table:table-cell office:value-type="float" office:value="3.26338002198" calcext:value-type="float">
            <text:p>3.263380022</text:p>
          </table:table-cell>
          <table:table-cell office:value-type="float" office:value="-0.812597247365" calcext:value-type="float">
            <text:p>-0.8125972474</text:p>
          </table:table-cell>
          <table:table-cell office:value-type="float" office:value="4.00817414284" calcext:value-type="float">
            <text:p>4.0081741428</text:p>
          </table:table-cell>
          <table:table-cell office:value-type="float" office:value="-1.60524404049" calcext:value-type="float">
            <text:p>-1.6052440405</text:p>
          </table:table-cell>
        </table:table-row>
        <table:table-row table:style-name="ro1">
          <table:table-cell office:value-type="float" office:value="3.88586115837" calcext:value-type="float">
            <text:p>3.8858611584</text:p>
          </table:table-cell>
          <table:table-cell office:value-type="float" office:value="-1.2901391983" calcext:value-type="float">
            <text:p>-1.2901391983</text:p>
          </table:table-cell>
          <table:table-cell office:value-type="float" office:value="3.26624837243" calcext:value-type="float">
            <text:p>3.2662483724</text:p>
          </table:table-cell>
          <table:table-cell office:value-type="float" office:value="-0.81472957716" calcext:value-type="float">
            <text:p>-0.8147295772</text:p>
          </table:table-cell>
          <table:table-cell office:value-type="float" office:value="4.02187272072" calcext:value-type="float">
            <text:p>4.0218727207</text:p>
          </table:table-cell>
          <table:table-cell office:value-type="float" office:value="-1.60421454906" calcext:value-type="float">
            <text:p>-1.6042145491</text:p>
          </table:table-cell>
        </table:table-row>
        <table:table-row table:style-name="ro1">
          <table:table-cell office:value-type="float" office:value="3.89672875404" calcext:value-type="float">
            <text:p>3.896728754</text:p>
          </table:table-cell>
          <table:table-cell office:value-type="float" office:value="-1.27535521984" calcext:value-type="float">
            <text:p>-1.2753552198</text:p>
          </table:table-cell>
          <table:table-cell office:value-type="float" office:value="3.26272961959" calcext:value-type="float">
            <text:p>3.2627296196</text:p>
          </table:table-cell>
          <table:table-cell office:value-type="float" office:value="-0.81058290021" calcext:value-type="float">
            <text:p>-0.8105829002</text:p>
          </table:table-cell>
          <table:table-cell office:value-type="float" office:value="4.03567977905" calcext:value-type="float">
            <text:p>4.0356797791</text:p>
          </table:table-cell>
          <table:table-cell office:value-type="float" office:value="-1.60288500786" calcext:value-type="float">
            <text:p>-1.6028850079</text:p>
          </table:table-cell>
        </table:table-row>
        <table:table-row table:style-name="ro1">
          <table:table-cell office:value-type="float" office:value="3.90631866455" calcext:value-type="float">
            <text:p>3.9063186646</text:p>
          </table:table-cell>
          <table:table-cell office:value-type="float" office:value="-1.26130533218" calcext:value-type="float">
            <text:p>-1.2613053322</text:p>
          </table:table-cell>
          <table:table-cell office:value-type="float" office:value="3.26788678517" calcext:value-type="float">
            <text:p>3.2678867852</text:p>
          </table:table-cell>
          <table:table-cell office:value-type="float" office:value="-0.814591731776" calcext:value-type="float">
            <text:p>-0.8145917318</text:p>
          </table:table-cell>
          <table:table-cell office:value-type="float" office:value="4.04885478973" calcext:value-type="float">
            <text:p>4.0488547897</text:p>
          </table:table-cell>
          <table:table-cell office:value-type="float" office:value="-1.60075747967" calcext:value-type="float">
            <text:p>-1.6007574797</text:p>
          </table:table-cell>
        </table:table-row>
        <table:table-row table:style-name="ro1">
          <table:table-cell office:value-type="float" office:value="3.91503667831" calcext:value-type="float">
            <text:p>3.9150366783</text:p>
          </table:table-cell>
          <table:table-cell office:value-type="float" office:value="-1.24637889862" calcext:value-type="float">
            <text:p>-1.2463788986</text:p>
          </table:table-cell>
          <table:table-cell office:value-type="float" office:value="3.2713227501" calcext:value-type="float">
            <text:p>3.2713227501</text:p>
          </table:table-cell>
          <table:table-cell office:value-type="float" office:value="-0.815514676385" calcext:value-type="float">
            <text:p>-0.8155146764</text:p>
          </table:table-cell>
          <table:table-cell office:value-type="float" office:value="4.06193324089" calcext:value-type="float">
            <text:p>4.0619332409</text:p>
          </table:table-cell>
          <table:table-cell office:value-type="float" office:value="-1.59876489639" calcext:value-type="float">
            <text:p>-1.5987648964</text:p>
          </table:table-cell>
        </table:table-row>
        <table:table-row table:style-name="ro1">
          <table:table-cell office:value-type="float" office:value="3.92330813408" calcext:value-type="float">
            <text:p>3.9233081341</text:p>
          </table:table-cell>
          <table:table-cell office:value-type="float" office:value="-1.23065710068" calcext:value-type="float">
            <text:p>-1.2306571007</text:p>
          </table:table-cell>
          <table:table-cell office:value-type="float" office:value="3.27380654266" calcext:value-type="float">
            <text:p>3.2738065427</text:p>
          </table:table-cell>
          <table:table-cell office:value-type="float" office:value="-0.816727055419" calcext:value-type="float">
            <text:p>-0.8167270554</text:p>
          </table:table-cell>
          <table:table-cell office:value-type="float" office:value="4.07492776871" calcext:value-type="float">
            <text:p>4.0749277687</text:p>
          </table:table-cell>
          <table:table-cell office:value-type="float" office:value="-1.59669303894" calcext:value-type="float">
            <text:p>-1.5966930389</text:p>
          </table:table-cell>
        </table:table-row>
        <table:table-row table:style-name="ro1">
          <table:table-cell office:value-type="float" office:value="3.93020915985" calcext:value-type="float">
            <text:p>3.9302091599</text:p>
          </table:table-cell>
          <table:table-cell office:value-type="float" office:value="-1.21726870537" calcext:value-type="float">
            <text:p>-1.2172687054</text:p>
          </table:table-cell>
          <table:table-cell office:value-type="float" office:value="3.27140105345" calcext:value-type="float">
            <text:p>3.2714010535</text:p>
          </table:table-cell>
          <table:table-cell office:value-type="float" office:value="-0.813749040401" calcext:value-type="float">
            <text:p>-0.8137490404</text:p>
          </table:table-cell>
          <table:table-cell office:value-type="float" office:value="4.08881612778" calcext:value-type="float">
            <text:p>4.0888161278</text:p>
          </table:table-cell>
          <table:table-cell office:value-type="float" office:value="-1.59466278553" calcext:value-type="float">
            <text:p>-1.5946627855</text:p>
          </table:table-cell>
        </table:table-row>
        <table:table-row table:style-name="ro1">
          <table:table-cell office:value-type="float" office:value="3.93787813187" calcext:value-type="float">
            <text:p>3.9378781319</text:p>
          </table:table-cell>
          <table:table-cell office:value-type="float" office:value="-1.20230972767" calcext:value-type="float">
            <text:p>-1.2023097277</text:p>
          </table:table-cell>
          <table:table-cell office:value-type="float" office:value="3.27135907677" calcext:value-type="float">
            <text:p>3.2713590768</text:p>
          </table:table-cell>
          <table:table-cell office:value-type="float" office:value="-0.813578689825" calcext:value-type="float">
            <text:p>-0.8135786898</text:p>
          </table:table-cell>
          <table:table-cell office:value-type="float" office:value="4.10189004898" calcext:value-type="float">
            <text:p>4.101890049</text:p>
          </table:table-cell>
          <table:table-cell office:value-type="float" office:value="-1.59197306633" calcext:value-type="float">
            <text:p>-1.5919730663</text:p>
          </table:table-cell>
        </table:table-row>
        <table:table-row table:style-name="ro1">
          <table:table-cell office:value-type="float" office:value="3.94503808022" calcext:value-type="float">
            <text:p>3.9450380802</text:p>
          </table:table-cell>
          <table:table-cell office:value-type="float" office:value="-1.18655526638" calcext:value-type="float">
            <text:p>-1.1865552664</text:p>
          </table:table-cell>
          <table:table-cell office:value-type="float" office:value="3.2684507307" calcext:value-type="float">
            <text:p>3.2684507307</text:p>
          </table:table-cell>
          <table:table-cell office:value-type="float" office:value="-0.810635641914" calcext:value-type="float">
            <text:p>-0.8106356419</text:p>
          </table:table-cell>
          <table:table-cell office:value-type="float" office:value="4.11466165543" calcext:value-type="float">
            <text:p>4.1146616554</text:p>
          </table:table-cell>
          <table:table-cell office:value-type="float" office:value="-1.58853578568" calcext:value-type="float">
            <text:p>-1.5885357857</text:p>
          </table:table-cell>
        </table:table-row>
        <table:table-row table:style-name="ro1">
          <table:table-cell office:value-type="float" office:value="3.95175480843" calcext:value-type="float">
            <text:p>3.9517548084</text:p>
          </table:table-cell>
          <table:table-cell office:value-type="float" office:value="-1.1708548069" calcext:value-type="float">
            <text:p>-1.1708548069</text:p>
          </table:table-cell>
          <table:table-cell office:value-type="float" office:value="3.26588821934" calcext:value-type="float">
            <text:p>3.2658882193</text:p>
          </table:table-cell>
          <table:table-cell office:value-type="float" office:value="-0.80786541096" calcext:value-type="float">
            <text:p>-0.807865411</text:p>
          </table:table-cell>
          <table:table-cell office:value-type="float" office:value="4.12778659821" calcext:value-type="float">
            <text:p>4.1277865982</text:p>
          </table:table-cell>
          <table:table-cell office:value-type="float" office:value="-1.58474266529" calcext:value-type="float">
            <text:p>-1.5847426653</text:p>
          </table:table-cell>
        </table:table-row>
        <table:table-row table:style-name="ro1">
          <table:table-cell office:value-type="float" office:value="3.95884633064" calcext:value-type="float">
            <text:p>3.9588463306</text:p>
          </table:table-cell>
          <table:table-cell office:value-type="float" office:value="-1.15489673615" calcext:value-type="float">
            <text:p>-1.1548967362</text:p>
          </table:table-cell>
          <table:table-cell office:value-type="float" office:value="3.26343452944" calcext:value-type="float">
            <text:p>3.2634345294</text:p>
          </table:table-cell>
          <table:table-cell office:value-type="float" office:value="-0.805299461758" calcext:value-type="float">
            <text:p>-0.8052994618</text:p>
          </table:table-cell>
          <table:table-cell office:value-type="float" office:value="4.14003153801" calcext:value-type="float">
            <text:p>4.140031538</text:p>
          </table:table-cell>
          <table:table-cell office:value-type="float" office:value="-1.58136093616" calcext:value-type="float">
            <text:p>-1.5813609362</text:p>
          </table:table-cell>
        </table:table-row>
        <table:table-row table:style-name="ro1">
          <table:table-cell office:value-type="float" office:value="3.96574091911" calcext:value-type="float">
            <text:p>3.9657409191</text:p>
          </table:table-cell>
          <table:table-cell office:value-type="float" office:value="-1.13906705379" calcext:value-type="float">
            <text:p>-1.1390670538</text:p>
          </table:table-cell>
          <table:table-cell office:value-type="float" office:value="3.26160451944" calcext:value-type="float">
            <text:p>3.2616045194</text:p>
          </table:table-cell>
          <table:table-cell office:value-type="float" office:value="-0.802870252779" calcext:value-type="float">
            <text:p>-0.8028702528</text:p>
          </table:table-cell>
          <table:table-cell office:value-type="float" office:value="4.15204688072" calcext:value-type="float">
            <text:p>4.1520468807</text:p>
          </table:table-cell>
          <table:table-cell office:value-type="float" office:value="-1.5776951313" calcext:value-type="float">
            <text:p>-1.5776951313</text:p>
          </table:table-cell>
        </table:table-row>
        <table:table-row table:style-name="ro1">
          <table:table-cell office:value-type="float" office:value="3.97170853615" calcext:value-type="float">
            <text:p>3.9717085362</text:p>
          </table:table-cell>
          <table:table-cell office:value-type="float" office:value="-1.12280607224" calcext:value-type="float">
            <text:p>-1.1228060722</text:p>
          </table:table-cell>
          <table:table-cell office:value-type="float" office:value="3.26141899608" calcext:value-type="float">
            <text:p>3.2614189961</text:p>
          </table:table-cell>
          <table:table-cell office:value-type="float" office:value="-0.800922178379" calcext:value-type="float">
            <text:p>-0.8009221784</text:p>
          </table:table-cell>
          <table:table-cell office:value-type="float" office:value="4.16454406738" calcext:value-type="float">
            <text:p>4.1645440674</text:p>
          </table:table-cell>
          <table:table-cell office:value-type="float" office:value="-1.57359647751" calcext:value-type="float">
            <text:p>-1.5735964775</text:p>
          </table:table-cell>
        </table:table-row>
        <table:table-row table:style-name="ro1">
          <table:table-cell office:value-type="float" office:value="3.97883868217" calcext:value-type="float">
            <text:p>3.9788386822</text:p>
          </table:table-cell>
          <table:table-cell office:value-type="float" office:value="-1.10427999496" calcext:value-type="float">
            <text:p>-1.104279995</text:p>
          </table:table-cell>
          <table:table-cell office:value-type="float" office:value="3.26013439838" calcext:value-type="float">
            <text:p>3.2601343984</text:p>
          </table:table-cell>
          <table:table-cell office:value-type="float" office:value="-0.798980425991" calcext:value-type="float">
            <text:p>-0.798980426</text:p>
          </table:table-cell>
          <table:table-cell office:value-type="float" office:value="4.1768469429" calcext:value-type="float">
            <text:p>4.1768469429</text:p>
          </table:table-cell>
          <table:table-cell office:value-type="float" office:value="-1.56918025017" calcext:value-type="float">
            <text:p>-1.5691802502</text:p>
          </table:table-cell>
        </table:table-row>
        <table:table-row table:style-name="ro1">
          <table:table-cell office:value-type="float" office:value="3.98589920998" calcext:value-type="float">
            <text:p>3.98589921</text:p>
          </table:table-cell>
          <table:table-cell office:value-type="float" office:value="-1.08473956585" calcext:value-type="float">
            <text:p>-1.0847395659</text:p>
          </table:table-cell>
          <table:table-cell office:value-type="float" office:value="3.25837835342" calcext:value-type="float">
            <text:p>3.2583783534</text:p>
          </table:table-cell>
          <table:table-cell office:value-type="float" office:value="-0.796721970648" calcext:value-type="float">
            <text:p>-0.7967219706</text:p>
          </table:table-cell>
          <table:table-cell office:value-type="float" office:value="4.18903752327" calcext:value-type="float">
            <text:p>4.1890375233</text:p>
          </table:table-cell>
          <table:table-cell office:value-type="float" office:value="-1.56474840641" calcext:value-type="float">
            <text:p>-1.5647484064</text:p>
          </table:table-cell>
        </table:table-row>
        <table:table-row table:style-name="ro1">
          <table:table-cell office:value-type="float" office:value="3.99162864685" calcext:value-type="float">
            <text:p>3.9916286469</text:p>
          </table:table-cell>
          <table:table-cell office:value-type="float" office:value="-1.06737864017" calcext:value-type="float">
            <text:p>-1.0673786402</text:p>
          </table:table-cell>
          <table:table-cell office:value-type="float" office:value="3.25498568222" calcext:value-type="float">
            <text:p>3.2549856822</text:p>
          </table:table-cell>
          <table:table-cell office:value-type="float" office:value="-0.793765099016" calcext:value-type="float">
            <text:p>-0.793765099</text:p>
          </table:table-cell>
          <table:table-cell office:value-type="float" office:value="4.2008144474" calcext:value-type="float">
            <text:p>4.2008144474</text:p>
          </table:table-cell>
          <table:table-cell office:value-type="float" office:value="-1.56004989147" calcext:value-type="float">
            <text:p>-1.5600498915</text:p>
          </table:table-cell>
        </table:table-row>
        <table:table-row table:style-name="ro1">
          <table:table-cell office:value-type="float" office:value="3.9968817234" calcext:value-type="float">
            <text:p>3.9968817234</text:p>
          </table:table-cell>
          <table:table-cell office:value-type="float" office:value="-1.05041360855" calcext:value-type="float">
            <text:p>-1.0504136086</text:p>
          </table:table-cell>
          <table:table-cell office:value-type="float" office:value="3.25131845655" calcext:value-type="float">
            <text:p>3.2513184566</text:p>
          </table:table-cell>
          <table:table-cell office:value-type="float" office:value="-0.791227043635" calcext:value-type="float">
            <text:p>-0.7912270436</text:p>
          </table:table-cell>
          <table:table-cell office:value-type="float" office:value="4.21193333626" calcext:value-type="float">
            <text:p>4.2119333363</text:p>
          </table:table-cell>
          <table:table-cell office:value-type="float" office:value="-1.55437970161" calcext:value-type="float">
            <text:p>-1.5543797016</text:p>
          </table:table-cell>
        </table:table-row>
        <table:table-row table:style-name="ro1">
          <table:table-cell office:value-type="float" office:value="4.00142860413" calcext:value-type="float">
            <text:p>4.0014286041</text:p>
          </table:table-cell>
          <table:table-cell office:value-type="float" office:value="-1.03313672543" calcext:value-type="float">
            <text:p>-1.0331367254</text:p>
          </table:table-cell>
          <table:table-cell office:value-type="float" office:value="3.24710085286" calcext:value-type="float">
            <text:p>3.2471008529</text:p>
          </table:table-cell>
          <table:table-cell office:value-type="float" office:value="-0.788640415365" calcext:value-type="float">
            <text:p>-0.7886404154</text:p>
          </table:table-cell>
          <table:table-cell office:value-type="float" office:value="4.22249504089" calcext:value-type="float">
            <text:p>4.2224950409</text:p>
          </table:table-cell>
          <table:table-cell office:value-type="float" office:value="-1.54864394665" calcext:value-type="float">
            <text:p>-1.5486439467</text:p>
          </table:table-cell>
        </table:table-row>
        <table:table-row table:style-name="ro1">
          <table:table-cell office:value-type="float" office:value="4.00550127029" calcext:value-type="float">
            <text:p>4.0055012703</text:p>
          </table:table-cell>
          <table:table-cell office:value-type="float" office:value="-1.01693332195" calcext:value-type="float">
            <text:p>-1.016933322</text:p>
          </table:table-cell>
          <table:table-cell office:value-type="float" office:value="3.24265891684" calcext:value-type="float">
            <text:p>3.2426589168</text:p>
          </table:table-cell>
          <table:table-cell office:value-type="float" office:value="-0.785836395562" calcext:value-type="float">
            <text:p>-0.7858363956</text:p>
          </table:table-cell>
          <table:table-cell office:value-type="float" office:value="4.23360391617" calcext:value-type="float">
            <text:p>4.2336039162</text:p>
          </table:table-cell>
          <table:table-cell office:value-type="float" office:value="-1.54293179512" calcext:value-type="float">
            <text:p>-1.5429317951</text:p>
          </table:table-cell>
        </table:table-row>
        <table:table-row table:style-name="ro1">
          <table:table-cell office:value-type="float" office:value="4.00897884369" calcext:value-type="float">
            <text:p>4.0089788437</text:p>
          </table:table-cell>
          <table:table-cell office:value-type="float" office:value="-1.0014206171" calcext:value-type="float">
            <text:p>-1.0014206171</text:p>
          </table:table-cell>
          <table:table-cell office:value-type="float" office:value="3.23818384934" calcext:value-type="float">
            <text:p>3.2381838493</text:p>
          </table:table-cell>
          <table:table-cell office:value-type="float" office:value="-0.782736837206" calcext:value-type="float">
            <text:p>-0.7827368372</text:p>
          </table:table-cell>
          <table:table-cell office:value-type="float" office:value="4.24424549103" calcext:value-type="float">
            <text:p>4.244245491</text:p>
          </table:table-cell>
          <table:table-cell office:value-type="float" office:value="-1.53728425503" calcext:value-type="float">
            <text:p>-1.537284255</text:p>
          </table:table-cell>
        </table:table-row>
        <table:table-row table:style-name="ro1">
          <table:table-cell office:value-type="float" office:value="4.01137733459" calcext:value-type="float">
            <text:p>4.0113773346</text:p>
          </table:table-cell>
          <table:table-cell office:value-type="float" office:value="-0.986387550831" calcext:value-type="float">
            <text:p>-0.9863875508</text:p>
          </table:table-cell>
          <table:table-cell office:value-type="float" office:value="3.2337658648" calcext:value-type="float">
            <text:p>3.2337658648</text:p>
          </table:table-cell>
          <table:table-cell office:value-type="float" office:value="-0.779388211546" calcext:value-type="float">
            <text:p>-0.7793882115</text:p>
          </table:table-cell>
          <table:table-cell office:value-type="float" office:value="4.25498338699" calcext:value-type="float">
            <text:p>4.254983387</text:p>
          </table:table-cell>
          <table:table-cell office:value-type="float" office:value="-1.53105664253" calcext:value-type="float">
            <text:p>-1.5310566425</text:p>
          </table:table-cell>
        </table:table-row>
        <table:table-row table:style-name="ro1">
          <table:table-cell office:value-type="float" office:value="4.01261663437" calcext:value-type="float">
            <text:p>4.0126166344</text:p>
          </table:table-cell>
          <table:table-cell office:value-type="float" office:value="-0.971332550049" calcext:value-type="float">
            <text:p>-0.97133255</text:p>
          </table:table-cell>
          <table:table-cell office:value-type="float" office:value="3.22888995279" calcext:value-type="float">
            <text:p>3.2288899528</text:p>
          </table:table-cell>
          <table:table-cell office:value-type="float" office:value="-0.776131987053" calcext:value-type="float">
            <text:p>-0.7761319871</text:p>
          </table:table-cell>
          <table:table-cell office:value-type="float" office:value="4.26636835098" calcext:value-type="float">
            <text:p>4.266368351</text:p>
          </table:table-cell>
          <table:table-cell office:value-type="float" office:value="-1.52444696426" calcext:value-type="float">
            <text:p>-1.5244469643</text:p>
          </table:table-cell>
        </table:table-row>
        <table:table-row table:style-name="ro1">
          <table:table-cell office:value-type="float" office:value="4.01502943039" calcext:value-type="float">
            <text:p>4.0150294304</text:p>
          </table:table-cell>
          <table:table-cell office:value-type="float" office:value="-0.957140564919" calcext:value-type="float">
            <text:p>-0.9571405649</text:p>
          </table:table-cell>
          <table:table-cell office:value-type="float" office:value="3.22412866598" calcext:value-type="float">
            <text:p>3.224128666</text:p>
          </table:table-cell>
          <table:table-cell office:value-type="float" office:value="-0.773537590814" calcext:value-type="float">
            <text:p>-0.7735375908</text:p>
          </table:table-cell>
          <table:table-cell office:value-type="float" office:value="4.27679987907" calcext:value-type="float">
            <text:p>4.2767998791</text:p>
          </table:table-cell>
          <table:table-cell office:value-type="float" office:value="-1.51756894588" calcext:value-type="float">
            <text:p>-1.5175689459</text:p>
          </table:table-cell>
        </table:table-row>
        <table:table-row table:style-name="ro1">
          <table:table-cell office:value-type="float" office:value="4.01738023758" calcext:value-type="float">
            <text:p>4.0173802376</text:p>
          </table:table-cell>
          <table:table-cell office:value-type="float" office:value="-0.940669894218" calcext:value-type="float">
            <text:p>-0.9406698942</text:p>
          </table:table-cell>
          <table:table-cell office:value-type="float" office:value="3.21962365928" calcext:value-type="float">
            <text:p>3.2196236593</text:p>
          </table:table-cell>
          <table:table-cell office:value-type="float" office:value="-0.771537013658" calcext:value-type="float">
            <text:p>-0.7715370137</text:p>
          </table:table-cell>
          <table:table-cell office:value-type="float" office:value="4.28651686668" calcext:value-type="float">
            <text:p>4.2865168667</text:p>
          </table:table-cell>
          <table:table-cell office:value-type="float" office:value="-1.51063299179" calcext:value-type="float">
            <text:p>-1.5106329918</text:p>
          </table:table-cell>
        </table:table-row>
        <table:table-row table:style-name="ro1">
          <table:table-cell office:value-type="float" office:value="4.01833105087" calcext:value-type="float">
            <text:p>4.0183310509</text:p>
          </table:table-cell>
          <table:table-cell office:value-type="float" office:value="-0.924529373646" calcext:value-type="float">
            <text:p>-0.9245293736</text:p>
          </table:table-cell>
          <table:table-cell office:value-type="float" office:value="3.21454522324" calcext:value-type="float">
            <text:p>3.2145452232</text:p>
          </table:table-cell>
          <table:table-cell office:value-type="float" office:value="-0.769673239859" calcext:value-type="float">
            <text:p>-0.7696732399</text:p>
          </table:table-cell>
          <table:table-cell office:value-type="float" office:value="4.29543586731" calcext:value-type="float">
            <text:p>4.2954358673</text:p>
          </table:table-cell>
          <table:table-cell office:value-type="float" office:value="-1.5034378767" calcext:value-type="float">
            <text:p>-1.5034378767</text:p>
          </table:table-cell>
        </table:table-row>
        <table:table-row table:style-name="ro1">
          <table:table-cell office:value-type="float" office:value="4.01887655258" calcext:value-type="float">
            <text:p>4.0188765526</text:p>
          </table:table-cell>
          <table:table-cell office:value-type="float" office:value="-0.910609483719" calcext:value-type="float">
            <text:p>-0.9106094837</text:p>
          </table:table-cell>
          <table:table-cell office:value-type="float" office:value="3.20945762599" calcext:value-type="float">
            <text:p>3.209457626</text:p>
          </table:table-cell>
          <table:table-cell office:value-type="float" office:value="-0.767931168674" calcext:value-type="float">
            <text:p>-0.7679311687</text:p>
          </table:table-cell>
          <table:table-cell office:value-type="float" office:value="4.30462857246" calcext:value-type="float">
            <text:p>4.3046285725</text:p>
          </table:table-cell>
          <table:table-cell office:value-type="float" office:value="-1.49611926079" calcext:value-type="float">
            <text:p>-1.4961192608</text:p>
          </table:table-cell>
        </table:table-row>
        <table:table-row table:style-name="ro1">
          <table:table-cell office:value-type="float" office:value="4.01817893982" calcext:value-type="float">
            <text:p>4.0181789398</text:p>
          </table:table-cell>
          <table:table-cell office:value-type="float" office:value="-0.894931674004" calcext:value-type="float">
            <text:p>-0.894931674</text:p>
          </table:table-cell>
          <table:table-cell office:value-type="float" office:value="3.20421044303" calcext:value-type="float">
            <text:p>3.204210443</text:p>
          </table:table-cell>
          <table:table-cell office:value-type="float" office:value="-0.765813199645" calcext:value-type="float">
            <text:p>-0.7658131996</text:p>
          </table:table-cell>
          <table:table-cell office:value-type="float" office:value="4.31334610939" calcext:value-type="float">
            <text:p>4.3133461094</text:p>
          </table:table-cell>
          <table:table-cell office:value-type="float" office:value="-1.48878931999" calcext:value-type="float">
            <text:p>-1.48878932</text:p>
          </table:table-cell>
        </table:table-row>
        <table:table-row table:style-name="ro1">
          <table:table-cell office:value-type="float" office:value="4.01830482483" calcext:value-type="float">
            <text:p>4.0183048248</text:p>
          </table:table-cell>
          <table:table-cell office:value-type="float" office:value="-0.88056999445" calcext:value-type="float">
            <text:p>-0.8805699945</text:p>
          </table:table-cell>
          <table:table-cell office:value-type="float" office:value="3.19912164786" calcext:value-type="float">
            <text:p>3.1991216479</text:p>
          </table:table-cell>
          <table:table-cell office:value-type="float" office:value="-0.764228210885" calcext:value-type="float">
            <text:p>-0.7642282109</text:p>
          </table:table-cell>
          <table:table-cell office:value-type="float" office:value="4.32270141602" calcext:value-type="float">
            <text:p>4.322701416</text:p>
          </table:table-cell>
          <table:table-cell office:value-type="float" office:value="-1.48112094402" calcext:value-type="float">
            <text:p>-1.481120944</text:p>
          </table:table-cell>
        </table:table-row>
        <table:table-row table:style-name="ro1">
          <table:table-cell office:value-type="float" office:value="4.0192861557" calcext:value-type="float">
            <text:p>4.0192861557</text:p>
          </table:table-cell>
          <table:table-cell office:value-type="float" office:value="-0.863393425941" calcext:value-type="float">
            <text:p>-0.8633934259</text:p>
          </table:table-cell>
          <table:table-cell office:value-type="float" office:value="3.19431370056" calcext:value-type="float">
            <text:p>3.1943137006</text:p>
          </table:table-cell>
          <table:table-cell office:value-type="float" office:value="-0.762939885451" calcext:value-type="float">
            <text:p>-0.7629398855</text:p>
          </table:table-cell>
          <table:table-cell office:value-type="float" office:value="4.33253189087" calcext:value-type="float">
            <text:p>4.3325318909</text:p>
          </table:table-cell>
          <table:table-cell office:value-type="float" office:value="-1.47305226326" calcext:value-type="float">
            <text:p>-1.4730522633</text:p>
          </table:table-cell>
        </table:table-row>
        <table:table-row table:style-name="ro1">
          <table:table-cell office:value-type="float" office:value="4.01818084717" calcext:value-type="float">
            <text:p>4.0181808472</text:p>
          </table:table-cell>
          <table:table-cell office:value-type="float" office:value="-0.847863018513" calcext:value-type="float">
            <text:p>-0.8478630185</text:p>
          </table:table-cell>
          <table:table-cell office:value-type="float" office:value="3.19007291018" calcext:value-type="float">
            <text:p>3.1900729102</text:p>
          </table:table-cell>
          <table:table-cell office:value-type="float" office:value="-0.762099414743" calcext:value-type="float">
            <text:p>-0.7620994147</text:p>
          </table:table-cell>
          <table:table-cell office:value-type="float" office:value="4.34119626045" calcext:value-type="float">
            <text:p>4.3411962605</text:p>
          </table:table-cell>
          <table:table-cell office:value-type="float" office:value="-1.46558630466" calcext:value-type="float">
            <text:p>-1.4655863047</text:p>
          </table:table-cell>
        </table:table-row>
        <table:table-row table:style-name="ro1">
          <table:table-cell office:value-type="float" office:value="4.01738023758" calcext:value-type="float">
            <text:p>4.0173802376</text:p>
          </table:table-cell>
          <table:table-cell office:value-type="float" office:value="-0.834914445877" calcext:value-type="float">
            <text:p>-0.8349144459</text:p>
          </table:table-cell>
          <table:table-cell office:value-type="float" office:value="3.18538048464" calcext:value-type="float">
            <text:p>3.1853804846</text:p>
          </table:table-cell>
          <table:table-cell office:value-type="float" office:value="-0.760960939411" calcext:value-type="float">
            <text:p>-0.7609609394</text:p>
          </table:table-cell>
          <table:table-cell office:value-type="float" office:value="4.35085030556" calcext:value-type="float">
            <text:p>4.3508503056</text:p>
          </table:table-cell>
          <table:table-cell office:value-type="float" office:value="-1.45712864399" calcext:value-type="float">
            <text:p>-1.457128644</text:p>
          </table:table-cell>
        </table:table-row>
        <table:table-row table:style-name="ro1">
          <table:table-cell office:value-type="float" office:value="4.01672935486" calcext:value-type="float">
            <text:p>4.0167293549</text:p>
          </table:table-cell>
          <table:table-cell office:value-type="float" office:value="-0.822216570377" calcext:value-type="float">
            <text:p>-0.8222165704</text:p>
          </table:table-cell>
          <table:table-cell office:value-type="float" office:value="3.18043783001" calcext:value-type="float">
            <text:p>3.18043783</text:p>
          </table:table-cell>
          <table:table-cell office:value-type="float" office:value="-0.759452197226" calcext:value-type="float">
            <text:p>-0.7594521972</text:p>
          </table:table-cell>
          <table:table-cell office:value-type="float" office:value="4.35913678169" calcext:value-type="float">
            <text:p>4.3591367817</text:p>
          </table:table-cell>
          <table:table-cell office:value-type="float" office:value="-1.44894325733" calcext:value-type="float">
            <text:p>-1.4489432573</text:p>
          </table:table-cell>
        </table:table-row>
        <table:table-row table:style-name="ro1">
          <table:table-cell office:value-type="float" office:value="4.01602363586" calcext:value-type="float">
            <text:p>4.0160236359</text:p>
          </table:table-cell>
          <table:table-cell office:value-type="float" office:value="-0.810323834419" calcext:value-type="float">
            <text:p>-0.8103238344</text:p>
          </table:table-cell>
          <table:table-cell office:value-type="float" office:value="3.17579549665" calcext:value-type="float">
            <text:p>3.1757954967</text:p>
          </table:table-cell>
          <table:table-cell office:value-type="float" office:value="-0.757979067687" calcext:value-type="float">
            <text:p>-0.7579790677</text:p>
          </table:table-cell>
          <table:table-cell office:value-type="float" office:value="4.53096290588" calcext:value-type="float">
            <text:p>4.5309629059</text:p>
          </table:table-cell>
          <table:table-cell office:value-type="float" office:value="-1.43057513237" calcext:value-type="float">
            <text:p>-1.4305751324</text:p>
          </table:table-cell>
        </table:table-row>
        <table:table-row table:style-name="ro1">
          <table:table-cell office:value-type="float" office:value="4.0150642395" calcext:value-type="float">
            <text:p>4.0150642395</text:p>
          </table:table-cell>
          <table:table-cell office:value-type="float" office:value="-0.798192381859" calcext:value-type="float">
            <text:p>-0.7981923819</text:p>
          </table:table-cell>
          <table:table-cell office:value-type="float" office:value="3.17043742263" calcext:value-type="float">
            <text:p>3.1704374226</text:p>
          </table:table-cell>
          <table:table-cell office:value-type="float" office:value="-0.757280000654" calcext:value-type="float">
            <text:p>-0.7572800007</text:p>
          </table:table-cell>
          <table:table-cell office:value-type="float" office:value="4.58498927116" calcext:value-type="float">
            <text:p>4.5849892712</text:p>
          </table:table-cell>
          <table:table-cell office:value-type="float" office:value="-1.41465771198" calcext:value-type="float">
            <text:p>-1.414657712</text:p>
          </table:table-cell>
        </table:table-row>
        <table:table-row table:style-name="ro1">
          <table:table-cell office:value-type="float" office:value="4.01391077042" calcext:value-type="float">
            <text:p>4.0139107704</text:p>
          </table:table-cell>
          <table:table-cell office:value-type="float" office:value="-0.785514712334" calcext:value-type="float">
            <text:p>-0.7855147123</text:p>
          </table:table-cell>
          <table:table-cell office:value-type="float" office:value="3.1647198606" calcext:value-type="float">
            <text:p>3.1647198606</text:p>
          </table:table-cell>
          <table:table-cell office:value-type="float" office:value="-0.756707041798" calcext:value-type="float">
            <text:p>-0.7567070418</text:p>
          </table:table-cell>
          <table:table-cell office:value-type="float" office:value="4.60383840561" calcext:value-type="float">
            <text:p>4.6038384056</text:p>
          </table:table-cell>
          <table:table-cell office:value-type="float" office:value="-1.40292418003" calcext:value-type="float">
            <text:p>-1.40292418</text:p>
          </table:table-cell>
        </table:table-row>
        <table:table-row table:style-name="ro1">
          <table:table-cell office:value-type="float" office:value="4.0129032135" calcext:value-type="float">
            <text:p>4.0129032135</text:p>
          </table:table-cell>
          <table:table-cell office:value-type="float" office:value="-0.772431790829" calcext:value-type="float">
            <text:p>-0.7724317908</text:p>
          </table:table-cell>
          <table:table-cell office:value-type="float" office:value="3.15920409811" calcext:value-type="float">
            <text:p>3.1592040981</text:p>
          </table:table-cell>
          <table:table-cell office:value-type="float" office:value="-0.756155801352" calcext:value-type="float">
            <text:p>-0.7561558014</text:p>
          </table:table-cell>
          <table:table-cell office:value-type="float" office:value="4.61918731689" calcext:value-type="float">
            <text:p>4.6191873169</text:p>
          </table:table-cell>
          <table:table-cell office:value-type="float" office:value="-1.39072501659" calcext:value-type="float">
            <text:p>-1.3907250166</text:p>
          </table:table-cell>
        </table:table-row>
        <table:table-row table:style-name="ro1">
          <table:table-cell office:value-type="float" office:value="4.0119638443" calcext:value-type="float">
            <text:p>4.0119638443</text:p>
          </table:table-cell>
          <table:table-cell office:value-type="float" office:value="-0.75951218605" calcext:value-type="float">
            <text:p>-0.7595121861</text:p>
          </table:table-cell>
          <table:table-cell office:value-type="float" office:value="3.15362197436" calcext:value-type="float">
            <text:p>3.1536219744</text:p>
          </table:table-cell>
          <table:table-cell office:value-type="float" office:value="-0.755671599086" calcext:value-type="float">
            <text:p>-0.7556715991</text:p>
          </table:table-cell>
          <table:table-cell office:value-type="float" office:value="4.63361354828" calcext:value-type="float">
            <text:p>4.6336135483</text:p>
          </table:table-cell>
          <table:table-cell office:value-type="float" office:value="-1.37766873837" calcext:value-type="float">
            <text:p>-1.3776687384</text:p>
          </table:table-cell>
        </table:table-row>
        <table:table-row table:style-name="ro1">
          <table:table-cell office:value-type="float" office:value="4.00972700119" calcext:value-type="float">
            <text:p>4.0097270012</text:p>
          </table:table-cell>
          <table:table-cell office:value-type="float" office:value="-0.746495068073" calcext:value-type="float">
            <text:p>-0.7464950681</text:p>
          </table:table-cell>
          <table:table-cell office:value-type="float" office:value="3.14782489418" calcext:value-type="float">
            <text:p>3.1478248942</text:p>
          </table:table-cell>
          <table:table-cell office:value-type="float" office:value="-0.755612252372" calcext:value-type="float">
            <text:p>-0.7556122524</text:p>
          </table:table-cell>
          <table:table-cell office:value-type="float" office:value="4.6468929863" calcext:value-type="float">
            <text:p>4.6468929863</text:p>
          </table:table-cell>
          <table:table-cell office:value-type="float" office:value="-1.36671805382" calcext:value-type="float">
            <text:p>-1.3667180538</text:p>
          </table:table-cell>
        </table:table-row>
        <table:table-row table:style-name="ro1">
          <table:table-cell office:value-type="float" office:value="4.00696229935" calcext:value-type="float">
            <text:p>4.0069622994</text:p>
          </table:table-cell>
          <table:table-cell office:value-type="float" office:value="-0.733788371086" calcext:value-type="float">
            <text:p>-0.7337883711</text:p>
          </table:table-cell>
          <table:table-cell office:value-type="float" office:value="3.14165467131" calcext:value-type="float">
            <text:p>3.1416546713</text:p>
          </table:table-cell>
          <table:table-cell office:value-type="float" office:value="-0.755700863409" calcext:value-type="float">
            <text:p>-0.7557008634</text:p>
          </table:table-cell>
          <table:table-cell office:value-type="float" office:value="4.65694757462" calcext:value-type="float">
            <text:p>4.6569475746</text:p>
          </table:table-cell>
          <table:table-cell office:value-type="float" office:value="-1.35537362099" calcext:value-type="float">
            <text:p>-1.355373621</text:p>
          </table:table-cell>
        </table:table-row>
        <table:table-row table:style-name="ro1">
          <table:table-cell office:value-type="float" office:value="4.00454807281" calcext:value-type="float">
            <text:p>4.0045480728</text:p>
          </table:table-cell>
          <table:table-cell office:value-type="float" office:value="-0.720052301884" calcext:value-type="float">
            <text:p>-0.7200523019</text:p>
          </table:table-cell>
          <table:table-cell office:value-type="float" office:value="3.1352210549" calcext:value-type="float">
            <text:p>3.1352210549</text:p>
          </table:table-cell>
          <table:table-cell office:value-type="float" office:value="-0.755129967674" calcext:value-type="float">
            <text:p>-0.7551299677</text:p>
          </table:table-cell>
          <table:table-cell office:value-type="float" office:value="4.67292591095" calcext:value-type="float">
            <text:p>4.672925911</text:p>
          </table:table-cell>
          <table:table-cell office:value-type="float" office:value="-1.34266865253" calcext:value-type="float">
            <text:p>-1.3426686525</text:p>
          </table:table-cell>
        </table:table-row>
        <table:table-row table:style-name="ro1">
          <table:table-cell office:value-type="float" office:value="4.00179386139" calcext:value-type="float">
            <text:p>4.0017938614</text:p>
          </table:table-cell>
          <table:table-cell office:value-type="float" office:value="-0.707057356834" calcext:value-type="float">
            <text:p>-0.7070573568</text:p>
          </table:table-cell>
          <table:table-cell office:value-type="float" office:value="3.12858749977" calcext:value-type="float">
            <text:p>3.1285874998</text:p>
          </table:table-cell>
          <table:table-cell office:value-type="float" office:value="-0.754797708819" calcext:value-type="float">
            <text:p>-0.7547977088</text:p>
          </table:table-cell>
          <table:table-cell office:value-type="float" office:value="4.68680234909" calcext:value-type="float">
            <text:p>4.6868023491</text:p>
          </table:table-cell>
          <table:table-cell office:value-type="float" office:value="-1.32985794544" calcext:value-type="float">
            <text:p>-1.3298579454</text:p>
          </table:table-cell>
        </table:table-row>
        <table:table-row table:style-name="ro1">
          <table:table-cell office:value-type="float" office:value="3.9990696907" calcext:value-type="float">
            <text:p>3.9990696907</text:p>
          </table:table-cell>
          <table:table-cell office:value-type="float" office:value="-0.693712770939" calcext:value-type="float">
            <text:p>-0.6937127709</text:p>
          </table:table-cell>
          <table:table-cell office:value-type="float" office:value="3.12259268657" calcext:value-type="float">
            <text:p>3.1225926866</text:p>
          </table:table-cell>
          <table:table-cell office:value-type="float" office:value="-0.754869129273" calcext:value-type="float">
            <text:p>-0.7548691293</text:p>
          </table:table-cell>
          <table:table-cell office:value-type="float" office:value="4.6996364212" calcext:value-type="float">
            <text:p>4.6996364212</text:p>
          </table:table-cell>
          <table:table-cell office:value-type="float" office:value="-1.31650185585" calcext:value-type="float">
            <text:p>-1.3165018559</text:p>
          </table:table-cell>
        </table:table-row>
        <table:table-row table:style-name="ro1">
          <table:table-cell office:value-type="float" office:value="3.99552416801" calcext:value-type="float">
            <text:p>3.995524168</text:p>
          </table:table-cell>
          <table:table-cell office:value-type="float" office:value="-0.681200385094" calcext:value-type="float">
            <text:p>-0.6812003851</text:p>
          </table:table-cell>
          <table:table-cell office:value-type="float" office:value="3.11643392165" calcext:value-type="float">
            <text:p>3.1164339217</text:p>
          </table:table-cell>
          <table:table-cell office:value-type="float" office:value="-0.755308328924" calcext:value-type="float">
            <text:p>-0.7553083289</text:p>
          </table:table-cell>
          <table:table-cell office:value-type="float" office:value="4.71133609772" calcext:value-type="float">
            <text:p>4.7113360977</text:p>
          </table:table-cell>
          <table:table-cell office:value-type="float" office:value="-1.30306577682" calcext:value-type="float">
            <text:p>-1.3030657768</text:p>
          </table:table-cell>
        </table:table-row>
        <table:table-row table:style-name="ro1">
          <table:table-cell office:value-type="float" office:value="3.99157738686" calcext:value-type="float">
            <text:p>3.9915773869</text:p>
          </table:table-cell>
          <table:table-cell office:value-type="float" office:value="-0.669209778309" calcext:value-type="float">
            <text:p>-0.6692097783</text:p>
          </table:table-cell>
          <table:table-cell office:value-type="float" office:value="3.1102750923" calcext:value-type="float">
            <text:p>3.1102750923</text:p>
          </table:table-cell>
          <table:table-cell office:value-type="float" office:value="-0.755617582153" calcext:value-type="float">
            <text:p>-0.7556175822</text:p>
          </table:table-cell>
          <table:table-cell office:value-type="float" office:value="4.72086115837" calcext:value-type="float">
            <text:p>4.7208611584</text:p>
          </table:table-cell>
          <table:table-cell office:value-type="float" office:value="-1.2901391983" calcext:value-type="float">
            <text:p>-1.2901391983</text:p>
          </table:table-cell>
        </table:table-row>
        <table:table-row table:style-name="ro1">
          <table:table-cell office:value-type="float" office:value="3.98762249947" calcext:value-type="float">
            <text:p>3.9876224995</text:p>
          </table:table-cell>
          <table:table-cell office:value-type="float" office:value="-0.656426608562" calcext:value-type="float">
            <text:p>-0.6564266086</text:p>
          </table:table-cell>
          <table:table-cell office:value-type="float" office:value="3.10426523966" calcext:value-type="float">
            <text:p>3.1042652397</text:p>
          </table:table-cell>
          <table:table-cell office:value-type="float" office:value="-0.756183650855" calcext:value-type="float">
            <text:p>-0.7561836509</text:p>
          </table:table-cell>
          <table:table-cell office:value-type="float" office:value="4.73172875404" calcext:value-type="float">
            <text:p>4.731728754</text:p>
          </table:table-cell>
          <table:table-cell office:value-type="float" office:value="-1.27535521984" calcext:value-type="float">
            <text:p>-1.2753552198</text:p>
          </table:table-cell>
        </table:table-row>
        <table:table-row table:style-name="ro1">
          <table:table-cell office:value-type="float" office:value="3.98573541641" calcext:value-type="float">
            <text:p>3.9857354164</text:p>
          </table:table-cell>
          <table:table-cell office:value-type="float" office:value="-0.635724842548" calcext:value-type="float">
            <text:p>-0.6357248425</text:p>
          </table:table-cell>
          <table:table-cell office:value-type="float" office:value="3.09726630002" calcext:value-type="float">
            <text:p>3.0972663</text:p>
          </table:table-cell>
          <table:table-cell office:value-type="float" office:value="-0.75696288683" calcext:value-type="float">
            <text:p>-0.7569628868</text:p>
          </table:table-cell>
          <table:table-cell office:value-type="float" office:value="4.74131866455" calcext:value-type="float">
            <text:p>4.7413186646</text:p>
          </table:table-cell>
          <table:table-cell office:value-type="float" office:value="-1.26130533218" calcext:value-type="float">
            <text:p>-1.2613053322</text:p>
          </table:table-cell>
        </table:table-row>
        <table:table-row table:style-name="ro1">
          <table:table-cell office:value-type="float" office:value="3.98134613037" calcext:value-type="float">
            <text:p>3.9813461304</text:p>
          </table:table-cell>
          <table:table-cell office:value-type="float" office:value="-0.623194634914" calcext:value-type="float">
            <text:p>-0.6231946349</text:p>
          </table:table-cell>
          <table:table-cell office:value-type="float" office:value="3.09035594952" calcext:value-type="float">
            <text:p>3.0903559495</text:p>
          </table:table-cell>
          <table:table-cell office:value-type="float" office:value="-0.757779914436" calcext:value-type="float">
            <text:p>-0.7577799144</text:p>
          </table:table-cell>
          <table:table-cell office:value-type="float" office:value="4.75003667831" calcext:value-type="float">
            <text:p>4.7500366783</text:p>
          </table:table-cell>
          <table:table-cell office:value-type="float" office:value="-1.24637889862" calcext:value-type="float">
            <text:p>-1.2463788986</text:p>
          </table:table-cell>
        </table:table-row>
        <table:table-row table:style-name="ro1">
          <table:table-cell office:value-type="float" office:value="3.97646760941" calcext:value-type="float">
            <text:p>3.9764676094</text:p>
          </table:table-cell>
          <table:table-cell office:value-type="float" office:value="-0.610385775566" calcext:value-type="float">
            <text:p>-0.6103857756</text:p>
          </table:table-cell>
          <table:table-cell office:value-type="float" office:value="3.08340324535" calcext:value-type="float">
            <text:p>3.0834032454</text:p>
          </table:table-cell>
          <table:table-cell office:value-type="float" office:value="-0.758406759134" calcext:value-type="float">
            <text:p>-0.7584067591</text:p>
          </table:table-cell>
          <table:table-cell office:value-type="float" office:value="4.75830813408" calcext:value-type="float">
            <text:p>4.7583081341</text:p>
          </table:table-cell>
          <table:table-cell office:value-type="float" office:value="-1.23065710068" calcext:value-type="float">
            <text:p>-1.2306571007</text:p>
          </table:table-cell>
        </table:table-row>
        <table:table-row table:style-name="ro1">
          <table:table-cell office:value-type="float" office:value="3.97122120857" calcext:value-type="float">
            <text:p>3.9712212086</text:p>
          </table:table-cell>
          <table:table-cell office:value-type="float" office:value="-0.597332060337" calcext:value-type="float">
            <text:p>-0.5973320603</text:p>
          </table:table-cell>
          <table:table-cell office:value-type="float" office:value="3.07707155758" calcext:value-type="float">
            <text:p>3.0770715576</text:p>
          </table:table-cell>
          <table:table-cell office:value-type="float" office:value="-0.759149821645" calcext:value-type="float">
            <text:p>-0.7591498216</text:p>
          </table:table-cell>
          <table:table-cell office:value-type="float" office:value="4.76520915985" calcext:value-type="float">
            <text:p>4.7652091599</text:p>
          </table:table-cell>
          <table:table-cell office:value-type="float" office:value="-1.21726870537" calcext:value-type="float">
            <text:p>-1.2172687054</text:p>
          </table:table-cell>
        </table:table-row>
        <table:table-row table:style-name="ro1">
          <table:table-cell office:value-type="float" office:value="3.9657356739" calcext:value-type="float">
            <text:p>3.9657356739</text:p>
          </table:table-cell>
          <table:table-cell office:value-type="float" office:value="-0.584157407284" calcext:value-type="float">
            <text:p>-0.5841574073</text:p>
          </table:table-cell>
          <table:table-cell office:value-type="float" office:value="3.07079954065" calcext:value-type="float">
            <text:p>3.0707995407</text:p>
          </table:table-cell>
          <table:table-cell office:value-type="float" office:value="-0.760002136739" calcext:value-type="float">
            <text:p>-0.7600021367</text:p>
          </table:table-cell>
          <table:table-cell office:value-type="float" office:value="4.77287813187" calcext:value-type="float">
            <text:p>4.7728781319</text:p>
          </table:table-cell>
          <table:table-cell office:value-type="float" office:value="-1.20230972767" calcext:value-type="float">
            <text:p>-1.2023097277</text:p>
          </table:table-cell>
        </table:table-row>
        <table:table-row table:style-name="ro1">
          <table:table-cell office:value-type="float" office:value="3.96046662331" calcext:value-type="float">
            <text:p>3.9604666233</text:p>
          </table:table-cell>
          <table:table-cell office:value-type="float" office:value="-0.570941865444" calcext:value-type="float">
            <text:p>-0.5709418654</text:p>
          </table:table-cell>
          <table:table-cell office:value-type="float" office:value="3.06548462963" calcext:value-type="float">
            <text:p>3.0654846296</text:p>
          </table:table-cell>
          <table:table-cell office:value-type="float" office:value="-0.760733583322" calcext:value-type="float">
            <text:p>-0.7607335833</text:p>
          </table:table-cell>
          <table:table-cell office:value-type="float" office:value="4.78003808022" calcext:value-type="float">
            <text:p>4.7800380802</text:p>
          </table:table-cell>
          <table:table-cell office:value-type="float" office:value="-1.18655526638" calcext:value-type="float">
            <text:p>-1.1865552664</text:p>
          </table:table-cell>
        </table:table-row>
        <table:table-row table:style-name="ro1">
          <table:table-cell office:value-type="float" office:value="3.95504927635" calcext:value-type="float">
            <text:p>3.9550492764</text:p>
          </table:table-cell>
          <table:table-cell office:value-type="float" office:value="-0.559062421322" calcext:value-type="float">
            <text:p>-0.5590624213</text:p>
          </table:table-cell>
          <table:table-cell office:value-type="float" office:value="3.05986629738" calcext:value-type="float">
            <text:p>3.0598662974</text:p>
          </table:table-cell>
          <table:table-cell office:value-type="float" office:value="-0.761944822406" calcext:value-type="float">
            <text:p>-0.7619448224</text:p>
          </table:table-cell>
          <table:table-cell office:value-type="float" office:value="4.78675480843" calcext:value-type="float">
            <text:p>4.7867548084</text:p>
          </table:table-cell>
          <table:table-cell office:value-type="float" office:value="-1.1708548069" calcext:value-type="float">
            <text:p>-1.1708548069</text:p>
          </table:table-cell>
        </table:table-row>
        <table:table-row table:style-name="ro1">
          <table:table-cell office:value-type="float" office:value="3.94850707054" calcext:value-type="float">
            <text:p>3.9485070705</text:p>
          </table:table-cell>
          <table:table-cell office:value-type="float" office:value="-0.547891736031" calcext:value-type="float">
            <text:p>-0.547891736</text:p>
          </table:table-cell>
          <table:table-cell office:value-type="float" office:value="3.05472070783" calcext:value-type="float">
            <text:p>3.0547207078</text:p>
          </table:table-cell>
          <table:table-cell office:value-type="float" office:value="-0.763165640427" calcext:value-type="float">
            <text:p>-0.7631656404</text:p>
          </table:table-cell>
          <table:table-cell office:value-type="float" office:value="4.79384633064" calcext:value-type="float">
            <text:p>4.7938463306</text:p>
          </table:table-cell>
          <table:table-cell office:value-type="float" office:value="-1.15489673615" calcext:value-type="float">
            <text:p>-1.1548967362</text:p>
          </table:table-cell>
        </table:table-row>
        <table:table-row table:style-name="ro1">
          <table:table-cell office:value-type="float" office:value="3.94200158119" calcext:value-type="float">
            <text:p>3.9420015812</text:p>
          </table:table-cell>
          <table:table-cell office:value-type="float" office:value="-0.536397516727" calcext:value-type="float">
            <text:p>-0.5363975167</text:p>
          </table:table-cell>
          <table:table-cell office:value-type="float" office:value="3.0493760717" calcext:value-type="float">
            <text:p>3.0493760717</text:p>
          </table:table-cell>
          <table:table-cell office:value-type="float" office:value="-0.764577740939" calcext:value-type="float">
            <text:p>-0.7645777409</text:p>
          </table:table-cell>
          <table:table-cell office:value-type="float" office:value="4.80074091911" calcext:value-type="float">
            <text:p>4.8007409191</text:p>
          </table:table-cell>
          <table:table-cell office:value-type="float" office:value="-1.13906705379" calcext:value-type="float">
            <text:p>-1.1390670538</text:p>
          </table:table-cell>
        </table:table-row>
        <table:table-row table:style-name="ro1">
          <table:table-cell office:value-type="float" office:value="3.93468809128" calcext:value-type="float">
            <text:p>3.9346880913</text:p>
          </table:table-cell>
          <table:table-cell office:value-type="float" office:value="-0.52461707592" calcext:value-type="float">
            <text:p>-0.5246170759</text:p>
          </table:table-cell>
          <table:table-cell office:value-type="float" office:value="3.04356966258" calcext:value-type="float">
            <text:p>3.0435696626</text:p>
          </table:table-cell>
          <table:table-cell office:value-type="float" office:value="-0.766096123493" calcext:value-type="float">
            <text:p>-0.7660961235</text:p>
          </table:table-cell>
          <table:table-cell office:value-type="float" office:value="4.80670853615" calcext:value-type="float">
            <text:p>4.8067085362</text:p>
          </table:table-cell>
          <table:table-cell office:value-type="float" office:value="-1.12280607224" calcext:value-type="float">
            <text:p>-1.1228060722</text:p>
          </table:table-cell>
        </table:table-row>
        <table:table-row table:style-name="ro1">
          <table:table-cell office:value-type="float" office:value="3.92730164528" calcext:value-type="float">
            <text:p>3.9273016453</text:p>
          </table:table-cell>
          <table:table-cell office:value-type="float" office:value="-0.512585818768" calcext:value-type="float">
            <text:p>-0.5125858188</text:p>
          </table:table-cell>
          <table:table-cell office:value-type="float" office:value="3.20144982093" calcext:value-type="float">
            <text:p>3.2014498209</text:p>
          </table:table-cell>
          <table:table-cell office:value-type="float" office:value="-0.757758832792" calcext:value-type="float">
            <text:p>-0.7577588328</text:p>
          </table:table-cell>
          <table:table-cell office:value-type="float" office:value="4.81383868217" calcext:value-type="float">
            <text:p>4.8138386822</text:p>
          </table:table-cell>
          <table:table-cell office:value-type="float" office:value="-1.10427999496" calcext:value-type="float">
            <text:p>-1.104279995</text:p>
          </table:table-cell>
        </table:table-row>
        <table:table-row table:style-name="ro1">
          <table:table-cell office:value-type="float" office:value="3.92016458511" calcext:value-type="float">
            <text:p>3.9201645851</text:p>
          </table:table-cell>
          <table:table-cell office:value-type="float" office:value="-0.50191962719" calcext:value-type="float">
            <text:p>-0.5019196272</text:p>
          </table:table-cell>
          <table:table-cell office:value-type="float" office:value="3.24118005893" calcext:value-type="float">
            <text:p>3.2411800589</text:p>
          </table:table-cell>
          <table:table-cell office:value-type="float" office:value="-0.752586605744" calcext:value-type="float">
            <text:p>-0.7525866057</text:p>
          </table:table-cell>
          <table:table-cell office:value-type="float" office:value="4.82089920998" calcext:value-type="float">
            <text:p>4.82089921</text:p>
          </table:table-cell>
          <table:table-cell office:value-type="float" office:value="-1.08473956585" calcext:value-type="float">
            <text:p>-1.0847395659</text:p>
          </table:table-cell>
        </table:table-row>
        <table:table-row table:style-name="ro1">
          <table:table-cell office:value-type="float" office:value="3.91295528412" calcext:value-type="float">
            <text:p>3.9129552841</text:p>
          </table:table-cell>
          <table:table-cell office:value-type="float" office:value="-0.491471797228" calcext:value-type="float">
            <text:p>-0.4914717972</text:p>
          </table:table-cell>
          <table:table-cell office:value-type="float" office:value="3.24585846535" calcext:value-type="float">
            <text:p>3.2458584654</text:p>
          </table:table-cell>
          <table:table-cell office:value-type="float" office:value="-0.751988740641" calcext:value-type="float">
            <text:p>-0.7519887406</text:p>
          </table:table-cell>
          <table:table-cell office:value-type="float" office:value="4.82662864685" calcext:value-type="float">
            <text:p>4.8266286469</text:p>
          </table:table-cell>
          <table:table-cell office:value-type="float" office:value="-1.06737864017" calcext:value-type="float">
            <text:p>-1.0673786402</text:p>
          </table:table-cell>
        </table:table-row>
        <table:table-row table:style-name="ro1">
          <table:table-cell office:value-type="float" office:value="3.90567040443" calcext:value-type="float">
            <text:p>3.9056704044</text:p>
          </table:table-cell>
          <table:table-cell office:value-type="float" office:value="-0.481794089079" calcext:value-type="float">
            <text:p>-0.4817940891</text:p>
          </table:table-cell>
          <table:table-cell office:value-type="float" office:value="3.24733074207" calcext:value-type="float">
            <text:p>3.2473307421</text:p>
          </table:table-cell>
          <table:table-cell office:value-type="float" office:value="-0.751186134093" calcext:value-type="float">
            <text:p>-0.7511861341</text:p>
          </table:table-cell>
          <table:table-cell office:value-type="float" office:value="4.8318817234" calcext:value-type="float">
            <text:p>4.8318817234</text:p>
          </table:table-cell>
          <table:table-cell office:value-type="float" office:value="-1.05041360855" calcext:value-type="float">
            <text:p>-1.0504136086</text:p>
          </table:table-cell>
        </table:table-row>
        <table:table-row table:style-name="ro1">
          <table:table-cell office:value-type="float" office:value="3.89802503586" calcext:value-type="float">
            <text:p>3.8980250359</text:p>
          </table:table-cell>
          <table:table-cell office:value-type="float" office:value="-0.472612142563" calcext:value-type="float">
            <text:p>-0.4726121426</text:p>
          </table:table-cell>
          <table:table-cell office:value-type="float" office:value="3.24808037932" calcext:value-type="float">
            <text:p>3.2480803793</text:p>
          </table:table-cell>
          <table:table-cell office:value-type="float" office:value="-0.749864474246" calcext:value-type="float">
            <text:p>-0.7498644742</text:p>
          </table:table-cell>
          <table:table-cell office:value-type="float" office:value="4.83642860413" calcext:value-type="float">
            <text:p>4.8364286041</text:p>
          </table:table-cell>
          <table:table-cell office:value-type="float" office:value="-1.03313672543" calcext:value-type="float">
            <text:p>-1.0331367254</text:p>
          </table:table-cell>
        </table:table-row>
        <table:table-row table:style-name="ro1">
          <table:table-cell office:value-type="float" office:value="3.89011740685" calcext:value-type="float">
            <text:p>3.8901174069</text:p>
          </table:table-cell>
          <table:table-cell office:value-type="float" office:value="-0.463347673416" calcext:value-type="float">
            <text:p>-0.4633476734</text:p>
          </table:table-cell>
          <table:table-cell office:value-type="float" office:value="3.24774579735" calcext:value-type="float">
            <text:p>3.2477457974</text:p>
          </table:table-cell>
          <table:table-cell office:value-type="float" office:value="-0.751118416578" calcext:value-type="float">
            <text:p>-0.7511184166</text:p>
          </table:table-cell>
          <table:table-cell office:value-type="float" office:value="4.84050127029" calcext:value-type="float">
            <text:p>4.8405012703</text:p>
          </table:table-cell>
          <table:table-cell office:value-type="float" office:value="-1.01693332195" calcext:value-type="float">
            <text:p>-1.016933322</text:p>
          </table:table-cell>
        </table:table-row>
        <table:table-row table:style-name="ro1">
          <table:table-cell office:value-type="float" office:value="3.88275122643" calcext:value-type="float">
            <text:p>3.8827512264</text:p>
          </table:table-cell>
          <table:table-cell office:value-type="float" office:value="-0.45397362113" calcext:value-type="float">
            <text:p>-0.4539736211</text:p>
          </table:table-cell>
          <table:table-cell office:value-type="float" office:value="3.24470192025" calcext:value-type="float">
            <text:p>3.2447019203</text:p>
          </table:table-cell>
          <table:table-cell office:value-type="float" office:value="-0.752039204033" calcext:value-type="float">
            <text:p>-0.752039204</text:p>
          </table:table-cell>
          <table:table-cell office:value-type="float" office:value="4.84397884369" calcext:value-type="float">
            <text:p>4.8439788437</text:p>
          </table:table-cell>
          <table:table-cell office:value-type="float" office:value="-1.0014206171" calcext:value-type="float">
            <text:p>-1.0014206171</text:p>
          </table:table-cell>
        </table:table-row>
        <table:table-row table:style-name="ro1">
          <table:table-cell office:value-type="float" office:value="3.87560129166" calcext:value-type="float">
            <text:p>3.8756012917</text:p>
          </table:table-cell>
          <table:table-cell office:value-type="float" office:value="-0.445659130812" calcext:value-type="float">
            <text:p>-0.4456591308</text:p>
          </table:table-cell>
          <table:table-cell office:value-type="float" office:value="3.24739086917" calcext:value-type="float">
            <text:p>3.2473908692</text:p>
          </table:table-cell>
          <table:table-cell office:value-type="float" office:value="-0.752335417323" calcext:value-type="float">
            <text:p>-0.7523354173</text:p>
          </table:table-cell>
          <table:table-cell office:value-type="float" office:value="4.84637733459" calcext:value-type="float">
            <text:p>4.8463773346</text:p>
          </table:table-cell>
          <table:table-cell office:value-type="float" office:value="-0.986387550831" calcext:value-type="float">
            <text:p>-0.9863875508</text:p>
          </table:table-cell>
        </table:table-row>
        <table:table-row table:style-name="ro1">
          <table:table-cell office:value-type="float" office:value="3.86765766144" calcext:value-type="float">
            <text:p>3.8676576614</text:p>
          </table:table-cell>
          <table:table-cell office:value-type="float" office:value="-0.437391161919" calcext:value-type="float">
            <text:p>-0.4373911619</text:p>
          </table:table-cell>
          <table:table-cell office:value-type="float" office:value="3.24791994035" calcext:value-type="float">
            <text:p>3.2479199404</text:p>
          </table:table-cell>
          <table:table-cell office:value-type="float" office:value="-0.753185594292" calcext:value-type="float">
            <text:p>-0.7531855943</text:p>
          </table:table-cell>
          <table:table-cell office:value-type="float" office:value="4.84761663437" calcext:value-type="float">
            <text:p>4.8476166344</text:p>
          </table:table-cell>
          <table:table-cell office:value-type="float" office:value="-0.971332550049" calcext:value-type="float">
            <text:p>-0.97133255</text:p>
          </table:table-cell>
        </table:table-row>
        <table:table-row table:style-name="ro1">
          <table:table-cell office:value-type="float" office:value="3.85992717743" calcext:value-type="float">
            <text:p>3.8599271774</text:p>
          </table:table-cell>
          <table:table-cell office:value-type="float" office:value="-0.42980235815" calcext:value-type="float">
            <text:p>-0.4298023582</text:p>
          </table:table-cell>
          <table:table-cell office:value-type="float" office:value="3.24748556113" calcext:value-type="float">
            <text:p>3.2474855611</text:p>
          </table:table-cell>
          <table:table-cell office:value-type="float" office:value="-0.754052053577" calcext:value-type="float">
            <text:p>-0.7540520536</text:p>
          </table:table-cell>
          <table:table-cell office:value-type="float" office:value="4.85002943039" calcext:value-type="float">
            <text:p>4.8500294304</text:p>
          </table:table-cell>
          <table:table-cell office:value-type="float" office:value="-0.957140564919" calcext:value-type="float">
            <text:p>-0.9571405649</text:p>
          </table:table-cell>
        </table:table-row>
        <table:table-row table:style-name="ro1">
          <table:table-cell office:value-type="float" office:value="3.85160660744" calcext:value-type="float">
            <text:p>3.8516066074</text:p>
          </table:table-cell>
          <table:table-cell office:value-type="float" office:value="-0.421956121922" calcext:value-type="float">
            <text:p>-0.4219561219</text:p>
          </table:table-cell>
          <table:table-cell office:value-type="float" office:value="3.24622106285" calcext:value-type="float">
            <text:p>3.2462210629</text:p>
          </table:table-cell>
          <table:table-cell office:value-type="float" office:value="-0.755178920808" calcext:value-type="float">
            <text:p>-0.7551789208</text:p>
          </table:table-cell>
          <table:table-cell office:value-type="float" office:value="4.85238023758" calcext:value-type="float">
            <text:p>4.8523802376</text:p>
          </table:table-cell>
          <table:table-cell office:value-type="float" office:value="-0.940669894218" calcext:value-type="float">
            <text:p>-0.9406698942</text:p>
          </table:table-cell>
        </table:table-row>
        <table:table-row table:style-name="ro1">
          <table:table-cell office:value-type="float" office:value="3.84315228462" calcext:value-type="float">
            <text:p>3.8431522846</text:p>
          </table:table-cell>
          <table:table-cell office:value-type="float" office:value="-0.414108097553" calcext:value-type="float">
            <text:p>-0.4141080976</text:p>
          </table:table-cell>
          <table:table-cell office:value-type="float" office:value="3.2435625132" calcext:value-type="float">
            <text:p>3.2435625132</text:p>
          </table:table-cell>
          <table:table-cell office:value-type="float" office:value="-0.756587500174" calcext:value-type="float">
            <text:p>-0.7565875002</text:p>
          </table:table-cell>
          <table:table-cell office:value-type="float" office:value="4.85333105087" calcext:value-type="float">
            <text:p>4.8533310509</text:p>
          </table:table-cell>
          <table:table-cell office:value-type="float" office:value="-0.924529373646" calcext:value-type="float">
            <text:p>-0.9245293736</text:p>
          </table:table-cell>
        </table:table-row>
        <table:table-row table:style-name="ro1">
          <table:table-cell office:value-type="float" office:value="3.83503246307" calcext:value-type="float">
            <text:p>3.8350324631</text:p>
          </table:table-cell>
          <table:table-cell office:value-type="float" office:value="-0.406764358282" calcext:value-type="float">
            <text:p>-0.4067643583</text:p>
          </table:table-cell>
          <table:table-cell office:value-type="float" office:value="3.24230676975" calcext:value-type="float">
            <text:p>3.2423067698</text:p>
          </table:table-cell>
          <table:table-cell office:value-type="float" office:value="-0.756744739198" calcext:value-type="float">
            <text:p>-0.7567447392</text:p>
          </table:table-cell>
          <table:table-cell office:value-type="float" office:value="4.85387655258" calcext:value-type="float">
            <text:p>4.8538765526</text:p>
          </table:table-cell>
          <table:table-cell office:value-type="float" office:value="-0.910609483719" calcext:value-type="float">
            <text:p>-0.9106094837</text:p>
          </table:table-cell>
        </table:table-row>
        <table:table-row table:style-name="ro1">
          <table:table-cell office:value-type="float" office:value="3.8260653019" calcext:value-type="float">
            <text:p>3.8260653019</text:p>
          </table:table-cell>
          <table:table-cell office:value-type="float" office:value="-0.39876127243" calcext:value-type="float">
            <text:p>-0.3987612724</text:p>
          </table:table-cell>
          <table:table-cell office:value-type="float" office:value="3.24005467496" calcext:value-type="float">
            <text:p>3.240054675</text:p>
          </table:table-cell>
          <table:table-cell office:value-type="float" office:value="-0.757999003648" calcext:value-type="float">
            <text:p>-0.7579990036</text:p>
          </table:table-cell>
          <table:table-cell office:value-type="float" office:value="4.85317893982" calcext:value-type="float">
            <text:p>4.8531789398</text:p>
          </table:table-cell>
          <table:table-cell office:value-type="float" office:value="-0.894931674004" calcext:value-type="float">
            <text:p>-0.894931674</text:p>
          </table:table-cell>
        </table:table-row>
        <table:table-row table:style-name="ro1">
          <table:table-cell office:value-type="float" office:value="3.81728672981" calcext:value-type="float">
            <text:p>3.8172867298</text:p>
          </table:table-cell>
          <table:table-cell office:value-type="float" office:value="-0.391674369574" calcext:value-type="float">
            <text:p>-0.3916743696</text:p>
          </table:table-cell>
          <table:table-cell office:value-type="float" office:value="3.23771093737" calcext:value-type="float">
            <text:p>3.2377109374</text:p>
          </table:table-cell>
          <table:table-cell office:value-type="float" office:value="-0.758060554898" calcext:value-type="float">
            <text:p>-0.7580605549</text:p>
          </table:table-cell>
          <table:table-cell office:value-type="float" office:value="4.85330482483" calcext:value-type="float">
            <text:p>4.8533048248</text:p>
          </table:table-cell>
          <table:table-cell office:value-type="float" office:value="-0.88056999445" calcext:value-type="float">
            <text:p>-0.8805699945</text:p>
          </table:table-cell>
        </table:table-row>
        <table:table-row table:style-name="ro1">
          <table:table-cell office:value-type="float" office:value="3.80794620514" calcext:value-type="float">
            <text:p>3.8079462051</text:p>
          </table:table-cell>
          <table:table-cell office:value-type="float" office:value="-0.38432559371" calcext:value-type="float">
            <text:p>-0.3843255937</text:p>
          </table:table-cell>
          <table:table-cell office:value-type="float" office:value="3.235596958" calcext:value-type="float">
            <text:p>3.235596958</text:p>
          </table:table-cell>
          <table:table-cell office:value-type="float" office:value="-0.757076798655" calcext:value-type="float">
            <text:p>-0.7570767987</text:p>
          </table:table-cell>
          <table:table-cell office:value-type="float" office:value="4.8542861557" calcext:value-type="float">
            <text:p>4.8542861557</text:p>
          </table:table-cell>
          <table:table-cell office:value-type="float" office:value="-0.863393425941" calcext:value-type="float">
            <text:p>-0.8633934259</text:p>
          </table:table-cell>
        </table:table-row>
        <table:table-row table:style-name="ro1">
          <table:table-cell office:value-type="float" office:value="3.79843473434" calcext:value-type="float">
            <text:p>3.7984347343</text:p>
          </table:table-cell>
          <table:table-cell office:value-type="float" office:value="-0.377183616161" calcext:value-type="float">
            <text:p>-0.3771836162</text:p>
          </table:table-cell>
          <table:table-cell office:value-type="float" office:value="3.23288570573" calcext:value-type="float">
            <text:p>3.2328857057</text:p>
          </table:table-cell>
          <table:table-cell office:value-type="float" office:value="-0.757959480016" calcext:value-type="float">
            <text:p>-0.75795948</text:p>
          </table:table-cell>
          <table:table-cell office:value-type="float" office:value="4.85318084717" calcext:value-type="float">
            <text:p>4.8531808472</text:p>
          </table:table-cell>
          <table:table-cell office:value-type="float" office:value="-0.847863018513" calcext:value-type="float">
            <text:p>-0.8478630185</text:p>
          </table:table-cell>
        </table:table-row>
        <table:table-row table:style-name="ro1">
          <table:table-cell office:value-type="float" office:value="3.78908920288" calcext:value-type="float">
            <text:p>3.7890892029</text:p>
          </table:table-cell>
          <table:table-cell office:value-type="float" office:value="-0.370735824108" calcext:value-type="float">
            <text:p>-0.3707358241</text:p>
          </table:table-cell>
          <table:table-cell office:value-type="float" office:value="3.23113533364" calcext:value-type="float">
            <text:p>3.2311353336</text:p>
          </table:table-cell>
          <table:table-cell office:value-type="float" office:value="-0.757630538448" calcext:value-type="float">
            <text:p>-0.7576305384</text:p>
          </table:table-cell>
          <table:table-cell office:value-type="float" office:value="4.85238023758" calcext:value-type="float">
            <text:p>4.8523802376</text:p>
          </table:table-cell>
          <table:table-cell office:value-type="float" office:value="-0.834914445877" calcext:value-type="float">
            <text:p>-0.8349144459</text:p>
          </table:table-cell>
        </table:table-row>
        <table:table-row table:style-name="ro1">
          <table:table-cell office:value-type="float" office:value="3.78035879135" calcext:value-type="float">
            <text:p>3.7803587914</text:p>
          </table:table-cell>
          <table:table-cell office:value-type="float" office:value="-0.365085601807" calcext:value-type="float">
            <text:p>-0.3650856018</text:p>
          </table:table-cell>
          <table:table-cell office:value-type="float" office:value="3.22919581213" calcext:value-type="float">
            <text:p>3.2291958121</text:p>
          </table:table-cell>
          <table:table-cell office:value-type="float" office:value="-0.75667759612" calcext:value-type="float">
            <text:p>-0.7566775961</text:p>
          </table:table-cell>
          <table:table-cell office:value-type="float" office:value="4.85172935486" calcext:value-type="float">
            <text:p>4.8517293549</text:p>
          </table:table-cell>
          <table:table-cell office:value-type="float" office:value="-0.822216570377" calcext:value-type="float">
            <text:p>-0.8222165704</text:p>
          </table:table-cell>
        </table:table-row>
        <table:table-row table:style-name="ro1">
          <table:table-cell office:value-type="float" office:value="3.77098202705" calcext:value-type="float">
            <text:p>3.7709820271</text:p>
          </table:table-cell>
          <table:table-cell office:value-type="float" office:value="-0.359553128481" calcext:value-type="float">
            <text:p>-0.3595531285</text:p>
          </table:table-cell>
          <table:table-cell office:value-type="float" office:value="3.22705842919" calcext:value-type="float">
            <text:p>3.2270584292</text:p>
          </table:table-cell>
          <table:table-cell office:value-type="float" office:value="-0.756077611176" calcext:value-type="float">
            <text:p>-0.7560776112</text:p>
          </table:table-cell>
          <table:table-cell office:value-type="float" office:value="4.85102363586" calcext:value-type="float">
            <text:p>4.8510236359</text:p>
          </table:table-cell>
          <table:table-cell office:value-type="float" office:value="-0.810323834419" calcext:value-type="float">
            <text:p>-0.8103238344</text:p>
          </table:table-cell>
        </table:table-row>
        <table:table-row table:style-name="ro1">
          <table:table-cell office:value-type="float" office:value="3.76230406761" calcext:value-type="float">
            <text:p>3.7623040676</text:p>
          </table:table-cell>
          <table:table-cell office:value-type="float" office:value="-0.354433000088" calcext:value-type="float">
            <text:p>-0.3544330001</text:p>
          </table:table-cell>
          <table:table-cell office:value-type="float" office:value="3.22527811588" calcext:value-type="float">
            <text:p>3.2252781159</text:p>
          </table:table-cell>
          <table:table-cell office:value-type="float" office:value="-0.756020015276" calcext:value-type="float">
            <text:p>-0.7560200153</text:p>
          </table:table-cell>
          <table:table-cell office:value-type="float" office:value="4.8500642395" calcext:value-type="float">
            <text:p>4.8500642395</text:p>
          </table:table-cell>
          <table:table-cell office:value-type="float" office:value="-0.798192381859" calcext:value-type="float">
            <text:p>-0.7981923819</text:p>
          </table:table-cell>
        </table:table-row>
        <table:table-row table:style-name="ro1">
          <table:table-cell office:value-type="float" office:value="3.75377011299" calcext:value-type="float">
            <text:p>3.753770113</text:p>
          </table:table-cell>
          <table:table-cell office:value-type="float" office:value="-0.348109185696" calcext:value-type="float">
            <text:p>-0.3481091857</text:p>
          </table:table-cell>
          <table:table-cell office:value-type="float" office:value="3.22346593033" calcext:value-type="float">
            <text:p>3.2234659303</text:p>
          </table:table-cell>
          <table:table-cell office:value-type="float" office:value="-0.756636922678" calcext:value-type="float">
            <text:p>-0.7566369227</text:p>
          </table:table-cell>
          <table:table-cell office:value-type="float" office:value="4.84891077042" calcext:value-type="float">
            <text:p>4.8489107704</text:p>
          </table:table-cell>
          <table:table-cell office:value-type="float" office:value="-0.785514712334" calcext:value-type="float">
            <text:p>-0.7855147123</text:p>
          </table:table-cell>
        </table:table-row>
        <table:table-row table:style-name="ro1">
          <table:table-cell office:value-type="float" office:value="3.74446415901" calcext:value-type="float">
            <text:p>3.744464159</text:p>
          </table:table-cell>
          <table:table-cell office:value-type="float" office:value="-0.343122035265" calcext:value-type="float">
            <text:p>-0.3431220353</text:p>
          </table:table-cell>
          <table:table-cell office:value-type="float" office:value="3.22101805409" calcext:value-type="float">
            <text:p>3.2210180541</text:p>
          </table:table-cell>
          <table:table-cell office:value-type="float" office:value="-0.757171330572" calcext:value-type="float">
            <text:p>-0.7571713306</text:p>
          </table:table-cell>
          <table:table-cell office:value-type="float" office:value="4.8479032135" calcext:value-type="float">
            <text:p>4.8479032135</text:p>
          </table:table-cell>
          <table:table-cell office:value-type="float" office:value="-0.772431790829" calcext:value-type="float">
            <text:p>-0.7724317908</text:p>
          </table:table-cell>
        </table:table-row>
        <table:table-row table:style-name="ro1">
          <table:table-cell office:value-type="float" office:value="3.73553347588" calcext:value-type="float">
            <text:p>3.7355334759</text:p>
          </table:table-cell>
          <table:table-cell office:value-type="float" office:value="-0.339113503695" calcext:value-type="float">
            <text:p>-0.3391135037</text:p>
          </table:table-cell>
          <table:table-cell office:value-type="float" office:value="3.21975302127" calcext:value-type="float">
            <text:p>3.2197530213</text:p>
          </table:table-cell>
          <table:table-cell office:value-type="float" office:value="-0.756409439188" calcext:value-type="float">
            <text:p>-0.7564094392</text:p>
          </table:table-cell>
          <table:table-cell office:value-type="float" office:value="4.8469638443" calcext:value-type="float">
            <text:p>4.8469638443</text:p>
          </table:table-cell>
          <table:table-cell office:value-type="float" office:value="-0.75951218605" calcext:value-type="float">
            <text:p>-0.7595121861</text:p>
          </table:table-cell>
        </table:table-row>
        <table:table-row table:style-name="ro1">
          <table:table-cell office:value-type="float" office:value="3.72656273842" calcext:value-type="float">
            <text:p>3.7265627384</text:p>
          </table:table-cell>
          <table:table-cell office:value-type="float" office:value="-0.335170984268" calcext:value-type="float">
            <text:p>-0.3351709843</text:p>
          </table:table-cell>
          <table:table-cell office:value-type="float" office:value="3.21867759895" calcext:value-type="float">
            <text:p>3.218677599</text:p>
          </table:table-cell>
          <table:table-cell office:value-type="float" office:value="-0.755200548831" calcext:value-type="float">
            <text:p>-0.7552005488</text:p>
          </table:table-cell>
          <table:table-cell office:value-type="float" office:value="4.84472700119" calcext:value-type="float">
            <text:p>4.8447270012</text:p>
          </table:table-cell>
          <table:table-cell office:value-type="float" office:value="-0.746495068073" calcext:value-type="float">
            <text:p>-0.7464950681</text:p>
          </table:table-cell>
        </table:table-row>
        <table:table-row table:style-name="ro1">
          <table:table-cell office:value-type="float" office:value="3.71774792671" calcext:value-type="float">
            <text:p>3.7177479267</text:p>
          </table:table-cell>
          <table:table-cell office:value-type="float" office:value="-0.331049054861" calcext:value-type="float">
            <text:p>-0.3310490549</text:p>
          </table:table-cell>
          <table:table-cell office:value-type="float" office:value="3.21684262402" calcext:value-type="float">
            <text:p>3.216842624</text:p>
          </table:table-cell>
          <table:table-cell office:value-type="float" office:value="-0.756040266398" calcext:value-type="float">
            <text:p>-0.7560402664</text:p>
          </table:table-cell>
          <table:table-cell office:value-type="float" office:value="4.84196229935" calcext:value-type="float">
            <text:p>4.8419622994</text:p>
          </table:table-cell>
          <table:table-cell office:value-type="float" office:value="-0.733788371086" calcext:value-type="float">
            <text:p>-0.7337883711</text:p>
          </table:table-cell>
        </table:table-row>
        <table:table-row table:style-name="ro1">
          <table:table-cell office:value-type="float" office:value="3.7078704834" calcext:value-type="float">
            <text:p>3.7078704834</text:p>
          </table:table-cell>
          <table:table-cell office:value-type="float" office:value="-0.326420307159" calcext:value-type="float">
            <text:p>-0.3264203072</text:p>
          </table:table-cell>
          <table:table-cell office:value-type="float" office:value="3.21524251263" calcext:value-type="float">
            <text:p>3.2152425126</text:p>
          </table:table-cell>
          <table:table-cell office:value-type="float" office:value="-0.7567043844" calcext:value-type="float">
            <text:p>-0.7567043844</text:p>
          </table:table-cell>
          <table:table-cell office:value-type="float" office:value="4.83954807281" calcext:value-type="float">
            <text:p>4.8395480728</text:p>
          </table:table-cell>
          <table:table-cell office:value-type="float" office:value="-0.720052301884" calcext:value-type="float">
            <text:p>-0.7200523019</text:p>
          </table:table-cell>
        </table:table-row>
        <table:table-row table:style-name="ro1">
          <table:table-cell office:value-type="float" office:value="3.69751429558" calcext:value-type="float">
            <text:p>3.6975142956</text:p>
          </table:table-cell>
          <table:table-cell office:value-type="float" office:value="-0.3216778934" calcext:value-type="float">
            <text:p>-0.3216778934</text:p>
          </table:table-cell>
          <table:table-cell office:value-type="float" office:value="3.21351444009" calcext:value-type="float">
            <text:p>3.2135144401</text:p>
          </table:table-cell>
          <table:table-cell office:value-type="float" office:value="-0.756701860978" calcext:value-type="float">
            <text:p>-0.756701861</text:p>
          </table:table-cell>
          <table:table-cell office:value-type="float" office:value="4.83679386139" calcext:value-type="float">
            <text:p>4.8367938614</text:p>
          </table:table-cell>
          <table:table-cell office:value-type="float" office:value="-0.707057356834" calcext:value-type="float">
            <text:p>-0.7070573568</text:p>
          </table:table-cell>
        </table:table-row>
        <table:table-row table:style-name="ro1">
          <table:table-cell office:value-type="float" office:value="3.68632698059" calcext:value-type="float">
            <text:p>3.6863269806</text:p>
          </table:table-cell>
          <table:table-cell office:value-type="float" office:value="-0.317405700684" calcext:value-type="float">
            <text:p>-0.3174057007</text:p>
          </table:table-cell>
          <table:table-cell office:value-type="float" office:value="3.21185329002" calcext:value-type="float">
            <text:p>3.21185329</text:p>
          </table:table-cell>
          <table:table-cell office:value-type="float" office:value="-0.757418683489" calcext:value-type="float">
            <text:p>-0.7574186835</text:p>
          </table:table-cell>
          <table:table-cell office:value-type="float" office:value="4.8340696907" calcext:value-type="float">
            <text:p>4.8340696907</text:p>
          </table:table-cell>
          <table:table-cell office:value-type="float" office:value="-0.693712770939" calcext:value-type="float">
            <text:p>-0.6937127709</text:p>
          </table:table-cell>
        </table:table-row>
        <table:table-row table:style-name="ro1">
          <table:table-cell office:value-type="float" office:value="3.6757440567" calcext:value-type="float">
            <text:p>3.6757440567</text:p>
          </table:table-cell>
          <table:table-cell office:value-type="float" office:value="-0.313545227051" calcext:value-type="float">
            <text:p>-0.3135452271</text:p>
          </table:table-cell>
          <table:table-cell office:value-type="float" office:value="3.21016677841" calcext:value-type="float">
            <text:p>3.2101667784</text:p>
          </table:table-cell>
          <table:table-cell office:value-type="float" office:value="-0.758265834035" calcext:value-type="float">
            <text:p>-0.758265834</text:p>
          </table:table-cell>
          <table:table-cell office:value-type="float" office:value="4.83052416801" calcext:value-type="float">
            <text:p>4.830524168</text:p>
          </table:table-cell>
          <table:table-cell office:value-type="float" office:value="-0.681200385094" calcext:value-type="float">
            <text:p>-0.6812003851</text:p>
          </table:table-cell>
        </table:table-row>
        <table:table-row table:style-name="ro1">
          <table:table-cell office:value-type="float" office:value="3.66513895988" calcext:value-type="float">
            <text:p>3.6651389599</text:p>
          </table:table-cell>
          <table:table-cell office:value-type="float" office:value="-0.310229450464" calcext:value-type="float">
            <text:p>-0.3102294505</text:p>
          </table:table-cell>
          <table:table-cell office:value-type="float" office:value="3.20790229036" calcext:value-type="float">
            <text:p>3.2079022904</text:p>
          </table:table-cell>
          <table:table-cell office:value-type="float" office:value="-0.759114988789" calcext:value-type="float">
            <text:p>-0.7591149888</text:p>
          </table:table-cell>
          <table:table-cell office:value-type="float" office:value="4.82657738686" calcext:value-type="float">
            <text:p>4.8265773869</text:p>
          </table:table-cell>
          <table:table-cell office:value-type="float" office:value="-0.669209778309" calcext:value-type="float">
            <text:p>-0.6692097783</text:p>
          </table:table-cell>
        </table:table-row>
        <table:table-row table:style-name="ro1">
          <table:table-cell office:value-type="float" office:value="3.65551686287" calcext:value-type="float">
            <text:p>3.6555168629</text:p>
          </table:table-cell>
          <table:table-cell office:value-type="float" office:value="-0.307655334473" calcext:value-type="float">
            <text:p>-0.3076553345</text:p>
          </table:table-cell>
          <table:table-cell office:value-type="float" office:value="3.20479923445" calcext:value-type="float">
            <text:p>3.2047992345</text:p>
          </table:table-cell>
          <table:table-cell office:value-type="float" office:value="-0.760012857275" calcext:value-type="float">
            <text:p>-0.7600128573</text:p>
          </table:table-cell>
          <table:table-cell office:value-type="float" office:value="4.82262249947" calcext:value-type="float">
            <text:p>4.8226224995</text:p>
          </table:table-cell>
          <table:table-cell office:value-type="float" office:value="-0.656426608562" calcext:value-type="float">
            <text:p>-0.6564266086</text:p>
          </table:table-cell>
        </table:table-row>
        <table:table-row table:style-name="ro1">
          <table:table-cell office:value-type="float" office:value="3.64527893066" calcext:value-type="float">
            <text:p>3.6452789307</text:p>
          </table:table-cell>
          <table:table-cell office:value-type="float" office:value="-0.30477258563" calcext:value-type="float">
            <text:p>-0.3047725856</text:p>
          </table:table-cell>
          <table:table-cell office:value-type="float" office:value="3.20311038407" calcext:value-type="float">
            <text:p>3.2031103841</text:p>
          </table:table-cell>
          <table:table-cell office:value-type="float" office:value="-0.762172807594" calcext:value-type="float">
            <text:p>-0.7621728076</text:p>
          </table:table-cell>
          <table:table-cell office:value-type="float" office:value="4.82073541641" calcext:value-type="float">
            <text:p>4.8207354164</text:p>
          </table:table-cell>
          <table:table-cell office:value-type="float" office:value="-0.635724842548" calcext:value-type="float">
            <text:p>-0.6357248425</text:p>
          </table:table-cell>
        </table:table-row>
        <table:table-row table:style-name="ro1">
          <table:table-cell office:value-type="float" office:value="3.63461017609" calcext:value-type="float">
            <text:p>3.6346101761</text:p>
          </table:table-cell>
          <table:table-cell office:value-type="float" office:value="-0.30167016387" calcext:value-type="float">
            <text:p>-0.3016701639</text:p>
          </table:table-cell>
          <table:table-cell office:value-type="float" office:value="3.20168538099" calcext:value-type="float">
            <text:p>3.201685381</text:p>
          </table:table-cell>
          <table:table-cell office:value-type="float" office:value="-0.762156967231" calcext:value-type="float">
            <text:p>-0.7621569672</text:p>
          </table:table-cell>
          <table:table-cell office:value-type="float" office:value="4.81634613037" calcext:value-type="float">
            <text:p>4.8163461304</text:p>
          </table:table-cell>
          <table:table-cell office:value-type="float" office:value="-0.623194634914" calcext:value-type="float">
            <text:p>-0.6231946349</text:p>
          </table:table-cell>
        </table:table-row>
        <table:table-row table:style-name="ro1">
          <table:table-cell office:value-type="float" office:value="3.62444782257" calcext:value-type="float">
            <text:p>3.6244478226</text:p>
          </table:table-cell>
          <table:table-cell office:value-type="float" office:value="-0.299133867025" calcext:value-type="float">
            <text:p>-0.299133867</text:p>
          </table:table-cell>
          <table:table-cell office:value-type="float" office:value="3.1991970967" calcext:value-type="float">
            <text:p>3.1991970967</text:p>
          </table:table-cell>
          <table:table-cell office:value-type="float" office:value="-0.762527740038" calcext:value-type="float">
            <text:p>-0.76252774</text:p>
          </table:table-cell>
          <table:table-cell office:value-type="float" office:value="4.81146760941" calcext:value-type="float">
            <text:p>4.8114676094</text:p>
          </table:table-cell>
          <table:table-cell office:value-type="float" office:value="-0.610385775566" calcext:value-type="float">
            <text:p>-0.6103857756</text:p>
          </table:table-cell>
        </table:table-row>
        <table:table-row table:style-name="ro1">
          <table:table-cell office:value-type="float" office:value="3.61393737793" calcext:value-type="float">
            <text:p>3.6139373779</text:p>
          </table:table-cell>
          <table:table-cell office:value-type="float" office:value="-0.297125518322" calcext:value-type="float">
            <text:p>-0.2971255183</text:p>
          </table:table-cell>
          <table:table-cell office:value-type="float" office:value="3.19671645319" calcext:value-type="float">
            <text:p>3.1967164532</text:p>
          </table:table-cell>
          <table:table-cell office:value-type="float" office:value="-0.764740586632" calcext:value-type="float">
            <text:p>-0.7647405866</text:p>
          </table:table-cell>
          <table:table-cell office:value-type="float" office:value="4.80622120857" calcext:value-type="float">
            <text:p>4.8062212086</text:p>
          </table:table-cell>
          <table:table-cell office:value-type="float" office:value="-0.597332060337" calcext:value-type="float">
            <text:p>-0.5973320603</text:p>
          </table:table-cell>
        </table:table-row>
        <table:table-row table:style-name="ro1">
          <table:table-cell office:value-type="float" office:value="3.60324788094" calcext:value-type="float">
            <text:p>3.6032478809</text:p>
          </table:table-cell>
          <table:table-cell office:value-type="float" office:value="-0.295560359955" calcext:value-type="float">
            <text:p>-0.29556036</text:p>
          </table:table-cell>
          <table:table-cell office:value-type="float" office:value="3.19326962588" calcext:value-type="float">
            <text:p>3.1932696259</text:p>
          </table:table-cell>
          <table:table-cell office:value-type="float" office:value="-0.765511474867" calcext:value-type="float">
            <text:p>-0.7655114749</text:p>
          </table:table-cell>
          <table:table-cell office:value-type="float" office:value="4.8007356739" calcext:value-type="float">
            <text:p>4.8007356739</text:p>
          </table:table-cell>
          <table:table-cell office:value-type="float" office:value="-0.584157407284" calcext:value-type="float">
            <text:p>-0.5841574073</text:p>
          </table:table-cell>
        </table:table-row>
        <table:table-row table:style-name="ro1">
          <table:table-cell office:value-type="float" office:value="3.59268784523" calcext:value-type="float">
            <text:p>3.5926878452</text:p>
          </table:table-cell>
          <table:table-cell office:value-type="float" office:value="-0.294304043055" calcext:value-type="float">
            <text:p>-0.2943040431</text:p>
          </table:table-cell>
          <table:table-cell office:value-type="float" office:value="3.19105124252" calcext:value-type="float">
            <text:p>3.1910512425</text:p>
          </table:table-cell>
          <table:table-cell office:value-type="float" office:value="-0.767095439061" calcext:value-type="float">
            <text:p>-0.7670954391</text:p>
          </table:table-cell>
          <table:table-cell office:value-type="float" office:value="4.79546662331" calcext:value-type="float">
            <text:p>4.7954666233</text:p>
          </table:table-cell>
          <table:table-cell office:value-type="float" office:value="-0.570941865444" calcext:value-type="float">
            <text:p>-0.5709418654</text:p>
          </table:table-cell>
        </table:table-row>
        <table:table-row table:style-name="ro1">
          <table:table-cell office:value-type="float" office:value="3.58220458031" calcext:value-type="float">
            <text:p>3.5822045803</text:p>
          </table:table-cell>
          <table:table-cell office:value-type="float" office:value="-0.293222784996" calcext:value-type="float">
            <text:p>-0.293222785</text:p>
          </table:table-cell>
          <table:table-cell office:value-type="float" office:value="3.19001463812" calcext:value-type="float">
            <text:p>3.1900146381</text:p>
          </table:table-cell>
          <table:table-cell office:value-type="float" office:value="-0.765752685011" calcext:value-type="float">
            <text:p>-0.765752685</text:p>
          </table:table-cell>
          <table:table-cell office:value-type="float" office:value="4.79004927635" calcext:value-type="float">
            <text:p>4.7900492764</text:p>
          </table:table-cell>
          <table:table-cell office:value-type="float" office:value="-0.559062421322" calcext:value-type="float">
            <text:p>-0.5590624213</text:p>
          </table:table-cell>
        </table:table-row>
        <table:table-row table:style-name="ro1">
          <table:table-cell office:value-type="float" office:value="3.57072591782" calcext:value-type="float">
            <text:p>3.5707259178</text:p>
          </table:table-cell>
          <table:table-cell office:value-type="float" office:value="-0.291853427887" calcext:value-type="float">
            <text:p>-0.2918534279</text:p>
          </table:table-cell>
          <table:table-cell office:value-type="float" office:value="3.18718059399" calcext:value-type="float">
            <text:p>3.187180594</text:p>
          </table:table-cell>
          <table:table-cell office:value-type="float" office:value="-0.766232488791" calcext:value-type="float">
            <text:p>-0.7662324888</text:p>
          </table:table-cell>
          <table:table-cell office:value-type="float" office:value="4.78350707054" calcext:value-type="float">
            <text:p>4.7835070705</text:p>
          </table:table-cell>
          <table:table-cell office:value-type="float" office:value="-0.547891736031" calcext:value-type="float">
            <text:p>-0.547891736</text:p>
          </table:table-cell>
        </table:table-row>
        <table:table-row table:style-name="ro1">
          <table:table-cell office:value-type="float" office:value="3.56042551994" calcext:value-type="float">
            <text:p>3.5604255199</text:p>
          </table:table-cell>
          <table:table-cell office:value-type="float" office:value="-0.290451705456" calcext:value-type="float">
            <text:p>-0.2904517055</text:p>
          </table:table-cell>
          <table:table-cell office:value-type="float" office:value="3.18495090118" calcext:value-type="float">
            <text:p>3.1849509012</text:p>
          </table:table-cell>
          <table:table-cell office:value-type="float" office:value="-0.769444116235" calcext:value-type="float">
            <text:p>-0.7694441162</text:p>
          </table:table-cell>
          <table:table-cell office:value-type="float" office:value="4.77700158119" calcext:value-type="float">
            <text:p>4.7770015812</text:p>
          </table:table-cell>
          <table:table-cell office:value-type="float" office:value="-0.536397516727" calcext:value-type="float">
            <text:p>-0.5363975167</text:p>
          </table:table-cell>
        </table:table-row>
        <table:table-row table:style-name="ro1">
          <table:table-cell office:value-type="float" office:value="3.54997777939" calcext:value-type="float">
            <text:p>3.5499777794</text:p>
          </table:table-cell>
          <table:table-cell office:value-type="float" office:value="-0.289211004972" calcext:value-type="float">
            <text:p>-0.289211005</text:p>
          </table:table-cell>
          <table:table-cell office:value-type="float" office:value="3.18321135025" calcext:value-type="float">
            <text:p>3.1832113503</text:p>
          </table:table-cell>
          <table:table-cell office:value-type="float" office:value="-0.772490318142" calcext:value-type="float">
            <text:p>-0.7724903181</text:p>
          </table:table-cell>
          <table:table-cell office:value-type="float" office:value="4.76968809128" calcext:value-type="float">
            <text:p>4.7696880913</text:p>
          </table:table-cell>
          <table:table-cell office:value-type="float" office:value="-0.52461707592" calcext:value-type="float">
            <text:p>-0.5246170759</text:p>
          </table:table-cell>
        </table:table-row>
        <table:table-row table:style-name="ro1">
          <table:table-cell office:value-type="float" office:value="3.53913187981" calcext:value-type="float">
            <text:p>3.5391318798</text:p>
          </table:table-cell>
          <table:table-cell office:value-type="float" office:value="-0.288668721914" calcext:value-type="float">
            <text:p>-0.2886687219</text:p>
          </table:table-cell>
          <table:table-cell office:value-type="float" office:value="3.18173257052" calcext:value-type="float">
            <text:p>3.1817325705</text:p>
          </table:table-cell>
          <table:table-cell office:value-type="float" office:value="-0.775923508105" calcext:value-type="float">
            <text:p>-0.7759235081</text:p>
          </table:table-cell>
          <table:table-cell office:value-type="float" office:value="4.76230164528" calcext:value-type="float">
            <text:p>4.7623016453</text:p>
          </table:table-cell>
          <table:table-cell office:value-type="float" office:value="-0.512585818768" calcext:value-type="float">
            <text:p>-0.5125858188</text:p>
          </table:table-cell>
        </table:table-row>
        <table:table-row table:style-name="ro1">
          <table:table-cell office:value-type="float" office:value="3.5281085968" calcext:value-type="float">
            <text:p>3.5281085968</text:p>
          </table:table-cell>
          <table:table-cell office:value-type="float" office:value="-0.288423329592" calcext:value-type="float">
            <text:p>-0.2884233296</text:p>
          </table:table-cell>
          <table:table-cell office:value-type="float" office:value="3.18028119035" calcext:value-type="float">
            <text:p>3.1802811904</text:p>
          </table:table-cell>
          <table:table-cell office:value-type="float" office:value="-0.779160171809" calcext:value-type="float">
            <text:p>-0.7791601718</text:p>
          </table:table-cell>
          <table:table-cell office:value-type="float" office:value="4.75516458511" calcext:value-type="float">
            <text:p>4.7551645851</text:p>
          </table:table-cell>
          <table:table-cell office:value-type="float" office:value="-0.50191962719" calcext:value-type="float">
            <text:p>-0.5019196272</text:p>
          </table:table-cell>
        </table:table-row>
        <table:table-row table:style-name="ro1">
          <table:table-cell office:value-type="float" office:value="3.51700592041" calcext:value-type="float">
            <text:p>3.5170059204</text:p>
          </table:table-cell>
          <table:table-cell office:value-type="float" office:value="-0.288525283337" calcext:value-type="float">
            <text:p>-0.2885252833</text:p>
          </table:table-cell>
          <table:table-cell office:value-type="float" office:value="3.1789173285" calcext:value-type="float">
            <text:p>3.1789173285</text:p>
          </table:table-cell>
          <table:table-cell office:value-type="float" office:value="-0.78221075745" calcext:value-type="float">
            <text:p>-0.7822107575</text:p>
          </table:table-cell>
          <table:table-cell office:value-type="float" office:value="4.74795528412" calcext:value-type="float">
            <text:p>4.7479552841</text:p>
          </table:table-cell>
          <table:table-cell office:value-type="float" office:value="-0.491471797228" calcext:value-type="float">
            <text:p>-0.4914717972</text:p>
          </table:table-cell>
        </table:table-row>
        <table:table-row table:style-name="ro1">
          <table:table-cell office:value-type="float" office:value="3.50678443909" calcext:value-type="float">
            <text:p>3.5067844391</text:p>
          </table:table-cell>
          <table:table-cell office:value-type="float" office:value="-0.288977056742" calcext:value-type="float">
            <text:p>-0.2889770567</text:p>
          </table:table-cell>
          <table:table-cell office:value-type="float" office:value="3.17800398508" calcext:value-type="float">
            <text:p>3.1780039851</text:p>
          </table:table-cell>
          <table:table-cell office:value-type="float" office:value="-0.785402625591" calcext:value-type="float">
            <text:p>-0.7854026256</text:p>
          </table:table-cell>
          <table:table-cell office:value-type="float" office:value="4.74067040443" calcext:value-type="float">
            <text:p>4.7406704044</text:p>
          </table:table-cell>
          <table:table-cell office:value-type="float" office:value="-0.481794089079" calcext:value-type="float">
            <text:p>-0.4817940891</text:p>
          </table:table-cell>
        </table:table-row>
        <table:table-row table:style-name="ro1">
          <table:table-cell office:value-type="float" office:value="3.49655628204" calcext:value-type="float">
            <text:p>3.496556282</text:p>
          </table:table-cell>
          <table:table-cell office:value-type="float" office:value="-0.289854317904" calcext:value-type="float">
            <text:p>-0.2898543179</text:p>
          </table:table-cell>
          <table:table-cell office:value-type="float" office:value="3.17749168798" calcext:value-type="float">
            <text:p>3.177491688</text:p>
          </table:table-cell>
          <table:table-cell office:value-type="float" office:value="-0.789196937928" calcext:value-type="float">
            <text:p>-0.7891969379</text:p>
          </table:table-cell>
          <table:table-cell office:value-type="float" office:value="4.73302503586" calcext:value-type="float">
            <text:p>4.7330250359</text:p>
          </table:table-cell>
          <table:table-cell office:value-type="float" office:value="-0.472612142563" calcext:value-type="float">
            <text:p>-0.4726121426</text:p>
          </table:table-cell>
        </table:table-row>
        <table:table-row table:style-name="ro1">
          <table:table-cell office:value-type="float" office:value="3.48590350151" calcext:value-type="float">
            <text:p>3.4859035015</text:p>
          </table:table-cell>
          <table:table-cell office:value-type="float" office:value="-0.291034787893" calcext:value-type="float">
            <text:p>-0.2910347879</text:p>
          </table:table-cell>
          <table:table-cell office:value-type="float" office:value="3.17603855138" calcext:value-type="float">
            <text:p>3.1760385514</text:p>
          </table:table-cell>
          <table:table-cell office:value-type="float" office:value="-0.793276825321" calcext:value-type="float">
            <text:p>-0.7932768253</text:p>
          </table:table-cell>
          <table:table-cell office:value-type="float" office:value="4.72511740685" calcext:value-type="float">
            <text:p>4.7251174069</text:p>
          </table:table-cell>
          <table:table-cell office:value-type="float" office:value="-0.463347673416" calcext:value-type="float">
            <text:p>-0.4633476734</text:p>
          </table:table-cell>
        </table:table-row>
        <table:table-row table:style-name="ro1">
          <table:table-cell office:value-type="float" office:value="3.47480297089" calcext:value-type="float">
            <text:p>3.4748029709</text:p>
          </table:table-cell>
          <table:table-cell office:value-type="float" office:value="-0.291921705008" calcext:value-type="float">
            <text:p>-0.291921705</text:p>
          </table:table-cell>
          <table:table-cell office:value-type="float" office:value="3.17440265925" calcext:value-type="float">
            <text:p>3.1744026593</text:p>
          </table:table-cell>
          <table:table-cell office:value-type="float" office:value="-0.797580297329" calcext:value-type="float">
            <text:p>-0.7975802973</text:p>
          </table:table-cell>
          <table:table-cell office:value-type="float" office:value="4.71775122643" calcext:value-type="float">
            <text:p>4.7177512264</text:p>
          </table:table-cell>
          <table:table-cell office:value-type="float" office:value="-0.45397362113" calcext:value-type="float">
            <text:p>-0.4539736211</text:p>
          </table:table-cell>
        </table:table-row>
        <table:table-row table:style-name="ro1">
          <table:table-cell office:value-type="float" office:value="3.46353626251" calcext:value-type="float">
            <text:p>3.4635362625</text:p>
          </table:table-cell>
          <table:table-cell office:value-type="float" office:value="-0.292930901051" calcext:value-type="float">
            <text:p>-0.2929309011</text:p>
          </table:table-cell>
          <table:table-cell office:value-type="float" office:value="3.1735146515" calcext:value-type="float">
            <text:p>3.1735146515</text:p>
          </table:table-cell>
          <table:table-cell office:value-type="float" office:value="-0.801344471422" calcext:value-type="float">
            <text:p>-0.8013444714</text:p>
          </table:table-cell>
          <table:table-cell office:value-type="float" office:value="4.71060129166" calcext:value-type="float">
            <text:p>4.7106012917</text:p>
          </table:table-cell>
          <table:table-cell office:value-type="float" office:value="-0.445659130812" calcext:value-type="float">
            <text:p>-0.4456591308</text:p>
          </table:table-cell>
        </table:table-row>
        <table:table-row table:style-name="ro1">
          <table:table-cell office:value-type="float" office:value="3.45449876785" calcext:value-type="float">
            <text:p>3.4544987679</text:p>
          </table:table-cell>
          <table:table-cell office:value-type="float" office:value="-0.294647753239" calcext:value-type="float">
            <text:p>-0.2946477532</text:p>
          </table:table-cell>
          <table:table-cell office:value-type="float" office:value="3.17266470655" calcext:value-type="float">
            <text:p>3.1726647066</text:p>
          </table:table-cell>
          <table:table-cell office:value-type="float" office:value="-0.805899699806" calcext:value-type="float">
            <text:p>-0.8058996998</text:p>
          </table:table-cell>
          <table:table-cell office:value-type="float" office:value="4.70265766144" calcext:value-type="float">
            <text:p>4.7026576614</text:p>
          </table:table-cell>
          <table:table-cell office:value-type="float" office:value="-0.437391161919" calcext:value-type="float">
            <text:p>-0.4373911619</text:p>
          </table:table-cell>
        </table:table-row>
        <table:table-row table:style-name="ro1">
          <table:table-cell office:value-type="float" office:value="3.4452893734" calcext:value-type="float">
            <text:p>3.4452893734</text:p>
          </table:table-cell>
          <table:table-cell office:value-type="float" office:value="-0.29701295495" calcext:value-type="float">
            <text:p>-0.297012955</text:p>
          </table:table-cell>
          <table:table-cell office:value-type="float" office:value="3.17226270104" calcext:value-type="float">
            <text:p>3.172262701</text:p>
          </table:table-cell>
          <table:table-cell office:value-type="float" office:value="-0.810396814435" calcext:value-type="float">
            <text:p>-0.8103968144</text:p>
          </table:table-cell>
          <table:table-cell office:value-type="float" office:value="4.69492717743" calcext:value-type="float">
            <text:p>4.6949271774</text:p>
          </table:table-cell>
          <table:table-cell office:value-type="float" office:value="-0.42980235815" calcext:value-type="float">
            <text:p>-0.4298023582</text:p>
          </table:table-cell>
        </table:table-row>
        <table:table-row table:style-name="ro1">
          <table:table-cell office:value-type="float" office:value="3.43605804443" calcext:value-type="float">
            <text:p>3.4360580444</text:p>
          </table:table-cell>
          <table:table-cell office:value-type="float" office:value="-0.299637913704" calcext:value-type="float">
            <text:p>-0.2996379137</text:p>
          </table:table-cell>
          <table:table-cell office:value-type="float" office:value="3.17135015249" calcext:value-type="float">
            <text:p>3.1713501525</text:p>
          </table:table-cell>
          <table:table-cell office:value-type="float" office:value="-0.815223354403" calcext:value-type="float">
            <text:p>-0.8152233544</text:p>
          </table:table-cell>
          <table:table-cell office:value-type="float" office:value="4.68660660744" calcext:value-type="float">
            <text:p>4.6866066074</text:p>
          </table:table-cell>
          <table:table-cell office:value-type="float" office:value="-0.421956121922" calcext:value-type="float">
            <text:p>-0.4219561219</text:p>
          </table:table-cell>
        </table:table-row>
        <table:table-row table:style-name="ro1">
          <table:table-cell office:value-type="float" office:value="3.42537236214" calcext:value-type="float">
            <text:p>3.4253723621</text:p>
          </table:table-cell>
          <table:table-cell office:value-type="float" office:value="-0.301836758852" calcext:value-type="float">
            <text:p>-0.3018367589</text:p>
          </table:table-cell>
          <table:table-cell office:value-type="float" office:value="3.17033687351" calcext:value-type="float">
            <text:p>3.1703368735</text:p>
          </table:table-cell>
          <table:table-cell office:value-type="float" office:value="-0.820169983023" calcext:value-type="float">
            <text:p>-0.820169983</text:p>
          </table:table-cell>
          <table:table-cell office:value-type="float" office:value="4.67815228462" calcext:value-type="float">
            <text:p>4.6781522846</text:p>
          </table:table-cell>
          <table:table-cell office:value-type="float" office:value="-0.414108097553" calcext:value-type="float">
            <text:p>-0.4141080976</text:p>
          </table:table-cell>
        </table:table-row>
        <table:table-row table:style-name="ro1">
          <table:table-cell office:value-type="float" office:value="3.41601395607" calcext:value-type="float">
            <text:p>3.4160139561</text:p>
          </table:table-cell>
          <table:table-cell office:value-type="float" office:value="-0.303875386715" calcext:value-type="float">
            <text:p>-0.3038753867</text:p>
          </table:table-cell>
          <table:table-cell office:value-type="float" office:value="3.1696858588" calcext:value-type="float">
            <text:p>3.1696858588</text:p>
          </table:table-cell>
          <table:table-cell office:value-type="float" office:value="-0.824368908255" calcext:value-type="float">
            <text:p>-0.8243689083</text:p>
          </table:table-cell>
          <table:table-cell office:value-type="float" office:value="4.67003246307" calcext:value-type="float">
            <text:p>4.6700324631</text:p>
          </table:table-cell>
          <table:table-cell office:value-type="float" office:value="-0.406764358282" calcext:value-type="float">
            <text:p>-0.4067643583</text:p>
          </table:table-cell>
        </table:table-row>
        <table:table-row table:style-name="ro1">
          <table:table-cell office:value-type="float" office:value="3.40723538399" calcext:value-type="float">
            <text:p>3.407235384</text:p>
          </table:table-cell>
          <table:table-cell office:value-type="float" office:value="-0.306203395128" calcext:value-type="float">
            <text:p>-0.3062033951</text:p>
          </table:table-cell>
          <table:table-cell office:value-type="float" office:value="3.1714587229" calcext:value-type="float">
            <text:p>3.1714587229</text:p>
          </table:table-cell>
          <table:table-cell office:value-type="float" office:value="-0.820598936367" calcext:value-type="float">
            <text:p>-0.8205989364</text:p>
          </table:table-cell>
          <table:table-cell office:value-type="float" office:value="4.6610653019" calcext:value-type="float">
            <text:p>4.6610653019</text:p>
          </table:table-cell>
          <table:table-cell office:value-type="float" office:value="-0.39876127243" calcext:value-type="float">
            <text:p>-0.3987612724</text:p>
          </table:table-cell>
        </table:table-row>
        <table:table-row table:style-name="ro1">
          <table:table-cell office:value-type="float" office:value="3.39788246155" calcext:value-type="float">
            <text:p>3.3978824616</text:p>
          </table:table-cell>
          <table:table-cell office:value-type="float" office:value="-0.30850726366" calcext:value-type="float">
            <text:p>-0.3085072637</text:p>
          </table:table-cell>
          <table:table-cell office:value-type="float" office:value="3.1709165566" calcext:value-type="float">
            <text:p>3.1709165566</text:p>
          </table:table-cell>
          <table:table-cell office:value-type="float" office:value="-0.82426395163" calcext:value-type="float">
            <text:p>-0.8242639516</text:p>
          </table:table-cell>
          <table:table-cell office:value-type="float" office:value="4.65228672981" calcext:value-type="float">
            <text:p>4.6522867298</text:p>
          </table:table-cell>
          <table:table-cell office:value-type="float" office:value="-0.391674369574" calcext:value-type="float">
            <text:p>-0.3916743696</text:p>
          </table:table-cell>
        </table:table-row>
        <table:table-row table:style-name="ro1">
          <table:table-cell office:value-type="float" office:value="3.38896179199" calcext:value-type="float">
            <text:p>3.388961792</text:p>
          </table:table-cell>
          <table:table-cell office:value-type="float" office:value="-0.311237215996" calcext:value-type="float">
            <text:p>-0.311237216</text:p>
          </table:table-cell>
          <table:table-cell office:value-type="float" office:value="3.17022594398" calcext:value-type="float">
            <text:p>3.170225944</text:p>
          </table:table-cell>
          <table:table-cell office:value-type="float" office:value="-0.827639868973" calcext:value-type="float">
            <text:p>-0.827639869</text:p>
          </table:table-cell>
          <table:table-cell office:value-type="float" office:value="4.64294620514" calcext:value-type="float">
            <text:p>4.6429462051</text:p>
          </table:table-cell>
          <table:table-cell office:value-type="float" office:value="-0.38432559371" calcext:value-type="float">
            <text:p>-0.3843255937</text:p>
          </table:table-cell>
        </table:table-row>
        <table:table-row table:style-name="ro1">
          <table:table-cell office:value-type="float" office:value="3.38112735748" calcext:value-type="float">
            <text:p>3.3811273575</text:p>
          </table:table-cell>
          <table:table-cell office:value-type="float" office:value="-0.314016908407" calcext:value-type="float">
            <text:p>-0.3140169084</text:p>
          </table:table-cell>
          <table:table-cell office:value-type="float" office:value="3.16956795857" calcext:value-type="float">
            <text:p>3.1695679586</text:p>
          </table:table-cell>
          <table:table-cell office:value-type="float" office:value="-0.830949334786" calcext:value-type="float">
            <text:p>-0.8309493348</text:p>
          </table:table-cell>
          <table:table-cell office:value-type="float" office:value="4.63343473434" calcext:value-type="float">
            <text:p>4.6334347343</text:p>
          </table:table-cell>
          <table:table-cell office:value-type="float" office:value="-0.377183616161" calcext:value-type="float">
            <text:p>-0.3771836162</text:p>
          </table:table-cell>
        </table:table-row>
        <table:table-row table:style-name="ro1">
          <table:table-cell office:value-type="float" office:value="3.3717045784" calcext:value-type="float">
            <text:p>3.3717045784</text:p>
          </table:table-cell>
          <table:table-cell office:value-type="float" office:value="-0.317375004292" calcext:value-type="float">
            <text:p>-0.3173750043</text:p>
          </table:table-cell>
          <table:table-cell office:value-type="float" office:value="3.16912059021" calcext:value-type="float">
            <text:p>3.1691205902</text:p>
          </table:table-cell>
          <table:table-cell office:value-type="float" office:value="-0.834416018715" calcext:value-type="float">
            <text:p>-0.8344160187</text:p>
          </table:table-cell>
          <table:table-cell office:value-type="float" office:value="4.62408920288" calcext:value-type="float">
            <text:p>4.6240892029</text:p>
          </table:table-cell>
          <table:table-cell office:value-type="float" office:value="-0.370735824108" calcext:value-type="float">
            <text:p>-0.3707358241</text:p>
          </table:table-cell>
        </table:table-row>
        <table:table-row table:style-name="ro1">
          <table:table-cell office:value-type="float" office:value="3.3630130291" calcext:value-type="float">
            <text:p>3.3630130291</text:p>
          </table:table-cell>
          <table:table-cell office:value-type="float" office:value="-0.320636808872" calcext:value-type="float">
            <text:p>-0.3206368089</text:p>
          </table:table-cell>
          <table:table-cell office:value-type="float" office:value="3.16940964653" calcext:value-type="float">
            <text:p>3.1694096465</text:p>
          </table:table-cell>
          <table:table-cell office:value-type="float" office:value="-0.838250345774" calcext:value-type="float">
            <text:p>-0.8382503458</text:p>
          </table:table-cell>
          <table:table-cell office:value-type="float" office:value="4.61535879135" calcext:value-type="float">
            <text:p>4.6153587914</text:p>
          </table:table-cell>
          <table:table-cell office:value-type="float" office:value="-0.365085601807" calcext:value-type="float">
            <text:p>-0.3650856018</text:p>
          </table:table-cell>
        </table:table-row>
        <table:table-row table:style-name="ro1">
          <table:table-cell office:value-type="float" office:value="3.35487508774" calcext:value-type="float">
            <text:p>3.3548750877</text:p>
          </table:table-cell>
          <table:table-cell office:value-type="float" office:value="-0.32388317585" calcext:value-type="float">
            <text:p>-0.3238831759</text:p>
          </table:table-cell>
          <table:table-cell office:value-type="float" office:value="3.16990336446" calcext:value-type="float">
            <text:p>3.1699033645</text:p>
          </table:table-cell>
          <table:table-cell office:value-type="float" office:value="-0.843264569821" calcext:value-type="float">
            <text:p>-0.8432645698</text:p>
          </table:table-cell>
          <table:table-cell office:value-type="float" office:value="4.60598202705" calcext:value-type="float">
            <text:p>4.6059820271</text:p>
          </table:table-cell>
          <table:table-cell office:value-type="float" office:value="-0.359553128481" calcext:value-type="float">
            <text:p>-0.3595531285</text:p>
          </table:table-cell>
        </table:table-row>
        <table:table-row table:style-name="ro1">
          <table:table-cell office:value-type="float" office:value="3.34492707253" calcext:value-type="float">
            <text:p>3.3449270725</text:p>
          </table:table-cell>
          <table:table-cell office:value-type="float" office:value="-0.328050673008" calcext:value-type="float">
            <text:p>-0.328050673</text:p>
          </table:table-cell>
          <table:table-cell office:value-type="float" office:value="3.16963933739" calcext:value-type="float">
            <text:p>3.1696393374</text:p>
          </table:table-cell>
          <table:table-cell office:value-type="float" office:value="-0.848873493652" calcext:value-type="float">
            <text:p>-0.8488734937</text:p>
          </table:table-cell>
          <table:table-cell office:value-type="float" office:value="4.59730406761" calcext:value-type="float">
            <text:p>4.5973040676</text:p>
          </table:table-cell>
          <table:table-cell office:value-type="float" office:value="-0.354433000088" calcext:value-type="float">
            <text:p>-0.3544330001</text:p>
          </table:table-cell>
        </table:table-row>
        <table:table-row table:style-name="ro1">
          <table:table-cell office:value-type="float" office:value="3.33532214165" calcext:value-type="float">
            <text:p>3.3353221417</text:p>
          </table:table-cell>
          <table:table-cell office:value-type="float" office:value="-0.331990718842" calcext:value-type="float">
            <text:p>-0.3319907188</text:p>
          </table:table-cell>
          <table:table-cell office:value-type="float" office:value="3.16996773637" calcext:value-type="float">
            <text:p>3.1699677364</text:p>
          </table:table-cell>
          <table:table-cell office:value-type="float" office:value="-0.854499240421" calcext:value-type="float">
            <text:p>-0.8544992404</text:p>
          </table:table-cell>
          <table:table-cell office:value-type="float" office:value="4.58877011299" calcext:value-type="float">
            <text:p>4.588770113</text:p>
          </table:table-cell>
          <table:table-cell office:value-type="float" office:value="-0.348109185696" calcext:value-type="float">
            <text:p>-0.3481091857</text:p>
          </table:table-cell>
        </table:table-row>
        <table:table-row table:style-name="ro1">
          <table:table-cell office:value-type="float" office:value="3.32743096352" calcext:value-type="float">
            <text:p>3.3274309635</text:p>
          </table:table-cell>
          <table:table-cell office:value-type="float" office:value="-0.336331725121" calcext:value-type="float">
            <text:p>-0.3363317251</text:p>
          </table:table-cell>
          <table:table-cell office:value-type="float" office:value="3.17018311935" calcext:value-type="float">
            <text:p>3.1701831194</text:p>
          </table:table-cell>
          <table:table-cell office:value-type="float" office:value="-0.860410333846" calcext:value-type="float">
            <text:p>-0.8604103338</text:p>
          </table:table-cell>
          <table:table-cell office:value-type="float" office:value="4.57946415901" calcext:value-type="float">
            <text:p>4.579464159</text:p>
          </table:table-cell>
          <table:table-cell office:value-type="float" office:value="-0.343122035265" calcext:value-type="float">
            <text:p>-0.3431220353</text:p>
          </table:table-cell>
        </table:table-row>
        <table:table-row table:style-name="ro1">
          <table:table-cell office:value-type="float" office:value="3.31896924973" calcext:value-type="float">
            <text:p>3.3189692497</text:p>
          </table:table-cell>
          <table:table-cell office:value-type="float" office:value="-0.341449946165" calcext:value-type="float">
            <text:p>-0.3414499462</text:p>
          </table:table-cell>
          <table:table-cell office:value-type="float" office:value="3.17104500932" calcext:value-type="float">
            <text:p>3.1710450093</text:p>
          </table:table-cell>
          <table:table-cell office:value-type="float" office:value="-0.866564440623" calcext:value-type="float">
            <text:p>-0.8665644406</text:p>
          </table:table-cell>
          <table:table-cell office:value-type="float" office:value="4.57053347588" calcext:value-type="float">
            <text:p>4.5705334759</text:p>
          </table:table-cell>
          <table:table-cell office:value-type="float" office:value="-0.339113503695" calcext:value-type="float">
            <text:p>-0.3391135037</text:p>
          </table:table-cell>
        </table:table-row>
        <table:table-row table:style-name="ro1">
          <table:table-cell office:value-type="float" office:value="3.31138277054" calcext:value-type="float">
            <text:p>3.3113827705</text:p>
          </table:table-cell>
          <table:table-cell office:value-type="float" office:value="-0.346486181021" calcext:value-type="float">
            <text:p>-0.346486181</text:p>
          </table:table-cell>
          <table:table-cell office:value-type="float" office:value="3.17267885466" calcext:value-type="float">
            <text:p>3.1726788547</text:p>
          </table:table-cell>
          <table:table-cell office:value-type="float" office:value="-0.874062136085" calcext:value-type="float">
            <text:p>-0.8740621361</text:p>
          </table:table-cell>
          <table:table-cell office:value-type="float" office:value="4.56156273842" calcext:value-type="float">
            <text:p>4.5615627384</text:p>
          </table:table-cell>
          <table:table-cell office:value-type="float" office:value="-0.335170984268" calcext:value-type="float">
            <text:p>-0.3351709843</text:p>
          </table:table-cell>
        </table:table-row>
        <table:table-row table:style-name="ro1">
          <table:table-cell office:value-type="float" office:value="3.30322003365" calcext:value-type="float">
            <text:p>3.3032200337</text:p>
          </table:table-cell>
          <table:table-cell office:value-type="float" office:value="-0.351130723953" calcext:value-type="float">
            <text:p>-0.351130724</text:p>
          </table:table-cell>
          <table:table-cell office:value-type="float" office:value="3.17448002743" calcext:value-type="float">
            <text:p>3.1744800274</text:p>
          </table:table-cell>
          <table:table-cell office:value-type="float" office:value="-0.88118869374" calcext:value-type="float">
            <text:p>-0.8811886937</text:p>
          </table:table-cell>
          <table:table-cell office:value-type="float" office:value="4.55274792671" calcext:value-type="float">
            <text:p>4.5527479267</text:p>
          </table:table-cell>
          <table:table-cell office:value-type="float" office:value="-0.331049054861" calcext:value-type="float">
            <text:p>-0.3310490549</text:p>
          </table:table-cell>
        </table:table-row>
        <table:table-row table:style-name="ro1">
          <table:table-cell office:value-type="float" office:value="3.29518675804" calcext:value-type="float">
            <text:p>3.295186758</text:p>
          </table:table-cell>
          <table:table-cell office:value-type="float" office:value="-0.355704009533" calcext:value-type="float">
            <text:p>-0.3557040095</text:p>
          </table:table-cell>
          <table:table-cell office:value-type="float" office:value="3.17630507453" calcext:value-type="float">
            <text:p>3.1763050745</text:p>
          </table:table-cell>
          <table:table-cell office:value-type="float" office:value="-0.888305072574" calcext:value-type="float">
            <text:p>-0.8883050726</text:p>
          </table:table-cell>
          <table:table-cell office:value-type="float" office:value="4.5428704834" calcext:value-type="float">
            <text:p>4.5428704834</text:p>
          </table:table-cell>
          <table:table-cell office:value-type="float" office:value="-0.326420307159" calcext:value-type="float">
            <text:p>-0.3264203072</text:p>
          </table:table-cell>
        </table:table-row>
        <table:table-row table:style-name="ro1">
          <table:table-cell office:value-type="float" office:value="3.28712415695" calcext:value-type="float">
            <text:p>3.287124157</text:p>
          </table:table-cell>
          <table:table-cell office:value-type="float" office:value="-0.360605418682" calcext:value-type="float">
            <text:p>-0.3606054187</text:p>
          </table:table-cell>
          <table:table-cell office:value-type="float" office:value="3.17775628465" calcext:value-type="float">
            <text:p>3.1777562847</text:p>
          </table:table-cell>
          <table:table-cell office:value-type="float" office:value="-0.895031235641" calcext:value-type="float">
            <text:p>-0.8950312356</text:p>
          </table:table-cell>
          <table:table-cell office:value-type="float" office:value="4.53251429558" calcext:value-type="float">
            <text:p>4.5325142956</text:p>
          </table:table-cell>
          <table:table-cell office:value-type="float" office:value="-0.3216778934" calcext:value-type="float">
            <text:p>-0.3216778934</text:p>
          </table:table-cell>
        </table:table-row>
        <table:table-row table:style-name="ro1">
          <table:table-cell office:value-type="float" office:value="3.27895998955" calcext:value-type="float">
            <text:p>3.2789599896</text:p>
          </table:table-cell>
          <table:table-cell office:value-type="float" office:value="-0.365651339293" calcext:value-type="float">
            <text:p>-0.3656513393</text:p>
          </table:table-cell>
          <table:table-cell office:value-type="float" office:value="3.17892353357" calcext:value-type="float">
            <text:p>3.1789235336</text:p>
          </table:table-cell>
          <table:table-cell office:value-type="float" office:value="-0.900872802727" calcext:value-type="float">
            <text:p>-0.9008728027</text:p>
          </table:table-cell>
          <table:table-cell office:value-type="float" office:value="4.52132698059" calcext:value-type="float">
            <text:p>4.5213269806</text:p>
          </table:table-cell>
          <table:table-cell office:value-type="float" office:value="-0.317405700684" calcext:value-type="float">
            <text:p>-0.3174057007</text:p>
          </table:table-cell>
        </table:table-row>
        <table:table-row table:style-name="ro1">
          <table:table-cell office:value-type="float" office:value="3.2710723877" calcext:value-type="float">
            <text:p>3.2710723877</text:p>
          </table:table-cell>
          <table:table-cell office:value-type="float" office:value="-0.370955914259" calcext:value-type="float">
            <text:p>-0.3709559143</text:p>
          </table:table-cell>
          <table:table-cell office:value-type="float" office:value="3.18085987895" calcext:value-type="float">
            <text:p>3.180859879</text:p>
          </table:table-cell>
          <table:table-cell office:value-type="float" office:value="-0.906271642916" calcext:value-type="float">
            <text:p>-0.9062716429</text:p>
          </table:table-cell>
          <table:table-cell office:value-type="float" office:value="4.5107440567" calcext:value-type="float">
            <text:p>4.5107440567</text:p>
          </table:table-cell>
          <table:table-cell office:value-type="float" office:value="-0.313545227051" calcext:value-type="float">
            <text:p>-0.3135452271</text:p>
          </table:table-cell>
        </table:table-row>
        <table:table-row table:style-name="ro1">
          <table:table-cell office:value-type="float" office:value="3.26342344284" calcext:value-type="float">
            <text:p>3.2634234428</text:p>
          </table:table-cell>
          <table:table-cell office:value-type="float" office:value="-0.37622821331" calcext:value-type="float">
            <text:p>-0.3762282133</text:p>
          </table:table-cell>
          <table:table-cell office:value-type="float" office:value="3.182999221" calcext:value-type="float">
            <text:p>3.182999221</text:p>
          </table:table-cell>
          <table:table-cell office:value-type="float" office:value="-0.912057389694" calcext:value-type="float">
            <text:p>-0.9120573897</text:p>
          </table:table-cell>
          <table:table-cell office:value-type="float" office:value="4.50013895988" calcext:value-type="float">
            <text:p>4.5001389599</text:p>
          </table:table-cell>
          <table:table-cell office:value-type="float" office:value="-0.310229450464" calcext:value-type="float">
            <text:p>-0.3102294505</text:p>
          </table:table-cell>
        </table:table-row>
        <table:table-row table:style-name="ro1">
          <table:table-cell office:value-type="float" office:value="2.97372674942" calcext:value-type="float">
            <text:p>2.9737267494</text:p>
          </table:table-cell>
          <table:table-cell office:value-type="float" office:value="-0.253181070089" calcext:value-type="float">
            <text:p>-0.2531810701</text:p>
          </table:table-cell>
          <table:table-cell office:value-type="float" office:value="3.1842323279" calcext:value-type="float">
            <text:p>3.1842323279</text:p>
          </table:table-cell>
          <table:table-cell office:value-type="float" office:value="-0.917135653966" calcext:value-type="float">
            <text:p>-0.917135654</text:p>
          </table:table-cell>
          <table:table-cell office:value-type="float" office:value="4.49051686287" calcext:value-type="float">
            <text:p>4.4905168629</text:p>
          </table:table-cell>
          <table:table-cell office:value-type="float" office:value="-0.307655334473" calcext:value-type="float">
            <text:p>-0.3076553345</text:p>
          </table:table-cell>
        </table:table-row>
        <table:table-row table:style-name="ro1">
          <table:table-cell office:value-type="float" office:value="2.96287965775" calcext:value-type="float">
            <text:p>2.9628796578</text:p>
          </table:table-cell>
          <table:table-cell office:value-type="float" office:value="-0.259446203709" calcext:value-type="float">
            <text:p>-0.2594462037</text:p>
          </table:table-cell>
          <table:table-cell office:value-type="float" office:value="3.18582544059" calcext:value-type="float">
            <text:p>3.1858254406</text:p>
          </table:table-cell>
          <table:table-cell office:value-type="float" office:value="-0.922561744222" calcext:value-type="float">
            <text:p>-0.9225617442</text:p>
          </table:table-cell>
          <table:table-cell office:value-type="float" office:value="4.48027893066" calcext:value-type="float">
            <text:p>4.4802789307</text:p>
          </table:table-cell>
          <table:table-cell office:value-type="float" office:value="-0.30477258563" calcext:value-type="float">
            <text:p>-0.3047725856</text:p>
          </table:table-cell>
        </table:table-row>
        <table:table-row table:style-name="ro1">
          <table:table-cell office:value-type="float" office:value="2.95196938515" calcext:value-type="float">
            <text:p>2.9519693852</text:p>
          </table:table-cell>
          <table:table-cell office:value-type="float" office:value="-0.266232222319" calcext:value-type="float">
            <text:p>-0.2662322223</text:p>
          </table:table-cell>
          <table:table-cell office:value-type="float" office:value="3.18707561032" calcext:value-type="float">
            <text:p>3.1870756103</text:p>
          </table:table-cell>
          <table:table-cell office:value-type="float" office:value="-0.927548366758" calcext:value-type="float">
            <text:p>-0.9275483668</text:p>
          </table:table-cell>
          <table:table-cell office:value-type="float" office:value="4.46961017609" calcext:value-type="float">
            <text:p>4.4696101761</text:p>
          </table:table-cell>
          <table:table-cell office:value-type="float" office:value="-0.30167016387" calcext:value-type="float">
            <text:p>-0.3016701639</text:p>
          </table:table-cell>
        </table:table-row>
        <table:table-row table:style-name="ro1">
          <table:table-cell office:value-type="float" office:value="2.87948608398" calcext:value-type="float">
            <text:p>2.879486084</text:p>
          </table:table-cell>
          <table:table-cell office:value-type="float" office:value="-0.247964814305" calcext:value-type="float">
            <text:p>-0.2479648143</text:p>
          </table:table-cell>
          <table:table-cell office:value-type="float" office:value="3.18856514879" calcext:value-type="float">
            <text:p>3.1885651488</text:p>
          </table:table-cell>
          <table:table-cell office:value-type="float" office:value="-0.932510109283" calcext:value-type="float">
            <text:p>-0.9325101093</text:p>
          </table:table-cell>
          <table:table-cell office:value-type="float" office:value="4.45944782257" calcext:value-type="float">
            <text:p>4.4594478226</text:p>
          </table:table-cell>
          <table:table-cell office:value-type="float" office:value="-0.299133867025" calcext:value-type="float">
            <text:p>-0.299133867</text:p>
          </table:table-cell>
        </table:table-row>
        <table:table-row table:style-name="ro1">
          <table:table-cell office:value-type="float" office:value="2.8397026062" calcext:value-type="float">
            <text:p>2.8397026062</text:p>
          </table:table-cell>
          <table:table-cell office:value-type="float" office:value="-0.24253128469" calcext:value-type="float">
            <text:p>-0.2425312847</text:p>
          </table:table-cell>
          <table:table-cell office:value-type="float" office:value="3.1908676756" calcext:value-type="float">
            <text:p>3.1908676756</text:p>
          </table:table-cell>
          <table:table-cell office:value-type="float" office:value="-0.938061535709" calcext:value-type="float">
            <text:p>-0.9380615357</text:p>
          </table:table-cell>
          <table:table-cell office:value-type="float" office:value="4.44893737793" calcext:value-type="float">
            <text:p>4.4489373779</text:p>
          </table:table-cell>
          <table:table-cell office:value-type="float" office:value="-0.297125518322" calcext:value-type="float">
            <text:p>-0.2971255183</text:p>
          </table:table-cell>
        </table:table-row>
        <table:table-row table:style-name="ro1">
          <table:table-cell office:value-type="float" office:value="2.79931783676" calcext:value-type="float">
            <text:p>2.7993178368</text:p>
          </table:table-cell>
          <table:table-cell office:value-type="float" office:value="-0.238733232021" calcext:value-type="float">
            <text:p>-0.238733232</text:p>
          </table:table-cell>
          <table:table-cell office:value-type="float" office:value="3.19290325273" calcext:value-type="float">
            <text:p>3.1929032527</text:p>
          </table:table-cell>
          <table:table-cell office:value-type="float" office:value="-0.943124004134" calcext:value-type="float">
            <text:p>-0.9431240041</text:p>
          </table:table-cell>
          <table:table-cell office:value-type="float" office:value="4.43824788094" calcext:value-type="float">
            <text:p>4.4382478809</text:p>
          </table:table-cell>
          <table:table-cell office:value-type="float" office:value="-0.295560359955" calcext:value-type="float">
            <text:p>-0.29556036</text:p>
          </table:table-cell>
        </table:table-row>
        <table:table-row table:style-name="ro1">
          <table:table-cell office:value-type="float" office:value="2.77372074127" calcext:value-type="float">
            <text:p>2.7737207413</text:p>
          </table:table-cell>
          <table:table-cell office:value-type="float" office:value="-0.243947803974" calcext:value-type="float">
            <text:p>-0.243947804</text:p>
          </table:table-cell>
          <table:table-cell office:value-type="float" office:value="3.19553663674" calcext:value-type="float">
            <text:p>3.1955366367</text:p>
          </table:table-cell>
          <table:table-cell office:value-type="float" office:value="-0.949035819565" calcext:value-type="float">
            <text:p>-0.9490358196</text:p>
          </table:table-cell>
          <table:table-cell office:value-type="float" office:value="4.42768784523" calcext:value-type="float">
            <text:p>4.4276878452</text:p>
          </table:table-cell>
          <table:table-cell office:value-type="float" office:value="-0.294304043055" calcext:value-type="float">
            <text:p>-0.2943040431</text:p>
          </table:table-cell>
        </table:table-row>
        <table:table-row table:style-name="ro1">
          <table:table-cell office:value-type="float" office:value="2.75499105453" calcext:value-type="float">
            <text:p>2.7549910545</text:p>
          </table:table-cell>
          <table:table-cell office:value-type="float" office:value="-0.249879449606" calcext:value-type="float">
            <text:p>-0.2498794496</text:p>
          </table:table-cell>
          <table:table-cell office:value-type="float" office:value="3.19837247622" calcext:value-type="float">
            <text:p>3.1983724762</text:p>
          </table:table-cell>
          <table:table-cell office:value-type="float" office:value="-0.954978582116" calcext:value-type="float">
            <text:p>-0.9549785821</text:p>
          </table:table-cell>
          <table:table-cell office:value-type="float" office:value="4.41720458031" calcext:value-type="float">
            <text:p>4.4172045803</text:p>
          </table:table-cell>
          <table:table-cell office:value-type="float" office:value="-0.293222784996" calcext:value-type="float">
            <text:p>-0.293222785</text:p>
          </table:table-cell>
        </table:table-row>
        <table:table-row table:style-name="ro1">
          <table:table-cell office:value-type="float" office:value="2.74000549316" calcext:value-type="float">
            <text:p>2.7400054932</text:p>
          </table:table-cell>
          <table:table-cell office:value-type="float" office:value="-0.25901389122" calcext:value-type="float">
            <text:p>-0.2590138912</text:p>
          </table:table-cell>
          <table:table-cell office:value-type="float" office:value="3.20158945797" calcext:value-type="float">
            <text:p>3.201589458</text:p>
          </table:table-cell>
          <table:table-cell office:value-type="float" office:value="-0.961136251427" calcext:value-type="float">
            <text:p>-0.9611362514</text:p>
          </table:table-cell>
          <table:table-cell office:value-type="float" office:value="4.40572591782" calcext:value-type="float">
            <text:p>4.4057259178</text:p>
          </table:table-cell>
          <table:table-cell office:value-type="float" office:value="-0.291853427887" calcext:value-type="float">
            <text:p>-0.2918534279</text:p>
          </table:table-cell>
        </table:table-row>
        <table:table-row table:style-name="ro1">
          <table:table-cell office:value-type="float" office:value="2.72884917259" calcext:value-type="float">
            <text:p>2.7288491726</text:p>
          </table:table-cell>
          <table:table-cell office:value-type="float" office:value="-0.266416460276" calcext:value-type="float">
            <text:p>-0.2664164603</text:p>
          </table:table-cell>
          <table:table-cell office:value-type="float" office:value="3.20504213303" calcext:value-type="float">
            <text:p>3.205042133</text:p>
          </table:table-cell>
          <table:table-cell office:value-type="float" office:value="-0.967488691183" calcext:value-type="float">
            <text:p>-0.9674886912</text:p>
          </table:table-cell>
          <table:table-cell office:value-type="float" office:value="4.39542551994" calcext:value-type="float">
            <text:p>4.3954255199</text:p>
          </table:table-cell>
          <table:table-cell office:value-type="float" office:value="-0.290451705456" calcext:value-type="float">
            <text:p>-0.2904517055</text:p>
          </table:table-cell>
        </table:table-row>
        <table:table-row table:style-name="ro1">
          <table:table-cell office:value-type="float" office:value="2.7149374485" calcext:value-type="float">
            <text:p>2.7149374485</text:p>
          </table:table-cell>
          <table:table-cell office:value-type="float" office:value="-0.276686578989" calcext:value-type="float">
            <text:p>-0.276686579</text:p>
          </table:table-cell>
          <table:table-cell office:value-type="float" office:value="3.20912048203" calcext:value-type="float">
            <text:p>3.209120482</text:p>
          </table:table-cell>
          <table:table-cell office:value-type="float" office:value="-0.974110854262" calcext:value-type="float">
            <text:p>-0.9741108543</text:p>
          </table:table-cell>
          <table:table-cell office:value-type="float" office:value="4.38497777939" calcext:value-type="float">
            <text:p>4.3849777794</text:p>
          </table:table-cell>
          <table:table-cell office:value-type="float" office:value="-0.289211004972" calcext:value-type="float">
            <text:p>-0.289211005</text:p>
          </table:table-cell>
        </table:table-row>
        <table:table-row table:style-name="ro1">
          <table:table-cell office:value-type="float" office:value="2.70207166672" calcext:value-type="float">
            <text:p>2.7020716667</text:p>
          </table:table-cell>
          <table:table-cell office:value-type="float" office:value="-0.286206305027" calcext:value-type="float">
            <text:p>-0.286206305</text:p>
          </table:table-cell>
          <table:table-cell office:value-type="float" office:value="3.21275567564" calcext:value-type="float">
            <text:p>3.2127556756</text:p>
          </table:table-cell>
          <table:table-cell office:value-type="float" office:value="-0.98052680325" calcext:value-type="float">
            <text:p>-0.9805268033</text:p>
          </table:table-cell>
          <table:table-cell office:value-type="float" office:value="4.37413187981" calcext:value-type="float">
            <text:p>4.3741318798</text:p>
          </table:table-cell>
          <table:table-cell office:value-type="float" office:value="-0.288668721914" calcext:value-type="float">
            <text:p>-0.2886687219</text:p>
          </table:table-cell>
        </table:table-row>
        <table:table-row table:style-name="ro1">
          <table:table-cell office:value-type="float" office:value="2.68947672844" calcext:value-type="float">
            <text:p>2.6894767284</text:p>
          </table:table-cell>
          <table:table-cell office:value-type="float" office:value="-0.29548856616" calcext:value-type="float">
            <text:p>-0.2954885662</text:p>
          </table:table-cell>
          <table:table-cell office:value-type="float" office:value="3.21714555166" calcext:value-type="float">
            <text:p>3.2171455517</text:p>
          </table:table-cell>
          <table:table-cell office:value-type="float" office:value="-0.986910000972" calcext:value-type="float">
            <text:p>-0.986910001</text:p>
          </table:table-cell>
          <table:table-cell office:value-type="float" office:value="4.3631085968" calcext:value-type="float">
            <text:p>4.3631085968</text:p>
          </table:table-cell>
          <table:table-cell office:value-type="float" office:value="-0.288423329592" calcext:value-type="float">
            <text:p>-0.2884233296</text:p>
          </table:table-cell>
        </table:table-row>
        <table:table-row table:style-name="ro1">
          <table:table-cell office:value-type="float" office:value="2.6774585247" calcext:value-type="float">
            <text:p>2.6774585247</text:p>
          </table:table-cell>
          <table:table-cell office:value-type="float" office:value="-0.305144876242" calcext:value-type="float">
            <text:p>-0.3051448762</text:p>
          </table:table-cell>
          <table:table-cell office:value-type="float" office:value="3.22185908069" calcext:value-type="float">
            <text:p>3.2218590807</text:p>
          </table:table-cell>
          <table:table-cell office:value-type="float" office:value="-0.991767183297" calcext:value-type="float">
            <text:p>-0.9917671833</text:p>
          </table:table-cell>
          <table:table-cell office:value-type="float" office:value="4.35200592041" calcext:value-type="float">
            <text:p>4.3520059204</text:p>
          </table:table-cell>
          <table:table-cell office:value-type="float" office:value="-0.288525283337" calcext:value-type="float">
            <text:p>-0.2885252833</text:p>
          </table:table-cell>
        </table:table-row>
        <table:table-row table:style-name="ro1">
          <table:table-cell office:value-type="float" office:value="2.64275884628" calcext:value-type="float">
            <text:p>2.6427588463</text:p>
          </table:table-cell>
          <table:table-cell office:value-type="float" office:value="-0.324977457523" calcext:value-type="float">
            <text:p>-0.3249774575</text:p>
          </table:table-cell>
          <table:table-cell office:value-type="float" office:value="3.2254778069" calcext:value-type="float">
            <text:p>3.2254778069</text:p>
          </table:table-cell>
          <table:table-cell office:value-type="float" office:value="-0.99724597649" calcext:value-type="float">
            <text:p>-0.9972459765</text:p>
          </table:table-cell>
          <table:table-cell office:value-type="float" office:value="4.34178443909" calcext:value-type="float">
            <text:p>4.3417844391</text:p>
          </table:table-cell>
          <table:table-cell office:value-type="float" office:value="-0.288977056742" calcext:value-type="float">
            <text:p>-0.2889770567</text:p>
          </table:table-cell>
        </table:table-row>
        <table:table-row table:style-name="ro1">
          <table:table-cell office:value-type="float" office:value="2.634506464" calcext:value-type="float">
            <text:p>2.634506464</text:p>
          </table:table-cell>
          <table:table-cell office:value-type="float" office:value="-0.335363954306" calcext:value-type="float">
            <text:p>-0.3353639543</text:p>
          </table:table-cell>
          <table:table-cell office:value-type="float" office:value="3.22924822095" calcext:value-type="float">
            <text:p>3.229248221</text:p>
          </table:table-cell>
          <table:table-cell office:value-type="float" office:value="-1.00311666996" calcext:value-type="float">
            <text:p>-1.00311667</text:p>
          </table:table-cell>
          <table:table-cell office:value-type="float" office:value="4.33155628204" calcext:value-type="float">
            <text:p>4.331556282</text:p>
          </table:table-cell>
          <table:table-cell office:value-type="float" office:value="-0.289854317904" calcext:value-type="float">
            <text:p>-0.2898543179</text:p>
          </table:table-cell>
        </table:table-row>
        <table:table-row table:style-name="ro1">
          <table:table-cell office:value-type="float" office:value="2.61962842941" calcext:value-type="float">
            <text:p>2.6196284294</text:p>
          </table:table-cell>
          <table:table-cell office:value-type="float" office:value="-0.342590779066" calcext:value-type="float">
            <text:p>-0.3425907791</text:p>
          </table:table-cell>
          <table:table-cell office:value-type="float" office:value="3.2330204369" calcext:value-type="float">
            <text:p>3.2330204369</text:p>
          </table:table-cell>
          <table:table-cell office:value-type="float" office:value="-1.00869972217" calcext:value-type="float">
            <text:p>-1.0086997222</text:p>
          </table:table-cell>
          <table:table-cell office:value-type="float" office:value="4.32090350151" calcext:value-type="float">
            <text:p>4.3209035015</text:p>
          </table:table-cell>
          <table:table-cell office:value-type="float" office:value="-0.291034787893" calcext:value-type="float">
            <text:p>-0.2910347879</text:p>
          </table:table-cell>
        </table:table-row>
        <table:table-row table:style-name="ro1">
          <table:table-cell office:value-type="float" office:value="2.61227560043" calcext:value-type="float">
            <text:p>2.6122756004</text:p>
          </table:table-cell>
          <table:table-cell office:value-type="float" office:value="-0.352576851845" calcext:value-type="float">
            <text:p>-0.3525768518</text:p>
          </table:table-cell>
          <table:table-cell office:value-type="float" office:value="3.23683552985" calcext:value-type="float">
            <text:p>3.2368355299</text:p>
          </table:table-cell>
          <table:table-cell office:value-type="float" office:value="-1.01365306211" calcext:value-type="float">
            <text:p>-1.0136530621</text:p>
          </table:table-cell>
          <table:table-cell office:value-type="float" office:value="4.30980297089" calcext:value-type="float">
            <text:p>4.3098029709</text:p>
          </table:table-cell>
          <table:table-cell office:value-type="float" office:value="-0.291921705008" calcext:value-type="float">
            <text:p>-0.291921705</text:p>
          </table:table-cell>
        </table:table-row>
        <table:table-row table:style-name="ro1">
          <table:table-cell office:value-type="float" office:value="2.60550475121" calcext:value-type="float">
            <text:p>2.6055047512</text:p>
          </table:table-cell>
          <table:table-cell office:value-type="float" office:value="-0.36242851615" calcext:value-type="float">
            <text:p>-0.3624285162</text:p>
          </table:table-cell>
          <table:table-cell office:value-type="float" office:value="3.24016812382" calcext:value-type="float">
            <text:p>3.2401681238</text:p>
          </table:table-cell>
          <table:table-cell office:value-type="float" office:value="-1.0181424096" calcext:value-type="float">
            <text:p>-1.0181424096</text:p>
          </table:table-cell>
          <table:table-cell office:value-type="float" office:value="4.29853626251" calcext:value-type="float">
            <text:p>4.2985362625</text:p>
          </table:table-cell>
          <table:table-cell office:value-type="float" office:value="-0.292930901051" calcext:value-type="float">
            <text:p>-0.2929309011</text:p>
          </table:table-cell>
        </table:table-row>
        <table:table-row table:style-name="ro1">
          <table:table-cell office:value-type="float" office:value="2.59303736687" calcext:value-type="float">
            <text:p>2.5930373669</text:p>
          </table:table-cell>
          <table:table-cell office:value-type="float" office:value="-0.375704169273" calcext:value-type="float">
            <text:p>-0.3757041693</text:p>
          </table:table-cell>
          <table:table-cell office:value-type="float" office:value="3.2437501518" calcext:value-type="float">
            <text:p>3.2437501518</text:p>
          </table:table-cell>
          <table:table-cell office:value-type="float" office:value="-1.02262230346" calcext:value-type="float">
            <text:p>-1.0226223035</text:p>
          </table:table-cell>
          <table:table-cell office:value-type="float" office:value="4.28949876785" calcext:value-type="float">
            <text:p>4.2894987679</text:p>
          </table:table-cell>
          <table:table-cell office:value-type="float" office:value="-0.294647753239" calcext:value-type="float">
            <text:p>-0.2946477532</text:p>
          </table:table-cell>
        </table:table-row>
        <table:table-row table:style-name="ro1">
          <table:table-cell office:value-type="float" office:value="2.58386087418" calcext:value-type="float">
            <text:p>2.5838608742</text:p>
          </table:table-cell>
          <table:table-cell office:value-type="float" office:value="-0.391257494688" calcext:value-type="float">
            <text:p>-0.3912574947</text:p>
          </table:table-cell>
          <table:table-cell office:value-type="float" office:value="3.24674272571" calcext:value-type="float">
            <text:p>3.2467427257</text:p>
          </table:table-cell>
          <table:table-cell office:value-type="float" office:value="-1.02732868737" calcext:value-type="float">
            <text:p>-1.0273286874</text:p>
          </table:table-cell>
          <table:table-cell office:value-type="float" office:value="4.2802893734" calcext:value-type="float">
            <text:p>4.2802893734</text:p>
          </table:table-cell>
          <table:table-cell office:value-type="float" office:value="-0.29701295495" calcext:value-type="float">
            <text:p>-0.297012955</text:p>
          </table:table-cell>
        </table:table-row>
        <table:table-row table:style-name="ro1">
          <table:table-cell office:value-type="float" office:value="2.57513833046" calcext:value-type="float">
            <text:p>2.5751383305</text:p>
          </table:table-cell>
          <table:table-cell office:value-type="float" office:value="-0.405750185251" calcext:value-type="float">
            <text:p>-0.4057501853</text:p>
          </table:table-cell>
          <table:table-cell office:value-type="float" office:value="3.25075466664" calcext:value-type="float">
            <text:p>3.2507546666</text:p>
          </table:table-cell>
          <table:table-cell office:value-type="float" office:value="-1.03230038877" calcext:value-type="float">
            <text:p>-1.0323003888</text:p>
          </table:table-cell>
          <table:table-cell office:value-type="float" office:value="4.27105804443" calcext:value-type="float">
            <text:p>4.2710580444</text:p>
          </table:table-cell>
          <table:table-cell office:value-type="float" office:value="-0.299637913704" calcext:value-type="float">
            <text:p>-0.2996379137</text:p>
          </table:table-cell>
        </table:table-row>
        <table:table-row table:style-name="ro1">
          <table:table-cell office:value-type="float" office:value="2.56659650803" calcext:value-type="float">
            <text:p>2.566596508</text:p>
          </table:table-cell>
          <table:table-cell office:value-type="float" office:value="-0.418783694506" calcext:value-type="float">
            <text:p>-0.4187836945</text:p>
          </table:table-cell>
          <table:table-cell office:value-type="float" office:value="3.25490172758" calcext:value-type="float">
            <text:p>3.2549017276</text:p>
          </table:table-cell>
          <table:table-cell office:value-type="float" office:value="-1.03750544855" calcext:value-type="float">
            <text:p>-1.0375054486</text:p>
          </table:table-cell>
          <table:table-cell office:value-type="float" office:value="4.26037236214" calcext:value-type="float">
            <text:p>4.2603723621</text:p>
          </table:table-cell>
          <table:table-cell office:value-type="float" office:value="-0.301836758852" calcext:value-type="float">
            <text:p>-0.3018367589</text:p>
          </table:table-cell>
        </table:table-row>
        <table:table-row table:style-name="ro1">
          <table:table-cell office:value-type="float" office:value="2.55931925774" calcext:value-type="float">
            <text:p>2.5593192577</text:p>
          </table:table-cell>
          <table:table-cell office:value-type="float" office:value="-0.432042956352" calcext:value-type="float">
            <text:p>-0.4320429564</text:p>
          </table:table-cell>
          <table:table-cell office:value-type="float" office:value="3.25997350061" calcext:value-type="float">
            <text:p>3.2599735006</text:p>
          </table:table-cell>
          <table:table-cell office:value-type="float" office:value="-1.04302626995" calcext:value-type="float">
            <text:p>-1.04302627</text:p>
          </table:table-cell>
          <table:table-cell office:value-type="float" office:value="4.25101395607" calcext:value-type="float">
            <text:p>4.2510139561</text:p>
          </table:table-cell>
          <table:table-cell office:value-type="float" office:value="-0.303875386715" calcext:value-type="float">
            <text:p>-0.3038753867</text:p>
          </table:table-cell>
        </table:table-row>
        <table:table-row table:style-name="ro1">
          <table:table-cell office:value-type="float" office:value="2.55175733566" calcext:value-type="float">
            <text:p>2.5517573357</text:p>
          </table:table-cell>
          <table:table-cell office:value-type="float" office:value="-0.444215238094" calcext:value-type="float">
            <text:p>-0.4442152381</text:p>
          </table:table-cell>
          <table:table-cell office:value-type="float" office:value="3.26455451548" calcext:value-type="float">
            <text:p>3.2645545155</text:p>
          </table:table-cell>
          <table:table-cell office:value-type="float" office:value="-1.04792390525" calcext:value-type="float">
            <text:p>-1.0479239053</text:p>
          </table:table-cell>
          <table:table-cell office:value-type="float" office:value="4.24223538399" calcext:value-type="float">
            <text:p>4.242235384</text:p>
          </table:table-cell>
          <table:table-cell office:value-type="float" office:value="-0.306203395128" calcext:value-type="float">
            <text:p>-0.3062033951</text:p>
          </table:table-cell>
        </table:table-row>
        <table:table-row table:style-name="ro1">
          <table:table-cell office:value-type="float" office:value="2.5437438488" calcext:value-type="float">
            <text:p>2.5437438488</text:p>
          </table:table-cell>
          <table:table-cell office:value-type="float" office:value="-0.45873054862" calcext:value-type="float">
            <text:p>-0.4587305486</text:p>
          </table:table-cell>
          <table:table-cell office:value-type="float" office:value="3.26915291691" calcext:value-type="float">
            <text:p>3.2691529169</text:p>
          </table:table-cell>
          <table:table-cell office:value-type="float" office:value="-1.05244706541" calcext:value-type="float">
            <text:p>-1.0524470654</text:p>
          </table:table-cell>
          <table:table-cell office:value-type="float" office:value="4.23288246155" calcext:value-type="float">
            <text:p>4.2328824616</text:p>
          </table:table-cell>
          <table:table-cell office:value-type="float" office:value="-0.30850726366" calcext:value-type="float">
            <text:p>-0.3085072637</text:p>
          </table:table-cell>
        </table:table-row>
        <table:table-row table:style-name="ro1">
          <table:table-cell office:value-type="float" office:value="2.53672838211" calcext:value-type="float">
            <text:p>2.5367283821</text:p>
          </table:table-cell>
          <table:table-cell office:value-type="float" office:value="-0.472428739071" calcext:value-type="float">
            <text:p>-0.4724287391</text:p>
          </table:table-cell>
          <table:table-cell office:value-type="float" office:value="3.27449209089" calcext:value-type="float">
            <text:p>3.2744920909</text:p>
          </table:table-cell>
          <table:table-cell office:value-type="float" office:value="-1.05726047257" calcext:value-type="float">
            <text:p>-1.0572604726</text:p>
          </table:table-cell>
          <table:table-cell office:value-type="float" office:value="4.22396179199" calcext:value-type="float">
            <text:p>4.223961792</text:p>
          </table:table-cell>
          <table:table-cell office:value-type="float" office:value="-0.311237215996" calcext:value-type="float">
            <text:p>-0.311237216</text:p>
          </table:table-cell>
        </table:table-row>
        <table:table-row table:style-name="ro1">
          <table:table-cell office:value-type="float" office:value="2.52954030037" calcext:value-type="float">
            <text:p>2.5295403004</text:p>
          </table:table-cell>
          <table:table-cell office:value-type="float" office:value="-0.490035265684" calcext:value-type="float">
            <text:p>-0.4900352657</text:p>
          </table:table-cell>
          <table:table-cell office:value-type="float" office:value="3.27960522325" calcext:value-type="float">
            <text:p>3.2796052233</text:p>
          </table:table-cell>
          <table:table-cell office:value-type="float" office:value="-1.06227058595" calcext:value-type="float">
            <text:p>-1.062270586</text:p>
          </table:table-cell>
          <table:table-cell office:value-type="float" office:value="4.21612735748" calcext:value-type="float">
            <text:p>4.2161273575</text:p>
          </table:table-cell>
          <table:table-cell office:value-type="float" office:value="-0.314016908407" calcext:value-type="float">
            <text:p>-0.3140169084</text:p>
          </table:table-cell>
        </table:table-row>
        <table:table-row table:style-name="ro1">
          <table:table-cell office:value-type="float" office:value="2.52290558815" calcext:value-type="float">
            <text:p>2.5229055882</text:p>
          </table:table-cell>
          <table:table-cell office:value-type="float" office:value="-0.502394318581" calcext:value-type="float">
            <text:p>-0.5023943186</text:p>
          </table:table-cell>
          <table:table-cell office:value-type="float" office:value="3.28471943909" calcext:value-type="float">
            <text:p>3.2847194391</text:p>
          </table:table-cell>
          <table:table-cell office:value-type="float" office:value="-1.06741824577" calcext:value-type="float">
            <text:p>-1.0674182458</text:p>
          </table:table-cell>
          <table:table-cell office:value-type="float" office:value="4.2067045784" calcext:value-type="float">
            <text:p>4.2067045784</text:p>
          </table:table-cell>
          <table:table-cell office:value-type="float" office:value="-0.317375004292" calcext:value-type="float">
            <text:p>-0.3173750043</text:p>
          </table:table-cell>
        </table:table-row>
        <table:table-row table:style-name="ro1">
          <table:table-cell office:value-type="float" office:value="2.51634645462" calcext:value-type="float">
            <text:p>2.5163464546</text:p>
          </table:table-cell>
          <table:table-cell office:value-type="float" office:value="-0.515782654285" calcext:value-type="float">
            <text:p>-0.5157826543</text:p>
          </table:table-cell>
          <table:table-cell office:value-type="float" office:value="3.29007925533" calcext:value-type="float">
            <text:p>3.2900792553</text:p>
          </table:table-cell>
          <table:table-cell office:value-type="float" office:value="-1.07254115698" calcext:value-type="float">
            <text:p>-1.072541157</text:p>
          </table:table-cell>
          <table:table-cell office:value-type="float" office:value="4.1980130291" calcext:value-type="float">
            <text:p>4.1980130291</text:p>
          </table:table-cell>
          <table:table-cell office:value-type="float" office:value="-0.320636808872" calcext:value-type="float">
            <text:p>-0.3206368089</text:p>
          </table:table-cell>
        </table:table-row>
        <table:table-row table:style-name="ro1">
          <table:table-cell office:value-type="float" office:value="2.50967359543" calcext:value-type="float">
            <text:p>2.5096735954</text:p>
          </table:table-cell>
          <table:table-cell office:value-type="float" office:value="-0.530331254005" calcext:value-type="float">
            <text:p>-0.530331254</text:p>
          </table:table-cell>
          <table:table-cell office:value-type="float" office:value="3.29564329407" calcext:value-type="float">
            <text:p>3.2956432941</text:p>
          </table:table-cell>
          <table:table-cell office:value-type="float" office:value="-1.07751073811" calcext:value-type="float">
            <text:p>-1.0775107381</text:p>
          </table:table-cell>
          <table:table-cell office:value-type="float" office:value="4.18987508774" calcext:value-type="float">
            <text:p>4.1898750877</text:p>
          </table:table-cell>
          <table:table-cell office:value-type="float" office:value="-0.32388317585" calcext:value-type="float">
            <text:p>-0.3238831759</text:p>
          </table:table-cell>
        </table:table-row>
        <table:table-row table:style-name="ro1">
          <table:table-cell office:value-type="float" office:value="2.50367665291" calcext:value-type="float">
            <text:p>2.5036766529</text:p>
          </table:table-cell>
          <table:table-cell office:value-type="float" office:value="-0.543287277222" calcext:value-type="float">
            <text:p>-0.5432872772</text:p>
          </table:table-cell>
          <table:table-cell office:value-type="float" office:value="3.30049409386" calcext:value-type="float">
            <text:p>3.3004940939</text:p>
          </table:table-cell>
          <table:table-cell office:value-type="float" office:value="-1.08191654276" calcext:value-type="float">
            <text:p>-1.0819165428</text:p>
          </table:table-cell>
          <table:table-cell office:value-type="float" office:value="4.17992707253" calcext:value-type="float">
            <text:p>4.1799270725</text:p>
          </table:table-cell>
          <table:table-cell office:value-type="float" office:value="-0.328050673008" calcext:value-type="float">
            <text:p>-0.328050673</text:p>
          </table:table-cell>
        </table:table-row>
        <table:table-row table:style-name="ro1">
          <table:table-cell office:value-type="float" office:value="2.49744057655" calcext:value-type="float">
            <text:p>2.4974405766</text:p>
          </table:table-cell>
          <table:table-cell office:value-type="float" office:value="-0.559642314911" calcext:value-type="float">
            <text:p>-0.5596423149</text:p>
          </table:table-cell>
          <table:table-cell office:value-type="float" office:value="3.30667682685" calcext:value-type="float">
            <text:p>3.3066768269</text:p>
          </table:table-cell>
          <table:table-cell office:value-type="float" office:value="-1.0859619599" calcext:value-type="float">
            <text:p>-1.0859619599</text:p>
          </table:table-cell>
          <table:table-cell office:value-type="float" office:value="4.17032214165" calcext:value-type="float">
            <text:p>4.1703221417</text:p>
          </table:table-cell>
          <table:table-cell office:value-type="float" office:value="-0.331990718842" calcext:value-type="float">
            <text:p>-0.3319907188</text:p>
          </table:table-cell>
        </table:table-row>
        <table:table-row table:style-name="ro1">
          <table:table-cell office:value-type="float" office:value="2.49187374115" calcext:value-type="float">
            <text:p>2.4918737412</text:p>
          </table:table-cell>
          <table:table-cell office:value-type="float" office:value="-0.575716674328" calcext:value-type="float">
            <text:p>-0.5757166743</text:p>
          </table:table-cell>
          <table:table-cell office:value-type="float" office:value="3.31287456113" calcext:value-type="float">
            <text:p>3.3128745611</text:p>
          </table:table-cell>
          <table:table-cell office:value-type="float" office:value="-1.08984015012" calcext:value-type="float">
            <text:p>-1.0898401501</text:p>
          </table:table-cell>
          <table:table-cell office:value-type="float" office:value="4.16243096352" calcext:value-type="float">
            <text:p>4.1624309635</text:p>
          </table:table-cell>
          <table:table-cell office:value-type="float" office:value="-0.336331725121" calcext:value-type="float">
            <text:p>-0.3363317251</text:p>
          </table:table-cell>
        </table:table-row>
        <table:table-row table:style-name="ro1">
          <table:table-cell office:value-type="float" office:value="2.48603749275" calcext:value-type="float">
            <text:p>2.4860374928</text:p>
          </table:table-cell>
          <table:table-cell office:value-type="float" office:value="-0.59307461977" calcext:value-type="float">
            <text:p>-0.5930746198</text:p>
          </table:table-cell>
          <table:table-cell office:value-type="float" office:value="3.31858402017" calcext:value-type="float">
            <text:p>3.3185840202</text:p>
          </table:table-cell>
          <table:table-cell office:value-type="float" office:value="-1.09401560728" calcext:value-type="float">
            <text:p>-1.0940156073</text:p>
          </table:table-cell>
          <table:table-cell office:value-type="float" office:value="4.15396924973" calcext:value-type="float">
            <text:p>4.1539692497</text:p>
          </table:table-cell>
          <table:table-cell office:value-type="float" office:value="-0.341449946165" calcext:value-type="float">
            <text:p>-0.3414499462</text:p>
          </table:table-cell>
        </table:table-row>
        <table:table-row table:style-name="ro1">
          <table:table-cell office:value-type="float" office:value="2.48047733307" calcext:value-type="float">
            <text:p>2.4804773331</text:p>
          </table:table-cell>
          <table:table-cell office:value-type="float" office:value="-0.609265506268" calcext:value-type="float">
            <text:p>-0.6092655063</text:p>
          </table:table-cell>
          <table:table-cell office:value-type="float" office:value="3.32437351033" calcext:value-type="float">
            <text:p>3.3243735103</text:p>
          </table:table-cell>
          <table:table-cell office:value-type="float" office:value="-1.09818686218" calcext:value-type="float">
            <text:p>-1.0981868622</text:p>
          </table:table-cell>
          <table:table-cell office:value-type="float" office:value="4.14638277054" calcext:value-type="float">
            <text:p>4.1463827705</text:p>
          </table:table-cell>
          <table:table-cell office:value-type="float" office:value="-0.346486181021" calcext:value-type="float">
            <text:p>-0.346486181</text:p>
          </table:table-cell>
        </table:table-row>
        <table:table-row table:style-name="ro1">
          <table:table-cell office:value-type="float" office:value="2.4750392437" calcext:value-type="float">
            <text:p>2.4750392437</text:p>
          </table:table-cell>
          <table:table-cell office:value-type="float" office:value="-0.626593351364" calcext:value-type="float">
            <text:p>-0.6265933514</text:p>
          </table:table-cell>
          <table:table-cell office:value-type="float" office:value="3.33056172636" calcext:value-type="float">
            <text:p>3.3305617264</text:p>
          </table:table-cell>
          <table:table-cell office:value-type="float" office:value="-1.10244390744" calcext:value-type="float">
            <text:p>-1.1024439074</text:p>
          </table:table-cell>
          <table:table-cell office:value-type="float" office:value="4.13822003365" calcext:value-type="float">
            <text:p>4.1382200337</text:p>
          </table:table-cell>
          <table:table-cell office:value-type="float" office:value="-0.351130723953" calcext:value-type="float">
            <text:p>-0.351130724</text:p>
          </table:table-cell>
        </table:table-row>
        <table:table-row table:style-name="ro1">
          <table:table-cell office:value-type="float" office:value="2.47063326836" calcext:value-type="float">
            <text:p>2.4706332684</text:p>
          </table:table-cell>
          <table:table-cell office:value-type="float" office:value="-0.643522441387" calcext:value-type="float">
            <text:p>-0.6435224414</text:p>
          </table:table-cell>
          <table:table-cell office:value-type="float" office:value="3.33764514662" calcext:value-type="float">
            <text:p>3.3376451466</text:p>
          </table:table-cell>
          <table:table-cell office:value-type="float" office:value="-1.1066670126" calcext:value-type="float">
            <text:p>-1.1066670126</text:p>
          </table:table-cell>
          <table:table-cell office:value-type="float" office:value="4.13018675804" calcext:value-type="float">
            <text:p>4.130186758</text:p>
          </table:table-cell>
          <table:table-cell office:value-type="float" office:value="-0.355704009533" calcext:value-type="float">
            <text:p>-0.3557040095</text:p>
          </table:table-cell>
        </table:table-row>
        <table:table-row table:style-name="ro1">
          <table:table-cell office:value-type="float" office:value="2.4668161869" calcext:value-type="float">
            <text:p>2.4668161869</text:p>
          </table:table-cell>
          <table:table-cell office:value-type="float" office:value="-0.65991550684" calcext:value-type="float">
            <text:p>-0.6599155068</text:p>
          </table:table-cell>
          <table:table-cell office:value-type="float" office:value="3.34468635735" calcext:value-type="float">
            <text:p>3.3446863574</text:p>
          </table:table-cell>
          <table:table-cell office:value-type="float" office:value="-1.11092708578" calcext:value-type="float">
            <text:p>-1.1109270858</text:p>
          </table:table-cell>
          <table:table-cell office:value-type="float" office:value="4.12212415695" calcext:value-type="float">
            <text:p>4.122124157</text:p>
          </table:table-cell>
          <table:table-cell office:value-type="float" office:value="-0.360605418682" calcext:value-type="float">
            <text:p>-0.3606054187</text:p>
          </table:table-cell>
        </table:table-row>
        <table:table-row table:style-name="ro1">
          <table:table-cell office:value-type="float" office:value="2.46345901489" calcext:value-type="float">
            <text:p>2.4634590149</text:p>
          </table:table-cell>
          <table:table-cell office:value-type="float" office:value="-0.675063312054" calcext:value-type="float">
            <text:p>-0.6750633121</text:p>
          </table:table-cell>
          <table:table-cell office:value-type="float" office:value="3.35143152046" calcext:value-type="float">
            <text:p>3.3514315205</text:p>
          </table:table-cell>
          <table:table-cell office:value-type="float" office:value="-1.11513566186" calcext:value-type="float">
            <text:p>-1.1151356619</text:p>
          </table:table-cell>
          <table:table-cell office:value-type="float" office:value="4.11395998955" calcext:value-type="float">
            <text:p>4.1139599896</text:p>
          </table:table-cell>
          <table:table-cell office:value-type="float" office:value="-0.365651339293" calcext:value-type="float">
            <text:p>-0.3656513393</text:p>
          </table:table-cell>
        </table:table-row>
        <table:table-row table:style-name="ro1">
          <table:table-cell office:value-type="float" office:value="2.46039032936" calcext:value-type="float">
            <text:p>2.4603903294</text:p>
          </table:table-cell>
          <table:table-cell office:value-type="float" office:value="-0.689566493034" calcext:value-type="float">
            <text:p>-0.689566493</text:p>
          </table:table-cell>
          <table:table-cell office:value-type="float" office:value="3.35800199826" calcext:value-type="float">
            <text:p>3.3580019983</text:p>
          </table:table-cell>
          <table:table-cell office:value-type="float" office:value="-1.11871218449" calcext:value-type="float">
            <text:p>-1.1187121845</text:p>
          </table:table-cell>
          <table:table-cell office:value-type="float" office:value="4.1060723877" calcext:value-type="float">
            <text:p>4.1060723877</text:p>
          </table:table-cell>
          <table:table-cell office:value-type="float" office:value="-0.370955914259" calcext:value-type="float">
            <text:p>-0.3709559143</text:p>
          </table:table-cell>
        </table:table-row>
        <table:table-row table:style-name="ro1">
          <table:table-cell office:value-type="float" office:value="2.45817756653" calcext:value-type="float">
            <text:p>2.4581775665</text:p>
          </table:table-cell>
          <table:table-cell office:value-type="float" office:value="-0.704088628292" calcext:value-type="float">
            <text:p>-0.7040886283</text:p>
          </table:table-cell>
          <table:table-cell office:value-type="float" office:value="3.36474355921" calcext:value-type="float">
            <text:p>3.3647435592</text:p>
          </table:table-cell>
          <table:table-cell office:value-type="float" office:value="-1.12206597204" calcext:value-type="float">
            <text:p>-1.122065972</text:p>
          </table:table-cell>
          <table:table-cell office:value-type="float" office:value="4.09842344284" calcext:value-type="float">
            <text:p>4.0984234428</text:p>
          </table:table-cell>
          <table:table-cell office:value-type="float" office:value="-0.37622821331" calcext:value-type="float">
            <text:p>-0.3762282133</text:p>
          </table:table-cell>
        </table:table-row>
        <table:table-row table:style-name="ro1">
          <table:table-cell office:value-type="float" office:value="2.45561289787" calcext:value-type="float">
            <text:p>2.4556128979</text:p>
          </table:table-cell>
          <table:table-cell office:value-type="float" office:value="-0.721638083458" calcext:value-type="float">
            <text:p>-0.7216380835</text:p>
          </table:table-cell>
          <table:table-cell office:value-type="float" office:value="3.37361919125" calcext:value-type="float">
            <text:p>3.3736191913</text:p>
          </table:table-cell>
          <table:table-cell office:value-type="float" office:value="-1.12572143123" calcext:value-type="float">
            <text:p>-1.1257214312</text:p>
          </table:table-cell>
          <table:table-cell office:value-type="float" office:value="3.80872674942" calcext:value-type="float">
            <text:p>3.8087267494</text:p>
          </table:table-cell>
          <table:table-cell office:value-type="float" office:value="-0.253181070089" calcext:value-type="float">
            <text:p>-0.2531810701</text:p>
          </table:table-cell>
        </table:table-row>
        <table:table-row table:style-name="ro1">
          <table:table-cell office:value-type="float" office:value="2.45383453369" calcext:value-type="float">
            <text:p>2.4538345337</text:p>
          </table:table-cell>
          <table:table-cell office:value-type="float" office:value="-0.737507879734" calcext:value-type="float">
            <text:p>-0.7375078797</text:p>
          </table:table-cell>
          <table:table-cell office:value-type="float" office:value="3.38229727521" calcext:value-type="float">
            <text:p>3.3822972752</text:p>
          </table:table-cell>
          <table:table-cell office:value-type="float" office:value="-1.12963349261" calcext:value-type="float">
            <text:p>-1.1296334926</text:p>
          </table:table-cell>
          <table:table-cell office:value-type="float" office:value="3.79787965775" calcext:value-type="float">
            <text:p>3.7978796578</text:p>
          </table:table-cell>
          <table:table-cell office:value-type="float" office:value="-0.259446203709" calcext:value-type="float">
            <text:p>-0.2594462037</text:p>
          </table:table-cell>
        </table:table-row>
        <table:table-row table:style-name="ro1">
          <table:table-cell office:value-type="float" office:value="2.45256590843" calcext:value-type="float">
            <text:p>2.4525659084</text:p>
          </table:table-cell>
          <table:table-cell office:value-type="float" office:value="-0.751898288727" calcext:value-type="float">
            <text:p>-0.7518982887</text:p>
          </table:table-cell>
          <table:table-cell office:value-type="float" office:value="3.39053989869" calcext:value-type="float">
            <text:p>3.3905398987</text:p>
          </table:table-cell>
          <table:table-cell office:value-type="float" office:value="-1.13339630951" calcext:value-type="float">
            <text:p>-1.1333963095</text:p>
          </table:table-cell>
          <table:table-cell office:value-type="float" office:value="3.78696938515" calcext:value-type="float">
            <text:p>3.7869693852</text:p>
          </table:table-cell>
          <table:table-cell office:value-type="float" office:value="-0.266232222319" calcext:value-type="float">
            <text:p>-0.2662322223</text:p>
          </table:table-cell>
        </table:table-row>
        <table:table-row table:style-name="ro1">
          <table:table-cell office:value-type="float" office:value="2.45098972321" calcext:value-type="float">
            <text:p>2.4509897232</text:p>
          </table:table-cell>
          <table:table-cell office:value-type="float" office:value="-0.768661975861" calcext:value-type="float">
            <text:p>-0.7686619759</text:p>
          </table:table-cell>
          <table:table-cell office:value-type="float" office:value="3.39793770889" calcext:value-type="float">
            <text:p>3.3979377089</text:p>
          </table:table-cell>
          <table:table-cell office:value-type="float" office:value="-1.13638592096" calcext:value-type="float">
            <text:p>-1.136385921</text:p>
          </table:table-cell>
          <table:table-cell office:value-type="float" office:value="3.71448608398" calcext:value-type="float">
            <text:p>3.714486084</text:p>
          </table:table-cell>
          <table:table-cell office:value-type="float" office:value="-0.247964814305" calcext:value-type="float">
            <text:p>-0.2479648143</text:p>
          </table:table-cell>
        </table:table-row>
        <table:table-row table:style-name="ro1">
          <table:table-cell office:value-type="float" office:value="2.44970035553" calcext:value-type="float">
            <text:p>2.4497003555</text:p>
          </table:table-cell>
          <table:table-cell office:value-type="float" office:value="-0.786729991436" calcext:value-type="float">
            <text:p>-0.7867299914</text:p>
          </table:table-cell>
          <table:table-cell office:value-type="float" office:value="3.40464734858" calcext:value-type="float">
            <text:p>3.4046473486</text:p>
          </table:table-cell>
          <table:table-cell office:value-type="float" office:value="-1.13879799654" calcext:value-type="float">
            <text:p>-1.1387979965</text:p>
          </table:table-cell>
          <table:table-cell office:value-type="float" office:value="3.6747026062" calcext:value-type="float">
            <text:p>3.6747026062</text:p>
          </table:table-cell>
          <table:table-cell office:value-type="float" office:value="-0.24253128469" calcext:value-type="float">
            <text:p>-0.2425312847</text:p>
          </table:table-cell>
        </table:table-row>
        <table:table-row table:style-name="ro1">
          <table:table-cell office:value-type="float" office:value="2.44865107536" calcext:value-type="float">
            <text:p>2.4486510754</text:p>
          </table:table-cell>
          <table:table-cell office:value-type="float" office:value="-0.804437637329" calcext:value-type="float">
            <text:p>-0.8044376373</text:p>
          </table:table-cell>
          <table:table-cell office:value-type="float" office:value="3.41277303002" calcext:value-type="float">
            <text:p>3.41277303</text:p>
          </table:table-cell>
          <table:table-cell office:value-type="float" office:value="-1.14118501088" calcext:value-type="float">
            <text:p>-1.1411850109</text:p>
          </table:table-cell>
          <table:table-cell office:value-type="float" office:value="3.63431783676" calcext:value-type="float">
            <text:p>3.6343178368</text:p>
          </table:table-cell>
          <table:table-cell office:value-type="float" office:value="-0.238733232021" calcext:value-type="float">
            <text:p>-0.238733232</text:p>
          </table:table-cell>
        </table:table-row>
        <table:table-row table:style-name="ro1">
          <table:table-cell office:value-type="float" office:value="2.44780468941" calcext:value-type="float">
            <text:p>2.4478046894</text:p>
          </table:table-cell>
          <table:table-cell office:value-type="float" office:value="-0.820304632187" calcext:value-type="float">
            <text:p>-0.8203046322</text:p>
          </table:table-cell>
          <table:table-cell office:value-type="float" office:value="3.41944879884" calcext:value-type="float">
            <text:p>3.4194487988</text:p>
          </table:table-cell>
          <table:table-cell office:value-type="float" office:value="-1.1432286886" calcext:value-type="float">
            <text:p>-1.1432286886</text:p>
          </table:table-cell>
          <table:table-cell office:value-type="float" office:value="3.60872074127" calcext:value-type="float">
            <text:p>3.6087207413</text:p>
          </table:table-cell>
          <table:table-cell office:value-type="float" office:value="-0.243947803974" calcext:value-type="float">
            <text:p>-0.243947804</text:p>
          </table:table-cell>
        </table:table-row>
        <table:table-row table:style-name="ro1">
          <table:table-cell office:value-type="float" office:value="2.44765353203" calcext:value-type="float">
            <text:p>2.447653532</text:p>
          </table:table-cell>
          <table:table-cell office:value-type="float" office:value="-0.837473392487" calcext:value-type="float">
            <text:p>-0.8374733925</text:p>
          </table:table-cell>
          <table:table-cell office:value-type="float" office:value="3.42625707712" calcext:value-type="float">
            <text:p>3.4262570771</text:p>
          </table:table-cell>
          <table:table-cell office:value-type="float" office:value="-1.14540388152" calcext:value-type="float">
            <text:p>-1.1454038815</text:p>
          </table:table-cell>
          <table:table-cell office:value-type="float" office:value="3.58999105453" calcext:value-type="float">
            <text:p>3.5899910545</text:p>
          </table:table-cell>
          <table:table-cell office:value-type="float" office:value="-0.249879449606" calcext:value-type="float">
            <text:p>-0.2498794496</text:p>
          </table:table-cell>
        </table:table-row>
        <table:table-row table:style-name="ro1">
          <table:table-cell office:value-type="float" office:value="2.44819664955" calcext:value-type="float">
            <text:p>2.4481966496</text:p>
          </table:table-cell>
          <table:table-cell office:value-type="float" office:value="-0.854606986046" calcext:value-type="float">
            <text:p>-0.854606986</text:p>
          </table:table-cell>
          <table:table-cell office:value-type="float" office:value="3.43309491697" calcext:value-type="float">
            <text:p>3.433094917</text:p>
          </table:table-cell>
          <table:table-cell office:value-type="float" office:value="-1.14739817585" calcext:value-type="float">
            <text:p>-1.1473981759</text:p>
          </table:table-cell>
          <table:table-cell office:value-type="float" office:value="3.57500549316" calcext:value-type="float">
            <text:p>3.5750054932</text:p>
          </table:table-cell>
          <table:table-cell office:value-type="float" office:value="-0.25901389122" calcext:value-type="float">
            <text:p>-0.2590138912</text:p>
          </table:table-cell>
        </table:table-row>
        <table:table-row table:style-name="ro1">
          <table:table-cell office:value-type="float" office:value="2.44880700111" calcext:value-type="float">
            <text:p>2.4488070011</text:p>
          </table:table-cell>
          <table:table-cell office:value-type="float" office:value="-0.867771267891" calcext:value-type="float">
            <text:p>-0.8677712679</text:p>
          </table:table-cell>
          <table:table-cell office:value-type="float" office:value="3.44034460948" calcext:value-type="float">
            <text:p>3.4403446095</text:p>
          </table:table-cell>
          <table:table-cell office:value-type="float" office:value="-1.14954897066" calcext:value-type="float">
            <text:p>-1.1495489707</text:p>
          </table:table-cell>
          <table:table-cell office:value-type="float" office:value="3.56384917259" calcext:value-type="float">
            <text:p>3.5638491726</text:p>
          </table:table-cell>
          <table:table-cell office:value-type="float" office:value="-0.266416460276" calcext:value-type="float">
            <text:p>-0.2664164603</text:p>
          </table:table-cell>
        </table:table-row>
        <table:table-row table:style-name="ro1">
          <table:table-cell office:value-type="float" office:value="2.45138955116" calcext:value-type="float">
            <text:p>2.4513895512</text:p>
          </table:table-cell>
          <table:table-cell office:value-type="float" office:value="-0.881316483021" calcext:value-type="float">
            <text:p>-0.881316483</text:p>
          </table:table-cell>
          <table:table-cell office:value-type="float" office:value="3.44792748583" calcext:value-type="float">
            <text:p>3.4479274858</text:p>
          </table:table-cell>
          <table:table-cell office:value-type="float" office:value="-1.15130792261" calcext:value-type="float">
            <text:p>-1.1513079226</text:p>
          </table:table-cell>
          <table:table-cell office:value-type="float" office:value="3.5499374485" calcext:value-type="float">
            <text:p>3.5499374485</text:p>
          </table:table-cell>
          <table:table-cell office:value-type="float" office:value="-0.276686578989" calcext:value-type="float">
            <text:p>-0.276686579</text:p>
          </table:table-cell>
        </table:table-row>
        <table:table-row table:style-name="ro1">
          <table:table-cell office:value-type="float" office:value="2.45142912865" calcext:value-type="float">
            <text:p>2.4514291287</text:p>
          </table:table-cell>
          <table:table-cell office:value-type="float" office:value="-0.893946945667" calcext:value-type="float">
            <text:p>-0.8939469457</text:p>
          </table:table-cell>
          <table:table-cell office:value-type="float" office:value="3.45542096523" calcext:value-type="float">
            <text:p>3.4554209652</text:p>
          </table:table-cell>
          <table:table-cell office:value-type="float" office:value="-1.15280747317" calcext:value-type="float">
            <text:p>-1.1528074732</text:p>
          </table:table-cell>
          <table:table-cell office:value-type="float" office:value="3.53707166672" calcext:value-type="float">
            <text:p>3.5370716667</text:p>
          </table:table-cell>
          <table:table-cell office:value-type="float" office:value="-0.286206305027" calcext:value-type="float">
            <text:p>-0.286206305</text:p>
          </table:table-cell>
        </table:table-row>
        <table:table-row table:style-name="ro1">
          <table:table-cell office:value-type="float" office:value="2.45284700394" calcext:value-type="float">
            <text:p>2.4528470039</text:p>
          </table:table-cell>
          <table:table-cell office:value-type="float" office:value="-0.915727138519" calcext:value-type="float">
            <text:p>-0.9157271385</text:p>
          </table:table-cell>
          <table:table-cell office:value-type="float" office:value="3.46353939538" calcext:value-type="float">
            <text:p>3.4635393954</text:p>
          </table:table-cell>
          <table:table-cell office:value-type="float" office:value="-1.15458323802" calcext:value-type="float">
            <text:p>-1.154583238</text:p>
          </table:table-cell>
          <table:table-cell office:value-type="float" office:value="3.52447672844" calcext:value-type="float">
            <text:p>3.5244767284</text:p>
          </table:table-cell>
          <table:table-cell office:value-type="float" office:value="-0.29548856616" calcext:value-type="float">
            <text:p>-0.2954885662</text:p>
          </table:table-cell>
        </table:table-row>
        <table:table-row table:style-name="ro1">
          <table:table-cell office:value-type="float" office:value="2.4547958374" calcext:value-type="float">
            <text:p>2.4547958374</text:p>
          </table:table-cell>
          <table:table-cell office:value-type="float" office:value="-0.930770456791" calcext:value-type="float">
            <text:p>-0.9307704568</text:p>
          </table:table-cell>
          <table:table-cell office:value-type="float" office:value="3.47146208595" calcext:value-type="float">
            <text:p>3.471462086</text:p>
          </table:table-cell>
          <table:table-cell office:value-type="float" office:value="-1.1558176908" calcext:value-type="float">
            <text:p>-1.1558176908</text:p>
          </table:table-cell>
          <table:table-cell office:value-type="float" office:value="3.5124585247" calcext:value-type="float">
            <text:p>3.5124585247</text:p>
          </table:table-cell>
          <table:table-cell office:value-type="float" office:value="-0.305144876242" calcext:value-type="float">
            <text:p>-0.3051448762</text:p>
          </table:table-cell>
        </table:table-row>
        <table:table-row table:style-name="ro1">
          <table:table-cell office:value-type="float" office:value="2.45592308044" calcext:value-type="float">
            <text:p>2.4559230804</text:p>
          </table:table-cell>
          <table:table-cell office:value-type="float" office:value="-0.945389330387" calcext:value-type="float">
            <text:p>-0.9453893304</text:p>
          </table:table-cell>
          <table:table-cell office:value-type="float" office:value="3.48015702603" calcext:value-type="float">
            <text:p>3.480157026</text:p>
          </table:table-cell>
          <table:table-cell office:value-type="float" office:value="-1.15724567554" calcext:value-type="float">
            <text:p>-1.1572456755</text:p>
          </table:table-cell>
          <table:table-cell office:value-type="float" office:value="3.47775884628" calcext:value-type="float">
            <text:p>3.4777588463</text:p>
          </table:table-cell>
          <table:table-cell office:value-type="float" office:value="-0.324977457523" calcext:value-type="float">
            <text:p>-0.3249774575</text:p>
          </table:table-cell>
        </table:table-row>
        <table:table-row table:style-name="ro1">
          <table:table-cell office:value-type="float" office:value="2.45775866508" calcext:value-type="float">
            <text:p>2.4577586651</text:p>
          </table:table-cell>
          <table:table-cell office:value-type="float" office:value="-0.960358500481" calcext:value-type="float">
            <text:p>-0.9603585005</text:p>
          </table:table-cell>
          <table:table-cell office:value-type="float" office:value="3.48973646523" calcext:value-type="float">
            <text:p>3.4897364652</text:p>
          </table:table-cell>
          <table:table-cell office:value-type="float" office:value="-1.15880147536" calcext:value-type="float">
            <text:p>-1.1588014754</text:p>
          </table:table-cell>
          <table:table-cell office:value-type="float" office:value="3.469506464" calcext:value-type="float">
            <text:p>3.469506464</text:p>
          </table:table-cell>
          <table:table-cell office:value-type="float" office:value="-0.335363954306" calcext:value-type="float">
            <text:p>-0.3353639543</text:p>
          </table:table-cell>
        </table:table-row>
        <table:table-row table:style-name="ro1">
          <table:table-cell office:value-type="float" office:value="2.46044039726" calcext:value-type="float">
            <text:p>2.4604403973</text:p>
          </table:table-cell>
          <table:table-cell office:value-type="float" office:value="-0.975770652294" calcext:value-type="float">
            <text:p>-0.9757706523</text:p>
          </table:table-cell>
          <table:table-cell office:value-type="float" office:value="3.49856325847" calcext:value-type="float">
            <text:p>3.4985632585</text:p>
          </table:table-cell>
          <table:table-cell office:value-type="float" office:value="-1.16023579184" calcext:value-type="float">
            <text:p>-1.1602357918</text:p>
          </table:table-cell>
          <table:table-cell office:value-type="float" office:value="3.45462842941" calcext:value-type="float">
            <text:p>3.4546284294</text:p>
          </table:table-cell>
          <table:table-cell office:value-type="float" office:value="-0.342590779066" calcext:value-type="float">
            <text:p>-0.3425907791</text:p>
          </table:table-cell>
        </table:table-row>
        <table:table-row table:style-name="ro1">
          <table:table-cell office:value-type="float" office:value="2.46305155754" calcext:value-type="float">
            <text:p>2.4630515575</text:p>
          </table:table-cell>
          <table:table-cell office:value-type="float" office:value="-0.988328814507" calcext:value-type="float">
            <text:p>-0.9883288145</text:p>
          </table:table-cell>
          <table:table-cell office:value-type="float" office:value="3.50677314136" calcext:value-type="float">
            <text:p>3.5067731414</text:p>
          </table:table-cell>
          <table:table-cell office:value-type="float" office:value="-1.16094002033" calcext:value-type="float">
            <text:p>-1.1609400203</text:p>
          </table:table-cell>
          <table:table-cell office:value-type="float" office:value="3.44727560043" calcext:value-type="float">
            <text:p>3.4472756004</text:p>
          </table:table-cell>
          <table:table-cell office:value-type="float" office:value="-0.352576851845" calcext:value-type="float">
            <text:p>-0.3525768518</text:p>
          </table:table-cell>
        </table:table-row>
        <table:table-row table:style-name="ro1">
          <table:table-cell office:value-type="float" office:value="2.46594548225" calcext:value-type="float">
            <text:p>2.4659454823</text:p>
          </table:table-cell>
          <table:table-cell office:value-type="float" office:value="-1.00011336803" calcext:value-type="float">
            <text:p>-1.000113368</text:p>
          </table:table-cell>
          <table:table-cell office:value-type="float" office:value="3.51505672293" calcext:value-type="float">
            <text:p>3.5150567229</text:p>
          </table:table-cell>
          <table:table-cell office:value-type="float" office:value="-1.16123623279" calcext:value-type="float">
            <text:p>-1.1612362328</text:p>
          </table:table-cell>
          <table:table-cell office:value-type="float" office:value="3.44050475121" calcext:value-type="float">
            <text:p>3.4405047512</text:p>
          </table:table-cell>
          <table:table-cell office:value-type="float" office:value="-0.36242851615" calcext:value-type="float">
            <text:p>-0.3624285162</text:p>
          </table:table-cell>
        </table:table-row>
        <table:table-row table:style-name="ro1">
          <table:table-cell office:value-type="float" office:value="2.4664940834" calcext:value-type="float">
            <text:p>2.4664940834</text:p>
          </table:table-cell>
          <table:table-cell office:value-type="float" office:value="-1.00864994526" calcext:value-type="float">
            <text:p>-1.0086499453</text:p>
          </table:table-cell>
          <table:table-cell office:value-type="float" office:value="3.52310468071" calcext:value-type="float">
            <text:p>3.5231046807</text:p>
          </table:table-cell>
          <table:table-cell office:value-type="float" office:value="-1.16156618962" calcext:value-type="float">
            <text:p>-1.1615661896</text:p>
          </table:table-cell>
          <table:table-cell office:value-type="float" office:value="3.42803736687" calcext:value-type="float">
            <text:p>3.4280373669</text:p>
          </table:table-cell>
          <table:table-cell office:value-type="float" office:value="-0.375704169273" calcext:value-type="float">
            <text:p>-0.3757041693</text:p>
          </table:table-cell>
        </table:table-row>
        <table:table-row table:style-name="ro1">
          <table:table-cell office:value-type="float" office:value="2.46595001221" calcext:value-type="float">
            <text:p>2.4659500122</text:p>
          </table:table-cell>
          <table:table-cell office:value-type="float" office:value="-1.01185953617" calcext:value-type="float">
            <text:p>-1.0118595362</text:p>
          </table:table-cell>
          <table:table-cell office:value-type="float" office:value="3.53104180131" calcext:value-type="float">
            <text:p>3.5310418013</text:p>
          </table:table-cell>
          <table:table-cell office:value-type="float" office:value="-1.16169136614" calcext:value-type="float">
            <text:p>-1.1616913661</text:p>
          </table:table-cell>
          <table:table-cell office:value-type="float" office:value="3.41886087418" calcext:value-type="float">
            <text:p>3.4188608742</text:p>
          </table:table-cell>
          <table:table-cell office:value-type="float" office:value="-0.391257494688" calcext:value-type="float">
            <text:p>-0.3912574947</text:p>
          </table:table-cell>
        </table:table-row>
        <table:table-row table:style-name="ro1">
          <table:table-cell office:value-type="float" office:value="2.46563363075" calcext:value-type="float">
            <text:p>2.4656336308</text:p>
          </table:table-cell>
          <table:table-cell office:value-type="float" office:value="-1.0109449625" calcext:value-type="float">
            <text:p>-1.0109449625</text:p>
          </table:table-cell>
          <table:table-cell office:value-type="float" office:value="3.53894933991" calcext:value-type="float">
            <text:p>3.5389493399</text:p>
          </table:table-cell>
          <table:table-cell office:value-type="float" office:value="-1.16182056933" calcext:value-type="float">
            <text:p>-1.1618205693</text:p>
          </table:table-cell>
          <table:table-cell office:value-type="float" office:value="3.41013833046" calcext:value-type="float">
            <text:p>3.4101383305</text:p>
          </table:table-cell>
          <table:table-cell office:value-type="float" office:value="-0.405750185251" calcext:value-type="float">
            <text:p>-0.4057501853</text:p>
          </table:table-cell>
        </table:table-row>
        <table:table-row table:style-name="ro1">
          <table:table-cell office:value-type="float" office:value="2.46495127678" calcext:value-type="float">
            <text:p>2.4649512768</text:p>
          </table:table-cell>
          <table:table-cell office:value-type="float" office:value="-1.01000225544" calcext:value-type="float">
            <text:p>-1.0100022554</text:p>
          </table:table-cell>
          <table:table-cell office:value-type="float" office:value="3.54720763668" calcext:value-type="float">
            <text:p>3.5472076367</text:p>
          </table:table-cell>
          <table:table-cell office:value-type="float" office:value="-1.16152528799" calcext:value-type="float">
            <text:p>-1.161525288</text:p>
          </table:table-cell>
          <table:table-cell office:value-type="float" office:value="3.40159650803" calcext:value-type="float">
            <text:p>3.401596508</text:p>
          </table:table-cell>
          <table:table-cell office:value-type="float" office:value="-0.418783694506" calcext:value-type="float">
            <text:p>-0.4187836945</text:p>
          </table:table-cell>
        </table:table-row>
        <table:table-row table:style-name="ro1">
          <table:table-cell office:value-type="float" office:value="2.46547102928" calcext:value-type="float">
            <text:p>2.4654710293</text:p>
          </table:table-cell>
          <table:table-cell office:value-type="float" office:value="-1.01184403896" calcext:value-type="float">
            <text:p>-1.011844039</text:p>
          </table:table-cell>
          <table:table-cell office:value-type="float" office:value="3.27095891036" calcext:value-type="float">
            <text:p>3.2709589104</text:p>
          </table:table-cell>
          <table:table-cell office:value-type="float" office:value="-1.03348742446" calcext:value-type="float">
            <text:p>-1.0334874245</text:p>
          </table:table-cell>
          <table:table-cell office:value-type="float" office:value="3.39431925774" calcext:value-type="float">
            <text:p>3.3943192577</text:p>
          </table:table-cell>
          <table:table-cell office:value-type="float" office:value="-0.432042956352" calcext:value-type="float">
            <text:p>-0.4320429564</text:p>
          </table:table-cell>
        </table:table-row>
        <table:table-row table:style-name="ro1">
          <table:table-cell office:value-type="float" office:value="2.46582126617" calcext:value-type="float">
            <text:p>2.4658212662</text:p>
          </table:table-cell>
          <table:table-cell office:value-type="float" office:value="-1.012165308" calcext:value-type="float">
            <text:p>-1.012165308</text:p>
          </table:table-cell>
          <table:table-cell office:value-type="float" office:value="3.2775146385" calcext:value-type="float">
            <text:p>3.2775146385</text:p>
          </table:table-cell>
          <table:table-cell office:value-type="float" office:value="-1.03289936522" calcext:value-type="float">
            <text:p>-1.0328993652</text:p>
          </table:table-cell>
          <table:table-cell office:value-type="float" office:value="3.38675733566" calcext:value-type="float">
            <text:p>3.3867573357</text:p>
          </table:table-cell>
          <table:table-cell office:value-type="float" office:value="-0.444215238094" calcext:value-type="float">
            <text:p>-0.4442152381</text:p>
          </table:table-cell>
        </table:table-row>
        <table:table-row table:style-name="ro1">
          <table:table-cell office:value-type="float" office:value="2.46558499336" calcext:value-type="float">
            <text:p>2.4655849934</text:p>
          </table:table-cell>
          <table:table-cell office:value-type="float" office:value="-1.01196610928" calcext:value-type="float">
            <text:p>-1.0119661093</text:p>
          </table:table-cell>
          <table:table-cell office:value-type="float" office:value="3.28413783097" calcext:value-type="float">
            <text:p>3.284137831</text:p>
          </table:table-cell>
          <table:table-cell office:value-type="float" office:value="-1.0323190893" calcext:value-type="float">
            <text:p>-1.0323190893</text:p>
          </table:table-cell>
          <table:table-cell office:value-type="float" office:value="3.3787438488" calcext:value-type="float">
            <text:p>3.3787438488</text:p>
          </table:table-cell>
          <table:table-cell office:value-type="float" office:value="-0.45873054862" calcext:value-type="float">
            <text:p>-0.4587305486</text:p>
          </table:table-cell>
        </table:table-row>
        <table:table-row table:style-name="ro1">
          <table:table-cell office:value-type="float" office:value="2.46396803856" calcext:value-type="float">
            <text:p>2.4639680386</text:p>
          </table:table-cell>
          <table:table-cell office:value-type="float" office:value="-1.01224505901" calcext:value-type="float">
            <text:p>-1.012245059</text:p>
          </table:table-cell>
          <table:table-cell office:value-type="float" office:value="3.22750205223" calcext:value-type="float">
            <text:p>3.2275020522</text:p>
          </table:table-cell>
          <table:table-cell office:value-type="float" office:value="-1.00698381935" calcext:value-type="float">
            <text:p>-1.0069838194</text:p>
          </table:table-cell>
          <table:table-cell office:value-type="float" office:value="3.37172838211" calcext:value-type="float">
            <text:p>3.3717283821</text:p>
          </table:table-cell>
          <table:table-cell office:value-type="float" office:value="-0.472428739071" calcext:value-type="float">
            <text:p>-0.4724287391</text:p>
          </table:table-cell>
        </table:table-row>
        <table:table-row table:style-name="ro1">
          <table:table-cell office:value-type="float" office:value="2.46484231949" calcext:value-type="float">
            <text:p>2.4648423195</text:p>
          </table:table-cell>
          <table:table-cell office:value-type="float" office:value="-1.01331698895" calcext:value-type="float">
            <text:p>-1.013316989</text:p>
          </table:table-cell>
          <table:table-cell office:value-type="float" office:value="3.20472566078" calcext:value-type="float">
            <text:p>3.2047256608</text:p>
          </table:table-cell>
          <table:table-cell office:value-type="float" office:value="-0.993519389652" calcext:value-type="float">
            <text:p>-0.9935193897</text:p>
          </table:table-cell>
          <table:table-cell office:value-type="float" office:value="3.36454030037" calcext:value-type="float">
            <text:p>3.3645403004</text:p>
          </table:table-cell>
          <table:table-cell office:value-type="float" office:value="-0.490035265684" calcext:value-type="float">
            <text:p>-0.4900352657</text:p>
          </table:table-cell>
        </table:table-row>
        <table:table-row table:style-name="ro1">
          <table:table-cell office:value-type="float" office:value="2.46565055847" calcext:value-type="float">
            <text:p>2.4656505585</text:p>
          </table:table-cell>
          <table:table-cell office:value-type="float" office:value="-1.01301157475" calcext:value-type="float">
            <text:p>-1.0130115748</text:p>
          </table:table-cell>
          <table:table-cell office:value-type="float" office:value="3.18204817999" calcext:value-type="float">
            <text:p>3.18204818</text:p>
          </table:table-cell>
          <table:table-cell office:value-type="float" office:value="-0.98085347062" calcext:value-type="float">
            <text:p>-0.9808534706</text:p>
          </table:table-cell>
          <table:table-cell office:value-type="float" office:value="3.35790558815" calcext:value-type="float">
            <text:p>3.3579055882</text:p>
          </table:table-cell>
          <table:table-cell office:value-type="float" office:value="-0.502394318581" calcext:value-type="float">
            <text:p>-0.5023943186</text:p>
          </table:table-cell>
        </table:table-row>
        <table:table-row table:style-name="ro1">
          <table:table-cell office:value-type="float" office:value="2.46571660042" calcext:value-type="float">
            <text:p>2.4657166004</text:p>
          </table:table-cell>
          <table:table-cell office:value-type="float" office:value="-1.01348280907" calcext:value-type="float">
            <text:p>-1.0134828091</text:p>
          </table:table-cell>
          <table:table-cell office:value-type="float" office:value="3.17259244861" calcext:value-type="float">
            <text:p>3.1725924486</text:p>
          </table:table-cell>
          <table:table-cell office:value-type="float" office:value="-0.97751874482" calcext:value-type="float">
            <text:p>-0.9775187448</text:p>
          </table:table-cell>
          <table:table-cell office:value-type="float" office:value="3.35134645462" calcext:value-type="float">
            <text:p>3.3513464546</text:p>
          </table:table-cell>
          <table:table-cell office:value-type="float" office:value="-0.515782654285" calcext:value-type="float">
            <text:p>-0.5157826543</text:p>
          </table:table-cell>
        </table:table-row>
        <table:table-row table:style-name="ro1">
          <table:table-cell office:value-type="float" office:value="2.46564984322" calcext:value-type="float">
            <text:p>2.4656498432</text:p>
          </table:table-cell>
          <table:table-cell office:value-type="float" office:value="-1.01440083981" calcext:value-type="float">
            <text:p>-1.0144008398</text:p>
          </table:table-cell>
          <table:table-cell office:value-type="float" office:value="3.16831968759" calcext:value-type="float">
            <text:p>3.1683196876</text:p>
          </table:table-cell>
          <table:table-cell office:value-type="float" office:value="-0.975402988346" calcext:value-type="float">
            <text:p>-0.9754029883</text:p>
          </table:table-cell>
          <table:table-cell office:value-type="float" office:value="3.34467359543" calcext:value-type="float">
            <text:p>3.3446735954</text:p>
          </table:table-cell>
          <table:table-cell office:value-type="float" office:value="-0.530331254005" calcext:value-type="float">
            <text:p>-0.530331254</text:p>
          </table:table-cell>
        </table:table-row>
        <table:table-row table:style-name="ro1">
          <table:table-cell office:value-type="float" office:value="2.46467924118" calcext:value-type="float">
            <text:p>2.4646792412</text:p>
          </table:table-cell>
          <table:table-cell office:value-type="float" office:value="-1.0138425827" calcext:value-type="float">
            <text:p>-1.0138425827</text:p>
          </table:table-cell>
          <table:table-cell office:value-type="float" office:value="3.16646491463" calcext:value-type="float">
            <text:p>3.1664649146</text:p>
          </table:table-cell>
          <table:table-cell office:value-type="float" office:value="-0.976897813598" calcext:value-type="float">
            <text:p>-0.9768978136</text:p>
          </table:table-cell>
          <table:table-cell office:value-type="float" office:value="3.33867665291" calcext:value-type="float">
            <text:p>3.3386766529</text:p>
          </table:table-cell>
          <table:table-cell office:value-type="float" office:value="-0.543287277222" calcext:value-type="float">
            <text:p>-0.5432872772</text:p>
          </table:table-cell>
        </table:table-row>
        <table:table-row table:style-name="ro1">
          <table:table-cell office:value-type="float" office:value="2.46543478966" calcext:value-type="float">
            <text:p>2.4654347897</text:p>
          </table:table-cell>
          <table:table-cell office:value-type="float" office:value="-1.01361107826" calcext:value-type="float">
            <text:p>-1.0136110783</text:p>
          </table:table-cell>
          <table:table-cell office:value-type="float" office:value="3.16773073103" calcext:value-type="float">
            <text:p>3.167730731</text:p>
          </table:table-cell>
          <table:table-cell office:value-type="float" office:value="-0.976774075726" calcext:value-type="float">
            <text:p>-0.9767740757</text:p>
          </table:table-cell>
          <table:table-cell office:value-type="float" office:value="3.33244057655" calcext:value-type="float">
            <text:p>3.3324405766</text:p>
          </table:table-cell>
          <table:table-cell office:value-type="float" office:value="-0.559642314911" calcext:value-type="float">
            <text:p>-0.5596423149</text:p>
          </table:table-cell>
        </table:table-row>
        <table:table-row table:style-name="ro1">
          <table:table-cell office:value-type="float" office:value="2.46583628654" calcext:value-type="float">
            <text:p>2.4658362865</text:p>
          </table:table-cell>
          <table:table-cell office:value-type="float" office:value="-1.01379728317" calcext:value-type="float">
            <text:p>-1.0137972832</text:p>
          </table:table-cell>
          <table:table-cell office:value-type="float" office:value="3.16614035112" calcext:value-type="float">
            <text:p>3.1661403511</text:p>
          </table:table-cell>
          <table:table-cell office:value-type="float" office:value="-0.979282412191" calcext:value-type="float">
            <text:p>-0.9792824122</text:p>
          </table:table-cell>
          <table:table-cell office:value-type="float" office:value="3.32687374115" calcext:value-type="float">
            <text:p>3.3268737412</text:p>
          </table:table-cell>
          <table:table-cell office:value-type="float" office:value="-0.575716674328" calcext:value-type="float">
            <text:p>-0.5757166743</text:p>
          </table:table-cell>
        </table:table-row>
        <table:table-row table:style-name="ro1">
          <table:table-cell office:value-type="float" office:value="2.46483111382" calcext:value-type="float">
            <text:p>2.4648311138</text:p>
          </table:table-cell>
          <table:table-cell office:value-type="float" office:value="-1.0135897398" calcext:value-type="float">
            <text:p>-1.0135897398</text:p>
          </table:table-cell>
          <table:table-cell office:value-type="float" office:value="3.16608745145" calcext:value-type="float">
            <text:p>3.1660874515</text:p>
          </table:table-cell>
          <table:table-cell office:value-type="float" office:value="-0.980406791694" calcext:value-type="float">
            <text:p>-0.9804067917</text:p>
          </table:table-cell>
          <table:table-cell office:value-type="float" office:value="3.32103749275" calcext:value-type="float">
            <text:p>3.3210374928</text:p>
          </table:table-cell>
          <table:table-cell office:value-type="float" office:value="-0.59307461977" calcext:value-type="float">
            <text:p>-0.5930746198</text:p>
          </table:table-cell>
        </table:table-row>
        <table:table-row table:style-name="ro1">
          <table:table-cell office:value-type="float" office:value="2.46470880508" calcext:value-type="float">
            <text:p>2.4647088051</text:p>
          </table:table-cell>
          <table:table-cell office:value-type="float" office:value="-1.01426303387" calcext:value-type="float">
            <text:p>-1.0142630339</text:p>
          </table:table-cell>
          <table:table-cell office:value-type="float" office:value="3.1668428765" calcext:value-type="float">
            <text:p>3.1668428765</text:p>
          </table:table-cell>
          <table:table-cell office:value-type="float" office:value="-0.980577264689" calcext:value-type="float">
            <text:p>-0.9805772647</text:p>
          </table:table-cell>
          <table:table-cell office:value-type="float" office:value="3.31547733307" calcext:value-type="float">
            <text:p>3.3154773331</text:p>
          </table:table-cell>
          <table:table-cell office:value-type="float" office:value="-0.609265506268" calcext:value-type="float">
            <text:p>-0.6092655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14:46:46.057064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7:01:11.335508178</meta:creation-date>
    <dc:date>2018-09-11T14:47:20.182546898</dc:date>
    <meta:editing-duration>PT22M16S</meta:editing-duration>
    <meta:editing-cycles>10</meta:editing-cycles>
    <meta:generator>LibreOffice/5.1.6.2$Linux_X86_64 LibreOffice_project/10m0$Build-2</meta:generator>
    <meta:document-statistic meta:table-count="1" meta:cell-count="4296" meta:object-count="0"/>
  </office:meta>
</office:document-meta>
</file>